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background-color="#e8f2a1" style:font-size-asian="8pt" style:font-size-complex="8pt"/>
    </style:style>
    <style:style style:name="P3" style:family="paragraph" style:parent-style-name="Standard">
      <style:text-properties fo:font-size="8pt" fo:background-color="#f6f9d4" style:font-size-asian="8pt" style:font-size-complex="8pt"/>
    </style:style>
    <style:style style:name="P4" style:family="paragraph" style:parent-style-name="Standard">
      <style:text-properties fo:font-size="8pt" fo:background-color="#ff6d6d" style:font-size-asian="8pt" style:font-size-complex="8pt"/>
    </style:style>
    <style:style style:name="T1" style:family="text">
      <style:text-properties fo:background-color="#e8f2a1" loext:char-shading-value="0"/>
    </style:style>
    <style:style style:name="T2" style:family="text">
      <style:text-properties fo:background-color="#e8f2a1" loext:char-shading-value="0"/>
    </style:style>
    <style:style style:name="T3" style:family="text">
      <style:text-properties fo:background-color="#ffd8ce" loext:char-shading-value="0"/>
    </style:style>
    <style:style style:name="T4" style:family="text">
      <style:text-properties officeooo:rsid="0018bcd6"/>
    </style:style>
    <style:style style:name="T5" style:family="text">
      <style:text-properties fo:background-color="#e0c2cd" loext:char-shading-value="0"/>
    </style:style>
    <style:style style:name="T6" style:family="text">
      <style:text-properties officeooo:rsid="0018bcd6" fo:background-color="#e0c2cd" loext:char-shading-value="0"/>
    </style:style>
    <style:style style:name="T7" style:family="text">
      <style:text-properties officeooo:rsid="0018bcd6" fo:background-color="#e0c2cd" loext:char-shading-value="0"/>
    </style:style>
    <style:style style:name="T8" style:family="text">
      <style:text-properties fo:background-color="#e0c2cd" loext:char-shading-value="0"/>
    </style:style>
    <style:style style:name="T9" style:family="text">
      <style:text-properties fo:background-color="#f6f9d4" loext:char-shading-value="0"/>
    </style:style>
    <style:style style:name="T10" style:family="text">
      <style:text-properties officeooo:rsid="0025d5a6"/>
    </style:style>
    <style:style style:name="T11" style:family="text">
      <style:text-properties fo:background-color="#f7d1d5" loext:char-shading-value="0"/>
    </style:style>
    <style:style style:name="T12" style:family="text">
      <style:text-properties officeooo:rsid="0025d5a6" fo:background-color="#f7d1d5" loext:char-shading-value="0"/>
    </style:style>
    <style:style style:name="T13" style:family="text">
      <style:text-properties officeooo:rsid="0025d5a6" fo:background-color="#f7d1d5" loext:char-shading-value="0"/>
    </style:style>
    <style:style style:name="T14" style:family="text">
      <style:text-properties fo:background-color="#f7d1d5" loext:char-shading-value="0"/>
    </style:style>
    <style:style style:name="T15" style:family="text">
      <style:text-properties fo:background-color="#ff6d6d" loext:char-shading-value="0"/>
    </style:style>
    <style:style style:name="T16" style:family="text">
      <style:text-properties fo:background-color="#ff6d6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ing bgp-errors-common {</text:p>
      <text:p text:style-name="P1"><text:s text:c="2"/>description</text:p>
      <text:p text:style-name="P1"><text:s text:c="4"/>"BGP NOTIFICATION state that is common in the sent and received</text:p>
      <text:p text:style-name="P1"><text:s text:c="5"/>direction.";</text:p>
      <text:p text:style-name="P1"/>
      <text:p text:style-name="P1"><text:s text:c="2"/>leaf last-notification {</text:p>
      <text:p text:style-name="P1"><text:s text:c="4"/>type yang:date-and-time;</text:p>
      <text:p text:style-name="P1"><text:s text:c="4"/>description</text:p>
      <text:p text:style-name="P1"><text:s text:c="6"/>"The timestamp indicates the time that a BGP</text:p>
      <text:p text:style-name="P1"><text:s text:c="7"/>NOTIFICATION message was last handled.";</text:p>
      <text:p text:style-name="P1"><text:s text:c="4"/>reference</text:p>
      <text:p text:style-name="P1"><text:s text:c="6"/>"RFC 4271: A Border Gateway Protocol 4 (BGP-4), Section</text:p>
      <text:p text:style-name="P1"><text:s text:c="7"/>4.5.";</text:p>
      <text:p text:style-name="P1"><text:s text:c="2"/>}</text:p>
      <text:p text:style-name="P1"><text:s text:c="2"/>leaf last-error {</text:p>
      <text:p text:style-name="P1"><text:s text:c="4"/>type identityref {</text:p>
      <text:p text:style-name="P1"><text:s text:c="6"/>base bn:bgp-notification;</text:p>
      <text:p text:style-name="P1"><text:s text:c="4"/>}</text:p>
      <text:p text:style-name="P1"><text:s text:c="4"/>description</text:p>
      <text:p text:style-name="P1"><text:s text:c="6"/>"The last NOTIFICATION error for the peer on this</text:p>
      <text:p text:style-name="P1"><text:s text:c="7"/>connection. <text:s/>If no identity is registered for the</text:p>
      <text:p text:style-name="P1"><text:s text:c="7"/>Error code / Error subcode, this leaf contains the most</text:p>
      <text:p text:style-name="P1"><text:s text:c="7"/>applicable identity for the BGP NOTIFICATION base code.</text:p>
      <text:p text:style-name="P1"/>
      <text:p text:style-name="P1"><text:s text:c="7"/>The last-error-code and last-error-subcode will always have</text:p>
      <text:p text:style-name="P1"><text:s text:c="7"/>the information received in the NOTIFICATION PDU.";</text:p>
      <text:p text:style-name="P1"><text:s text:c="4"/>reference</text:p>
      <text:p text:style-name="P1"><text:s text:c="6"/>"RFC 4271: A Border Gateway Protocol 4 (BGP-4), Section</text:p>
      <text:p text:style-name="P1"><text:s text:c="7"/>4.5.";</text:p>
      <text:p text:style-name="P1"><text:s text:c="2"/>}</text:p>
      <text:p text:style-name="P1"><text:s text:c="2"/>leaf last-error-code {</text:p>
      <text:p text:style-name="P1"><text:s text:c="4"/>type uint8;</text:p>
      <text:p text:style-name="P1"><text:s text:c="4"/>description</text:p>
      <text:p text:style-name="P1"><text:s text:c="6"/>"The last NOTIFICATION Error code for the peer on</text:p>
      <text:p text:style-name="P1"><text:s text:c="7"/>this connection.";</text:p>
      <text:p text:style-name="P1"><text:s text:c="4"/>reference</text:p>
      <text:p text:style-name="P1"><text:s text:c="6"/>"RFC 4271: A Border Gateway Protocol 4 (BGP-4), Section</text:p>
      <text:p text:style-name="P1"><text:s text:c="7"/>4.5.";</text:p>
      <text:p text:style-name="P1"><text:s text:c="2"/>}</text:p>
      <text:p text:style-name="P1"><text:s text:c="2"/>leaf last-error-subcode {</text:p>
      <text:p text:style-name="P1"><text:s text:c="4"/>type uint8;</text:p>
      <text:p text:style-name="P1"><text:s text:c="4"/>description</text:p>
      <text:p text:style-name="P1"><text:s text:c="6"/>"The last NOTIFICATION Error subcode for the peer on</text:p>
      <text:p text:style-name="P1"><text:s text:c="7"/>this connection.";</text:p>
      <text:p text:style-name="P1"><text:s text:c="4"/>reference</text:p>
      <text:p text:style-name="P1"><text:s text:c="6"/>"RFC 4271: A Border Gateway Protocol 4 (BGP-4), Section</text:p>
      <text:p text:style-name="P1"><text:s text:c="7"/>4.5.";</text:p>
      <text:p text:style-name="P1"><text:s text:c="2"/>}</text:p>
      <text:p text:style-name="P1">}</text:p>
      <text:p text:style-name="P1">grouping bgp-errors-common-data {</text:p>
      <text:p text:style-name="P1"><text:s text:c="2"/>description</text:p>
      <text:p text:style-name="P1"><text:s text:c="4"/>"BGP NOTIFICATION data state that is common in the sent and</text:p>
      <text:p text:style-name="P1"><text:s text:c="5"/>received direction.";</text:p>
      <text:p text:style-name="P1"/>
      <text:p text:style-name="P1"><text:s text:c="2"/>leaf last-error-data {</text:p>
      <text:p text:style-name="P1"><text:s text:c="4"/>type binary {</text:p>
      <text:p text:style-name="P1"><text:s text:c="6"/>length "0..65535";</text:p>
      <text:p text:style-name="P1"><text:s text:c="4"/>}</text:p>
      <text:p text:style-name="P1"><text:s text:c="4"/>description</text:p>
      <text:p text:style-name="P1"><text:s text:c="6"/>"Content of the BGP NOTIFICATION PDU's Data field. <text:s/>This data</text:p>
      <text:p text:style-name="P1"><text:s text:c="7"/>is NOTIFICATION Error code / Error subcode specific.";</text:p>
      <text:p text:style-name="P1"><text:s text:c="4"/>reference</text:p>
      <text:p text:style-name="P1"><text:s text:c="6"/>"RFC 4271: A Border Gateway Protocol 4 (BGP-4), Section</text:p>
      <text:p text:style-name="P1"><text:s text:c="7"/>4.5.";</text:p>
      <text:p text:style-name="P1"><text:s text:c="2"/>}</text:p>
      <text:p text:style-name="P1">}</text:p>
      <text:p text:style-name="P1">grouping bgp-encapsulated-errors-common {</text:p>
      <text:p text:style-name="P1"><text:s text:c="2"/>description</text:p>
      <text:p text:style-name="P1"><text:s text:c="4"/>"BGP NOTIFICATION state that is common in the sent and received</text:p>
      <text:p text:style-name="P1"><text:s text:c="5"/>direction that has been encapsulated in a CEASE/HARD RESET</text:p>
      <text:p text:style-name="P1"><text:s text:c="5"/>NOTIFICATION.</text:p>
      <text:p text:style-name="P1"/>
      <text:p text:style-name="P1"><text:s text:c="5"/>Note that these leaves are only present when carrying the RFC</text:p>
      <text:p text:style-name="P1"><text:s text:c="5"/>8538 encapsulated NOTIFICATION state. In this case,</text:p>
      <text:p text:style-name="P1"><text:s text:c="5"/>the last-error-data leaf will carry the encapsulated Data.";</text:p>
      <text:p text:style-name="P1"/>
      <text:p text:style-name="P1"><text:s text:c="2"/>leaf last-encapsulated-error {</text:p>
      <text:p text:style-name="P1"><text:s text:c="4"/>type identityref {</text:p>
      <text:p text:style-name="P1"><text:soft-page-break/><text:s text:c="6"/>base bn:bgp-notification;</text:p>
      <text:p text:style-name="P1"><text:s text:c="4"/>}</text:p>
      <text:p text:style-name="P1"><text:s text:c="4"/>description</text:p>
      <text:p text:style-name="P1"><text:s text:c="6"/>"The last RFC 8538 encapsulated NOTIFICATION error for the</text:p>
      <text:p text:style-name="P1"><text:s text:c="7"/>peer on this connection. <text:s/>If no identity is registered for</text:p>
      <text:p text:style-name="P1"><text:s text:c="7"/>the Error code / Error subcode, this leaf contains the most</text:p>
      <text:p text:style-name="P1"><text:s text:c="7"/>applicable identity for the BGP NOTIFICATION base code.</text:p>
      <text:p text:style-name="P1"/>
      <text:p text:style-name="P1"><text:s text:c="7"/>The last-encapsulated-error-code and</text:p>
      <text:p text:style-name="P1"><text:s text:c="7"/>last-encapsulated-error-subcode will always have the</text:p>
      <text:p text:style-name="P1"><text:s text:c="7"/>encapsulated information received in the CEASE/HARD RESET</text:p>
      <text:p text:style-name="P1"><text:s text:c="7"/>NOTIFICATION PDU's encapsulated ErrCode and Subcode</text:p>
      <text:p text:style-name="P1"><text:s text:c="7"/>fields.";</text:p>
      <text:p text:style-name="P1"><text:s text:c="4"/>reference</text:p>
      <text:p text:style-name="P1"><text:s text:c="6"/>"RFC 8538: Notification Message Support for BGP Graceful</text:p>
      <text:p text:style-name="P1"><text:s text:c="7"/>Restart, Section 3.1.";</text:p>
      <text:p text:style-name="P1"><text:s text:c="2"/>}</text:p>
      <text:p text:style-name="P1"><text:s text:c="2"/>leaf last-encapsulated-error-code {</text:p>
      <text:p text:style-name="P1"><text:s text:c="4"/>type uint8;</text:p>
      <text:p text:style-name="P1"><text:s text:c="4"/>description</text:p>
      <text:p text:style-name="P1"><text:s text:c="6"/>"The last RFC 8538 encapsulated NOTIFICATION Error code for</text:p>
      <text:p text:style-name="P1"><text:s text:c="7"/>the peer on this connection.";</text:p>
      <text:p text:style-name="P1"><text:s text:c="4"/>reference</text:p>
      <text:p text:style-name="P1"><text:s text:c="6"/>"RFC 8538: Notification Message Support for BGP Graceful</text:p>
      <text:p text:style-name="P1"><text:s text:c="7"/>Restart, Section 3.1.";</text:p>
      <text:p text:style-name="P1"><text:s text:c="2"/>}</text:p>
      <text:p text:style-name="P1"><text:s text:c="2"/>leaf last-encapsulated-error-subcode {</text:p>
      <text:p text:style-name="P1"><text:s text:c="4"/>type uint8;</text:p>
      <text:p text:style-name="P1"><text:s text:c="4"/>description</text:p>
      <text:p text:style-name="P1"><text:s text:c="6"/>"The last RFC 8538 encapsulated NOTIFICATION Error subcode</text:p>
      <text:p text:style-name="P1"><text:s text:c="7"/>for the peer on this connection.";</text:p>
      <text:p text:style-name="P1"><text:s text:c="4"/>reference</text:p>
      <text:p text:style-name="P1"><text:s text:c="6"/>"RFC 8538: Notification Message Support for BGP Graceful</text:p>
      <text:p text:style-name="P1"><text:s text:c="7"/>Restart, Section 3.1.";</text:p>
      <text:p text:style-name="P1"><text:s text:c="2"/>}</text:p>
      <text:p text:style-name="P1">}</text:p>
      <text:p text:style-name="P1"/>
      <text:p text:style-name="P1"><text:s text:c="2"/>/*</text:p>
      <text:p text:style-name="P1"><text:s text:c="3"/>* Containers</text:p>
      <text:p text:style-name="P1"><text:s text:c="3"/>*/</text:p>
      <text:p text:style-name="P1"/>
      <text:p text:style-name="P1">augment "/rt:routing/rt:control-plane-protocols/"</text:p>
      <text:p text:style-name="P1"><text:s text:c="7"/>+ "rt:control-plane-protocol" {</text:p>
      <text:p text:style-name="P1"><text:s text:c="2"/>when "derived-from-or-self(rt:type, 'bgp')" {</text:p>
      <text:p text:style-name="P1"><text:s text:c="2"/>description</text:p>
      <text:p text:style-name="P1"><text:s text:c="6"/>"This augmentation is valid for a routing protocol</text:p>
      <text:p text:style-name="P1"><text:s text:c="7"/>instance of BGP.";</text:p>
      <text:p text:style-name="P1"><text:s text:c="2"/>}</text:p>
      <text:p text:style-name="P1"><text:s text:c="2"/>description</text:p>
      <text:p text:style-name="P1"><text:s text:c="4"/>"BGP protocol augmentation of ietf-routing module</text:p>
      <text:p text:style-name="P1"><text:s text:c="5"/>control-plane-protocol.";</text:p>
      <text:p text:style-name="P1"><text:s text:c="2"/><text:span text:style-name="T2">container bgp {</text:span></text:p>
      <text:p text:style-name="P2"><text:s text:c="4"/>description</text:p>
      <text:p text:style-name="P2"><text:s text:c="6"/>"Top-level configuration for the BGP router.";</text:p>
      <text:p text:style-name="P2"><text:s text:c="4"/>container global {</text:p>
      <text:p text:style-name="P1"><text:s text:c="6"/>presence "Enables global configuration of BGP";</text:p>
      <text:p text:style-name="P1"><text:s text:c="6"/>description</text:p>
      <text:p text:style-name="P1"><text:s text:c="8"/>"Global configuration for the BGP router.";</text:p>
      <text:p text:style-name="P1"/>
      <text:p text:style-name="P1"><text:s text:c="6"/><text:span text:style-name="T2">leaf identifier {</text:span></text:p>
      <text:p text:style-name="P2"><text:s text:c="8"/>type yang:dotted-quad;</text:p>
      <text:p text:style-name="P2"><text:s text:c="8"/>description</text:p>
      <text:p text:style-name="P2"><text:s text:c="10"/>"BGP Identifier of the router - an unsigned 32-bit,</text:p>
      <text:p text:style-name="P2"><text:s text:c="11"/>non-zero integer that should be unique within an AS.</text:p>
      <text:p text:style-name="P2"><text:s text:c="11"/>The value of the BGP Identifier for a BGP speaker is</text:p>
      <text:p text:style-name="P2"><text:s text:c="11"/>determined upon startup and is the same for every local</text:p>
      <text:p text:style-name="P2"><text:s text:c="11"/>interface and BGP peer.";</text:p>
      <text:p text:style-name="P2"><text:s text:c="8"/>reference</text:p>
      <text:p text:style-name="P2"><text:s text:c="10"/>"RFC 6286: AS-Wide Unique BGP ID for BGP-4. Section 2.1";</text:p>
      <text:p text:style-name="P2"><text:s text:c="6"/>}</text:p>
      <text:p text:style-name="P2"><text:s text:c="4"/>}</text:p>
      <text:p text:style-name="P2"/>
      <text:p text:style-name="P2"><text:s text:c="4"/>container neighbors {</text:p>
      <text:p text:style-name="P2"><text:s text:c="6"/>description</text:p>
      <text:p text:style-name="P2"><text:s text:c="8"/>"Configuration for BGP neighbors.";</text:p>
      <text:p text:style-name="P2"/>
      <text:p text:style-name="P1"><text:s text:c="4"/><text:span text:style-name="T2"><text:s text:c="2"/>list neighbor {</text:span></text:p>
      <text:p text:style-name="P1"><text:s text:c="7"/><text:span text:style-name="T3"><text:s/>key "name";</text:span></text:p>
      <text:p text:style-name="P1"><text:soft-page-break/><text:s text:c="8"/>description</text:p>
      <text:p text:style-name="P1"><text:s text:c="10"/>"List of BGP neighbors configured on the local system,</text:p>
      <text:p text:style-name="P1"><text:s text:c="11"/>uniquely identified by remote IPv[46] address.";</text:p>
      <text:p text:style-name="P1"/>
      <text:p text:style-name="P1"><text:s text:c="8"/><text:span text:style-name="T2">leaf remote-address {</text:span></text:p>
      <text:p text:style-name="P2"><text:s text:c="10"/>type inet:ip-address;</text:p>
      <text:p text:style-name="P2"><text:s text:c="10"/>description</text:p>
      <text:p text:style-name="P2"><text:s text:c="12"/>"The remote IP address of this entry's BGP peer.";</text:p>
      <text:p text:style-name="P2"><text:s text:c="8"/>}</text:p>
      <text:p text:style-name="P2"/>
      <text:p text:style-name="P1"><text:s text:c="8"/>leaf peer-group {</text:p>
      <text:p text:style-name="P1"><text:s text:c="10"/>type leafref {</text:p>
      <text:p text:style-name="P1"><text:s text:c="12"/>path "../../../peer-groups/peer-group/name";</text:p>
      <text:p text:style-name="P1"><text:s text:c="10"/>}</text:p>
      <text:p text:style-name="P1"><text:s text:c="10"/>description</text:p>
      <text:p text:style-name="P1"><text:s text:c="12"/>"The peer-group with which this neighbor is</text:p>
      <text:p text:style-name="P1"><text:s text:c="13"/>associated.";</text:p>
      <text:p text:style-name="P1"><text:s text:c="8"/>}</text:p>
      <text:p text:style-name="P1"/>
      <text:p text:style-name="P1"><text:s text:c="8"/><text:span text:style-name="T2">leaf local-address {</text:span></text:p>
      <text:p text:style-name="P2"><text:s text:c="10"/>type inet:ip-address;</text:p>
      <text:p text:style-name="P2"><text:s text:c="10"/>config false;</text:p>
      <text:p text:style-name="P2"><text:s text:c="10"/>description</text:p>
      <text:p text:style-name="P2"><text:s text:c="12"/>"The local IP address of this entry's BGP connection.";</text:p>
      <text:p text:style-name="P2"><text:s text:c="8"/>}</text:p>
      <text:p text:style-name="P2"/>
      <text:p text:style-name="P2"><text:s text:c="8"/>leaf local-port {</text:p>
      <text:p text:style-name="P2"><text:s text:c="10"/>type inet:port-number;</text:p>
      <text:p text:style-name="P2"><text:s text:c="10"/>config false;</text:p>
      <text:p text:style-name="P2"><text:s text:c="10"/>description</text:p>
      <text:p text:style-name="P2"><text:s text:c="12"/>"The local port for the TCP connection between</text:p>
      <text:p text:style-name="P2"><text:s text:c="13"/>the BGP peers.";</text:p>
      <text:p text:style-name="P2"><text:s text:c="8"/>}</text:p>
      <text:p text:style-name="P2"/>
      <text:p text:style-name="P2"><text:s text:c="8"/>leaf remote-port {</text:p>
      <text:p text:style-name="P2"><text:s text:c="10"/>type inet:port-number;</text:p>
      <text:p text:style-name="P2"><text:s text:c="10"/>config false;</text:p>
      <text:p text:style-name="P2"><text:s text:c="10"/>description</text:p>
      <text:p text:style-name="P2"><text:s text:c="12"/>"The remote port for the TCP connection</text:p>
      <text:p text:style-name="P2"><text:s text:c="13"/>between the BGP peers. <text:s/>Note that the</text:p>
      <text:p text:style-name="P2"><text:s text:c="13"/>objects local-addr, local-port, remote-addr, and</text:p>
      <text:p text:style-name="P2"><text:s text:c="13"/>remote-port provide the appropriate</text:p>
      <text:p text:style-name="P2"><text:s text:c="13"/>reference to the standard MIB TCP</text:p>
      <text:p text:style-name="P2"><text:s text:c="13"/>connection table.";</text:p>
      <text:p text:style-name="P2"><text:s text:c="8"/>}</text:p>
      <text:p text:style-name="P1"/>
      <text:p text:style-name="P1"><text:s text:c="8"/>leaf peer-type {<text:tab/><text:span text:style-name="T8">// </text:span><text:span text:style-name="T7">not includedinto our yang yet, since for bird this is optional and has less possible enum values</text:span></text:p>
      <text:p text:style-name="P1"><text:s text:c="10"/>type bt:peer-type;</text:p>
      <text:p text:style-name="P1"><text:s text:c="10"/>config false;</text:p>
      <text:p text:style-name="P1"><text:s text:c="10"/>description</text:p>
      <text:p text:style-name="P1"><text:s text:c="12"/>"The type of peering session associated with this</text:p>
      <text:p text:style-name="P1"><text:s text:c="13"/>neighbor.";</text:p>
      <text:p text:style-name="P1"><text:s text:c="10"/>reference</text:p>
      <text:p text:style-name="P1"><text:s text:c="12"/>"RFC 4271: A Border Gateway Protocol 4 (BGP-4),</text:p>
      <text:p text:style-name="P1"><text:s text:c="23"/>Section 1.1 for iBGP and eBGP.</text:p>
      <text:p text:style-name="P1"><text:s text:c="13"/>RFC 5065: Autonomous System Configuration</text:p>
      <text:p text:style-name="P1"><text:s text:c="23"/>for Confederation internal and external.";</text:p>
      <text:p text:style-name="P1"><text:s text:c="8"/>}</text:p>
      <text:p text:style-name="P1"/>
      <text:p text:style-name="P1"><text:s text:c="8"/>leaf identifier {</text:p>
      <text:p text:style-name="P1"><text:s text:c="10"/>type yang:dotted-quad;</text:p>
      <text:p text:style-name="P1"><text:s text:c="10"/>config false;</text:p>
      <text:p text:style-name="P1"><text:s text:c="10"/>description</text:p>
      <text:p text:style-name="P1"><text:s text:c="12"/>"The BGP Identifier of this entry's BGP peer.</text:p>
      <text:p text:style-name="P1"><text:s text:c="13"/>This entry MUST be 0.0.0.0 unless the</text:p>
      <text:p text:style-name="P1"><text:s text:c="13"/>session state is in the openconfirm or the</text:p>
      <text:p text:style-name="P1"><text:s text:c="13"/>established state.";</text:p>
      <text:p text:style-name="P1"><text:s text:c="10"/>reference</text:p>
      <text:p text:style-name="P1"><text:s text:c="12"/>"RFC 4271: A Border Gateway Protocol 4 (BGP-4),</text:p>
      <text:p text:style-name="P1"><text:s text:c="23"/>Section 4.2, 'BGP Identifier'.";</text:p>
      <text:p text:style-name="P1"><text:s text:c="8"/>}</text:p>
      <text:p text:style-name="P1"/>
      <text:p text:style-name="P1"><text:s text:c="8"/>leaf dynamically-configured {</text:p>
      <text:p text:style-name="P1"><text:s text:c="10"/>type empty;</text:p>
      <text:p text:style-name="P1"><text:s text:c="10"/>config false;</text:p>
      <text:p text:style-name="P1"><text:s text:c="10"/>description</text:p>
      <text:p text:style-name="P1"><text:s text:c="12"/>"When present, this peer has been created</text:p>
      <text:p text:style-name="P1"><text:soft-page-break/><text:s text:c="12"/>dynamically.";</text:p>
      <text:p text:style-name="P1"><text:s text:c="8"/>}</text:p>
      <text:p text:style-name="P1"/>
      <text:p text:style-name="P1"><text:s text:c="8"/>leaf enabled {</text:p>
      <text:p text:style-name="P1"><text:s text:c="10"/>type boolean;</text:p>
      <text:p text:style-name="P1"><text:s text:c="10"/>default "true";</text:p>
      <text:p text:style-name="P1"><text:s text:c="10"/>description</text:p>
      <text:p text:style-name="P1"><text:s text:c="12"/>"Whether the BGP peer is enabled. In cases where the</text:p>
      <text:p text:style-name="P1"><text:s text:c="13"/>enabled leaf is set to false, the local system should</text:p>
      <text:p text:style-name="P1"><text:s text:c="13"/>not initiate connections to the neighbor, and should</text:p>
      <text:p text:style-name="P1"><text:s text:c="13"/>not respond to TCP connections attempts from the</text:p>
      <text:p text:style-name="P1"><text:s text:c="13"/>neighbor. If the state of the BGP session is</text:p>
      <text:p text:style-name="P1"><text:s text:c="13"/>Established at the time that this leaf is set to</text:p>
      <text:p text:style-name="P1"><text:s text:c="13"/>false, the BGP session should be ceased.</text:p>
      <text:p text:style-name="P1"/>
      <text:p text:style-name="P1"><text:s text:c="13"/>A transition from 'false' to 'true' will cause</text:p>
      <text:p text:style-name="P1"><text:s text:c="13"/>the BGP Manual Start Event to be generated.</text:p>
      <text:p text:style-name="P1"><text:s text:c="13"/>A transition from 'true' to 'false' will cause</text:p>
      <text:p text:style-name="P1"><text:s text:c="13"/>the BGP Manual Stop Event to be generated.</text:p>
      <text:p text:style-name="P1"><text:s text:c="13"/>This parameter can be used to restart BGP peer</text:p>
      <text:p text:style-name="P1"><text:s text:c="13"/>connections. Care should be used in providing</text:p>
      <text:p text:style-name="P1"><text:s text:c="13"/>write access to this object without adequate</text:p>
      <text:p text:style-name="P1"><text:s text:c="13"/>authentication.";</text:p>
      <text:p text:style-name="P1"><text:s text:c="10"/>reference</text:p>
      <text:p text:style-name="P1"><text:s text:c="12"/>"RFC 4271: A Border Gateway Protocol 4 (BGP-4),</text:p>
      <text:p text:style-name="P1"><text:s text:c="13"/>Section 8.1.2.";</text:p>
      <text:p text:style-name="P1"><text:s text:c="8"/>}</text:p>
      <text:p text:style-name="P1"/>
      <text:p text:style-name="P1"><text:s text:c="8"/>uses neighbor-group-config;</text:p>
      <text:p text:style-name="P1"/>
      <text:p text:style-name="P1"><text:s text:c="8"/>container graceful-restart {</text:p>
      <text:p text:style-name="P1"><text:s text:c="10"/>if-feature "bt:graceful-restart";</text:p>
      <text:p text:style-name="P1"><text:s text:c="10"/>description</text:p>
      <text:p text:style-name="P1"><text:s text:c="12"/>"Parameters relating the graceful restart mechanism for</text:p>
      <text:p text:style-name="P1"><text:s text:c="13"/>BGP";</text:p>
      <text:p text:style-name="P1"><text:s text:c="10"/>reference</text:p>
      <text:p text:style-name="P1"><text:s text:c="12"/>"RFC 4724: Graceful Restart Mechanism for BGP.";</text:p>
      <text:p text:style-name="P1"><text:s text:c="10"/>uses graceful-restart-config;</text:p>
      <text:p text:style-name="P1"><text:s text:c="10"/>leaf peer-restart-time {</text:p>
      <text:p text:style-name="P1"><text:s text:c="12"/>type uint16 {</text:p>
      <text:p text:style-name="P1"><text:s text:c="14"/>range "0..4096";</text:p>
      <text:p text:style-name="P1"><text:s text:c="12"/>}</text:p>
      <text:p text:style-name="P1"><text:s text:c="12"/>config false;</text:p>
      <text:p text:style-name="P1"><text:s text:c="12"/>description</text:p>
      <text:p text:style-name="P1"><text:s text:c="14"/>"The period of time (advertised by the peer) that the</text:p>
      <text:p text:style-name="P1"><text:s text:c="15"/>peer expects a restart of a BGP session to take.";</text:p>
      <text:p text:style-name="P1"><text:s text:c="10"/>}</text:p>
      <text:p text:style-name="P1"/>
      <text:p text:style-name="P1"><text:s text:c="10"/><text:span text:style-name="T2">leaf peer-restarting {</text:span></text:p>
      <text:p text:style-name="P2"><text:s text:c="12"/>type boolean;</text:p>
      <text:p text:style-name="P2"><text:s text:c="12"/>config false;</text:p>
      <text:p text:style-name="P2"><text:s text:c="12"/>description</text:p>
      <text:p text:style-name="P2"><text:s text:c="14"/>"This flag indicates whether the remote neighbor is</text:p>
      <text:p text:style-name="P2"><text:s text:c="15"/>currently in the process of restarting, and hence</text:p>
      <text:p text:style-name="P2"><text:s text:c="15"/>received routes are currently stale.";</text:p>
      <text:p text:style-name="P2"><text:s text:c="10"/>}</text:p>
      <text:p text:style-name="P1"/>
      <text:p text:style-name="P1"><text:s text:c="10"/>leaf local-restarting {</text:p>
      <text:p text:style-name="P1"><text:s text:c="12"/>type boolean;</text:p>
      <text:p text:style-name="P1"><text:s text:c="12"/>config false;</text:p>
      <text:p text:style-name="P1"><text:s text:c="12"/>description</text:p>
      <text:p text:style-name="P1"><text:s text:c="14"/>"This flag indicates whether the local neighbor is</text:p>
      <text:p text:style-name="P1"><text:s text:c="15"/>currently restarting. The flag is cleared after all</text:p>
      <text:p text:style-name="P1"><text:s text:c="15"/>NLRI have been advertised to the peer, and the</text:p>
      <text:p text:style-name="P1"><text:s text:c="15"/>End-of-RIB (EOR) marker has been cleared.";</text:p>
      <text:p text:style-name="P1"><text:s text:c="10"/>}</text:p>
      <text:p text:style-name="P1"/>
      <text:p text:style-name="P1"><text:s text:c="10"/>leaf mode {</text:p>
      <text:p text:style-name="P1"><text:s text:c="12"/>type enumeration {</text:p>
      <text:p text:style-name="P1"><text:s text:c="14"/>enum helper-only {</text:p>
      <text:p text:style-name="P1"><text:s text:c="16"/>description</text:p>
      <text:p text:style-name="P1"><text:s text:c="18"/>"The local router is operating in helper-only</text:p>
      <text:p text:style-name="P1"><text:s text:c="19"/>mode, and hence will not retain forwarding state</text:p>
      <text:p text:style-name="P1"><text:s text:c="19"/>during a local session restart, but will do so</text:p>
      <text:p text:style-name="P1"><text:s text:c="19"/>during a restart of the remote peer";</text:p>
      <text:p text:style-name="P1"><text:s text:c="14"/>}</text:p>
      <text:p text:style-name="P1"><text:s text:c="14"/>enum bilateral {</text:p>
      <text:p text:style-name="P1"><text:s text:c="16"/>description</text:p>
      <text:p text:style-name="P1"><text:soft-page-break/><text:s text:c="18"/>"The local router is operating in both helper</text:p>
      <text:p text:style-name="P1"><text:s text:c="19"/>mode, and hence retains forwarding state during</text:p>
      <text:p text:style-name="P1"><text:s text:c="19"/>a remote restart, and also maintains forwarding</text:p>
      <text:p text:style-name="P1"><text:s text:c="19"/>state during local session restart";</text:p>
      <text:p text:style-name="P1"><text:s text:c="14"/>}</text:p>
      <text:p text:style-name="P1"><text:s text:c="14"/>enum remote-helper {</text:p>
      <text:p text:style-name="P1"><text:s text:c="16"/>description</text:p>
      <text:p text:style-name="P1"><text:s text:c="18"/>"The local system is able to retain routes during</text:p>
      <text:p text:style-name="P1"><text:s text:c="19"/>restart but the remote system is only able to</text:p>
      <text:p text:style-name="P1"><text:s text:c="19"/>act as a helper";</text:p>
      <text:p text:style-name="P1"><text:s text:c="14"/>}</text:p>
      <text:p text:style-name="P1"><text:s text:c="12"/>}</text:p>
      <text:p text:style-name="P1"><text:s text:c="12"/>config false;</text:p>
      <text:p text:style-name="P1"><text:s text:c="12"/>description</text:p>
      <text:p text:style-name="P1"><text:s text:c="14"/>"This leaf indicates the mode of operation of BGP</text:p>
      <text:p text:style-name="P1"><text:s text:c="15"/>graceful restart with the peer";</text:p>
      <text:p text:style-name="P1"><text:s text:c="10"/>}</text:p>
      <text:p text:style-name="P1"><text:s text:c="8"/>}</text:p>
      <text:p text:style-name="P1"/>
      <text:p text:style-name="P1"><text:s text:c="8"/>container prefix-limit {</text:p>
      <text:p text:style-name="P1"><text:s text:c="10"/>description</text:p>
      <text:p text:style-name="P1"><text:s text:c="12"/>"Parameters relating to the prefix limit for the</text:p>
      <text:p text:style-name="P1"><text:s text:c="13"/>AFI-SAFI";</text:p>
      <text:p text:style-name="P1"/>
      <text:p text:style-name="P1"><text:s text:c="10"/>uses prefix-limit-config-common;</text:p>
      <text:p text:style-name="P1"/>
      <text:p text:style-name="P1"><text:s text:c="10"/>uses prefix-limit-state-common;</text:p>
      <text:p text:style-name="P1"><text:s text:c="8"/>}</text:p>
      <text:p text:style-name="P1"/>
      <text:p text:style-name="P1"><text:s text:c="8"/>container afi-safis {</text:p>
      <text:p text:style-name="P1"><text:s text:c="10"/>description</text:p>
      <text:p text:style-name="P1"><text:s text:c="12"/>"Per-address-family configuration parameters associated</text:p>
      <text:p text:style-name="P1"><text:s text:c="13"/>with the neighbor";</text:p>
      <text:p text:style-name="P1"><text:s text:c="10"/>uses bgp-neighbor-afi-safi-list;</text:p>
      <text:p text:style-name="P1"><text:s text:c="8"/>}</text:p>
      <text:p text:style-name="P1"/>
      <text:p text:style-name="P1"><text:s text:c="8"/><text:span text:style-name="T2">leaf session-state {</text:span></text:p>
      <text:p text:style-name="P2"><text:s text:c="10"/>type enumeration {</text:p>
      <text:p text:style-name="P2"><text:s text:c="12"/>enum idle {</text:p>
      <text:p text:style-name="P2"><text:s text:c="14"/>description</text:p>
      <text:p text:style-name="P2"><text:s text:c="16"/>"Neighbor is down, and in the Idle state of the</text:p>
      <text:p text:style-name="P2"><text:s text:c="17"/>FSM.";</text:p>
      <text:p text:style-name="P2"><text:s text:c="12"/>}</text:p>
      <text:p text:style-name="P2"><text:s text:c="12"/>enum connect {</text:p>
      <text:p text:style-name="P2"><text:s text:c="14"/>description</text:p>
      <text:p text:style-name="P2"><text:s text:c="16"/>"Neighbor is down, and the session is waiting for</text:p>
      <text:p text:style-name="P2"><text:s text:c="17"/>the underlying transport session to be</text:p>
      <text:p text:style-name="P2"><text:s text:c="17"/>established.";</text:p>
      <text:p text:style-name="P2"><text:s text:c="12"/>}</text:p>
      <text:p text:style-name="P2"><text:s text:c="12"/>enum active {</text:p>
      <text:p text:style-name="P2"><text:s text:c="14"/>description</text:p>
      <text:p text:style-name="P2"><text:s text:c="16"/>"Neighbor is down, and the local system is awaiting</text:p>
      <text:p text:style-name="P2"><text:s text:c="17"/>a connection from the remote peer.";</text:p>
      <text:p text:style-name="P2"><text:s text:c="12"/>}</text:p>
      <text:p text:style-name="P2"><text:s text:c="12"/>enum opensent {</text:p>
      <text:p text:style-name="P2"><text:s text:c="14"/>description</text:p>
      <text:p text:style-name="P2"><text:s text:c="16"/>"Neighbor is in the process of being established.</text:p>
      <text:p text:style-name="P2"><text:s text:c="17"/>The local system has sent an OPEN message.";</text:p>
      <text:p text:style-name="P2"><text:s text:c="12"/>}</text:p>
      <text:p text:style-name="P2"><text:s text:c="12"/>enum openconfirm {</text:p>
      <text:p text:style-name="P2"><text:s text:c="14"/>description</text:p>
      <text:p text:style-name="P2"><text:s text:c="16"/>"Neighbor is in the process of being established.</text:p>
      <text:p text:style-name="P2"><text:s text:c="17"/>The local system is awaiting a NOTIFICATION or</text:p>
      <text:p text:style-name="P2"><text:s text:c="17"/>KEEPALIVE message.";</text:p>
      <text:p text:style-name="P2"><text:s text:c="12"/>}</text:p>
      <text:p text:style-name="P2"><text:s text:c="12"/>enum established {</text:p>
      <text:p text:style-name="P2"><text:s text:c="14"/>description</text:p>
      <text:p text:style-name="P2"><text:s text:c="16"/>"Neighbor is up - the BGP session with the peer is</text:p>
      <text:p text:style-name="P2"><text:s text:c="17"/>established.";</text:p>
      <text:p text:style-name="P2"><text:s text:c="12"/>}</text:p>
      <text:p text:style-name="P2"><text:s text:c="10"/>}</text:p>
      <text:p text:style-name="P1"><text:s text:c="10"/>// <text:s/>notification does not like a non-config statement.</text:p>
      <text:p text:style-name="P1"><text:s text:c="10"/>// <text:s/>config false;</text:p>
      <text:p text:style-name="P1"><text:s text:c="10"/>description</text:p>
      <text:p text:style-name="P1"><text:s text:c="12"/>"The BGP peer connection state.";</text:p>
      <text:p text:style-name="P1"><text:s text:c="10"/>reference</text:p>
      <text:p text:style-name="P1"><text:s text:c="12"/>"RFC 4271: A Border Gateway Protocol 4 (BGP-4),</text:p>
      <text:p text:style-name="P1"><text:s text:c="13"/>Section 8.1.2.";</text:p>
      <text:p text:style-name="P1"><text:soft-page-break/><text:s text:c="8"/>}</text:p>
      <text:p text:style-name="P2"><text:s text:c="8"/>leaf last-established {</text:p>
      <text:p text:style-name="P2"><text:s text:c="10"/>type yang:date-and-time;</text:p>
      <text:p text:style-name="P2"><text:s text:c="10"/>config false;</text:p>
      <text:p text:style-name="P2"><text:s text:c="10"/>description</text:p>
      <text:p text:style-name="P2"><text:s text:c="12"/>"This timestamp indicates the time that the BGP session</text:p>
      <text:p text:style-name="P2"><text:s text:c="13"/>last transitioned in or out of the Established state.</text:p>
      <text:p text:style-name="P2"><text:s text:c="13"/>The value is the timestamp in seconds relative to the</text:p>
      <text:p text:style-name="P2"><text:s text:c="13"/>Unix Epoch (Jan 1, 1970 00:00:00 UTC).</text:p>
      <text:p text:style-name="P2"/>
      <text:p text:style-name="P2"><text:s text:c="13"/>The BGP session uptime can be computed by clients as</text:p>
      <text:p text:style-name="P2"><text:s text:c="13"/>the difference between this value and the current time</text:p>
      <text:p text:style-name="P2"><text:s text:c="13"/>in UTC (assuming the session is in the Established</text:p>
      <text:p text:style-name="P2"><text:s text:c="13"/>state, per the session-state leaf).";</text:p>
      <text:p text:style-name="P2"><text:s text:c="10"/>reference</text:p>
      <text:p text:style-name="P2"><text:s text:c="12"/>"RFC 4271: A Border Gateway Protocol 4 (BGP-4),</text:p>
      <text:p text:style-name="P2"><text:s text:c="13"/>Section 8.";</text:p>
      <text:p text:style-name="P2"><text:s text:c="8"/>}</text:p>
      <text:p text:style-name="P1"/>
      <text:p text:style-name="P1"><text:s text:c="8"/>uses bgp-capabilities;</text:p>
      <text:p text:style-name="P1"/>
      <text:p text:style-name="P1"><text:s text:c="8"/>container errors {</text:p>
      <text:p text:style-name="P1"><text:s text:c="10"/>config false;</text:p>
      <text:p text:style-name="P1"><text:s text:c="10"/>description</text:p>
      <text:p text:style-name="P1"><text:s text:c="12"/>"Information about BGP NOTIFICATION messages, sent and</text:p>
      <text:p text:style-name="P1"><text:s text:c="13"/>received for this neighbor.";</text:p>
      <text:p text:style-name="P1"/>
      <text:p text:style-name="P1"><text:s text:c="10"/>container received {</text:p>
      <text:p text:style-name="P1"><text:s text:c="12"/>description</text:p>
      <text:p text:style-name="P1"><text:s text:c="14"/>"BGP NOTIFICATION message state received from this</text:p>
      <text:p text:style-name="P1"><text:s text:c="15"/>neighbor.";</text:p>
      <text:p text:style-name="P1"><text:s text:c="12"/>uses bgp-errors-common;</text:p>
      <text:p text:style-name="P1"><text:s text:c="12"/>uses bgp-encapsulated-errors-common;</text:p>
      <text:p text:style-name="P1"><text:s text:c="12"/>uses bgp-errors-common-data;</text:p>
      <text:p text:style-name="P1"><text:s text:c="10"/>}</text:p>
      <text:p text:style-name="P1"><text:s text:c="10"/>container sent {</text:p>
      <text:p text:style-name="P1"><text:s text:c="12"/>description</text:p>
      <text:p text:style-name="P1"><text:s text:c="14"/>"BGP NOTIFICATION message state sent to this</text:p>
      <text:p text:style-name="P1"><text:s text:c="15"/>neighbor.";</text:p>
      <text:p text:style-name="P1"><text:s text:c="12"/>uses bgp-errors-common;</text:p>
      <text:p text:style-name="P1"><text:s text:c="12"/>uses bgp-encapsulated-errors-common;</text:p>
      <text:p text:style-name="P1"><text:s text:c="12"/>uses bgp-errors-common-data;</text:p>
      <text:p text:style-name="P1"><text:s text:c="10"/>}</text:p>
      <text:p text:style-name="P1"><text:s text:c="8"/>}</text:p>
      <text:p text:style-name="P1"/>
      <text:p text:style-name="P1"><text:s text:c="7"/><text:span text:style-name="T2"><text:s/>container statistics {</text:span></text:p>
      <text:p text:style-name="P2"><text:s text:c="10"/>config false;</text:p>
      <text:p text:style-name="P2"><text:s text:c="10"/>description</text:p>
      <text:p text:style-name="P2"><text:s text:c="12"/>"Statistics per neighbor.";</text:p>
      <text:p text:style-name="P2"/>
      <text:p text:style-name="P2"><text:s text:c="10"/>leaf established-transitions {</text:p>
      <text:p text:style-name="P2"><text:s text:c="12"/>type yang:zero-based-counter32;</text:p>
      <text:p text:style-name="P2"><text:s text:c="12"/>description</text:p>
      <text:p text:style-name="P2"><text:s text:c="14"/>"Number of transitions to the Established state for</text:p>
      <text:p text:style-name="P2"><text:s text:c="15"/>the neighbor session. This value is analogous to the</text:p>
      <text:p text:style-name="P2"><text:s text:c="15"/>bgpPeerFsmEstablishedTransitions object from the</text:p>
      <text:p text:style-name="P2"><text:s text:c="15"/>standard BGP-4 MIB";</text:p>
      <text:p text:style-name="P2"><text:s text:c="12"/>reference</text:p>
      <text:p text:style-name="P2"><text:s text:c="14"/>"RFC 4273: Definitions of Managed Objects for</text:p>
      <text:p text:style-name="P2"><text:s text:c="15"/>BGP-4, bgpPeerFsmEstablishedTransitions,</text:p>
      <text:p text:style-name="P2"><text:s text:c="15"/>RFC 4271: A Border Gateway Protocol 4 (BGP-4),</text:p>
      <text:p text:style-name="P2"><text:s text:c="15"/>Section 8.";</text:p>
      <text:p text:style-name="P2"><text:s text:c="10"/>}</text:p>
      <text:p text:style-name="P2"><text:s text:c="10"/>container messages {</text:p>
      <text:p text:style-name="P2"><text:s text:c="12"/>description</text:p>
      <text:p text:style-name="P2"><text:s text:c="14"/>"Counters for BGP messages sent and received from the</text:p>
      <text:p text:style-name="P2"><text:s text:c="15"/>neighbor";</text:p>
      <text:p text:style-name="P2"><text:s text:c="12"/>leaf total-received {</text:p>
      <text:p text:style-name="P2"><text:s text:c="14"/>type yang:zero-based-counter32;</text:p>
      <text:p text:style-name="P2"><text:s text:c="14"/>description</text:p>
      <text:p text:style-name="P2"><text:s text:c="16"/>"Total number of BGP messages received from this</text:p>
      <text:p text:style-name="P2"><text:s text:c="17"/>neighbor";</text:p>
      <text:p text:style-name="P2"><text:s text:c="14"/>reference</text:p>
      <text:p text:style-name="P2"><text:s text:c="16"/>"RFC 4273: Definitions of Managed Objects for</text:p>
      <text:p text:style-name="P2"><text:s text:c="17"/>BGP-4, bgpPeerInTotalMessages.";</text:p>
      <text:p text:style-name="P2"><text:s text:c="12"/>}</text:p>
      <text:p text:style-name="P2"><text:s text:c="12"/>leaf total-sent {</text:p>
      <text:p text:style-name="P2"><text:s text:c="14"/>type yang:zero-based-counter32;</text:p>
      <text:p text:style-name="P2"><text:soft-page-break/><text:s text:c="14"/>description</text:p>
      <text:p text:style-name="P2"><text:s text:c="16"/>"Total number of BGP messages sent do this</text:p>
      <text:p text:style-name="P2"><text:s text:c="17"/>neighbor";</text:p>
      <text:p text:style-name="P2"><text:s text:c="14"/>reference</text:p>
      <text:p text:style-name="P2"><text:s text:c="16"/>"RFC 4273: Definitions of Managed Objects for</text:p>
      <text:p text:style-name="P2"><text:s text:c="17"/>BGP-4, bgpPeerOutTotalMessages.";</text:p>
      <text:p text:style-name="P2"><text:s text:c="12"/>}</text:p>
      <text:p text:style-name="P1"><text:span text:style-name="T2"><text:s text:c="12"/>leaf updates-received {</text:span></text:p>
      <text:p text:style-name="P2"><text:s text:c="14"/>type yang:zero-based-counter32;</text:p>
      <text:p text:style-name="P2"><text:s text:c="14"/>description</text:p>
      <text:p text:style-name="P2"><text:s text:c="16"/>"Number of BGP UPDATE messages received from this</text:p>
      <text:p text:style-name="P2"><text:s text:c="17"/>neighbor.";</text:p>
      <text:p text:style-name="P2"><text:s text:c="14"/>reference</text:p>
      <text:p text:style-name="P2"><text:s text:c="16"/>"RFC 4273: Definitions of Managed Objects for</text:p>
      <text:p text:style-name="P2"><text:s text:c="17"/>BGP-4, bgpPeerInUpdates.";</text:p>
      <text:p text:style-name="P2"><text:s text:c="12"/>}</text:p>
      <text:p text:style-name="P2"><text:s text:c="12"/>leaf updates-sent {</text:p>
      <text:p text:style-name="P2"><text:s text:c="14"/>type yang:zero-based-counter32;</text:p>
      <text:p text:style-name="P2"><text:s text:c="14"/>description</text:p>
      <text:p text:style-name="P2"><text:s text:c="16"/>"Number of BGP UPDATE messages sent to this</text:p>
      <text:p text:style-name="P2"><text:s text:c="17"/>neighbor";</text:p>
      <text:p text:style-name="P2"><text:s text:c="14"/>reference</text:p>
      <text:p text:style-name="P2"><text:s text:c="16"/>"RFC 4273: Definitions of Managed Objects for</text:p>
      <text:p text:style-name="P2"><text:s text:c="17"/>BGP-4, bgpPeerOutUpdates.";</text:p>
      <text:p text:style-name="P2"><text:s text:c="12"/>}</text:p>
      <text:p text:style-name="P1"><text:s text:c="12"/>leaf erroneous-updates-withdrawn {</text:p>
      <text:p text:style-name="P1"><text:s text:c="14"/>type yang:zero-based-counter32;</text:p>
      <text:p text:style-name="P1"><text:s text:c="14"/>config false;</text:p>
      <text:p text:style-name="P1"><text:s text:c="14"/>description</text:p>
      <text:p text:style-name="P1"><text:s text:c="16"/>"The number of BGP UPDATE messages for which the</text:p>
      <text:p text:style-name="P1"><text:s text:c="17"/>treat-as-withdraw mechanism has been applied based</text:p>
      <text:p text:style-name="P1"><text:s text:c="17"/>on erroneous message contents.";</text:p>
      <text:p text:style-name="P1"><text:s text:c="14"/>reference</text:p>
      <text:p text:style-name="P1"><text:s text:c="16"/>"RFC 7606: Revised Error Handling for BGP UPDATE</text:p>
      <text:p text:style-name="P1"><text:s text:c="17"/>Messages, Section 2.";</text:p>
      <text:p text:style-name="P1"><text:s text:c="12"/>}</text:p>
      <text:p text:style-name="P1"><text:s text:c="12"/>leaf erroneous-updates-attribute-discarded {</text:p>
      <text:p text:style-name="P1"><text:s text:c="14"/>type yang:zero-based-counter32;</text:p>
      <text:p text:style-name="P1"><text:s text:c="14"/>config false;</text:p>
      <text:p text:style-name="P1"><text:s text:c="14"/>description</text:p>
      <text:p text:style-name="P1"><text:s text:c="16"/>"The number of BGP UPDATE messages for which the</text:p>
      <text:p text:style-name="P1"><text:s text:c="17"/>attribute discard mechanism has been applied based</text:p>
      <text:p text:style-name="P1"><text:s text:c="17"/>on erroneous message contents.";</text:p>
      <text:p text:style-name="P1"><text:s text:c="14"/>reference</text:p>
      <text:p text:style-name="P1"><text:s text:c="16"/>"RFC 7606: Revised Error Handling for BGP UPDATE</text:p>
      <text:p text:style-name="P1"><text:s text:c="17"/>Messages, Section 2.";</text:p>
      <text:p text:style-name="P1"><text:s text:c="12"/>}</text:p>
      <text:p text:style-name="P1"><text:s text:c="12"/>leaf in-update-elapsed-time {</text:p>
      <text:p text:style-name="P1"><text:s text:c="14"/>type yang:gauge32;</text:p>
      <text:p text:style-name="P1"><text:s text:c="14"/>units "seconds";</text:p>
      <text:p text:style-name="P1"><text:s text:c="14"/>description</text:p>
      <text:p text:style-name="P1"><text:s text:c="16"/>"Elapsed time (in seconds) since the last BGP</text:p>
      <text:p text:style-name="P1"><text:s text:c="17"/>UPDATE message was received from the peer.</text:p>
      <text:p text:style-name="P1"><text:s text:c="17"/>Each time in-updates is incremented,</text:p>
      <text:p text:style-name="P1"><text:s text:c="17"/>the value of this object is set to zero (0).";</text:p>
      <text:p text:style-name="P1"><text:s text:c="14"/>reference</text:p>
      <text:p text:style-name="P1"><text:s text:c="16"/>"RFC 4271: A Border Gateway Protocol 4 (BGP-4),</text:p>
      <text:p text:style-name="P1"><text:s text:c="17"/>Section 4.3</text:p>
      <text:p text:style-name="P1"><text:s text:c="17"/>RFC 4271: A Border Gateway Protocol 4 (BGP-4),</text:p>
      <text:p text:style-name="P1"><text:s text:c="17"/>Established state.";</text:p>
      <text:p text:style-name="P1"><text:s text:c="12"/>}</text:p>
      <text:p text:style-name="P1"><text:s text:c="12"/>leaf notifications-received {</text:p>
      <text:p text:style-name="P1"><text:s text:c="14"/>type yang:zero-based-counter32;</text:p>
      <text:p text:style-name="P1"><text:s text:c="14"/>description</text:p>
      <text:p text:style-name="P1"><text:s text:c="16"/>"Number of BGP NOTIFICATION messages indicating an</text:p>
      <text:p text:style-name="P1"><text:s text:c="17"/>error condition has occurred exchanged received</text:p>
      <text:p text:style-name="P1"><text:s text:c="17"/>from this peer.";</text:p>
      <text:p text:style-name="P1"><text:s text:c="14"/>reference</text:p>
      <text:p text:style-name="P1"><text:s text:c="16"/>"RFC 4271: A Border Gateway Protocol 4 (BGP-4),</text:p>
      <text:p text:style-name="P1"><text:s text:c="17"/>Section 4.5.";</text:p>
      <text:p text:style-name="P1"><text:s text:c="12"/>}</text:p>
      <text:p text:style-name="P1"><text:s text:c="12"/>leaf notifications-sent {</text:p>
      <text:p text:style-name="P1"><text:s text:c="14"/>type yang:zero-based-counter32;</text:p>
      <text:p text:style-name="P1"><text:s text:c="14"/>description</text:p>
      <text:p text:style-name="P1"><text:s text:c="16"/>"Number of BGP NOTIFICATION messages indicating an</text:p>
      <text:p text:style-name="P1"><text:s text:c="17"/>error condition has occurred exchanged sent to</text:p>
      <text:p text:style-name="P1"><text:s text:c="17"/>this peer.";</text:p>
      <text:p text:style-name="P1"><text:s text:c="14"/>reference</text:p>
      <text:p text:style-name="P1"><text:soft-page-break/><text:s text:c="16"/>"RFC 4271: A Border Gateway Protocol 4 (BGP-4),</text:p>
      <text:p text:style-name="P1"><text:s text:c="17"/>Section 4.5.";</text:p>
      <text:p text:style-name="P1"><text:s text:c="12"/>}</text:p>
      <text:p text:style-name="P1"><text:s text:c="12"/>leaf route-refreshes-received {</text:p>
      <text:p text:style-name="P1"><text:s text:c="14"/>type yang:zero-based-counter32;</text:p>
      <text:p text:style-name="P1"><text:s text:c="14"/>description</text:p>
      <text:p text:style-name="P1"><text:s text:c="16"/>"Number of BGP ROUTE-REFRESH messages received from</text:p>
      <text:p text:style-name="P1"><text:s text:c="17"/>this peer.";</text:p>
      <text:p text:style-name="P1"><text:s text:c="14"/>reference</text:p>
      <text:p text:style-name="P1"><text:s text:c="16"/>"RFC 2918: Route Refresh Capability for BGP-4.";</text:p>
      <text:p text:style-name="P1"><text:s text:c="12"/>}</text:p>
      <text:p text:style-name="P1"><text:s text:c="12"/>leaf route-refreshes-sent {</text:p>
      <text:p text:style-name="P1"><text:s text:c="14"/>type yang:zero-based-counter32;</text:p>
      <text:p text:style-name="P1"><text:s text:c="14"/>description</text:p>
      <text:p text:style-name="P1"><text:s text:c="16"/>"Number of BGP ROUTE-REFRESH messages sent to</text:p>
      <text:p text:style-name="P1"><text:s text:c="17"/>this peer.";</text:p>
      <text:p text:style-name="P1"><text:s text:c="14"/>reference</text:p>
      <text:p text:style-name="P1"><text:s text:c="16"/>"RFC 2918: Route Refresh Capability for BGP-4.";</text:p>
      <text:p text:style-name="P1"><text:s text:c="12"/>}</text:p>
      <text:p text:style-name="P1"><text:s text:c="10"/>}</text:p>
      <text:p text:style-name="P1"><text:s text:c="10"/>container queues {</text:p>
      <text:p text:style-name="P1"><text:s text:c="12"/>description</text:p>
      <text:p text:style-name="P1"><text:s text:c="14"/>"Counters related to queued messages associated with</text:p>
      <text:p text:style-name="P1"><text:s text:c="15"/>the BGP neighbor";</text:p>
      <text:p text:style-name="P1"><text:s text:c="12"/>leaf input {</text:p>
      <text:p text:style-name="P1"><text:s text:c="14"/>type yang:gauge32;</text:p>
      <text:p text:style-name="P1"><text:s text:c="14"/>description</text:p>
      <text:p text:style-name="P1"><text:s text:c="16"/>"The number of messages received from the peer</text:p>
      <text:p text:style-name="P1"><text:s text:c="17"/>currently queued";</text:p>
      <text:p text:style-name="P1"><text:s text:c="12"/>}</text:p>
      <text:p text:style-name="P1"><text:s text:c="12"/>leaf output {</text:p>
      <text:p text:style-name="P1"><text:s text:c="14"/>type yang:gauge32;</text:p>
      <text:p text:style-name="P1"><text:s text:c="14"/>description</text:p>
      <text:p text:style-name="P1"><text:s text:c="16"/>"The number of messages queued to be sent to the</text:p>
      <text:p text:style-name="P1"><text:s text:c="17"/>peer";</text:p>
      <text:p text:style-name="P1"><text:s text:c="12"/>}</text:p>
      <text:p text:style-name="P1"><text:s text:c="10"/>}</text:p>
      <text:p text:style-name="P1"><text:s text:c="10"/>action clear {</text:p>
      <text:p text:style-name="P1"><text:s text:c="12"/>if-feature "bt:clear-statistics";</text:p>
      <text:p text:style-name="P1"><text:s text:c="12"/>description</text:p>
      <text:p text:style-name="P1"><text:s text:c="14"/>"Clear statistics action command.</text:p>
      <text:p text:style-name="P1"/>
      <text:p text:style-name="P1"><text:s text:c="15"/>Execution of this command should result in all the</text:p>
      <text:p text:style-name="P1"><text:s text:c="15"/>counters to be cleared and set to 0.";</text:p>
      <text:p text:style-name="P1"/>
      <text:p text:style-name="P1"><text:s text:c="12"/>input {</text:p>
      <text:p text:style-name="P1"><text:s text:c="14"/>leaf clear-at {</text:p>
      <text:p text:style-name="P1"><text:s text:c="16"/>type yang:date-and-time;</text:p>
      <text:p text:style-name="P1"><text:s text:c="16"/>description</text:p>
      <text:p text:style-name="P1"><text:s text:c="18"/>"Time when the clear action needs to be</text:p>
      <text:p text:style-name="P1"><text:s text:c="19"/>executed.";</text:p>
      <text:p text:style-name="P1"><text:s text:c="14"/>}</text:p>
      <text:p text:style-name="P1"><text:s text:c="12"/>}</text:p>
      <text:p text:style-name="P1"><text:s text:c="12"/>output {</text:p>
      <text:p text:style-name="P1"><text:s text:c="14"/>leaf clear-finished-at {</text:p>
      <text:p text:style-name="P1"><text:s text:c="16"/>type yang:date-and-time;</text:p>
      <text:p text:style-name="P1"><text:s text:c="16"/>description</text:p>
      <text:p text:style-name="P1"><text:s text:c="18"/>"Time when the clear action command completed.";</text:p>
      <text:p text:style-name="P1"><text:s text:c="14"/>}</text:p>
      <text:p text:style-name="P1"><text:s text:c="12"/>}</text:p>
      <text:p text:style-name="P1"><text:s text:c="10"/>}</text:p>
      <text:p text:style-name="P1"><text:s text:c="8"/>}</text:p>
      <text:p text:style-name="P1"><text:s text:c="6"/>}</text:p>
      <text:p text:style-name="P1"/>
      <text:p text:style-name="P1"><text:s text:c="6"/>notification established {</text:p>
      <text:p text:style-name="P1"><text:s text:c="8"/>leaf remote-address {</text:p>
      <text:p text:style-name="P1"><text:s text:c="10"/>type leafref {</text:p>
      <text:p text:style-name="P1"><text:s text:c="12"/>path "../../neighbor/remote-address";</text:p>
      <text:p text:style-name="P1"><text:s text:c="10"/>}</text:p>
      <text:p text:style-name="P1"><text:s text:c="10"/>description</text:p>
      <text:p text:style-name="P1"><text:s text:c="12"/>"IP address of the neighbor that went into established</text:p>
      <text:p text:style-name="P1"><text:s text:c="13"/>state.";</text:p>
      <text:p text:style-name="P1"><text:s text:c="8"/>}</text:p>
      <text:p text:style-name="P1"><text:s text:c="8"/>description</text:p>
      <text:p text:style-name="P1"><text:s text:c="10"/>"The established event is generated</text:p>
      <text:p text:style-name="P1"><text:s text:c="11"/>when the BGP FSM enters the established state.";</text:p>
      <text:p text:style-name="P1"><text:s text:c="6"/>}</text:p>
      <text:p text:style-name="P1"/>
      <text:p text:style-name="P1"><text:soft-page-break/><text:s text:c="6"/>notification backward-transition {</text:p>
      <text:p text:style-name="P1"><text:s text:c="8"/>leaf remote-addr {</text:p>
      <text:p text:style-name="P1"><text:s text:c="10"/>type leafref {</text:p>
      <text:p text:style-name="P1"><text:s text:c="12"/>path "../../neighbor/remote-address";</text:p>
      <text:p text:style-name="P1"><text:s text:c="10"/>}</text:p>
      <text:p text:style-name="P1"><text:s text:c="10"/>description</text:p>
      <text:p text:style-name="P1"><text:s text:c="12"/>"IP address of the neighbor that changed its state from</text:p>
      <text:p text:style-name="P1"><text:s text:c="13"/>established state.";</text:p>
      <text:p text:style-name="P1"><text:s text:c="8"/>}</text:p>
      <text:p text:style-name="P1"><text:s text:c="8"/>container notification-received {</text:p>
      <text:p text:style-name="P1"><text:s text:c="10"/>description</text:p>
      <text:p text:style-name="P1"><text:s text:c="12"/>"If the backwards transition was caused by receiving a</text:p>
      <text:p text:style-name="P1"><text:s text:c="13"/>BGP NOTIFICATION message, this is the information</text:p>
      <text:p text:style-name="P1"><text:s text:c="13"/>received in the NOTIFICATION PDU.";</text:p>
      <text:p text:style-name="P1"/>
      <text:p text:style-name="P1"><text:s text:c="10"/>uses bgp-errors-common;</text:p>
      <text:p text:style-name="P1"><text:s text:c="10"/>uses bgp-encapsulated-errors-common;</text:p>
      <text:p text:style-name="P1"><text:s text:c="8"/>}</text:p>
      <text:p text:style-name="P1"><text:s text:c="8"/>container notification-sent {</text:p>
      <text:p text:style-name="P1"><text:s text:c="10"/>description</text:p>
      <text:p text:style-name="P1"><text:s text:c="12"/>"If the backwards transition was caused by sending a</text:p>
      <text:p text:style-name="P1"><text:s text:c="13"/>BGP NOTIFICATION message, this is the information</text:p>
      <text:p text:style-name="P1"><text:s text:c="13"/>sent in the NOTIFICATION PDU.";</text:p>
      <text:p text:style-name="P1"/>
      <text:p text:style-name="P1"><text:s text:c="10"/>uses bgp-errors-common;</text:p>
      <text:p text:style-name="P1"><text:s text:c="10"/>uses bgp-encapsulated-errors-common;</text:p>
      <text:p text:style-name="P1"><text:s text:c="8"/>}</text:p>
      <text:p text:style-name="P1"><text:s text:c="8"/>description</text:p>
      <text:p text:style-name="P1"><text:s text:c="10"/>"The backward-transition event is</text:p>
      <text:p text:style-name="P1"><text:s text:c="11"/>generated when the BGP FSM moves from a higher</text:p>
      <text:p text:style-name="P1"><text:s text:c="11"/>numbered state to a lower numbered state.";</text:p>
      <text:p text:style-name="P1"><text:s text:c="6"/>}</text:p>
      <text:p text:style-name="P1"><text:s text:c="6"/>action clear {</text:p>
      <text:p text:style-name="P1"><text:s text:c="8"/>if-feature "bt:clear-neighbors";</text:p>
      <text:p text:style-name="P1"><text:s text:c="8"/>description</text:p>
      <text:p text:style-name="P1"><text:s text:c="10"/>"Clear neighbors action.";</text:p>
      <text:p text:style-name="P1"/>
      <text:p text:style-name="P1"><text:s text:c="8"/>input {</text:p>
      <text:p text:style-name="P1"><text:s text:c="10"/>choice operation {</text:p>
      <text:p text:style-name="P1"><text:s text:c="12"/>default operation-admin;</text:p>
      <text:p text:style-name="P1"><text:s text:c="12"/>description</text:p>
      <text:p text:style-name="P1"><text:s text:c="14"/>"The type of operation for the clear action.";</text:p>
      <text:p text:style-name="P1"><text:s text:c="12"/>case operation-admin {</text:p>
      <text:p text:style-name="P1"><text:s text:c="14"/>leaf admin {</text:p>
      <text:p text:style-name="P1"><text:s text:c="16"/>type empty;</text:p>
      <text:p text:style-name="P1"><text:s text:c="16"/>description</text:p>
      <text:p text:style-name="P1"><text:s text:c="18"/>"Closes the Established BGP session with a BGP</text:p>
      <text:p text:style-name="P1"><text:s text:c="19"/>NOTIFICATION message with the Administrative</text:p>
      <text:p text:style-name="P1"><text:s text:c="19"/>Reset error subcode.";</text:p>
      <text:p text:style-name="P1"><text:s text:c="16"/>reference</text:p>
      <text:p text:style-name="P1"><text:s text:c="18"/>"RFC 4486 - Subcodes for BGP Cease Notification</text:p>
      <text:p text:style-name="P1"><text:s text:c="19"/>Message.";</text:p>
      <text:p text:style-name="P1"><text:s text:c="14"/>}</text:p>
      <text:p text:style-name="P1"><text:s text:c="12"/>}</text:p>
      <text:p text:style-name="P1"><text:s text:c="12"/>case operation-hard {</text:p>
      <text:p text:style-name="P1"><text:s text:c="14"/>leaf hard {</text:p>
      <text:p text:style-name="P1"><text:s text:c="16"/>type empty;</text:p>
      <text:p text:style-name="P1"><text:s text:c="16"/>description</text:p>
      <text:p text:style-name="P1"><text:s text:c="18"/>"Closes the Established BGP session with a BGP</text:p>
      <text:p text:style-name="P1"><text:s text:c="19"/>NOTIFICATION message with the Hard Reset error</text:p>
      <text:p text:style-name="P1"><text:s text:c="19"/>subcode.";</text:p>
      <text:p text:style-name="P1"><text:s text:c="16"/>reference</text:p>
      <text:p text:style-name="P1"><text:s text:c="18"/>"RFC 8538, Section 3 - Notification Message</text:p>
      <text:p text:style-name="P1"><text:s text:c="19"/>Support for BGP Graceful Restart.";</text:p>
      <text:p text:style-name="P1"><text:s text:c="14"/>}</text:p>
      <text:p text:style-name="P1"><text:s text:c="12"/>}</text:p>
      <text:p text:style-name="P1"><text:s text:c="12"/>case operation-soft {</text:p>
      <text:p text:style-name="P1"><text:s text:c="14"/>leaf soft {</text:p>
      <text:p text:style-name="P1"><text:s text:c="16"/>type empty;</text:p>
      <text:p text:style-name="P1"><text:s text:c="16"/>description</text:p>
      <text:p text:style-name="P1"><text:s text:c="18"/>"Re-sends the current Adj-Rib-Out to this</text:p>
      <text:p text:style-name="P1"><text:s text:c="19"/>neighbor.";</text:p>
      <text:p text:style-name="P1"><text:s text:c="14"/>}</text:p>
      <text:p text:style-name="P1"><text:s text:c="12"/>}</text:p>
      <text:p text:style-name="P1"><text:s text:c="12"/>case operation-soft-inbound {</text:p>
      <text:p text:style-name="P1"><text:s text:c="14"/>leaf soft-inbound {</text:p>
      <text:p text:style-name="P1"><text:s text:c="16"/>if-feature "bt:route-refresh";</text:p>
      <text:p text:style-name="P1"><text:s text:c="16"/>type empty;</text:p>
      <text:p text:style-name="P1"><text:soft-page-break/><text:s text:c="16"/>description</text:p>
      <text:p text:style-name="P1"><text:s text:c="18"/>"Requests the Adj-Rib-In for this neighbor to be</text:p>
      <text:p text:style-name="P1"><text:s text:c="19"/>re-sent using the BGP Route Refresh feature.";</text:p>
      <text:p text:style-name="P1"><text:s text:c="14"/>}</text:p>
      <text:p text:style-name="P1"><text:s text:c="12"/>}</text:p>
      <text:p text:style-name="P1"><text:s text:c="10"/>}</text:p>
      <text:p text:style-name="P1"/>
      <text:p text:style-name="P1"><text:s text:c="10"/>leaf clear-at {</text:p>
      <text:p text:style-name="P1"><text:s text:c="12"/>type yang:date-and-time;</text:p>
      <text:p text:style-name="P1"><text:s text:c="12"/>description</text:p>
      <text:p text:style-name="P1"><text:s text:c="14"/>"Time when the clear action command needs to be</text:p>
      <text:p text:style-name="P1"><text:s text:c="15"/>executed.";</text:p>
      <text:p text:style-name="P1"><text:s text:c="10"/>}</text:p>
      <text:p text:style-name="P1"><text:s text:c="8"/>}</text:p>
      <text:p text:style-name="P1"><text:s text:c="8"/>output {</text:p>
      <text:p text:style-name="P1"><text:s text:c="10"/>leaf clear-finished-at {</text:p>
      <text:p text:style-name="P1"><text:s text:c="12"/>type yang:date-and-time;</text:p>
      <text:p text:style-name="P1"><text:s text:c="12"/>description</text:p>
      <text:p text:style-name="P1"><text:s text:c="14"/>"Time when the clear action command completed."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peer-groups {</text:p>
      <text:p text:style-name="P1"><text:s text:c="6"/>description</text:p>
      <text:p text:style-name="P1"><text:s text:c="8"/>"Configuration for BGP peer-groups";</text:p>
      <text:p text:style-name="P1"/>
      <text:p text:style-name="P1"><text:s text:c="6"/>list peer-group {</text:p>
      <text:p text:style-name="P1"><text:s text:c="8"/>key "name";</text:p>
      <text:p text:style-name="P1"><text:s text:c="8"/>description</text:p>
      <text:p text:style-name="P1"><text:s text:c="10"/>"List of BGP peer-groups configured on the local system -</text:p>
      <text:p text:style-name="P1"><text:s text:c="11"/>uniquely identified by peer-group name";</text:p>
      <text:p text:style-name="P1"/>
      <text:p text:style-name="P1"><text:s text:c="8"/>leaf name {</text:p>
      <text:p text:style-name="P1"><text:s text:c="10"/>type string;</text:p>
      <text:p text:style-name="P1"><text:s text:c="10"/>description</text:p>
      <text:p text:style-name="P1"><text:s text:c="12"/>"Name of the BGP peer-group";</text:p>
      <text:p text:style-name="P1"><text:s text:c="8"/>}</text:p>
      <text:p text:style-name="P1"/>
      <text:p text:style-name="P1"><text:s text:c="8"/>uses neighbor-group-config;</text:p>
      <text:p text:style-name="P1"><text:s text:c="8"/>uses structure-dynamic-peers;</text:p>
      <text:p text:style-name="P1"/>
      <text:p text:style-name="P1"><text:s text:c="8"/>container graceful-restart {</text:p>
      <text:p text:style-name="P1"><text:s text:c="10"/>if-feature "bt:graceful-restart";</text:p>
      <text:p text:style-name="P1"><text:s text:c="10"/>description</text:p>
      <text:p text:style-name="P1"><text:s text:c="12"/>"Parameters relating the graceful restart mechanism for</text:p>
      <text:p text:style-name="P1"><text:s text:c="13"/>BGP";</text:p>
      <text:p text:style-name="P1"><text:s text:c="10"/>reference</text:p>
      <text:p text:style-name="P1"><text:s text:c="12"/>"RFC 4724: Graceful Restart Mechanism for BGP.";</text:p>
      <text:p text:style-name="P1"><text:s text:c="10"/>uses graceful-restart-config;</text:p>
      <text:p text:style-name="P1"><text:s text:c="8"/>}</text:p>
      <text:p text:style-name="P1"/>
      <text:p text:style-name="P1"><text:s text:c="8"/>container prefix-limit {</text:p>
      <text:p text:style-name="P1"><text:s text:c="10"/>description</text:p>
      <text:p text:style-name="P1"><text:s text:c="12"/>"Parameters relating to the prefix limit for the</text:p>
      <text:p text:style-name="P1"><text:s text:c="13"/>AFI-SAFI";</text:p>
      <text:p text:style-name="P1"/>
      <text:p text:style-name="P1"><text:s text:c="10"/>uses prefix-limit-config-common;</text:p>
      <text:p text:style-name="P1"><text:s text:c="8"/>}</text:p>
      <text:p text:style-name="P1"/>
      <text:p text:style-name="P1"><text:s text:c="8"/>container afi-safis {</text:p>
      <text:p text:style-name="P1"><text:s text:c="10"/>description</text:p>
      <text:p text:style-name="P1"><text:s text:c="12"/>"Per-address-family configuration parameters</text:p>
      <text:p text:style-name="P1"><text:s text:c="13"/>associated with the peer-group.";</text:p>
      <text:p text:style-name="P1"><text:s text:c="10"/>list afi-safi {</text:p>
      <text:p text:style-name="P1"><text:s text:c="12"/>key "name";</text:p>
      <text:p text:style-name="P1"><text:s text:c="12"/>description</text:p>
      <text:p text:style-name="P1"><text:s text:c="14"/>"AFI, SAFI configuration available for the</text:p>
      <text:p text:style-name="P1"><text:s text:c="15"/>neighbor or group";</text:p>
      <text:p text:style-name="P1"><text:s text:c="12"/>reference</text:p>
      <text:p text:style-name="P1"><text:s text:c="14"/>"RFC 4724: Graceful Restart Mechanism for BGP.";</text:p>
      <text:p text:style-name="P1"><text:s text:c="12"/>uses mp-afi-safi-config;</text:p>
      <text:p text:style-name="P1"><text:s text:c="12"/>container graceful-restart {</text:p>
      <text:p text:style-name="P1"><text:s text:c="14"/>if-feature "bt:graceful-restart";</text:p>
      <text:p text:style-name="P1"><text:s text:c="14"/>description</text:p>
      <text:p text:style-name="P1"><text:s text:c="16"/>"Parameters relating to BGP graceful-restart";</text:p>
      <text:p text:style-name="P1"><text:s text:c="14"/>uses mp-afi-safi-graceful-restart-config;</text:p>
      <text:p text:style-name="P1"><text:soft-page-break/><text:s text:c="12"/>}</text:p>
      <text:p text:style-name="P1"><text:s text:c="12"/>uses structure-add-paths;</text:p>
      <text:p text:style-name="P1"><text:s text:c="12"/>uses bgp-neighbor-use-multiple-paths;</text:p>
      <text:p text:style-name="P1"><text:s text:c="12"/>uses mp-all-afi-safi-list-contents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uses rib;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1.2. BGP capabilities submodule</text:p>
      <text:p text:style-name="P1"/>
      <text:p text:style-name="P1">ODE BEGINS&gt; file "ietf-bgp-capabilities@2023-07-05.yang"</text:p>
      <text:p text:style-name="P1"/>
      <text:p text:style-name="P1">belongs-to ietf-bgp {</text:p>
      <text:p text:style-name="P1"><text:s text:c="2"/>prefix bgp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/>
      <text:p text:style-name="P1">}</text:p>
      <text:p text:style-name="P1">import iana-routing-types {</text:p>
      <text:p text:style-name="P1"><text:s text:c="2"/>prefix iana-rt-types;</text:p>
      <text:p text:style-name="P1"><text:s text:c="2"/>reference</text:p>
      <text:p text:style-name="P1"><text:s text:c="4"/>"RFC 8294: Common YANG Data Types for the Routing Area.";</text:p>
      <text:p text:style-name="P1">}</text:p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."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grouping bgp-capabilities-common {</text:p>
      <text:p text:style-name="P1"><text:s text:c="2"/>description</text:p>
      <text:p text:style-name="P1"><text:s text:c="4"/>"BGP Capabilities that are used commonly by the</text:p>
      <text:p text:style-name="P1"><text:s text:c="5"/>advertised-capabilities and received-capabilities lists in the</text:p>
      <text:p text:style-name="P1"><text:s text:c="5"/>bgp-capabilities grouping.";</text:p>
      <text:p text:style-name="P1"/>
      <text:p text:style-name="P1"><text:s text:c="2"/>leaf code {</text:p>
      <text:p text:style-name="P1"><text:s text:c="4"/>type uint8 {</text:p>
      <text:p text:style-name="P1"><text:s text:c="6"/>range 1..255;</text:p>
      <text:p text:style-name="P1"><text:s text:c="4"/>}</text:p>
      <text:p text:style-name="P1"><text:s text:c="4"/>description</text:p>
      <text:p text:style-name="P1"><text:s text:c="6"/>"BGP Capability Code";</text:p>
      <text:p text:style-name="P1"><text:s text:c="4"/>reference</text:p>
      <text:p text:style-name="P1"><text:s text:c="6"/>"RFC 5492: Capabilities Advertisement with BGP-4, Section</text:p>
      <text:p text:style-name="P1"><text:s text:c="7"/>4.";</text:p>
      <text:p text:style-name="P1"><text:s text:c="2"/>}</text:p>
      <text:p text:style-name="P1"><text:s text:c="2"/>leaf index {</text:p>
      <text:p text:style-name="P1"><text:s text:c="4"/>type uint8;</text:p>
      <text:p text:style-name="P1"><text:s text:c="4"/>description</text:p>
      <text:p text:style-name="P1"><text:s text:c="6"/>"Multiple BGP Capabilities with a given Capability Code may</text:p>
      <text:p text:style-name="P1"><text:s text:c="7"/>be advertised in a BGP OPEN message. <text:s/>This index permits</text:p>
      <text:p text:style-name="P1"><text:s text:c="7"/>multiple such Capabilities to be represented in the YANG</text:p>
      <text:p text:style-name="P1"><text:s text:c="7"/>model. <text:s/>It is RECOMMENDED that this index start at one (1)</text:p>
      <text:p text:style-name="P1"><text:s text:c="7"/>and increase by one for each additional instance of the</text:p>
      <text:p text:style-name="P1"><text:s text:c="7"/>Capability.";</text:p>
      <text:p text:style-name="P1"><text:s text:c="4"/>reference</text:p>
      <text:p text:style-name="P1"><text:s text:c="6"/>"RFC 5492: Capabilities Advertisement with BGP-4, Section</text:p>
      <text:p text:style-name="P1"><text:s text:c="7"/>4.";</text:p>
      <text:p text:style-name="P1"><text:s text:c="2"/>}</text:p>
      <text:p text:style-name="P1"><text:s text:c="2"/>leaf name {</text:p>
      <text:p text:style-name="P1"><text:s text:c="4"/>type identityref {</text:p>
      <text:p text:style-name="P1"><text:s text:c="6"/>base bt:bgp-capability;</text:p>
      <text:p text:style-name="P1"><text:s text:c="4"/>}</text:p>
      <text:p text:style-name="P1"><text:soft-page-break/><text:s text:c="4"/>description</text:p>
      <text:p text:style-name="P1"><text:s text:c="6"/>"When known, name carries the bgp-capability identity for the</text:p>
      <text:p text:style-name="P1"><text:s text:c="7"/>AFI/SAFI combination as used in the BGP YANG modules.";</text:p>
      <text:p text:style-name="P1"><text:s text:c="2"/>}</text:p>
      <text:p text:style-name="P1"/>
      <text:p text:style-name="P1"><text:s text:c="2"/>container value {</text:p>
      <text:p text:style-name="P1"><text:s text:c="4"/>description</text:p>
      <text:p text:style-name="P1"><text:s text:c="6"/>"Some BGP Capabilities carry a Capability-specific Capability</text:p>
      <text:p text:style-name="P1"><text:s text:c="7"/>Value.";</text:p>
      <text:p text:style-name="P1"><text:s text:c="4"/>reference</text:p>
      <text:p text:style-name="P1"><text:s text:c="6"/>"RFC 5492: Capabilities Advertisement with BGP-4, Section</text:p>
      <text:p text:style-name="P1"><text:s text:c="7"/>4.";</text:p>
      <text:p text:style-name="P1"/>
      <text:p text:style-name="P1"><text:s text:c="4"/>container mpbgp {</text:p>
      <text:p text:style-name="P1"><text:s text:c="6"/>when "../../name = 'bt:mp-bgp'";</text:p>
      <text:p text:style-name="P1"><text:s text:c="6"/>description</text:p>
      <text:p text:style-name="P1"><text:s text:c="8"/>"Multi-Protocol BGP-specific values.";</text:p>
      <text:p text:style-name="P1"><text:s text:c="6"/>reference</text:p>
      <text:p text:style-name="P1"><text:s text:c="8"/>"RFC 4760: Multiprotocol Extensions for BGP-4, Section 8.";</text:p>
      <text:p text:style-name="P1"/>
      <text:p text:style-name="P1"><text:s text:c="6"/>leaf afi {</text:p>
      <text:p text:style-name="P1"><text:s text:c="8"/>type iana-rt-types:address-family;</text:p>
      <text:p text:style-name="P1"><text:s text:c="8"/>description</text:p>
      <text:p text:style-name="P1"><text:s text:c="9"/>"Address Family Identifier carried in the Multiprotocol</text:p>
      <text:p text:style-name="P1"><text:s text:c="10"/>Extensions Capability.";</text:p>
      <text:p text:style-name="P1"><text:s text:c="8"/>reference</text:p>
      <text:p text:style-name="P1"><text:s text:c="10"/>"RFC 4760: Multiprotocol Extensions for BGP-4, Section</text:p>
      <text:p text:style-name="P1"><text:s text:c="11"/>8.";</text:p>
      <text:p text:style-name="P1"><text:s text:c="6"/>}</text:p>
      <text:p text:style-name="P1"><text:s text:c="6"/>leaf safi {</text:p>
      <text:p text:style-name="P1"><text:s text:c="8"/>type iana-rt-types:bgp-safi;</text:p>
      <text:p text:style-name="P1"><text:s text:c="8"/>description</text:p>
      <text:p text:style-name="P1"><text:s text:c="9"/>"Subsequent Address Family Identifier carried in the</text:p>
      <text:p text:style-name="P1"><text:s text:c="10"/>Multiprotocol Extensions Capability.";</text:p>
      <text:p text:style-name="P1"><text:s text:c="8"/>reference</text:p>
      <text:p text:style-name="P1"><text:s text:c="10"/>"RFC 4760: Multiprotocol Extensions for BGP-4, Section</text:p>
      <text:p text:style-name="P1"><text:s text:c="11"/>8.";</text:p>
      <text:p text:style-name="P1"><text:s text:c="6"/>}</text:p>
      <text:p text:style-name="P1"><text:s text:c="6"/>leaf name {</text:p>
      <text:p text:style-name="P1"><text:s text:c="8"/>type identityref {</text:p>
      <text:p text:style-name="P1"><text:s text:c="10"/>base bt:afi-safi-type;</text:p>
      <text:p text:style-name="P1"><text:s text:c="8"/>}</text:p>
      <text:p text:style-name="P1"><text:s text:c="8"/>description</text:p>
      <text:p text:style-name="P1"><text:s text:c="10"/>"When known, name carries the BGP AFI-SAFI identity for</text:p>
      <text:p text:style-name="P1"><text:s text:c="11"/>the AFI/SAFI combination as used in the BGP YANG</text:p>
      <text:p text:style-name="P1"><text:s text:c="11"/>modules.";</text:p>
      <text:p text:style-name="P1"><text:s text:c="6"/>}</text:p>
      <text:p text:style-name="P1"><text:s text:c="4"/>}</text:p>
      <text:p text:style-name="P1"/>
      <text:p text:style-name="P1"><text:s text:c="4"/>container graceful-restart {</text:p>
      <text:p text:style-name="P1"><text:s text:c="6"/>when "../../name = 'bt:graceful-restart'";</text:p>
      <text:p text:style-name="P1"><text:s text:c="6"/>description</text:p>
      <text:p text:style-name="P1"><text:s text:c="8"/>"BGP Graceful Restart-specific values.";</text:p>
      <text:p text:style-name="P1"><text:s text:c="6"/>reference</text:p>
      <text:p text:style-name="P1"><text:s text:c="8"/>"RFC 4724: Graceful Restart Mechanism for BGP.";</text:p>
      <text:p text:style-name="P1"/>
      <text:p text:style-name="P1"><text:s text:c="6"/>leaf flags {</text:p>
      <text:p text:style-name="P1"><text:s text:c="8"/>type bt:graceful-restart-flags;</text:p>
      <text:p text:style-name="P1"><text:s text:c="8"/>description</text:p>
      <text:p text:style-name="P1"><text:s text:c="10"/>"Restart Flags advertised by the Graceful Restart</text:p>
      <text:p text:style-name="P1"><text:s text:c="11"/>Capability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/>
      <text:p text:style-name="P1"><text:s text:c="6"/>leaf unknown-flags {</text:p>
      <text:p text:style-name="P1"><text:s text:c="8"/>type bits {</text:p>
      <text:p text:style-name="P1"><text:s text:c="10"/>bit unknown-2 {</text:p>
      <text:p text:style-name="P1"><text:s text:c="12"/>position 2;</text:p>
      <text:p text:style-name="P1"><text:s text:c="12"/>description</text:p>
      <text:p text:style-name="P1"><text:s text:c="14"/>"Bit 2 was received but is currently RESERVED.";</text:p>
      <text:p text:style-name="P1"><text:s text:c="10"/>}</text:p>
      <text:p text:style-name="P1"><text:s text:c="10"/>bit unknown-3 {</text:p>
      <text:p text:style-name="P1"><text:s text:c="12"/>position 3;</text:p>
      <text:p text:style-name="P1"><text:s text:c="12"/>description</text:p>
      <text:p text:style-name="P1"><text:s text:c="14"/>"Bit 3 was received but is currently RESERVED.";</text:p>
      <text:p text:style-name="P1"><text:s text:c="10"/>}</text:p>
      <text:p text:style-name="P1"><text:soft-page-break/><text:s text:c="8"/>}</text:p>
      <text:p text:style-name="P1"><text:s text:c="8"/>description</text:p>
      <text:p text:style-name="P1"><text:s text:c="10"/>"When a bit is exchanged in the Graceful Restart Flags</text:p>
      <text:p text:style-name="P1"><text:s text:c="11"/>field that is unknown to this module, their bit position</text:p>
      <text:p text:style-name="P1"><text:s text:c="11"/>is rendered using the associated unknown bit.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/>
      <text:p text:style-name="P1"><text:s text:c="6"/>leaf restart-time {</text:p>
      <text:p text:style-name="P1"><text:s text:c="8"/>type bt:graceful-restart-time-type;</text:p>
      <text:p text:style-name="P1"><text:s text:c="8"/>description</text:p>
      <text:p text:style-name="P1"><text:s text:c="10"/>"The period of time (advertised by the peer) that the</text:p>
      <text:p text:style-name="P1"><text:s text:c="11"/>peer expects a restart of a BGP session to take.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/>
      <text:p text:style-name="P1"><text:s text:c="6"/>list afi-safis {</text:p>
      <text:p text:style-name="P1"><text:s text:c="8"/>description</text:p>
      <text:p text:style-name="P1"><text:s text:c="10"/>"List of AFI/SAFIs advertised by the BGP Graceful Restart</text:p>
      <text:p text:style-name="P1"><text:s text:c="11"/>Capability and their AFI/SAFI-specific Flags.";</text:p>
      <text:p text:style-name="P1"><text:s text:c="8"/>leaf afi {</text:p>
      <text:p text:style-name="P1"><text:s text:c="10"/>type iana-rt-types:address-family;</text:p>
      <text:p text:style-name="P1"><text:s text:c="10"/>description</text:p>
      <text:p text:style-name="P1"><text:s text:c="12"/>"Address Family advertised in the BGP Graceful Restart</text:p>
      <text:p text:style-name="P1"><text:s text:c="13"/>Capability.";</text:p>
      <text:p text:style-name="P1"><text:s text:c="10"/>reference</text:p>
      <text:p text:style-name="P1"><text:s text:c="12"/>"RFC 4724: Graceful Restart Mechanism for BGP, Section</text:p>
      <text:p text:style-name="P1"><text:s text:c="13"/>3.";</text:p>
      <text:p text:style-name="P1"><text:s text:c="8"/>}</text:p>
      <text:p text:style-name="P1"><text:s text:c="8"/>leaf safi {</text:p>
      <text:p text:style-name="P1"><text:s text:c="10"/>type iana-rt-types:bgp-safi;</text:p>
      <text:p text:style-name="P1"><text:s text:c="10"/>description</text:p>
      <text:p text:style-name="P1"><text:s text:c="12"/>"Subsequent Address Family advertised in the BGP</text:p>
      <text:p text:style-name="P1"><text:s text:c="13"/>Graceful Restart Capability.";</text:p>
      <text:p text:style-name="P1"><text:s text:c="10"/>reference</text:p>
      <text:p text:style-name="P1"><text:s text:c="12"/>"RFC 4724: Graceful Restart Mechanism for BGP, Section</text:p>
      <text:p text:style-name="P1"><text:s text:c="13"/>3.";</text:p>
      <text:p text:style-name="P1"><text:s text:c="8"/>}</text:p>
      <text:p text:style-name="P1"><text:s text:c="8"/>leaf afi-safi-flags {</text:p>
      <text:p text:style-name="P1"><text:s text:c="10"/>type bt:graceful-restart-flags-for-afi;</text:p>
      <text:p text:style-name="P1"><text:s text:c="10"/>description</text:p>
      <text:p text:style-name="P1"><text:s text:c="12"/>"Flags for Address Family advertised per-AFI/SAFI in</text:p>
      <text:p text:style-name="P1"><text:s text:c="13"/>the BGP Graceful Restart Capability.";</text:p>
      <text:p text:style-name="P1"><text:s text:c="10"/>reference</text:p>
      <text:p text:style-name="P1"><text:s text:c="12"/>"RFC 4724: Graceful Restart Mechanism for BGP, Section</text:p>
      <text:p text:style-name="P1"><text:s text:c="13"/>3.";</text:p>
      <text:p text:style-name="P1"><text:s text:c="8"/>}</text:p>
      <text:p text:style-name="P1"><text:s text:c="8"/>leaf afi-safi-unknown-flags {</text:p>
      <text:p text:style-name="P1"><text:s text:c="10"/>type bits {</text:p>
      <text:p text:style-name="P1"><text:s text:c="12"/>bit unknown-1 {</text:p>
      <text:p text:style-name="P1"><text:s text:c="14"/>position 1;</text:p>
      <text:p text:style-name="P1"><text:s text:c="14"/>description</text:p>
      <text:p text:style-name="P1"><text:s text:c="16"/>"Bit 1 was received but is currently RESERVED.";</text:p>
      <text:p text:style-name="P1"><text:s text:c="12"/>}</text:p>
      <text:p text:style-name="P1"><text:s text:c="12"/>bit unknown-2 {</text:p>
      <text:p text:style-name="P1"><text:s text:c="14"/>position 2;</text:p>
      <text:p text:style-name="P1"><text:s text:c="14"/>description</text:p>
      <text:p text:style-name="P1"><text:s text:c="16"/>"Bit 2 was received but is currently RESERVED.";</text:p>
      <text:p text:style-name="P1"><text:s text:c="12"/>}</text:p>
      <text:p text:style-name="P1"><text:s text:c="12"/>bit unknown-3 {</text:p>
      <text:p text:style-name="P1"><text:s text:c="14"/>position 3;</text:p>
      <text:p text:style-name="P1"><text:s text:c="14"/>description</text:p>
      <text:p text:style-name="P1"><text:s text:c="16"/>"Bit 3 was received but is currently RESERVED.";</text:p>
      <text:p text:style-name="P1"><text:s text:c="12"/>}</text:p>
      <text:p text:style-name="P1"><text:s text:c="12"/>bit unknown-4 {</text:p>
      <text:p text:style-name="P1"><text:s text:c="14"/>position 4;</text:p>
      <text:p text:style-name="P1"><text:s text:c="14"/>description</text:p>
      <text:p text:style-name="P1"><text:s text:c="16"/>"Bit 4 was received but is currently RESERVED.";</text:p>
      <text:p text:style-name="P1"><text:s text:c="12"/>}</text:p>
      <text:p text:style-name="P1"><text:s text:c="12"/>bit unknown-5 {</text:p>
      <text:p text:style-name="P1"><text:s text:c="14"/>position 5;</text:p>
      <text:p text:style-name="P1"><text:s text:c="14"/>description</text:p>
      <text:p text:style-name="P1"><text:s text:c="16"/>"Bit 5 was received but is currently RESERVED.";</text:p>
      <text:p text:style-name="P1"><text:s text:c="12"/>}</text:p>
      <text:p text:style-name="P1"><text:soft-page-break/><text:s text:c="12"/>bit unknown-6 {</text:p>
      <text:p text:style-name="P1"><text:s text:c="14"/>position 6;</text:p>
      <text:p text:style-name="P1"><text:s text:c="14"/>description</text:p>
      <text:p text:style-name="P1"><text:s text:c="16"/>"Bit 6 was received but is currently RESERVED.";</text:p>
      <text:p text:style-name="P1"><text:s text:c="12"/>}</text:p>
      <text:p text:style-name="P1"><text:s text:c="12"/>bit unknown-7 {</text:p>
      <text:p text:style-name="P1"><text:s text:c="14"/>position 7;</text:p>
      <text:p text:style-name="P1"><text:s text:c="14"/>description</text:p>
      <text:p text:style-name="P1"><text:s text:c="16"/>"Bit 7 was received but is currently RESERVED.";</text:p>
      <text:p text:style-name="P1"><text:s text:c="12"/>}</text:p>
      <text:p text:style-name="P1"><text:s text:c="10"/>}</text:p>
      <text:p text:style-name="P1"><text:s text:c="10"/>description</text:p>
      <text:p text:style-name="P1"><text:s text:c="12"/>"When a bit is exchanged in the Graceful Restart Flags</text:p>
      <text:p text:style-name="P1"><text:s text:c="13"/>for Address Family field that is unknown to this</text:p>
      <text:p text:style-name="P1"><text:s text:c="13"/>module, their bit position is rendered using the</text:p>
      <text:p text:style-name="P1"><text:s text:c="13"/>associated unknown bit.";</text:p>
      <text:p text:style-name="P1"><text:s text:c="10"/>reference</text:p>
      <text:p text:style-name="P1"><text:s text:c="12"/>"RFC 4724: Graceful Restart Mechanism for BGP, Section</text:p>
      <text:p text:style-name="P1"><text:s text:c="13"/>3.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asn32 {</text:p>
      <text:p text:style-name="P1"><text:s text:c="6"/>when "../../name = 'bt:asn32'";</text:p>
      <text:p text:style-name="P1"><text:s text:c="6"/>description</text:p>
      <text:p text:style-name="P1"><text:s text:c="8"/>"Four-byte AS Number-specific values.";</text:p>
      <text:p text:style-name="P1"><text:s text:c="6"/>reference</text:p>
      <text:p text:style-name="P1"><text:s text:c="8"/>"RFC 6793: BGP Support for Four-Octet Autonomous System</text:p>
      <text:p text:style-name="P1"><text:s text:c="9"/>(AS) Number Space, Section 3.";</text:p>
      <text:p text:style-name="P1"/>
      <text:p text:style-name="P1"><text:s text:c="6"/>leaf as {</text:p>
      <text:p text:style-name="P1"><text:s text:c="8"/>type inet:as-number;</text:p>
      <text:p text:style-name="P1"><text:s text:c="8"/>description</text:p>
      <text:p text:style-name="P1"><text:s text:c="10"/>"Four-byte AS Number carried by the Support for 4-octet</text:p>
      <text:p text:style-name="P1"><text:s text:c="11"/>AS number capability.";</text:p>
      <text:p text:style-name="P1"><text:s text:c="8"/>reference</text:p>
      <text:p text:style-name="P1"><text:s text:c="10"/>"RFC 6793: BGP Support for Four-Octet Autonomous System</text:p>
      <text:p text:style-name="P1"><text:s text:c="11"/>(AS) Number Space, Section 3.";</text:p>
      <text:p text:style-name="P1"><text:s text:c="6"/>}</text:p>
      <text:p text:style-name="P1"><text:s text:c="4"/>}</text:p>
      <text:p text:style-name="P1"/>
      <text:p text:style-name="P1"><text:s text:c="4"/>container add-paths {</text:p>
      <text:p text:style-name="P1"><text:s text:c="6"/>when "../../name = 'bt:add-paths'";</text:p>
      <text:p text:style-name="P1"><text:s text:c="6"/>description</text:p>
      <text:p text:style-name="P1"><text:s text:c="8"/>"BGP add-paths-specific values.";</text:p>
      <text:p text:style-name="P1"><text:s text:c="6"/>reference</text:p>
      <text:p text:style-name="P1"><text:s text:c="8"/>"RFC 7911: Advertisement of Multiple Paths in BGP.";</text:p>
      <text:p text:style-name="P1"/>
      <text:p text:style-name="P1"><text:s text:c="6"/>list afi-safis {</text:p>
      <text:p text:style-name="P1"><text:s text:c="8"/>description</text:p>
      <text:p text:style-name="P1"><text:s text:c="10"/>"List of AFI/SAFIs advertised by the BGP ADD-PATH</text:p>
      <text:p text:style-name="P1"><text:s text:c="11"/>Capability and their AFI/SAFI-specific mode.";</text:p>
      <text:p text:style-name="P1"><text:s text:c="8"/>leaf afi {</text:p>
      <text:p text:style-name="P1"><text:s text:c="10"/>type iana-rt-types:address-family;</text:p>
      <text:p text:style-name="P1"><text:s text:c="10"/>description</text:p>
      <text:p text:style-name="P1"><text:s text:c="12"/>"Address Family Identifier for an instance of the BGP</text:p>
      <text:p text:style-name="P1"><text:s text:c="13"/>ADD-PATH Capability.";</text:p>
      <text:p text:style-name="P1"><text:s text:c="10"/>reference</text:p>
      <text:p text:style-name="P1"><text:s text:c="12"/>"RFC 7911: Advertisement of Multiple Paths in BGP,</text:p>
      <text:p text:style-name="P1"><text:s text:c="13"/>Section 4.";</text:p>
      <text:p text:style-name="P1"><text:s text:c="8"/>}</text:p>
      <text:p text:style-name="P1"><text:s text:c="8"/>leaf safi {</text:p>
      <text:p text:style-name="P1"><text:s text:c="10"/>type iana-rt-types:bgp-safi;</text:p>
      <text:p text:style-name="P1"><text:s text:c="10"/>description</text:p>
      <text:p text:style-name="P1"><text:s text:c="12"/>"Subsequent Address Family Identifier for an instance</text:p>
      <text:p text:style-name="P1"><text:s text:c="13"/>of the BGP ADD-PATH Capability.";</text:p>
      <text:p text:style-name="P1"><text:s text:c="10"/>reference</text:p>
      <text:p text:style-name="P1"><text:s text:c="12"/>"RFC 7911: Advertisement of Multiple Paths in BGP,</text:p>
      <text:p text:style-name="P1"><text:s text:c="13"/>Section 4.";</text:p>
      <text:p text:style-name="P1"><text:s text:c="8"/>}</text:p>
      <text:p text:style-name="P1"><text:s text:c="8"/>leaf mode {</text:p>
      <text:p text:style-name="P1"><text:s text:c="10"/>type enumeration {</text:p>
      <text:p text:style-name="P1"><text:s text:c="12"/>enum receive {</text:p>
      <text:p text:style-name="P1"><text:s text:c="14"/>value 1;</text:p>
      <text:p text:style-name="P1"><text:s text:c="14"/>description</text:p>
      <text:p text:style-name="P1"><text:s text:c="16"/>"The sender of the capability is able to receive</text:p>
      <text:p text:style-name="P1"><text:s text:c="17"/>multiple paths from its peer.";</text:p>
      <text:p text:style-name="P1"><text:soft-page-break/><text:s text:c="14"/>reference</text:p>
      <text:p text:style-name="P1"><text:s text:c="16"/>"RFC 7911: Advertisement of Multiple Paths in BGP,</text:p>
      <text:p text:style-name="P1"><text:s text:c="17"/>Section 4.";</text:p>
      <text:p text:style-name="P1"><text:s text:c="12"/>}</text:p>
      <text:p text:style-name="P1"><text:s text:c="12"/>enum send {</text:p>
      <text:p text:style-name="P1"><text:s text:c="14"/>value 2;</text:p>
      <text:p text:style-name="P1"><text:s text:c="14"/>description</text:p>
      <text:p text:style-name="P1"><text:s text:c="16"/>"The sender of the capability is able to send</text:p>
      <text:p text:style-name="P1"><text:s text:c="17"/>multiple paths to its peer.";</text:p>
      <text:p text:style-name="P1"><text:s text:c="14"/>reference</text:p>
      <text:p text:style-name="P1"><text:s text:c="16"/>"RFC 7911: Advertisement of Multiple Paths in BGP,</text:p>
      <text:p text:style-name="P1"><text:s text:c="17"/>Section 4.";</text:p>
      <text:p text:style-name="P1"><text:s text:c="12"/>}</text:p>
      <text:p text:style-name="P1"><text:s text:c="12"/>enum receive-send {</text:p>
      <text:p text:style-name="P1"><text:s text:c="14"/>value 3;</text:p>
      <text:p text:style-name="P1"><text:s text:c="14"/>description</text:p>
      <text:p text:style-name="P1"><text:s text:c="16"/>"The sender of the capability is able both receive</text:p>
      <text:p text:style-name="P1"><text:s text:c="17"/>and send multiple paths for its peer.";</text:p>
      <text:p text:style-name="P1"><text:s text:c="14"/>reference</text:p>
      <text:p text:style-name="P1"><text:s text:c="16"/>"RFC 7911: Advertisement of Multiple Paths in BGP,</text:p>
      <text:p text:style-name="P1"><text:s text:c="17"/>Section 4.";</text:p>
      <text:p text:style-name="P1"><text:s text:c="12"/>}</text:p>
      <text:p text:style-name="P1"><text:s text:c="10"/>}</text:p>
      <text:p text:style-name="P1"><text:s text:c="10"/>description</text:p>
      <text:p text:style-name="P1"><text:s text:c="12"/>"Send/Receive value for a per-AFI/SAFI instance of the</text:p>
      <text:p text:style-name="P1"><text:s text:c="13"/>ADD-PATH Capability.";</text:p>
      <text:p text:style-name="P1"><text:s text:c="10"/>reference</text:p>
      <text:p text:style-name="P1"><text:s text:c="12"/>"RFC 7911: Advertisement of Multiple Paths in BGP,</text:p>
      <text:p text:style-name="P1"><text:s text:c="13"/>Section 4.";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grouping bgp-capabilities {</text:p>
      <text:p text:style-name="P1"><text:s text:c="2"/>description</text:p>
      <text:p text:style-name="P1"><text:s text:c="4"/>"Structural grouping used to include BGP Capabiliites for BGP</text:p>
      <text:p text:style-name="P1"><text:s text:c="5"/>neghbors.";</text:p>
      <text:p text:style-name="P1"/>
      <text:p text:style-name="P1"><text:s text:c="2"/>container capabilities {</text:p>
      <text:p text:style-name="P1"><text:s text:c="4"/>config false;</text:p>
      <text:p text:style-name="P1"><text:s text:c="4"/>description</text:p>
      <text:p text:style-name="P1"><text:s text:c="6"/>"BGP Capabilities per-neighbor.";</text:p>
      <text:p text:style-name="P1"><text:s text:c="4"/>reference</text:p>
      <text:p text:style-name="P1"><text:s text:c="6"/>"RFC 5492: Capabilities Advertisement with BGP-4.";</text:p>
      <text:p text:style-name="P1"/>
      <text:p text:style-name="P1"><text:s text:c="4"/>list advertised-capabilities {</text:p>
      <text:p text:style-name="P1"><text:s text:c="6"/>key "code index";</text:p>
      <text:p text:style-name="P1"><text:s text:c="6"/>description</text:p>
      <text:p text:style-name="P1"><text:s text:c="8"/>"List of advertised BGP capabilities, per-peer.</text:p>
      <text:p text:style-name="P1"><text:s text:c="9"/>Identified by the Capability Code and an index. <text:s/>The</text:p>
      <text:p text:style-name="P1"><text:s text:c="9"/>index covers the case where the same BGP Capability</text:p>
      <text:p text:style-name="P1"><text:s text:c="9"/>may be advertised more than once.";</text:p>
      <text:p text:style-name="P1"/>
      <text:p text:style-name="P1"><text:s text:c="6"/>uses bgp-capabilities-common;</text:p>
      <text:p text:style-name="P1"><text:s text:c="4"/>}</text:p>
      <text:p text:style-name="P1"/>
      <text:p text:style-name="P1"><text:s text:c="4"/>list received-capabilities {</text:p>
      <text:p text:style-name="P1"><text:s text:c="6"/>key "code index";</text:p>
      <text:p text:style-name="P1"><text:s text:c="6"/>description</text:p>
      <text:p text:style-name="P1"><text:s text:c="8"/>"List of received BGP capabilities, per-peer.</text:p>
      <text:p text:style-name="P1"><text:s text:c="9"/>Identified by the Capability Code and an index. <text:s/>The</text:p>
      <text:p text:style-name="P1"><text:s text:c="9"/>index covers the case where the same BGP Capability</text:p>
      <text:p text:style-name="P1"><text:s text:c="9"/>may be advertised more than once.";</text:p>
      <text:p text:style-name="P1"/>
      <text:p text:style-name="P1"><text:s text:c="6"/>uses bgp-capabilities-common;</text:p>
      <text:p text:style-name="P1"><text:s text:c="4"/>}</text:p>
      <text:p text:style-name="P1"/>
      <text:p text:style-name="P1"><text:s text:c="4"/>leaf-list negotiated-capabilities {</text:p>
      <text:p text:style-name="P1"><text:s text:c="6"/>type identityref {</text:p>
      <text:p text:style-name="P1"><text:s text:c="8"/>base bt:bgp-capability;</text:p>
      <text:p text:style-name="P1"><text:s text:c="6"/>}</text:p>
      <text:p text:style-name="P1"><text:s text:c="6"/>description</text:p>
      <text:p text:style-name="P1"><text:s text:c="8"/>"Negotiated BGP capabilities.";</text:p>
      <text:p text:style-name="P1"><text:s text:c="4"/>}</text:p>
      <text:p text:style-name="P1"><text:s text:c="2"/>}</text:p>
      <text:p text:style-name="P1">}</text:p>
      <text:p text:style-name="P1"/>
      <text:p text:style-name="P1"><text:soft-page-break/></text:p>
      <text:p text:style-name="P1">ODE ENDS&gt;</text:p>
      <text:p text:style-name="P1"/>
      <text:p text:style-name="P1">1.3. BGP common submodule</text:p>
      <text:p text:style-name="P1"/>
      <text:p text:style-name="P1">ODE BEGINS&gt; file "ietf-bgp-common@2023-07-05.yang"</text:p>
      <text:p text:style-name="P1"/>
      <text:p text:style-name="P1">belongs-to ietf-bgp {</text:p>
      <text:p text:style-name="P1"><text:s text:c="2"/>prefix bgp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ana-bgp-community-types {</text:p>
      <text:p text:style-name="P1"><text:s text:c="2"/>prefix bc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etf-interfaces {</text:p>
      <text:p text:style-name="P1"><text:s text:c="2"/>prefix if;</text:p>
      <text:p text:style-name="P1"><text:s text:c="2"/>reference</text:p>
      <text:p text:style-name="P1"><text:s text:c="4"/>"RFC 7223: A YANG Data Model for Interface Management.";</text:p>
      <text:p text:style-name="P1">}</text:p>
      <text:p text:style-name="P1">import ietf-key-chain {</text:p>
      <text:p text:style-name="P1"><text:s text:c="2"/>prefix key-chain;</text:p>
      <text:p text:style-name="P1"><text:s text:c="2"/>reference</text:p>
      <text:p text:style-name="P1"><text:s text:c="4"/>"RFC 8177: YANG Data Model for Key Chains.";</text:p>
      <text:p text:style-name="P1">}</text:p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.";</text:p>
      <text:p text:style-name="P1">}</text:p>
      <text:p text:style-name="P1">import ietf-routing-policy {</text:p>
      <text:p text:style-name="P1"><text:s text:c="2"/>prefix rt-pol;</text:p>
      <text:p text:style-name="P1"><text:s text:c="2"/>reference</text:p>
      <text:p text:style-name="P1"><text:s text:c="4"/>"RFC 9067: A YANG Data Model for Routing Policy."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Data Types.";</text:p>
      <text:p text:style-name="P1">}</text:p>
      <text:p text:style-name="P1">import ietf-bfd-types {</text:p>
      <text:p text:style-name="P1"><text:s text:c="2"/>prefix bfd-types;</text:p>
      <text:p text:style-name="P1"><text:s text:c="2"/>reference</text:p>
      <text:p text:style-name="P1"><text:s text:c="4"/>"RFC 9127: YANG Data Model for Bidirectional Forward</text:p>
      <text:p text:style-name="P1"><text:s text:c="5"/>Detection.";</text:p>
      <text:p text:style-name="P1">}</text:p>
      <text:p text:style-name="P1">import ietf-tcp {</text:p>
      <text:p text:style-name="P1"><text:s text:c="2"/>prefix tcp;</text:p>
      <text:p text:style-name="P1"><text:s text:c="2"/>reference</text:p>
      <text:p text:style-name="P1"><text:s text:c="4"/>"I-D.ietf-tcpm-yang-tcp: Transmission Control Protocol (TCP)</text:p>
      <text:p text:style-name="P1"><text:s text:c="5"/>YANG Model.";</text:p>
      <text:p text:style-name="P1">}</text:p>
      <text:p text:style-name="P1">include ietf-bgp-common-structure {</text:p>
      <text:p text:style-name="P1"><text:s text:c="2"/>revision-date 2023-07-05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2">grouping neighbor-group-timers {</text:p>
      <text:p text:style-name="P2"><text:s text:c="2"/>description</text:p>
      <text:p text:style-name="P2"><text:s text:c="4"/>"Config parameters related to timers associated with the BGP</text:p>
      <text:p text:style-name="P2"><text:s text:c="5"/>peer";</text:p>
      <text:p text:style-name="P2"><text:s text:c="2"/>leaf connect-retry-interval {</text:p>
      <text:p text:style-name="P2"><text:s text:c="4"/>type uint16 {</text:p>
      <text:p text:style-name="P2"><text:s text:c="6"/>range "1..max";</text:p>
      <text:p text:style-name="P2"><text:s text:c="4"/>}</text:p>
      <text:p text:style-name="P2"><text:s text:c="4"/>units "seconds";</text:p>
      <text:p text:style-name="P2"><text:s text:c="4"/>default "120";</text:p>
      <text:p text:style-name="P2"><text:s text:c="4"/>description</text:p>
      <text:p text:style-name="P2"><text:s text:c="6"/>"Time interval (in seconds) for the ConnectRetryTimer. The</text:p>
      <text:p text:style-name="P2"><text:soft-page-break/><text:s text:c="7"/>suggested value for this timer is 120 seconds.";</text:p>
      <text:p text:style-name="P2"><text:s text:c="4"/>reference</text:p>
      <text:p text:style-name="P2"><text:s text:c="6"/>"RFC 4271: A Border Gateway Protocol 4 (BGP-4),</text:p>
      <text:p text:style-name="P2"><text:s text:c="7"/>Section 8.2.2.";</text:p>
      <text:p text:style-name="P2"><text:s text:c="2"/>}</text:p>
      <text:p text:style-name="P2"><text:s text:c="2"/>leaf hold-time {</text:p>
      <text:p text:style-name="P2"><text:s text:c="4"/>type uint16 {</text:p>
      <text:p text:style-name="P2"><text:s text:c="6"/>range "0 | 3..65535";</text:p>
      <text:p text:style-name="P2"><text:s text:c="4"/>}</text:p>
      <text:p text:style-name="P2"><text:s text:c="4"/>units "seconds";</text:p>
      <text:p text:style-name="P2"><text:s text:c="4"/>default "90";</text:p>
      <text:p text:style-name="P2"><text:s text:c="4"/>description</text:p>
      <text:p text:style-name="P2"><text:s text:c="6"/>"Time interval (in seconds) for the HoldTimer established</text:p>
      <text:p text:style-name="P2"><text:s text:c="7"/>with the peer. <text:s/>When read as operational data (ro), the</text:p>
      <text:p text:style-name="P2"><text:s text:c="7"/>value of this object is calculated by this BGP speaker,</text:p>
      <text:p text:style-name="P2"><text:s text:c="7"/>using the smaller of the values in hold-time that was</text:p>
      <text:p text:style-name="P2"><text:s text:c="7"/>configured (rw) in the running datastore and the Hold Time</text:p>
      <text:p text:style-name="P2"><text:s text:c="7"/>received in the OPEN message.</text:p>
      <text:p text:style-name="P2"/>
      <text:p text:style-name="P2"><text:s text:c="7"/>This value must be at least three seconds</text:p>
      <text:p text:style-name="P2"><text:s text:c="7"/>if it is not zero (0).</text:p>
      <text:p text:style-name="P2"/>
      <text:p text:style-name="P2"><text:s text:c="7"/>If the Hold Timer has not been established</text:p>
      <text:p text:style-name="P2"><text:s text:c="7"/>with the peer this object MUST have a value</text:p>
      <text:p text:style-name="P2"><text:s text:c="7"/>of zero (0).</text:p>
      <text:p text:style-name="P2"/>
      <text:p text:style-name="P2"><text:s text:c="7"/>If the configured value of hold-time object was</text:p>
      <text:p text:style-name="P2"><text:s text:c="7"/>a value of (0), then when read this object MUST have a</text:p>
      <text:p text:style-name="P2"><text:s text:c="7"/>value of (0) also.";</text:p>
      <text:p text:style-name="P2"><text:s text:c="4"/>reference</text:p>
      <text:p text:style-name="P2"><text:s text:c="6"/>"RFC 4271: A Border Gateway Protocol 4 (BGP-4), Section 4.2,</text:p>
      <text:p text:style-name="P2"><text:s text:c="7"/>RFC 4271: A Border Gateway Protocol 4 (BGP-4), Section 10.";</text:p>
      <text:p text:style-name="P2"><text:s text:c="2"/>}</text:p>
      <text:p text:style-name="P2"><text:s text:c="2"/>leaf negotiated-hold-time {</text:p>
      <text:p text:style-name="P2"><text:s text:c="4"/>type uint16;</text:p>
      <text:p text:style-name="P2"><text:s text:c="4"/>config false;</text:p>
      <text:p text:style-name="P2"><text:s text:c="4"/>description</text:p>
      <text:p text:style-name="P2"><text:s text:c="6"/>"The negotiated hold-time for the BGP session";</text:p>
      <text:p text:style-name="P2"><text:s text:c="4"/>reference</text:p>
      <text:p text:style-name="P2"><text:s text:c="6"/>"RFC 4271: A Border Gateway Protocol 4 (BGP-4), Section 4.2,</text:p>
      <text:p text:style-name="P2"><text:s text:c="7"/>RFC 4271: A Border Gateway Protocol 4 (BGP-4), Section 10.";</text:p>
      <text:p text:style-name="P2"><text:s text:c="2"/>}</text:p>
      <text:p text:style-name="P2"><text:s text:c="2"/>leaf keepalive {</text:p>
      <text:p text:style-name="P2"><text:s text:c="4"/>type uint16 {</text:p>
      <text:p text:style-name="P2"><text:s text:c="6"/>range "0..21845";</text:p>
      <text:p text:style-name="P2"><text:s text:c="4"/>}</text:p>
      <text:p text:style-name="P2"><text:s text:c="4"/>units "seconds";</text:p>
      <text:p text:style-name="P2"><text:s text:c="4"/>description</text:p>
      <text:p text:style-name="P2"><text:s text:c="6"/>"When used as a configuration (rw) value, this Time interval</text:p>
      <text:p text:style-name="P2"><text:s text:c="7"/>(in seconds) for the KeepAlive timer configured for this BGP</text:p>
      <text:p text:style-name="P2"><text:s text:c="7"/>speaker with this peer. <text:s/>A reasonable maximum value for this</text:p>
      <text:p text:style-name="P2"><text:s text:c="7"/>timer would be one-third of the configured hold-time.</text:p>
      <text:p text:style-name="P2"/>
      <text:p text:style-name="P2"><text:s text:c="7"/>In the absence of explicit configuration of the keepalive</text:p>
      <text:p text:style-name="P2"><text:s text:c="7"/>value, operationally it SHOULD have a value of one-third of</text:p>
      <text:p text:style-name="P2"><text:s text:c="7"/>the negotiated hold-time.</text:p>
      <text:p text:style-name="P2"/>
      <text:p text:style-name="P2"><text:s text:c="7"/>If the value of this object is zero (0), no periodic</text:p>
      <text:p text:style-name="P2"><text:s text:c="7"/>KEEPALIVE messages are sent to the peer after the BGP</text:p>
      <text:p text:style-name="P2"><text:s text:c="7"/>connection has been established.</text:p>
      <text:p text:style-name="P2"/>
      <text:p text:style-name="P2"><text:s text:c="7"/>The actual time interval for the KEEPALIVE messages is</text:p>
      <text:p text:style-name="P2"><text:s text:c="7"/>indicated by operational value of keepalive.";</text:p>
      <text:p text:style-name="P2"><text:s text:c="4"/>reference</text:p>
      <text:p text:style-name="P2"><text:s text:c="6"/>"RFC 4271: A Border Gateway Protocol 4 (BGP-4), Section 4.4,</text:p>
      <text:p text:style-name="P2"><text:s text:c="7"/>RFC 4271: A Border Gateway Protocol 4 (BGP-4), Section 10.";</text:p>
      <text:p text:style-name="P2"><text:s text:c="2"/>}</text:p>
      <text:p text:style-name="P1"><text:s text:c="2"/>leaf min-as-origination-interval {</text:p>
      <text:p text:style-name="P1"><text:s text:c="4"/>type uint16 {</text:p>
      <text:p text:style-name="P1"><text:s text:c="6"/>range "0..max";</text:p>
      <text:p text:style-name="P1"><text:s text:c="4"/>}</text:p>
      <text:p text:style-name="P1"><text:s text:c="4"/>units "seconds";</text:p>
      <text:p text:style-name="P1"><text:s text:c="4"/>description</text:p>
      <text:p text:style-name="P1"><text:s text:c="6"/>"Time interval (in seconds) for the MinASOriginationInterval</text:p>
      <text:p text:style-name="P1"><text:s text:c="7"/>timer. The suggested value for this timer is 15 seconds.";</text:p>
      <text:p text:style-name="P1"><text:s text:c="4"/>reference</text:p>
      <text:p text:style-name="P1"><text:s text:c="6"/>"RFC 4271: A Border Gateway Protocol 4 (BGP-4), Section</text:p>
      <text:p text:style-name="P1"><text:s text:c="7"/>9.2.1.2,</text:p>
      <text:p text:style-name="P1"><text:soft-page-break/><text:s text:c="7"/>RFC 4271: A Border Gateway Protocol 4 (BGP-4), Section 10.";</text:p>
      <text:p text:style-name="P1"><text:s text:c="2"/>}</text:p>
      <text:p text:style-name="P1"><text:s text:c="2"/>leaf min-route-advertisement-interval {</text:p>
      <text:p text:style-name="P1"><text:s text:c="4"/>type uint16 {</text:p>
      <text:p text:style-name="P1"><text:s text:c="6"/>range "0..max";</text:p>
      <text:p text:style-name="P1"><text:s text:c="4"/>}</text:p>
      <text:p text:style-name="P1"><text:s text:c="4"/>units "seconds";</text:p>
      <text:p text:style-name="P1"><text:s text:c="4"/>description</text:p>
      <text:p text:style-name="P1"><text:s text:c="6"/>"Time interval (in seconds) for the</text:p>
      <text:p text:style-name="P1"><text:s text:c="7"/>MinRouteAdvertisementInterval timer.</text:p>
      <text:p text:style-name="P1"><text:s text:c="7"/>The suggested value for this timer is 30</text:p>
      <text:p text:style-name="P1"><text:s text:c="7"/>seconds for EBGP connections and 5</text:p>
      <text:p text:style-name="P1"><text:s text:c="7"/>seconds for IBGP connections.";</text:p>
      <text:p text:style-name="P1"><text:s text:c="4"/>reference</text:p>
      <text:p text:style-name="P1"><text:s text:c="6"/>"RFC 4271: A Border Gateway Protocol 4 (BGP-4), Section</text:p>
      <text:p text:style-name="P1"><text:s text:c="7"/>9.2.1.1,</text:p>
      <text:p text:style-name="P1"><text:s text:c="7"/>RFC 4271: A Border Gateway Protocol 4 (BGP-4), Section 10.";</text:p>
      <text:p text:style-name="P1"><text:s text:c="2"/>}</text:p>
      <text:p text:style-name="P1">}</text:p>
      <text:p text:style-name="P1">grouping bgp-neighbor-use-multiple-paths {</text:p>
      <text:p text:style-name="P1"><text:s text:c="2"/>description</text:p>
      <text:p text:style-name="P1"><text:s text:c="4"/>"Multi-path configuration and state applicable to a BGP</text:p>
      <text:p text:style-name="P1"><text:s text:c="5"/>neighbor";</text:p>
      <text:p text:style-name="P1"><text:s text:c="2"/>container use-multiple-paths {</text:p>
      <text:p text:style-name="P1"><text:s text:c="4"/>description</text:p>
      <text:p text:style-name="P1"><text:s text:c="6"/>"Parameters related to the use of multiple-paths for the same</text:p>
      <text:p text:style-name="P1"><text:s text:c="7"/>NLRI when they are received only from this neighbor";</text:p>
      <text:p text:style-name="P1"><text:s text:c="4"/>leaf enabled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Whether the use of multiple paths for the same NLRI is</text:p>
      <text:p text:style-name="P1"><text:s text:c="9"/>enabled for the neighbor.";</text:p>
      <text:p text:style-name="P1"><text:s text:c="4"/>}</text:p>
      <text:p text:style-name="P1"><text:s text:c="4"/>container ebgp {</text:p>
      <text:p text:style-name="P1"><text:s text:c="6"/>description</text:p>
      <text:p text:style-name="P1"><text:s text:c="8"/>"Multi-path configuration for eBGP";</text:p>
      <text:p text:style-name="P1"><text:s text:c="6"/>leaf allow-multiple-as {</text:p>
      <text:p text:style-name="P1"><text:s text:c="8"/>type boolean;</text:p>
      <text:p text:style-name="P1"><text:s text:c="8"/>default "false";</text:p>
      <text:p text:style-name="P1"><text:s text:c="8"/>description</text:p>
      <text:p text:style-name="P1"><text:s text:c="10"/>"Allow multi-path to use paths from different neighboring</text:p>
      <text:p text:style-name="P1"><text:s text:c="11"/>ASes. The default is to only consider multiple paths</text:p>
      <text:p text:style-name="P1"><text:s text:c="11"/>from the same neighboring AS."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grouping neighbor-group-config {</text:p>
      <text:p text:style-name="P1"><text:s text:c="2"/>description</text:p>
      <text:p text:style-name="P1"><text:s text:c="4"/>"Neighbor level configuration items.";</text:p>
      <text:p text:style-name="P1"><text:s text:c="2"/>leaf peer-as {</text:p>
      <text:p text:style-name="P1"><text:s text:c="4"/>type inet:as-number;</text:p>
      <text:p text:style-name="P1"><text:s text:c="4"/>description</text:p>
      <text:p text:style-name="P1"><text:s text:c="6"/>"AS number of the peer.";</text:p>
      <text:p text:style-name="P1"><text:s text:c="2"/>}</text:p>
      <text:p text:style-name="P1"><text:s text:c="2"/>leaf local-as {</text:p>
      <text:p text:style-name="P1"><text:s text:c="4"/>type inet:as-number;</text:p>
      <text:p text:style-name="P1"><text:s text:c="4"/>description</text:p>
      <text:p text:style-name="P1"><text:s text:c="6"/>"The local autonomous system number that is to be used when</text:p>
      <text:p text:style-name="P1"><text:s text:c="7"/>establishing sessions with the remote peer or peer group, if</text:p>
      <text:p text:style-name="P1"><text:s text:c="7"/>this differs from the global BGP router autonomous system</text:p>
      <text:p text:style-name="P1"><text:s text:c="7"/>number.";</text:p>
      <text:p text:style-name="P1"><text:s text:c="2"/>}</text:p>
      <text:p text:style-name="P1"><text:s text:c="2"/>leaf remove-private-as {</text:p>
      <text:p text:style-name="P1"><text:s text:c="4"/>type bt:remove-private-as-option;</text:p>
      <text:p text:style-name="P1"><text:s text:c="4"/>description</text:p>
      <text:p text:style-name="P1"><text:s text:c="6"/>"When this leaf is specified, remove private AS numbers from</text:p>
      <text:p text:style-name="P1"><text:s text:c="7"/>updates sent to peers.";</text:p>
      <text:p text:style-name="P1"><text:s text:c="2"/>}</text:p>
      <text:p text:style-name="P1"><text:s text:c="2"/>container route-flap-damping {</text:p>
      <text:p text:style-name="P1"><text:s text:c="4"/>if-feature "bt:damping";</text:p>
      <text:p text:style-name="P1"><text:s text:c="4"/>leaf enable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Enable route flap damping.";</text:p>
      <text:p text:style-name="P1"><text:s text:c="4"/>}</text:p>
      <text:p text:style-name="P1"><text:soft-page-break/><text:s text:c="4"/>leaf suppress-above {</text:p>
      <text:p text:style-name="P1"><text:s text:c="6"/>type decimal64 {</text:p>
      <text:p text:style-name="P1"><text:s text:c="8"/>fraction-digits 1;</text:p>
      <text:p text:style-name="P1"><text:s text:c="6"/>}</text:p>
      <text:p text:style-name="P1"><text:s text:c="6"/>default "3.0";</text:p>
      <text:p text:style-name="P1"><text:s text:c="6"/>description</text:p>
      <text:p text:style-name="P1"><text:s text:c="8"/>"This is the value of the instability metric at which</text:p>
      <text:p text:style-name="P1"><text:s text:c="9"/>route suppression takes place. A route is not installed</text:p>
      <text:p text:style-name="P1"><text:s text:c="9"/>in the forwarding information base (FIB), or announced</text:p>
      <text:p text:style-name="P1"><text:s text:c="9"/>even if it is reachable during the period that it is</text:p>
      <text:p text:style-name="P1"><text:s text:c="9"/>suppressed.";</text:p>
      <text:p text:style-name="P1"><text:s text:c="4"/>}</text:p>
      <text:p text:style-name="P1"><text:s text:c="4"/>leaf reuse-above {</text:p>
      <text:p text:style-name="P1"><text:s text:c="6"/>type decimal64 {</text:p>
      <text:p text:style-name="P1"><text:s text:c="8"/>fraction-digits 1;</text:p>
      <text:p text:style-name="P1"><text:s text:c="6"/>}</text:p>
      <text:p text:style-name="P1"><text:s text:c="6"/>default "2.0";</text:p>
      <text:p text:style-name="P1"><text:s text:c="6"/>description</text:p>
      <text:p text:style-name="P1"><text:s text:c="8"/>"This is the value of the instability metric at which a</text:p>
      <text:p text:style-name="P1"><text:s text:c="9"/>suppressed route becomes unsuppressed if it is reachable</text:p>
      <text:p text:style-name="P1"><text:s text:c="9"/>but currently suppressed. The value assigned to</text:p>
      <text:p text:style-name="P1"><text:s text:c="9"/>reuse-below must be less than suppress-above.";</text:p>
      <text:p text:style-name="P1"><text:s text:c="4"/>}</text:p>
      <text:p text:style-name="P1"><text:s text:c="4"/>leaf max-flap {</text:p>
      <text:p text:style-name="P1"><text:s text:c="6"/>type decimal64 {</text:p>
      <text:p text:style-name="P1"><text:s text:c="8"/>fraction-digits 1;</text:p>
      <text:p text:style-name="P1"><text:s text:c="6"/>}</text:p>
      <text:p text:style-name="P1"><text:s text:c="6"/>default "16.0";</text:p>
      <text:p text:style-name="P1"><text:s text:c="6"/>description</text:p>
      <text:p text:style-name="P1"><text:s text:c="8"/>"This is the upper limit of the instability metric. This</text:p>
      <text:p text:style-name="P1"><text:s text:c="9"/>value must be greater than the larger of 1 and</text:p>
      <text:p text:style-name="P1"><text:s text:c="9"/>suppress-above.";</text:p>
      <text:p text:style-name="P1"><text:s text:c="4"/>}</text:p>
      <text:p text:style-name="P1"><text:s text:c="4"/>leaf reach-decay {</text:p>
      <text:p text:style-name="P1"><text:s text:c="6"/>type uint32;</text:p>
      <text:p text:style-name="P1"><text:s text:c="6"/>units "seconds";</text:p>
      <text:p text:style-name="P1"><text:s text:c="6"/>default "300";</text:p>
      <text:p text:style-name="P1"><text:s text:c="6"/>description</text:p>
      <text:p text:style-name="P1"><text:s text:c="8"/>"This value specifies the time desired for the instability</text:p>
      <text:p text:style-name="P1"><text:s text:c="9"/>metric value to reach one-half of its current value when</text:p>
      <text:p text:style-name="P1"><text:s text:c="9"/>the route is reachable. This half-life value determines</text:p>
      <text:p text:style-name="P1"><text:s text:c="9"/>the rate at which the metric value is decayed. A smaller</text:p>
      <text:p text:style-name="P1"><text:s text:c="9"/>half-life value makes a suppressed route reusable sooner</text:p>
      <text:p text:style-name="P1"><text:s text:c="9"/>than a larger value.";</text:p>
      <text:p text:style-name="P1"><text:s text:c="4"/>}</text:p>
      <text:p text:style-name="P1"><text:s text:c="4"/>leaf unreach-decay {</text:p>
      <text:p text:style-name="P1"><text:s text:c="6"/>type uint32;</text:p>
      <text:p text:style-name="P1"><text:s text:c="6"/>units "seconds";</text:p>
      <text:p text:style-name="P1"><text:s text:c="6"/>default "900";</text:p>
      <text:p text:style-name="P1"><text:s text:c="6"/>description</text:p>
      <text:p text:style-name="P1"><text:s text:c="8"/>"This value acts the same as reach-decay except that it</text:p>
      <text:p text:style-name="P1"><text:s text:c="9"/>specifies the rate at which the instability metric is</text:p>
      <text:p text:style-name="P1"><text:s text:c="9"/>decayed when a route is unreachable. It should have a</text:p>
      <text:p text:style-name="P1"><text:s text:c="9"/>value greater than or equal to reach-decay.";</text:p>
      <text:p text:style-name="P1"><text:s text:c="4"/>}</text:p>
      <text:p text:style-name="P1"><text:s text:c="4"/>leaf keep-history {</text:p>
      <text:p text:style-name="P1"><text:s text:c="6"/>type uint32;</text:p>
      <text:p text:style-name="P1"><text:s text:c="6"/>units "seconds";</text:p>
      <text:p text:style-name="P1"><text:s text:c="6"/>default "1800";</text:p>
      <text:p text:style-name="P1"><text:s text:c="6"/>description</text:p>
      <text:p text:style-name="P1"><text:s text:c="8"/>"This value specifies the period over which the route</text:p>
      <text:p text:style-name="P1"><text:s text:c="9"/>flapping history is to be maintained for a given route.</text:p>
      <text:p text:style-name="P1"><text:s text:c="9"/>The size of the configuration arrays described below is</text:p>
      <text:p text:style-name="P1"><text:s text:c="9"/>directly affected by this value.";</text:p>
      <text:p text:style-name="P1"><text:s text:c="4"/>}</text:p>
      <text:p text:style-name="P1"><text:s text:c="4"/>description</text:p>
      <text:p text:style-name="P1"><text:s text:c="6"/>"Routes learned via BGP are subject to weighted route</text:p>
      <text:p text:style-name="P1"><text:s text:c="7"/>dampening.";</text:p>
      <text:p text:style-name="P1"><text:s text:c="2"/>}</text:p>
      <text:p text:style-name="P1"><text:s text:c="2"/>leaf-list send-community {</text:p>
      <text:p text:style-name="P1"><text:s text:c="4"/>if-feature "bct:send-communities";</text:p>
      <text:p text:style-name="P1"><text:s text:c="4"/>type identityref {</text:p>
      <text:p text:style-name="P1"><text:s text:c="6"/>base "bct:send-community-feature";</text:p>
      <text:p text:style-name="P1"><text:s text:c="4"/>}</text:p>
      <text:p text:style-name="P1"><text:s text:c="4"/>description</text:p>
      <text:p text:style-name="P1"><text:s text:c="6"/>"When supported, this tells the router to propagate any</text:p>
      <text:p text:style-name="P1"><text:s text:c="7"/>prefixes that are attached to these community-types.";</text:p>
      <text:p text:style-name="P1"><text:s text:c="2"/>}</text:p>
      <text:p text:style-name="P1"><text:soft-page-break/><text:s text:c="2"/>leaf description {</text:p>
      <text:p text:style-name="P1"><text:s text:c="4"/>type string;</text:p>
      <text:p text:style-name="P1"><text:s text:c="4"/>description</text:p>
      <text:p text:style-name="P1"><text:s text:c="6"/>"An optional textual description (intended primarily for use</text:p>
      <text:p text:style-name="P1"><text:s text:c="7"/>with a peer or group";</text:p>
      <text:p text:style-name="P1"><text:s text:c="2"/>}</text:p>
      <text:p text:style-name="P1"/>
      <text:p text:style-name="P1"><text:s text:c="2"/>container timers {</text:p>
      <text:p text:style-name="P1"><text:s text:c="4"/>description</text:p>
      <text:p text:style-name="P1"><text:s text:c="6"/>"Timers related to a BGP neighbor";</text:p>
      <text:p text:style-name="P1"><text:s text:c="4"/>uses neighbor-group-timers;</text:p>
      <text:p text:style-name="P1"><text:s text:c="2"/>}</text:p>
      <text:p text:style-name="P1"/>
      <text:p text:style-name="P1"><text:s text:c="2"/>container transport {</text:p>
      <text:p text:style-name="P1"><text:s text:c="4"/>description</text:p>
      <text:p text:style-name="P1"><text:s text:c="6"/>"Transport session parameters for the BGP neighbor";</text:p>
      <text:p text:style-name="P1"><text:s text:c="4"/>uses neighbor-group-transport-config;</text:p>
      <text:p text:style-name="P1"><text:s text:c="2"/>}</text:p>
      <text:p text:style-name="P1"/>
      <text:p text:style-name="P1"><text:s text:c="2"/>leaf treat-as-withdraw {</text:p>
      <text:p text:style-name="P1"><text:s text:c="4"/>type boolean;</text:p>
      <text:p text:style-name="P1"><text:s text:c="4"/>default "false";</text:p>
      <text:p text:style-name="P1"><text:s text:c="4"/>description</text:p>
      <text:p text:style-name="P1"><text:s text:c="6"/>"Specify whether erroneous UPDATE messages for which the NLRI</text:p>
      <text:p text:style-name="P1"><text:s text:c="7"/>can be extracted are treated as though the NLRI is withdrawn</text:p>
      <text:p text:style-name="P1"><text:s text:c="7"/>- avoiding session reset";</text:p>
      <text:p text:style-name="P1"><text:s text:c="4"/>reference</text:p>
      <text:p text:style-name="P1"><text:s text:c="6"/>"RFC 7606: Revised Error Handling for BGP UPDATE Messages.";</text:p>
      <text:p text:style-name="P1"><text:s text:c="2"/>}</text:p>
      <text:p text:style-name="P1"/>
      <text:p text:style-name="P1"><text:s text:c="2"/>container logging-options {</text:p>
      <text:p text:style-name="P1"><text:s text:c="4"/>description</text:p>
      <text:p text:style-name="P1"><text:s text:c="6"/>"Logging options for events related to the BGP neighbor or</text:p>
      <text:p text:style-name="P1"><text:s text:c="7"/>group";</text:p>
      <text:p text:style-name="P1"><text:s text:c="4"/>leaf log-neighbor-state-changes {</text:p>
      <text:p text:style-name="P1"><text:s text:c="6"/>type boolean;</text:p>
      <text:p text:style-name="P1"><text:s text:c="6"/>default "true";</text:p>
      <text:p text:style-name="P1"><text:s text:c="6"/>description</text:p>
      <text:p text:style-name="P1"><text:s text:c="8"/>"Configure logging of peer state changes. <text:s/>Default is to</text:p>
      <text:p text:style-name="P1"><text:s text:c="9"/>enable logging of peer state changes.</text:p>
      <text:p text:style-name="P1"/>
      <text:p text:style-name="P1"><text:s text:c="9"/>Note: Documenting demotion from ESTABLISHED state is</text:p>
      <text:p text:style-name="P1"><text:s text:c="15"/>desirable, but documenting all backward transitions</text:p>
      <text:p text:style-name="P1"><text:s text:c="15"/>is problematic, and should be avoided.";</text:p>
      <text:p text:style-name="P1"><text:s text:c="4"/>}</text:p>
      <text:p text:style-name="P1"><text:s text:c="2"/>}</text:p>
      <text:p text:style-name="P1"/>
      <text:p text:style-name="P1"><text:s text:c="2"/>uses structure-neighbor-group-route-reflector;</text:p>
      <text:p text:style-name="P1"><text:s text:c="2"/>uses structure-neighbor-group-as-path-options;</text:p>
      <text:p text:style-name="P1"><text:s text:c="2"/>uses structure-add-paths;</text:p>
      <text:p text:style-name="P1"><text:s text:c="2"/>uses bgp-neighbor-use-multiple-paths;</text:p>
      <text:p text:style-name="P1"><text:s text:c="2"/>uses rt-pol:apply-policy-group;</text:p>
      <text:p text:style-name="P1">}</text:p>
      <text:p text:style-name="P1">grouping neighbor-group-transport-config {</text:p>
      <text:p text:style-name="P1"><text:s text:c="2"/>description</text:p>
      <text:p text:style-name="P1"><text:s text:c="4"/>"Configuration parameters relating to the transport protocol</text:p>
      <text:p text:style-name="P1"><text:s text:c="5"/>used by the BGP session to the peer.";</text:p>
      <text:p text:style-name="P1"/>
      <text:p text:style-name="P1"><text:s text:c="2"/>leaf local-address {</text:p>
      <text:p text:style-name="P1"><text:s text:c="4"/>type union {</text:p>
      <text:p text:style-name="P1"><text:s text:c="6"/>type inet:ip-address;</text:p>
      <text:p text:style-name="P1"><text:s text:c="6"/>type if:interface-ref;</text:p>
      <text:p text:style-name="P1"><text:s text:c="4"/>}</text:p>
      <text:p text:style-name="P1"><text:s text:c="4"/>description</text:p>
      <text:p text:style-name="P1"><text:s text:c="6"/>"Set the local IP (either IPv4 or IPv6) address to use for</text:p>
      <text:p text:style-name="P1"><text:s text:c="7"/>the session when sending BGP update messages. This may be</text:p>
      <text:p text:style-name="P1"><text:s text:c="7"/>expressed as either an IP address or reference to the name</text:p>
      <text:p text:style-name="P1"><text:s text:c="7"/>of an interface.";</text:p>
      <text:p text:style-name="P1"><text:s text:c="2"/>}</text:p>
      <text:p text:style-name="P1"/>
      <text:p text:style-name="P1"><text:s text:c="2"/>leaf tcp-mss {</text:p>
      <text:p text:style-name="P1"><text:s text:c="4"/>type tcp:mss;</text:p>
      <text:p text:style-name="P1"><text:s text:c="4"/>description</text:p>
      <text:p text:style-name="P1"><text:s text:c="6"/>"Maximum Segment Size (MSS) desired on this connection.</text:p>
      <text:p text:style-name="P1"><text:s text:c="7"/>Note, the 'effective send MSS' can be smaller than</text:p>
      <text:p text:style-name="P1"><text:s text:c="7"/>what is configured here.";</text:p>
      <text:p text:style-name="P1"><text:s text:c="5"/>reference</text:p>
      <text:p text:style-name="P1"><text:s text:c="7"/>"RFC 9293: Transmission Control Protocol (TCP)</text:p>
      <text:p text:style-name="P1"><text:soft-page-break/><text:s text:c="18"/>Specification.";</text:p>
      <text:p text:style-name="P1"><text:s text:c="2"/>}</text:p>
      <text:p text:style-name="P1"/>
      <text:p text:style-name="P1"><text:s text:c="2"/>leaf mtu-discovery {</text:p>
      <text:p text:style-name="P1"><text:s text:c="4"/>type boolean;</text:p>
      <text:p text:style-name="P1"><text:s text:c="4"/>default "true";</text:p>
      <text:p text:style-name="P1"><text:s text:c="4"/>description</text:p>
      <text:p text:style-name="P1"><text:s text:c="6"/>"Turns path mtu discovery for BGP TCP sessions on (true) or</text:p>
      <text:p text:style-name="P1"><text:s text:c="7"/>off (false).";</text:p>
      <text:p text:style-name="P1"><text:s text:c="4"/>reference</text:p>
      <text:p text:style-name="P1"><text:s text:c="6"/>"RFC 1191: Path MTU discovery.";</text:p>
      <text:p text:style-name="P1"><text:s text:c="2"/>}</text:p>
      <text:p text:style-name="P1"/>
      <text:p text:style-name="P1"><text:s text:c="2"/>container ebgp-multihop {</text:p>
      <text:p text:style-name="P1"><text:s text:c="4"/>description</text:p>
      <text:p text:style-name="P1"><text:s text:c="6"/>"eBGP multi-hop parameters for the BGP peer-group";</text:p>
      <text:p text:style-name="P1"><text:s text:c="4"/>leaf enabled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When enabled, the referenced group or neighbors are</text:p>
      <text:p text:style-name="P1"><text:s text:c="9"/>permitted to be indirectly connected - including cases</text:p>
      <text:p text:style-name="P1"><text:s text:c="9"/>where the TTL can be decremented between the BGP peers";</text:p>
      <text:p text:style-name="P1"><text:s text:c="4"/>}</text:p>
      <text:p text:style-name="P1"><text:s text:c="4"/>leaf multihop-ttl {</text:p>
      <text:p text:style-name="P1"><text:s text:c="6"/>type uint8;</text:p>
      <text:p text:style-name="P1"><text:s text:c="6"/>description</text:p>
      <text:p text:style-name="P1"><text:s text:c="8"/>"Time-to-live value to use when packets are sent to the</text:p>
      <text:p text:style-name="P1"><text:s text:c="9"/>referenced group or neighbors and ebgp-multihop is</text:p>
      <text:p text:style-name="P1"><text:s text:c="9"/>enabled";</text:p>
      <text:p text:style-name="P1"><text:s text:c="4"/>}</text:p>
      <text:p text:style-name="P1"><text:s text:c="2"/>}</text:p>
      <text:p text:style-name="P1"/>
      <text:p text:style-name="P1"><text:s text:c="2"/>leaf passive-mode {</text:p>
      <text:p text:style-name="P1"><text:s text:c="4"/>type boolean;</text:p>
      <text:p text:style-name="P1"><text:s text:c="4"/>default "false";</text:p>
      <text:p text:style-name="P1"><text:s text:c="4"/>description</text:p>
      <text:p text:style-name="P1"><text:s text:c="6"/>"Wait for peers to issue requests to open a BGP session,</text:p>
      <text:p text:style-name="P1"><text:s text:c="7"/>rather than initiating sessions from the local router.";</text:p>
      <text:p text:style-name="P1"><text:s text:c="2"/>}</text:p>
      <text:p text:style-name="P1"/>
      <text:p text:style-name="P1"><text:s text:c="2"/>leaf ttl-security {</text:p>
      <text:p text:style-name="P1"><text:s text:c="4"/>if-feature "bt:ttl-security";</text:p>
      <text:p text:style-name="P1"><text:s text:c="4"/>type uint8;</text:p>
      <text:p text:style-name="P1"><text:s text:c="4"/>default "255";</text:p>
      <text:p text:style-name="P1"><text:s text:c="4"/>description</text:p>
      <text:p text:style-name="P1"><text:s text:c="6"/>"BGP Time To Live (TTL) security check.";</text:p>
      <text:p text:style-name="P1"><text:s text:c="4"/>reference</text:p>
      <text:p text:style-name="P1"><text:s text:c="6"/>"RFC 5082: The Generalized TTL Security Mechanism (GTSM),</text:p>
      <text:p text:style-name="P1"><text:s text:c="7"/>RFC 7454: BGP Operations and Security.";</text:p>
      <text:p text:style-name="P1"><text:s text:c="2"/>}</text:p>
      <text:p text:style-name="P1"/>
      <text:p text:style-name="P1"><text:s text:c="2"/>container secure-session {</text:p>
      <text:p text:style-name="P1"><text:s text:c="4"/>must "enabled = 'false' or " +</text:p>
      <text:p text:style-name="P1"><text:s text:c="9"/>"(enabled = 'true' and options)" {</text:p>
      <text:p text:style-name="P1"><text:s text:c="6"/>error-message "When secure-session is enabled " +</text:p>
      <text:p text:style-name="P1"><text:s text:c="8"/>"secure-session options MUST be set";</text:p>
      <text:p text:style-name="P1"><text:s text:c="4"/>}</text:p>
      <text:p text:style-name="P1"><text:s text:c="4"/>description</text:p>
      <text:p text:style-name="P1"><text:s text:c="6"/>"Container for describing how a particular BGP session</text:p>
      <text:p text:style-name="P1"><text:s text:c="7"/>is to be secured.";</text:p>
      <text:p text:style-name="P1"/>
      <text:p text:style-name="P1"><text:s text:c="4"/>leaf enabled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When set to true, session is secured with the</text:p>
      <text:p text:style-name="P1"><text:s text:c="9"/>configured options.";</text:p>
      <text:p text:style-name="P1"><text:s text:c="4"/>}</text:p>
      <text:p text:style-name="P1"/>
      <text:p text:style-name="P1"><text:s text:c="4"/>container options {</text:p>
      <text:p text:style-name="P1"><text:s text:c="6"/>description</text:p>
      <text:p text:style-name="P1"><text:s text:c="8"/>"Options for securing the BGP session.";</text:p>
      <text:p text:style-name="P1"><text:s text:c="6"/>choice option {</text:p>
      <text:p text:style-name="P1"><text:s text:c="8"/>case ao {</text:p>
      <text:p text:style-name="P1"><text:s text:c="10"/>leaf ao-keychain {</text:p>
      <text:p text:style-name="P1"><text:s text:c="12"/>type key-chain:key-chain-ref;</text:p>
      <text:p text:style-name="P1"><text:s text:c="12"/>description</text:p>
      <text:p text:style-name="P1"><text:soft-page-break/><text:s text:c="14"/>"Reference to the key chain that will be used by this</text:p>
      <text:p text:style-name="P1"><text:s text:c="15"/>model. Applicable for TCP-AO and TCP-MD5 only";</text:p>
      <text:p text:style-name="P1"><text:s text:c="12"/>reference</text:p>
      <text:p text:style-name="P1"><text:s text:c="14"/>"RFC 8177: YANG Data Model for Key Chains.";</text:p>
      <text:p text:style-name="P1"><text:s text:c="10"/>}</text:p>
      <text:p text:style-name="P1"><text:s text:c="10"/>description</text:p>
      <text:p text:style-name="P1"><text:s text:c="12"/>"Uses TCP-AO to secure the session. Parameters for</text:p>
      <text:p text:style-name="P1"><text:s text:c="13"/>those are defined as a grouping in the TCP YANG</text:p>
      <text:p text:style-name="P1"><text:s text:c="13"/>model.";</text:p>
      <text:p text:style-name="P1"><text:s text:c="10"/>reference</text:p>
      <text:p text:style-name="P1"><text:s text:c="12"/>"RFC 5925: The TCP Authentication Option.";</text:p>
      <text:p text:style-name="P1"><text:s text:c="8"/>}</text:p>
      <text:p text:style-name="P1"/>
      <text:p text:style-name="P1"><text:s text:c="8"/>case md5 {</text:p>
      <text:p text:style-name="P1"><text:s text:c="10"/>leaf md5-keychain {</text:p>
      <text:p text:style-name="P1"><text:s text:c="12"/>type key-chain:key-chain-ref;</text:p>
      <text:p text:style-name="P1"><text:s text:c="12"/>description</text:p>
      <text:p text:style-name="P1"><text:s text:c="14"/>"Reference to the key chain that will be used by this</text:p>
      <text:p text:style-name="P1"><text:s text:c="15"/>model. Applicable for TCP-AO and TCP-MD5 only";</text:p>
      <text:p text:style-name="P1"><text:s text:c="12"/>reference</text:p>
      <text:p text:style-name="P1"><text:s text:c="14"/>"RFC 8177: YANG Data Model for Key Chains.";</text:p>
      <text:p text:style-name="P1"><text:s text:c="10"/>}</text:p>
      <text:p text:style-name="P1"><text:s text:c="10"/>description</text:p>
      <text:p text:style-name="P1"><text:s text:c="12"/>"Uses TCP-MD5 to secure the session. Parameters for</text:p>
      <text:p text:style-name="P1"><text:s text:c="13"/>those are defined as a grouping in the TCP YANG</text:p>
      <text:p text:style-name="P1"><text:s text:c="13"/>model.";</text:p>
      <text:p text:style-name="P1"><text:s text:c="10"/>reference</text:p>
      <text:p text:style-name="P1"><text:s text:c="12"/>"RFC 5925: The TCP Authentication Option.";</text:p>
      <text:p text:style-name="P1"><text:s text:c="8"/>}</text:p>
      <text:p text:style-name="P1"/>
      <text:p text:style-name="P1"><text:s text:c="8"/>case ipsec {</text:p>
      <text:p text:style-name="P1"><text:s text:c="10"/>leaf sa {</text:p>
      <text:p text:style-name="P1"><text:s text:c="12"/>type string;</text:p>
      <text:p text:style-name="P1"><text:s text:c="12"/>description</text:p>
      <text:p text:style-name="P1"><text:s text:c="14"/>"Security Association (SA) name.";</text:p>
      <text:p text:style-name="P1"><text:s text:c="10"/>}</text:p>
      <text:p text:style-name="P1"><text:s text:c="10"/>description</text:p>
      <text:p text:style-name="P1"><text:s text:c="12"/>"Currently, the IPsec/IKE YANG model has</text:p>
      <text:p text:style-name="P1"><text:s text:c="13"/>no grouping defined that this model can use. When</text:p>
      <text:p text:style-name="P1"><text:s text:c="13"/>such a grouping is defined, this model can import</text:p>
      <text:p text:style-name="P1"><text:s text:c="13"/>the grouping to add the key parameters</text:p>
      <text:p text:style-name="P1"><text:s text:c="13"/>needed to kick of IKE.";</text:p>
      <text:p text:style-name="P1"><text:s text:c="8"/>}</text:p>
      <text:p text:style-name="P1"/>
      <text:p text:style-name="P1"><text:s text:c="8"/>description</text:p>
      <text:p text:style-name="P1"><text:s text:c="10"/>"Choice of authentication options."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container bfd {</text:p>
      <text:p text:style-name="P1"><text:s text:c="4"/>if-feature "bt:bfd";</text:p>
      <text:p text:style-name="P1"><text:s text:c="4"/>uses bfd-types:client-cfg-parms;</text:p>
      <text:p text:style-name="P1"><text:s text:c="4"/>description</text:p>
      <text:p text:style-name="P1"><text:s text:c="6"/>"BFD client configuration.";</text:p>
      <text:p text:style-name="P1"><text:s text:c="4"/>reference</text:p>
      <text:p text:style-name="P1"><text:s text:c="6"/>"RFC 9127: YANG Data Model for Bidirectional Forwarding</text:p>
      <text:p text:style-name="P1"><text:s text:c="7"/>Detection.";</text:p>
      <text:p text:style-name="P1"><text:s text:c="2"/>}</text:p>
      <text:p text:style-name="P1">}</text:p>
      <text:p text:style-name="P2">grouping graceful-restart-config {</text:p>
      <text:p text:style-name="P2"><text:s text:c="2"/>description</text:p>
      <text:p text:style-name="P2"><text:s text:c="4"/>"Configuration parameters relating to BGP graceful restart.";</text:p>
      <text:p text:style-name="P2"><text:s text:c="2"/>leaf enabled {</text:p>
      <text:p text:style-name="P2"><text:s text:c="4"/>type boolean;</text:p>
      <text:p text:style-name="P2"><text:s text:c="4"/>default "false";</text:p>
      <text:p text:style-name="P2"><text:s text:c="4"/>description</text:p>
      <text:p text:style-name="P2"><text:s text:c="6"/>"Enable or disable the graceful-restart capability.";</text:p>
      <text:p text:style-name="P2"><text:s text:c="2"/>}</text:p>
      <text:p text:style-name="P2"><text:s text:c="2"/>leaf restart-time {</text:p>
      <text:p text:style-name="P2"><text:s text:c="4"/>type bt:graceful-restart-time-type;</text:p>
      <text:p text:style-name="P2"><text:s text:c="4"/>description</text:p>
      <text:p text:style-name="P2"><text:s text:c="6"/>"Estimated time (in seconds) for the local BGP speaker to</text:p>
      <text:p text:style-name="P2"><text:s text:c="7"/>restart a session. This value is advertise in the graceful</text:p>
      <text:p text:style-name="P2"><text:s text:c="7"/>restart BGP capability. <text:s/>This is a 12-bit value, referred to</text:p>
      <text:p text:style-name="P2"><text:s text:c="7"/>as Restart Time in RFC4724. <text:s/>Per RFC4724, the suggested</text:p>
      <text:p text:style-name="P2"><text:s text:c="7"/>default value is &lt;= the hold-time value.";</text:p>
      <text:p text:style-name="P2"><text:s text:c="4"/>reference</text:p>
      <text:p text:style-name="P2"><text:soft-page-break/><text:s text:c="6"/>"RFC 4724: Graceful Restart Mechanism for BGP.";</text:p>
      <text:p text:style-name="P2"><text:s text:c="2"/>}</text:p>
      <text:p text:style-name="P2"><text:s text:c="2"/>leaf stale-routes-time {</text:p>
      <text:p text:style-name="P2"><text:s text:c="4"/>type uint32;</text:p>
      <text:p text:style-name="P2"><text:s text:c="4"/>description</text:p>
      <text:p text:style-name="P2"><text:s text:c="6"/>"An upper-bound on the time that stale routes will be</text:p>
      <text:p text:style-name="P2"><text:s text:c="7"/>retained by a router after a session is restarted. If an</text:p>
      <text:p text:style-name="P2"><text:s text:c="7"/>End-of-RIB (EOR) marker is received prior to this timer</text:p>
      <text:p text:style-name="P2"><text:s text:c="7"/>expiring, stale-routes will be flushed upon its receipt - if</text:p>
      <text:p text:style-name="P2"><text:s text:c="7"/>no EOR is received, then when this timer expires stale paths</text:p>
      <text:p text:style-name="P2"><text:s text:c="7"/>will be purged. This timer is referred to as the</text:p>
      <text:p text:style-name="P2"><text:s text:c="7"/>Selection_Deferral_Timer in RFC4724";</text:p>
      <text:p text:style-name="P2"><text:s text:c="4"/>reference</text:p>
      <text:p text:style-name="P2"><text:s text:c="6"/>"RFC 4724: Graceful Restart Mechanism for BGP.";</text:p>
      <text:p text:style-name="P2"><text:s text:c="2"/>}</text:p>
      <text:p text:style-name="P1"><text:s text:c="2"/>leaf helper-only {</text:p>
      <text:p text:style-name="P1"><text:s text:c="4"/>type boolean;</text:p>
      <text:p text:style-name="P1"><text:s text:c="4"/>default "true";</text:p>
      <text:p text:style-name="P1"><text:s text:c="4"/>description</text:p>
      <text:p text:style-name="P1"><text:s text:c="6"/>"Enable graceful-restart in helper mode only. When this leaf</text:p>
      <text:p text:style-name="P1"><text:s text:c="7"/>is set, the local system does not retain forwarding its own</text:p>
      <text:p text:style-name="P1"><text:s text:c="7"/>state during a restart, but supports procedures for the</text:p>
      <text:p text:style-name="P1"><text:s text:c="7"/>receiving speaker, as defined in RFC4724.";</text:p>
      <text:p text:style-name="P1"><text:s text:c="4"/>reference</text:p>
      <text:p text:style-name="P1"><text:s text:c="6"/>"RFC 4724: Graceful Restart Mechanism for BGP.";</text:p>
      <text:p text:style-name="P1"><text:s text:c="2"/>}</text:p>
      <text:p text:style-name="P1">}</text:p>
      <text:p text:style-name="P1">grouping global-group-use-multiple-paths {</text:p>
      <text:p text:style-name="P1"><text:s text:c="2"/>description</text:p>
      <text:p text:style-name="P1"><text:s text:c="4"/>"Common grouping used for both global and groups which provides</text:p>
      <text:p text:style-name="P1"><text:s text:c="5"/>configuration and state parameters relating to use of multiple</text:p>
      <text:p text:style-name="P1"><text:s text:c="5"/>paths";</text:p>
      <text:p text:style-name="P1"><text:s text:c="2"/>container use-multiple-paths {</text:p>
      <text:p text:style-name="P1"><text:s text:c="4"/>description</text:p>
      <text:p text:style-name="P1"><text:s text:c="6"/>"Parameters related to the use of multiple paths for the</text:p>
      <text:p text:style-name="P1"><text:s text:c="7"/>same NLRI";</text:p>
      <text:p text:style-name="P1"><text:s text:c="4"/>leaf enabled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Whether the use of multiple paths for the same NLRI is</text:p>
      <text:p text:style-name="P1"><text:s text:c="9"/>enabled for the neighbor. This value is overridden by any</text:p>
      <text:p text:style-name="P1"><text:s text:c="9"/>more specific configuration value.";</text:p>
      <text:p text:style-name="P1"><text:s text:c="4"/>}</text:p>
      <text:p text:style-name="P1"><text:s text:c="4"/>container ebgp {</text:p>
      <text:p text:style-name="P1"><text:s text:c="6"/>description</text:p>
      <text:p text:style-name="P1"><text:s text:c="8"/>"Multi-Path parameters for eBGP";</text:p>
      <text:p text:style-name="P1"><text:s text:c="6"/>leaf allow-multiple-as {</text:p>
      <text:p text:style-name="P1"><text:s text:c="8"/>type boolean;</text:p>
      <text:p text:style-name="P1"><text:s text:c="8"/>default "false";</text:p>
      <text:p text:style-name="P1"><text:s text:c="8"/>description</text:p>
      <text:p text:style-name="P1"><text:s text:c="10"/>"Allow multi-path to use paths from different neighboring</text:p>
      <text:p text:style-name="P1"><text:s text:c="11"/>ASes. <text:s/>The default is to only consider multiple paths</text:p>
      <text:p text:style-name="P1"><text:s text:c="11"/>from the same neighboring AS.";</text:p>
      <text:p text:style-name="P1"><text:s text:c="6"/>}</text:p>
      <text:p text:style-name="P1"><text:s text:c="6"/>leaf maximum-paths {</text:p>
      <text:p text:style-name="P1"><text:s text:c="8"/>type uint32;</text:p>
      <text:p text:style-name="P1"><text:s text:c="8"/>default "1";</text:p>
      <text:p text:style-name="P1"><text:s text:c="8"/>description</text:p>
      <text:p text:style-name="P1"><text:s text:c="10"/>"Maximum number of parallel paths to consider when using</text:p>
      <text:p text:style-name="P1"><text:s text:c="11"/>BGP multi-path. The default is use a single path.";</text:p>
      <text:p text:style-name="P1"><text:s text:c="6"/>}</text:p>
      <text:p text:style-name="P1"><text:s text:c="4"/>}</text:p>
      <text:p text:style-name="P1"><text:s text:c="4"/>container ibgp {</text:p>
      <text:p text:style-name="P1"><text:s text:c="6"/>description</text:p>
      <text:p text:style-name="P1"><text:s text:c="8"/>"Multi-Path parameters for iBGP";</text:p>
      <text:p text:style-name="P1"><text:s text:c="6"/>leaf maximum-paths {</text:p>
      <text:p text:style-name="P1"><text:s text:c="8"/>type uint32;</text:p>
      <text:p text:style-name="P1"><text:s text:c="8"/>default "1";</text:p>
      <text:p text:style-name="P1"><text:s text:c="8"/>description</text:p>
      <text:p text:style-name="P1"><text:s text:c="10"/>"Maximum number of parallel paths to consider when using</text:p>
      <text:p text:style-name="P1"><text:s text:c="11"/>iBGP multi-path. The default is to use a single path"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2">grouping route-selection-options {</text:p>
      <text:p text:style-name="P2"><text:s text:c="2"/>description</text:p>
      <text:p text:style-name="P2"><text:soft-page-break/><text:s text:c="4"/>"Configuration and state relating to route selection options";</text:p>
      <text:p text:style-name="P2"><text:s text:c="2"/>container route-selection-options {</text:p>
      <text:p text:style-name="P2"><text:s text:c="4"/>description</text:p>
      <text:p text:style-name="P2"><text:s text:c="6"/>"Parameters relating to options for route selection";</text:p>
      <text:p text:style-name="P2"><text:s text:c="4"/>leaf always-compare-med {</text:p>
      <text:p text:style-name="P2"><text:s text:c="6"/>type boolean;</text:p>
      <text:p text:style-name="P2"><text:s text:c="6"/>default "false";</text:p>
      <text:p text:style-name="P2"><text:s text:c="6"/>description</text:p>
      <text:p text:style-name="P2"><text:s text:c="8"/>"Compare multi-exit discriminator (MED) value from</text:p>
      <text:p text:style-name="P2"><text:s text:c="9"/>different ASes when selecting the best route. <text:s/>The default</text:p>
      <text:p text:style-name="P2"><text:s text:c="9"/>behavior is to only compare MEDs for paths received from</text:p>
      <text:p text:style-name="P2"><text:s text:c="9"/>the same AS.";</text:p>
      <text:p text:style-name="P2"><text:s text:c="4"/>}</text:p>
      <text:p text:style-name="P2"><text:s text:c="4"/>leaf ignore-as-path-length {</text:p>
      <text:p text:style-name="P2"><text:s text:c="6"/>type boolean;</text:p>
      <text:p text:style-name="P2"><text:s text:c="6"/>default "false";</text:p>
      <text:p text:style-name="P2"><text:s text:c="6"/>description</text:p>
      <text:p text:style-name="P2"><text:s text:c="8"/>"Ignore the AS path length when selecting the best path.</text:p>
      <text:p text:style-name="P2"><text:s text:c="9"/>The default is to use the AS path length and prefer paths</text:p>
      <text:p text:style-name="P2"><text:s text:c="9"/>with a shorter length.";</text:p>
      <text:p text:style-name="P2"><text:s text:c="4"/>}</text:p>
      <text:p text:style-name="P1"><text:s text:c="4"/>leaf external-compare-router-id {</text:p>
      <text:p text:style-name="P1"><text:s text:c="6"/>type boolean;</text:p>
      <text:p text:style-name="P1"><text:s text:c="6"/>default "true";</text:p>
      <text:p text:style-name="P1"><text:s text:c="6"/>description</text:p>
      <text:p text:style-name="P1"><text:s text:c="8"/>"When comparing similar routes received from external BGP</text:p>
      <text:p text:style-name="P1"><text:s text:c="9"/>peers, use the router-id as a criterion to select the</text:p>
      <text:p text:style-name="P1"><text:s text:c="9"/>active path.";</text:p>
      <text:p text:style-name="P1"><text:s text:c="4"/>}</text:p>
      <text:p text:style-name="P1"><text:s text:c="4"/>leaf advertise-inactive-routes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Advertise inactive routes to external peers. <text:s/>The default</text:p>
      <text:p text:style-name="P1"><text:s text:c="9"/>is to only advertise active routes.";</text:p>
      <text:p text:style-name="P1"><text:s text:c="6"/>reference</text:p>
      <text:p text:style-name="P1"><text:s text:c="8"/>"I-D.ietf-idr-best-external: Advertisement of the best</text:p>
      <text:p text:style-name="P1"><text:s text:c="9"/>external route in BGP.";</text:p>
      <text:p text:style-name="P1"><text:s text:c="4"/>}</text:p>
      <text:p text:style-name="P1"><text:s text:c="4"/><text:span text:style-name="T2">leaf enable-aigp {</text:span></text:p>
      <text:p text:style-name="P2"><text:s text:c="6"/>type boolean;</text:p>
      <text:p text:style-name="P2"><text:s text:c="6"/>default "false";</text:p>
      <text:p text:style-name="P2"><text:s text:c="6"/>description</text:p>
      <text:p text:style-name="P2"><text:s text:c="8"/>"Flag to enable sending / receiving accumulated IGP</text:p>
      <text:p text:style-name="P2"><text:s text:c="9"/>attribute in routing updates";</text:p>
      <text:p text:style-name="P2"><text:s text:c="6"/>reference</text:p>
      <text:p text:style-name="P2"><text:s text:c="8"/>"RFC 7311: AIGP Metric Attribute for BGP.";</text:p>
      <text:p text:style-name="P2"><text:s text:c="4"/>}</text:p>
      <text:p text:style-name="P1"><text:s text:c="4"/>leaf ignore-next-hop-igp-metric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Ignore the IGP metric to the next-hop when calculating BGP</text:p>
      <text:p text:style-name="P1"><text:s text:c="9"/>best-path. The default is to select the route for which</text:p>
      <text:p text:style-name="P1"><text:s text:c="9"/>the metric to the next-hop is lowest";</text:p>
      <text:p text:style-name="P1"><text:s text:c="4"/>}</text:p>
      <text:p text:style-name="P2"><text:s text:c="4"/>leaf enable-med {</text:p>
      <text:p text:style-name="P2"><text:s text:c="6"/>type boolean;</text:p>
      <text:p text:style-name="P2"><text:s text:c="6"/>default "false";</text:p>
      <text:p text:style-name="P2"><text:s text:c="6"/>description</text:p>
      <text:p text:style-name="P2"><text:s text:c="8"/>"Flag to enable sending/receiving of MED metric attribute</text:p>
      <text:p text:style-name="P2"><text:s text:c="9"/>in routing updates.";</text:p>
      <text:p text:style-name="P2"><text:s text:c="4"/>}</text:p>
      <text:p text:style-name="P1"><text:s text:c="4"/>container med-plus-igp {</text:p>
      <text:p text:style-name="P1"><text:s text:c="6"/>leaf enabled {</text:p>
      <text:p text:style-name="P1"><text:s text:c="8"/>type boolean;</text:p>
      <text:p text:style-name="P1"><text:s text:c="8"/>default "false";</text:p>
      <text:p text:style-name="P1"><text:s text:c="8"/>description</text:p>
      <text:p text:style-name="P1"><text:s text:c="10"/>"When enabled allows BGP to use MED and IGP values</text:p>
      <text:p text:style-name="P1"><text:s text:c="11"/>defined below to determine the optimal route.";</text:p>
      <text:p text:style-name="P1"><text:s text:c="8"/>reference</text:p>
      <text:p text:style-name="P1"><text:s text:c="10"/>"RFC 4451: BGP MED Considerations.";</text:p>
      <text:p text:style-name="P1"><text:s text:c="6"/>}</text:p>
      <text:p text:style-name="P1"><text:s text:c="6"/>leaf igp-multiplier {</text:p>
      <text:p text:style-name="P1"><text:s text:c="8"/>type uint16;</text:p>
      <text:p text:style-name="P1"><text:s text:c="8"/>default 1;</text:p>
      <text:p text:style-name="P1"><text:s text:c="8"/>description</text:p>
      <text:p text:style-name="P1"><text:s text:c="10"/>"Specifies an IGP cost multiplier.";</text:p>
      <text:p text:style-name="P1"><text:soft-page-break/><text:s text:c="8"/>reference</text:p>
      <text:p text:style-name="P1"><text:s text:c="10"/>"RFC 4451: BGP MED Considerations.";</text:p>
      <text:p text:style-name="P1"><text:s text:c="6"/>}</text:p>
      <text:p text:style-name="P1"><text:s text:c="6"/>leaf med-multiplier {</text:p>
      <text:p text:style-name="P1"><text:s text:c="8"/>type uint16;</text:p>
      <text:p text:style-name="P1"><text:s text:c="8"/>default 1;</text:p>
      <text:p text:style-name="P1"><text:s text:c="8"/>description</text:p>
      <text:p text:style-name="P1"><text:s text:c="10"/>"Specifies a MED multiplier.";</text:p>
      <text:p text:style-name="P1"><text:s text:c="8"/>reference</text:p>
      <text:p text:style-name="P1"><text:s text:c="10"/>"RFC 4451: BGP MED Considerations.";</text:p>
      <text:p text:style-name="P1"><text:s text:c="6"/>}</text:p>
      <text:p text:style-name="P1"><text:s text:c="6"/>description</text:p>
      <text:p text:style-name="P1"><text:s text:c="8"/>"The med-plus-igp option enables BGP to use the sum of</text:p>
      <text:p text:style-name="P1"><text:s text:c="9"/>MED multiplied by a MED multiplier and IGP cost multiplied</text:p>
      <text:p text:style-name="P1"><text:s text:c="9"/>by IGP cost multiplier to select routes when MED is</text:p>
      <text:p text:style-name="P1"><text:s text:c="9"/>required to determine the optimal route.";</text:p>
      <text:p text:style-name="P1"><text:s text:c="4"/>}</text:p>
      <text:p text:style-name="P1"><text:s text:c="2"/>}</text:p>
      <text:p text:style-name="P1">}</text:p>
      <text:p text:style-name="P1">grouping state {</text:p>
      <text:p text:style-name="P1"><text:s text:c="2"/>description</text:p>
      <text:p text:style-name="P1"><text:s text:c="4"/>"Grouping containing common counters relating to prefixes and</text:p>
      <text:p text:style-name="P1"><text:s text:c="5"/>paths";</text:p>
      <text:p text:style-name="P1"/>
      <text:p text:style-name="P1"><text:s text:c="2"/>container statistics {</text:p>
      <text:p text:style-name="P1"><text:s text:c="4"/>config false;</text:p>
      <text:p text:style-name="P1"><text:s text:c="4"/>description</text:p>
      <text:p text:style-name="P1"><text:s text:c="6"/>"Global level statistics.";</text:p>
      <text:p text:style-name="P1"/>
      <text:p text:style-name="P1"><text:s text:c="4"/>leaf total-paths {</text:p>
      <text:p text:style-name="P1"><text:s text:c="6"/>type yang:gauge32;</text:p>
      <text:p text:style-name="P1"><text:s text:c="6"/>description</text:p>
      <text:p text:style-name="P1"><text:s text:c="8"/>"Total number of BGP paths (BGP routes) within the</text:p>
      <text:p text:style-name="P1"><text:s text:c="9"/>context";</text:p>
      <text:p text:style-name="P1"><text:s text:c="4"/>}</text:p>
      <text:p text:style-name="P1"/>
      <text:p text:style-name="P1"><text:s text:c="4"/>leaf total-prefixes {</text:p>
      <text:p text:style-name="P1"><text:s text:c="6"/>type yang:gauge32;</text:p>
      <text:p text:style-name="P1"><text:s text:c="6"/>description</text:p>
      <text:p text:style-name="P1"><text:s text:c="8"/>"Total number of BGP prefixes (destinations) received</text:p>
      <text:p text:style-name="P1"><text:s text:c="9"/>within the context";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1.4. BGP common multiprotocol submodule</text:p>
      <text:p text:style-name="P1"/>
      <text:p text:style-name="P1">ODE BEGINS&gt; file "ietf-bgp-common-multiprotocol@2023-07-05.yang"</text:p>
      <text:p text:style-name="P1"/>
      <text:p text:style-name="P1">belongs-to ietf-bgp {</text:p>
      <text:p text:style-name="P1"><text:s text:c="2"/>prefix bgp;</text:p>
      <text:p text:style-name="P1">}</text:p>
      <text:p text:style-name="P1">import iana-bgp-types {</text:p>
      <text:p text:style-name="P1"><text:s text:c="2"/>prefix bt;</text:p>
      <text:p text:style-name="P1">}</text:p>
      <text:p text:style-name="P1">import ietf-routing-types {</text:p>
      <text:p text:style-name="P1"><text:s text:c="2"/>prefix rt-types;</text:p>
      <text:p text:style-name="P1"><text:s text:c="2"/>reference</text:p>
      <text:p text:style-name="P1"><text:s text:c="4"/>"RFC 8294: Common YANG Data Types for the Routing Area.";</text:p>
      <text:p text:style-name="P1">}</text:p>
      <text:p text:style-name="P1">import ietf-routing-policy {</text:p>
      <text:p text:style-name="P1"><text:s text:c="2"/>prefix rt-pol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grouping prefix-limit-config-common {</text:p>
      <text:p text:style-name="P1"><text:s text:c="2"/>description</text:p>
      <text:p text:style-name="P1"><text:s text:c="4"/>"Common configuration for prefix-limit feature.";</text:p>
      <text:p text:style-name="P1"/>
      <text:p text:style-name="P1"><text:s text:c="2"/>leaf max-prefixes {</text:p>
      <text:p text:style-name="P1"><text:s text:c="4"/>type uint32;</text:p>
      <text:p text:style-name="P1"><text:soft-page-break/><text:s text:c="4"/>description</text:p>
      <text:p text:style-name="P1"><text:s text:c="6"/>"Maximum number of prefixes that will be accepted from the</text:p>
      <text:p text:style-name="P1"><text:s text:c="7"/>neighbor";</text:p>
      <text:p text:style-name="P1"><text:s text:c="2"/>}</text:p>
      <text:p text:style-name="P1"><text:s text:c="2"/>leaf warning-threshold-pct {</text:p>
      <text:p text:style-name="P1"><text:s text:c="4"/>type rt-types:percentage;</text:p>
      <text:p text:style-name="P1"><text:s text:c="4"/>description</text:p>
      <text:p text:style-name="P1"><text:s text:c="6"/>"Threshold on number of prefixes that can be received from</text:p>
      <text:p text:style-name="P1"><text:s text:c="7"/>a neighbor before generation of warning messages or log</text:p>
      <text:p text:style-name="P1"><text:s text:c="7"/>entries. Expressed as a percentage of max-prefixes";</text:p>
      <text:p text:style-name="P1"><text:s text:c="2"/>}</text:p>
      <text:p text:style-name="P1"><text:s text:c="2"/>leaf teardown {</text:p>
      <text:p text:style-name="P1"><text:s text:c="4"/>type boolean;</text:p>
      <text:p text:style-name="P1"><text:s text:c="4"/>default false;</text:p>
      <text:p text:style-name="P1"><text:s text:c="4"/>description</text:p>
      <text:p text:style-name="P1"><text:s text:c="6"/>"When 'true', tear down the BGP session when the maximum</text:p>
      <text:p text:style-name="P1"><text:s text:c="7"/>prefix limit is exceeded. <text:s/>When 'false', only log a</text:p>
      <text:p text:style-name="P1"><text:s text:c="7"/>warning when the maximum prefix limit is exceeded.";</text:p>
      <text:p text:style-name="P1"><text:s text:c="2"/>}</text:p>
      <text:p text:style-name="P1"><text:s text:c="2"/>leaf idle-time {</text:p>
      <text:p text:style-name="P1"><text:s text:c="4"/>type union {</text:p>
      <text:p text:style-name="P1"><text:s text:c="6"/>type uint32;</text:p>
      <text:p text:style-name="P1"><text:s text:c="6"/>type enumeration {</text:p>
      <text:p text:style-name="P1"><text:s text:c="8"/>enum forever {</text:p>
      <text:p text:style-name="P1"><text:s text:c="10"/>description</text:p>
      <text:p text:style-name="P1"><text:s text:c="12"/>"Idle the peer until manually reset.";</text:p>
      <text:p text:style-name="P1"><text:s text:c="8"/>}</text:p>
      <text:p text:style-name="P1"><text:s text:c="6"/>}</text:p>
      <text:p text:style-name="P1"><text:s text:c="4"/>}</text:p>
      <text:p text:style-name="P1"><text:s text:c="4"/>units "seconds";</text:p>
      <text:p text:style-name="P1"><text:s text:c="4"/>description</text:p>
      <text:p text:style-name="P1"><text:s text:c="6"/>"Time interval in seconds after which the BGP session is</text:p>
      <text:p text:style-name="P1"><text:s text:c="7"/>re-established after being torn down due to exceeding the</text:p>
      <text:p text:style-name="P1"><text:s text:c="7"/>max-prefix limit.";</text:p>
      <text:p text:style-name="P1"><text:s text:c="2"/>}</text:p>
      <text:p text:style-name="P1">}</text:p>
      <text:p text:style-name="P1">grouping prefix-limit-state-common {</text:p>
      <text:p text:style-name="P1"><text:s text:c="2"/>description</text:p>
      <text:p text:style-name="P1"><text:s text:c="4"/>"Common operational state for prefix-limit feature.";</text:p>
      <text:p text:style-name="P1"><text:s text:c="2"/>leaf prefix-limit-exceeded {</text:p>
      <text:p text:style-name="P1"><text:s text:c="4"/>type boolean;</text:p>
      <text:p text:style-name="P1"><text:s text:c="4"/>config false;</text:p>
      <text:p text:style-name="P1"><text:s text:c="4"/>description</text:p>
      <text:p text:style-name="P1"><text:s text:c="6"/>"'true' when the prefix-limit has been exceeded for this</text:p>
      <text:p text:style-name="P1"><text:s text:c="7"/>scope.";</text:p>
      <text:p text:style-name="P1"><text:s text:c="2"/>}</text:p>
      <text:p text:style-name="P1">}</text:p>
      <text:p text:style-name="P1">grouping mp-afi-safi-graceful-restart-config {</text:p>
      <text:p text:style-name="P1"><text:s text:c="2"/>description</text:p>
      <text:p text:style-name="P1"><text:s text:c="4"/>"BGP graceful restart parameters that apply on a per-AFI-SAFI</text:p>
      <text:p text:style-name="P1"><text:s text:c="5"/>basis";</text:p>
      <text:p text:style-name="P1"><text:s text:c="2"/>leaf enabled {</text:p>
      <text:p text:style-name="P1"><text:s text:c="4"/>type boolean;</text:p>
      <text:p text:style-name="P1"><text:s text:c="4"/>must ". = ../../../../graceful-restart/enabled";</text:p>
      <text:p text:style-name="P1"><text:s text:c="4"/>default "false";</text:p>
      <text:p text:style-name="P1"><text:s text:c="4"/>description</text:p>
      <text:p text:style-name="P1"><text:s text:c="6"/>"This leaf indicates whether graceful-restart is enabled for</text:p>
      <text:p text:style-name="P1"><text:s text:c="7"/>this AFI-SAFI.";</text:p>
      <text:p text:style-name="P1"><text:s text:c="4"/>reference</text:p>
      <text:p text:style-name="P1"><text:s text:c="6"/>"RFC 4724: Graceful Restart Mechanism for BGP.";</text:p>
      <text:p text:style-name="P1"><text:s text:c="2"/>}</text:p>
      <text:p text:style-name="P1">}</text:p>
      <text:p text:style-name="P1">grouping mp-afi-safi-config {</text:p>
      <text:p text:style-name="P1"><text:s text:c="2"/>description</text:p>
      <text:p text:style-name="P1"><text:s text:c="4"/>"Configuration parameters used for all BGP AFI-SAFIs";</text:p>
      <text:p text:style-name="P1"><text:s text:c="2"/>leaf name {</text:p>
      <text:p text:style-name="P1"><text:s text:c="4"/>type identityref {</text:p>
      <text:p text:style-name="P1"><text:s text:c="6"/>base bt:afi-safi-type;</text:p>
      <text:p text:style-name="P1"><text:s text:c="4"/>}</text:p>
      <text:p text:style-name="P1"><text:s text:c="4"/>description</text:p>
      <text:p text:style-name="P1"><text:s text:c="6"/>"AFI,SAFI";</text:p>
      <text:p text:style-name="P1"><text:s text:c="2"/>}</text:p>
      <text:p text:style-name="P1"><text:s text:c="2"/>leaf enabled {</text:p>
      <text:p text:style-name="P1"><text:s text:c="4"/>type boolean;</text:p>
      <text:p text:style-name="P1"><text:s text:c="4"/>default "false";</text:p>
      <text:p text:style-name="P1"><text:s text:c="4"/>description</text:p>
      <text:p text:style-name="P1"><text:s text:c="6"/>"This leaf indicates whether this AFI,SAFI is enabled for</text:p>
      <text:p text:style-name="P1"><text:s text:c="7"/>the neighbor or group";</text:p>
      <text:p text:style-name="P1"><text:soft-page-break/><text:s text:c="2"/>}</text:p>
      <text:p text:style-name="P1">}</text:p>
      <text:p text:style-name="P1">grouping mp-all-afi-safi-list-contents {</text:p>
      <text:p text:style-name="P1"><text:s text:c="2"/>description</text:p>
      <text:p text:style-name="P1"><text:s text:c="4"/>"A common grouping used for contents of the list that is used</text:p>
      <text:p text:style-name="P1"><text:s text:c="5"/>for AFI-SAFI entries";</text:p>
      <text:p text:style-name="P1"><text:s text:c="2"/>// import and export policy included for the afi/safi</text:p>
      <text:p text:style-name="P1"><text:s text:c="2"/>uses rt-pol:apply-policy-group;</text:p>
      <text:p text:style-name="P1"><text:s text:c="2"/>container ipv4-unicast {</text:p>
      <text:p text:style-name="P1"><text:s text:c="4"/>when "../name = 'bt:ipv4-unicast'" {</text:p>
      <text:p text:style-name="P1"><text:s text:c="6"/>description</text:p>
      <text:p text:style-name="P1"><text:s text:c="8"/>"Include this container for IPv4 Unicast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IPv4 unicast configuration options";</text:p>
      <text:p text:style-name="P1"><text:s text:c="4"/>// include common IPv[46] unicast options</text:p>
      <text:p text:style-name="P1"><text:s text:c="4"/>uses mp-ipv4-ipv6-unicast-common;</text:p>
      <text:p text:style-name="P1"><text:s text:c="4"/>// placeholder for IPv4 unicast specific configuration</text:p>
      <text:p text:style-name="P1"><text:s text:c="2"/>}</text:p>
      <text:p text:style-name="P1"><text:s text:c="2"/>container ipv6-unicast {</text:p>
      <text:p text:style-name="P1"><text:s text:c="4"/>when "../name = 'bt:ipv6-unicast'" {</text:p>
      <text:p text:style-name="P1"><text:s text:c="6"/>description</text:p>
      <text:p text:style-name="P1"><text:s text:c="8"/>"Include this container for IPv6 Unicast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IPv6 unicast configuration options";</text:p>
      <text:p text:style-name="P1"><text:s text:c="4"/>// include common IPv[46] unicast options</text:p>
      <text:p text:style-name="P1"><text:s text:c="4"/>uses mp-ipv4-ipv6-unicast-common;</text:p>
      <text:p text:style-name="P1"><text:s text:c="4"/>// placeholder for IPv6 unicast specific configuration</text:p>
      <text:p text:style-name="P1"><text:s text:c="4"/>// options</text:p>
      <text:p text:style-name="P1"><text:s text:c="2"/>}</text:p>
      <text:p text:style-name="P1"><text:s text:c="2"/>container ipv4-labeled-unicast {</text:p>
      <text:p text:style-name="P1"><text:s text:c="4"/>when "../name = 'bt:ipv4-labeled-unicast'" {</text:p>
      <text:p text:style-name="P1"><text:s text:c="6"/>description</text:p>
      <text:p text:style-name="P1"><text:s text:c="8"/>"Include this container for IPv4 Labeled Unicast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IPv4 Labeled Unicast configuration options";</text:p>
      <text:p text:style-name="P1"><text:s text:c="4"/>uses mp-all-afi-safi-common;</text:p>
      <text:p text:style-name="P1"><text:s text:c="4"/>// placeholder for IPv4 Labeled Unicast specific config</text:p>
      <text:p text:style-name="P1"><text:s text:c="4"/>// options</text:p>
      <text:p text:style-name="P1"><text:s text:c="2"/>}</text:p>
      <text:p text:style-name="P1"><text:s text:c="2"/>container ipv6-labeled-unicast {</text:p>
      <text:p text:style-name="P1"><text:s text:c="4"/>when "../name = 'bt:ipv6-labeled-unicast'" {</text:p>
      <text:p text:style-name="P1"><text:s text:c="6"/>description</text:p>
      <text:p text:style-name="P1"><text:s text:c="8"/>"Include this container for IPv6 Labeled Unicast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IPv6 Labeled Unicast configuration options";</text:p>
      <text:p text:style-name="P1"><text:s text:c="4"/>uses mp-all-afi-safi-common;</text:p>
      <text:p text:style-name="P1"><text:s text:c="4"/>// placeholder for IPv6 Labeled Unicast specific config</text:p>
      <text:p text:style-name="P1"><text:s text:c="4"/>// options.</text:p>
      <text:p text:style-name="P1"><text:s text:c="2"/>}</text:p>
      <text:p text:style-name="P1"><text:s text:c="2"/>container l3vpn-ipv4-unicast {</text:p>
      <text:p text:style-name="P1"><text:s text:c="4"/>when "../name = 'bt:l3vpn-ipv4-unicast'" {</text:p>
      <text:p text:style-name="P1"><text:s text:c="6"/>description</text:p>
      <text:p text:style-name="P1"><text:s text:c="8"/>"Include this container for IPv4 Unicast L3VPN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Unicast IPv4 L3VPN configuration options";</text:p>
      <text:p text:style-name="P1"><text:s text:c="4"/>// include common L3VPN configuration options</text:p>
      <text:p text:style-name="P1"><text:s text:c="4"/>uses mp-l3vpn-ipv4-ipv6-unicast-common;</text:p>
      <text:p text:style-name="P1"><text:s text:c="4"/>// placeholder for IPv4 Unicast L3VPN specific config options.</text:p>
      <text:p text:style-name="P1"><text:s text:c="2"/>}</text:p>
      <text:p text:style-name="P1"><text:s text:c="2"/>container l3vpn-ipv6-unicast {</text:p>
      <text:p text:style-name="P1"><text:s text:c="4"/>when "../name = 'bt:l3vpn-ipv6-unicast'" {</text:p>
      <text:p text:style-name="P1"><text:s text:c="6"/>description</text:p>
      <text:p text:style-name="P1"><text:s text:c="8"/>"Include this container for unicast IPv6 L3VPN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Unicast IPv6 L3VPN configuration options";</text:p>
      <text:p text:style-name="P1"><text:s text:c="4"/>// include common L3VPN configuration options</text:p>
      <text:p text:style-name="P1"><text:soft-page-break/><text:s text:c="4"/>uses mp-l3vpn-ipv4-ipv6-unicast-common;</text:p>
      <text:p text:style-name="P1"><text:s text:c="4"/>// placeholder for IPv6 Unicast L3VPN specific configuration</text:p>
      <text:p text:style-name="P1"><text:s text:c="4"/>// options</text:p>
      <text:p text:style-name="P1"><text:s text:c="2"/>}</text:p>
      <text:p text:style-name="P1"><text:s text:c="2"/>container l3vpn-ipv4-multicast {</text:p>
      <text:p text:style-name="P1"><text:s text:c="4"/>when "../name = 'bt:l3vpn-ipv4-multicast'" {</text:p>
      <text:p text:style-name="P1"><text:s text:c="6"/>description</text:p>
      <text:p text:style-name="P1"><text:s text:c="8"/>"Include this container for multicast IPv6 L3VPN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Multicast IPv4 L3VPN configuration options";</text:p>
      <text:p text:style-name="P1"><text:s text:c="4"/>// include common L3VPN multicast options</text:p>
      <text:p text:style-name="P1"><text:s text:c="4"/>uses mp-l3vpn-ipv4-ipv6-multicast-common;</text:p>
      <text:p text:style-name="P1"><text:s text:c="4"/>// placeholder for IPv4 Multicast L3VPN specific configuration</text:p>
      <text:p text:style-name="P1"><text:s text:c="4"/>// options</text:p>
      <text:p text:style-name="P1"><text:s text:c="2"/>}</text:p>
      <text:p text:style-name="P1"><text:s text:c="2"/>container l3vpn-ipv6-multicast {</text:p>
      <text:p text:style-name="P1"><text:s text:c="4"/>when "../name = 'bt:l3vpn-ipv6-multicast'" {</text:p>
      <text:p text:style-name="P1"><text:s text:c="6"/>description</text:p>
      <text:p text:style-name="P1"><text:s text:c="8"/>"Include this container for multicast IPv6 L3VPN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Multicast IPv6 L3VPN configuration options";</text:p>
      <text:p text:style-name="P1"><text:s text:c="4"/>// include common L3VPN multicast options</text:p>
      <text:p text:style-name="P1"><text:s text:c="4"/>uses mp-l3vpn-ipv4-ipv6-multicast-common;</text:p>
      <text:p text:style-name="P1"><text:s text:c="4"/>// placeholder for IPv6 Multicast L3VPN specific configuration</text:p>
      <text:p text:style-name="P1"><text:s text:c="4"/>// options</text:p>
      <text:p text:style-name="P1"><text:s text:c="2"/>}</text:p>
      <text:p text:style-name="P1"><text:s text:c="2"/>container l2vpn-vpls {</text:p>
      <text:p text:style-name="P1"><text:s text:c="4"/>when "../name = 'bt:l2vpn-vpls'" {</text:p>
      <text:p text:style-name="P1"><text:s text:c="6"/>description</text:p>
      <text:p text:style-name="P1"><text:s text:c="8"/>"Include this container for BGP-signalled VPLS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BGP-signalled VPLS configuration options";</text:p>
      <text:p text:style-name="P1"><text:s text:c="4"/>// include common L2VPN options</text:p>
      <text:p text:style-name="P1"><text:s text:c="4"/>uses mp-l2vpn-common;</text:p>
      <text:p text:style-name="P1"><text:s text:c="4"/>// placeholder for BGP-signalled VPLS specific configuration</text:p>
      <text:p text:style-name="P1"><text:s text:c="4"/>// options</text:p>
      <text:p text:style-name="P1"><text:s text:c="2"/>}</text:p>
      <text:p text:style-name="P1"><text:s text:c="2"/>container l2vpn-evpn {</text:p>
      <text:p text:style-name="P1"><text:s text:c="4"/>when "../name = 'bt:l2vpn-evpn'" {</text:p>
      <text:p text:style-name="P1"><text:s text:c="6"/>description</text:p>
      <text:p text:style-name="P1"><text:s text:c="8"/>"Include this container for BGP EVPN specific</text:p>
      <text:p text:style-name="P1"><text:s text:c="9"/>configuration";</text:p>
      <text:p text:style-name="P1"><text:s text:c="4"/>}</text:p>
      <text:p text:style-name="P1"><text:s text:c="4"/>description</text:p>
      <text:p text:style-name="P1"><text:s text:c="6"/>"BGP EVPN configuration options";</text:p>
      <text:p text:style-name="P1"><text:s text:c="4"/>// include common L2VPN options</text:p>
      <text:p text:style-name="P1"><text:s text:c="4"/>uses mp-l2vpn-common;</text:p>
      <text:p text:style-name="P1"><text:s text:c="4"/>// placeholder for BGP EVPN specific configuration options</text:p>
      <text:p text:style-name="P1"><text:s text:c="2"/>}</text:p>
      <text:p text:style-name="P1">}</text:p>
      <text:p text:style-name="P1">grouping mp-all-afi-safi-common {</text:p>
      <text:p text:style-name="P1"><text:s text:c="2"/>description</text:p>
      <text:p text:style-name="P1"><text:s text:c="4"/>"Grouping for configuration common to all AFI,SAFI";</text:p>
      <text:p text:style-name="P1"><text:s text:c="2"/>container prefix-limit {</text:p>
      <text:p text:style-name="P1"><text:s text:c="4"/>description</text:p>
      <text:p text:style-name="P1"><text:s text:c="6"/>"Parameters relating to the prefix limit for the AFI-SAFI";</text:p>
      <text:p text:style-name="P1"/>
      <text:p text:style-name="P1"><text:s text:c="4"/>uses prefix-limit-config-common;</text:p>
      <text:p text:style-name="P1"/>
      <text:p text:style-name="P1"><text:s text:c="4"/>uses prefix-limit-state-common;</text:p>
      <text:p text:style-name="P1"><text:s text:c="2"/>}</text:p>
      <text:p text:style-name="P1">}</text:p>
      <text:p text:style-name="P1">grouping mp-ipv4-ipv6-unicast-common {</text:p>
      <text:p text:style-name="P1"><text:s text:c="2"/>description</text:p>
      <text:p text:style-name="P1"><text:s text:c="4"/>"Common configuration that is applicable for IPv4 and IPv6</text:p>
      <text:p text:style-name="P1"><text:s text:c="5"/>unicast";</text:p>
      <text:p text:style-name="P1"><text:s text:c="2"/>// include common afi-safi options.</text:p>
      <text:p text:style-name="P1"><text:s text:c="2"/>uses mp-all-afi-safi-common;</text:p>
      <text:p text:style-name="P1"><text:s text:c="2"/>// configuration options that are specific to IPv[46] unicast</text:p>
      <text:p text:style-name="P1"><text:s text:c="2"/>leaf send-default-route {</text:p>
      <text:p text:style-name="P1"><text:s text:c="4"/>type boolean;</text:p>
      <text:p text:style-name="P1"><text:s text:c="4"/>default "false";</text:p>
      <text:p text:style-name="P1"><text:soft-page-break/><text:s text:c="4"/>description</text:p>
      <text:p text:style-name="P1"><text:s text:c="6"/>"If set to true, send the default-route to the neighbor(s)";</text:p>
      <text:p text:style-name="P1"><text:s text:c="2"/>}</text:p>
      <text:p text:style-name="P1">}</text:p>
      <text:p text:style-name="P1">grouping mp-l3vpn-ipv4-ipv6-unicast-common {</text:p>
      <text:p text:style-name="P1"><text:s text:c="2"/>description</text:p>
      <text:p text:style-name="P1"><text:s text:c="4"/>"Common configuration applied across L3VPN for IPv4</text:p>
      <text:p text:style-name="P1"><text:s text:c="5"/>and IPv6";</text:p>
      <text:p text:style-name="P1"><text:s text:c="2"/>// placeholder -- specific configuration options that are generic</text:p>
      <text:p text:style-name="P1"><text:s text:c="2"/>// across IPv[46] unicast address families.</text:p>
      <text:p text:style-name="P1"><text:s text:c="2"/>uses mp-all-afi-safi-common;</text:p>
      <text:p text:style-name="P1">}</text:p>
      <text:p text:style-name="P1">grouping mp-l3vpn-ipv4-ipv6-multicast-common {</text:p>
      <text:p text:style-name="P1"><text:s text:c="2"/>description</text:p>
      <text:p text:style-name="P1"><text:s text:c="4"/>"Common configuration applied across L3VPN for IPv4</text:p>
      <text:p text:style-name="P1"><text:s text:c="5"/>and IPv6";</text:p>
      <text:p text:style-name="P1"><text:s text:c="2"/>// placeholder -- specific configuration options that are</text:p>
      <text:p text:style-name="P1"><text:s text:c="2"/>// generic across IPv[46] multicast address families.</text:p>
      <text:p text:style-name="P1"><text:s text:c="2"/>uses mp-all-afi-safi-common;</text:p>
      <text:p text:style-name="P1">}</text:p>
      <text:p text:style-name="P1">grouping mp-l2vpn-common {</text:p>
      <text:p text:style-name="P1"><text:s text:c="2"/>description</text:p>
      <text:p text:style-name="P1"><text:s text:c="4"/>"Common configuration applied across L2VPN address</text:p>
      <text:p text:style-name="P1"><text:s text:c="5"/>families";</text:p>
      <text:p text:style-name="P1"><text:s text:c="2"/>// placeholder -- specific configuration options that are</text:p>
      <text:p text:style-name="P1"><text:s text:c="2"/>// generic across L2VPN address families</text:p>
      <text:p text:style-name="P1"><text:s text:c="2"/>uses mp-all-afi-safi-common;</text:p>
      <text:p text:style-name="P1">}</text:p>
      <text:p text:style-name="P1">grouping mp-all-afi-safi-common-prefix-limit-config {</text:p>
      <text:p text:style-name="P1"><text:s text:c="2"/>description</text:p>
      <text:p text:style-name="P1"><text:s text:c="4"/>"Configuration parameters relating to prefix-limits for an</text:p>
      <text:p text:style-name="P1"><text:s text:c="5"/>AFI-SAFI";</text:p>
      <text:p text:style-name="P1">}</text:p>
      <text:p text:style-name="P1"/>
      <text:p text:style-name="P1"/>
      <text:p text:style-name="P1">ODE ENDS&gt;</text:p>
      <text:p text:style-name="P1"/>
      <text:p text:style-name="P1">1.5. BGP common structure submodule</text:p>
      <text:p text:style-name="P1"/>
      <text:p text:style-name="P1">ODE BEGINS&gt; file "ietf-bgp-common-structure@2023-07-05.yang"</text:p>
      <text:p text:style-name="P1"/>
      <text:p text:style-name="P1">belongs-to ietf-bgp {</text:p>
      <text:p text:style-name="P1"><text:s text:c="2"/>prefix bgp;</text:p>
      <text:p text:style-name="P1">}</text:p>
      <text:p text:style-name="P1">import ietf-routing-policy {</text:p>
      <text:p text:style-name="P1"><text:s text:c="2"/>prefix rt-pol;</text:p>
      <text:p text:style-name="P1"><text:s text:c="2"/>reference</text:p>
      <text:p text:style-name="P1"><text:s text:c="4"/>"RFC 9067: A YANG Data Model for Routing Policy Management."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."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grouping structure-neighbor-group-route-reflector {</text:p>
      <text:p text:style-name="P1"><text:s text:c="2"/>description</text:p>
      <text:p text:style-name="P1"><text:s text:c="4"/>"Structural grouping used to include route reflector</text:p>
      <text:p text:style-name="P1"><text:s text:c="5"/>configuration and state for both BGP neighbors and peer</text:p>
      <text:p text:style-name="P1"><text:s text:c="5"/>groups";</text:p>
      <text:p text:style-name="P1"><text:s text:c="2"/>container route-reflector {</text:p>
      <text:p text:style-name="P1"><text:s text:c="4"/>description</text:p>
      <text:p text:style-name="P1"><text:s text:c="6"/>"Route reflector parameters for the BGP peer-group";</text:p>
      <text:p text:style-name="P1"><text:s text:c="4"/>reference</text:p>
      <text:p text:style-name="P1"><text:s text:c="6"/>"RFC 4456: BGP Route Reflection.";</text:p>
      <text:p text:style-name="P1"><text:s text:c="4"/>leaf cluster-id {</text:p>
      <text:p text:style-name="P1"><text:s text:c="6"/>type bt:rr-cluster-id-type;</text:p>
      <text:p text:style-name="P1"><text:s text:c="6"/>description</text:p>
      <text:p text:style-name="P1"><text:soft-page-break/><text:s text:c="8"/>"Route Reflector cluster id to use when local router is</text:p>
      <text:p text:style-name="P1"><text:s text:c="9"/>configured as a route reflector. <text:s/>Commonly set at the</text:p>
      <text:p text:style-name="P1"><text:s text:c="9"/>group level, but allows a different cluster id to be set</text:p>
      <text:p text:style-name="P1"><text:s text:c="9"/>for each neighbor.";</text:p>
      <text:p text:style-name="P1"><text:s text:c="6"/>reference</text:p>
      <text:p text:style-name="P1"><text:s text:c="8"/>"RFC 4456: BGP Route Reflection: An Alternative to</text:p>
      <text:p text:style-name="P1"><text:s text:c="19"/>Full Mesh.";</text:p>
      <text:p text:style-name="P1"><text:s text:c="4"/>}</text:p>
      <text:p text:style-name="P1"><text:s text:c="4"/>leaf client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Configure the neighbor as a route reflector client.";</text:p>
      <text:p text:style-name="P1"><text:s text:c="6"/>reference</text:p>
      <text:p text:style-name="P1"><text:s text:c="8"/>"RFC 4456: BGP Route Reflection: An Alternative to</text:p>
      <text:p text:style-name="P1"><text:s text:c="19"/>Full Mesh.";</text:p>
      <text:p text:style-name="P1"><text:s text:c="4"/>}</text:p>
      <text:p text:style-name="P1"><text:s text:c="2"/>}</text:p>
      <text:p text:style-name="P1">}</text:p>
      <text:p text:style-name="P1">grouping structure-neighbor-group-as-path-options {</text:p>
      <text:p text:style-name="P1"><text:s text:c="2"/>description</text:p>
      <text:p text:style-name="P1"><text:s text:c="4"/>"Structural grouping used to include AS_PATH manipulation</text:p>
      <text:p text:style-name="P1"><text:s text:c="5"/>configuration and state for both BGP neighbors and peer</text:p>
      <text:p text:style-name="P1"><text:s text:c="5"/>groups";</text:p>
      <text:p text:style-name="P1"><text:s text:c="2"/>container as-path-options {</text:p>
      <text:p text:style-name="P1"><text:s text:c="4"/>description</text:p>
      <text:p text:style-name="P1"><text:s text:c="6"/>"AS_PATH manipulation parameters for the BGP neighbor or</text:p>
      <text:p text:style-name="P1"><text:s text:c="7"/>group";</text:p>
      <text:p text:style-name="P1"><text:s text:c="4"/>leaf allow-own-as {</text:p>
      <text:p text:style-name="P1"><text:s text:c="6"/>type uint8;</text:p>
      <text:p text:style-name="P1"><text:s text:c="6"/>default "0";</text:p>
      <text:p text:style-name="P1"><text:s text:c="6"/>description</text:p>
      <text:p text:style-name="P1"><text:s text:c="8"/>"Specify the number of occurrences of the local BGP</text:p>
      <text:p text:style-name="P1"><text:s text:c="9"/>speaker's AS that can occur within the AS_PATH before it</text:p>
      <text:p text:style-name="P1"><text:s text:c="9"/>is rejected as looped.";</text:p>
      <text:p text:style-name="P1"><text:s text:c="4"/>}</text:p>
      <text:p text:style-name="P1"><text:s text:c="4"/>leaf replace-peer-as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Replace occurrences of the peer's AS in the AS_PATH with</text:p>
      <text:p text:style-name="P1"><text:s text:c="9"/>the local autonomous system number";</text:p>
      <text:p text:style-name="P1"><text:s text:c="4"/>}</text:p>
      <text:p text:style-name="P1"><text:s text:c="4"/>leaf disable-peer-as-filter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When set to true, the system advertises routes to a peer</text:p>
      <text:p text:style-name="P1"><text:s text:c="9"/>even if the peer's AS was in the AS path. <text:s/>The default</text:p>
      <text:p text:style-name="P1"><text:s text:c="9"/>behavior (false) suppresses advertisements to peers if</text:p>
      <text:p text:style-name="P1"><text:s text:c="9"/>their AS number is in the AS path of the route.";</text:p>
      <text:p text:style-name="P1"><text:s text:c="4"/>}</text:p>
      <text:p text:style-name="P1"><text:s text:c="2"/>}</text:p>
      <text:p text:style-name="P1">}</text:p>
      <text:p text:style-name="P1">grouping structure-add-paths {</text:p>
      <text:p text:style-name="P1"><text:s text:c="2"/>description</text:p>
      <text:p text:style-name="P1"><text:s text:c="4"/>"Structural grouping used to include ADD-PATHs configuration</text:p>
      <text:p text:style-name="P1"><text:s text:c="5"/>and state.";</text:p>
      <text:p text:style-name="P1"><text:s text:c="2"/>container add-paths {</text:p>
      <text:p text:style-name="P1"><text:s text:c="4"/>if-feature "bt:add-paths";</text:p>
      <text:p text:style-name="P1"><text:s text:c="4"/>description</text:p>
      <text:p text:style-name="P1"><text:s text:c="6"/>"Parameters relating to the advertisement and receipt of</text:p>
      <text:p text:style-name="P1"><text:s text:c="7"/>multiple paths for a single NLRI (add-paths)";</text:p>
      <text:p text:style-name="P1"><text:s text:c="4"/>reference</text:p>
      <text:p text:style-name="P1"><text:s text:c="6"/>"RFC 7911: Advertisements of Multiple Paths in BGP.";</text:p>
      <text:p text:style-name="P1"><text:s text:c="4"/>leaf receive {</text:p>
      <text:p text:style-name="P1"><text:s text:c="6"/>type boolean;</text:p>
      <text:p text:style-name="P1"><text:s text:c="6"/>default "false";</text:p>
      <text:p text:style-name="P1"><text:s text:c="6"/>description</text:p>
      <text:p text:style-name="P1"><text:s text:c="8"/>"Enable ability to receive multiple path advertisements for</text:p>
      <text:p text:style-name="P1"><text:s text:c="9"/>an NLRI from the neighbor or group";</text:p>
      <text:p text:style-name="P1"><text:s text:c="4"/>}</text:p>
      <text:p text:style-name="P1"><text:s text:c="4"/>choice send {</text:p>
      <text:p text:style-name="P1"><text:s text:c="6"/>description</text:p>
      <text:p text:style-name="P1"><text:s text:c="8"/>"Choice of sending the max. number of paths or to send</text:p>
      <text:p text:style-name="P1"><text:s text:c="9"/>all.";</text:p>
      <text:p text:style-name="P1"><text:s text:c="6"/>case max {</text:p>
      <text:p text:style-name="P1"><text:s text:c="8"/>leaf max {</text:p>
      <text:p text:style-name="P1"><text:soft-page-break/><text:s text:c="10"/>type uint8;</text:p>
      <text:p text:style-name="P1"><text:s text:c="10"/>description</text:p>
      <text:p text:style-name="P1"><text:s text:c="12"/>"The maximum number of paths to advertise to neighbors</text:p>
      <text:p text:style-name="P1"><text:s text:c="13"/>for a single NLRI";</text:p>
      <text:p text:style-name="P1"><text:s text:c="8"/>}</text:p>
      <text:p text:style-name="P1"><text:s text:c="6"/>}</text:p>
      <text:p text:style-name="P1"><text:s text:c="6"/>case all {</text:p>
      <text:p text:style-name="P1"><text:s text:c="8"/>leaf all {</text:p>
      <text:p text:style-name="P1"><text:s text:c="10"/>type empty;</text:p>
      <text:p text:style-name="P1"><text:s text:c="10"/>description</text:p>
      <text:p text:style-name="P1"><text:s text:c="12"/>"Send all the path advertisements to neighbors for a</text:p>
      <text:p text:style-name="P1"><text:s text:c="13"/>single NLRI.";</text:p>
      <text:p text:style-name="P1"><text:s text:c="8"/>}</text:p>
      <text:p text:style-name="P1"><text:s text:c="6"/>}</text:p>
      <text:p text:style-name="P1"><text:s text:c="4"/>}</text:p>
      <text:p text:style-name="P1"><text:s text:c="4"/>leaf eligible-prefix-policy {</text:p>
      <text:p text:style-name="P1"><text:s text:c="6"/>type leafref {</text:p>
      <text:p text:style-name="P1"><text:s text:c="8"/>path "/rt-pol:routing-policy/rt-pol:policy-definitions/"</text:p>
      <text:p text:style-name="P1"><text:s text:c="11"/>+ "rt-pol:policy-definition/rt-pol:name";</text:p>
      <text:p text:style-name="P1"><text:s text:c="6"/>}</text:p>
      <text:p text:style-name="P1"><text:s text:c="6"/>description</text:p>
      <text:p text:style-name="P1"><text:s text:c="8"/>"A reference to a routing policy which can be used to</text:p>
      <text:p text:style-name="P1"><text:s text:c="9"/>restrict the prefixes for which add-paths is enabled";</text:p>
      <text:p text:style-name="P1"><text:s text:c="4"/>}</text:p>
      <text:p text:style-name="P1"><text:s text:c="2"/>}</text:p>
      <text:p text:style-name="P1">}</text:p>
      <text:p text:style-name="P1">grouping structure-dynamic-peers {</text:p>
      <text:p text:style-name="P1"><text:s text:c="2"/>description</text:p>
      <text:p text:style-name="P1"><text:s text:c="4"/>"Structural grouping to contain dyamic BGP peers. Dynamic</text:p>
      <text:p text:style-name="P1"><text:s text:c="5"/>peers are configured from a list of IP prefixes matching the</text:p>
      <text:p text:style-name="P1"><text:s text:c="5"/>IP source address of the dynamic peer.";</text:p>
      <text:p text:style-name="P1"/>
      <text:p text:style-name="P1"><text:s text:c="2"/>container dynamic-peers {</text:p>
      <text:p text:style-name="P1"><text:s text:c="4"/>description</text:p>
      <text:p text:style-name="P1"><text:s text:c="6"/>"Configuration and operational state for dynamically</text:p>
      <text:p text:style-name="P1"><text:s text:c="7"/>configured peers.";</text:p>
      <text:p text:style-name="P1"/>
      <text:p text:style-name="P1"><text:s text:c="4"/>list dynamic-peer-list {</text:p>
      <text:p text:style-name="P1"><text:s text:c="6"/>key "prefix";</text:p>
      <text:p text:style-name="P1"><text:s text:c="6"/>description</text:p>
      <text:p text:style-name="P1"><text:s text:c="8"/>"List of peers by IP prefix for this configuration scope</text:p>
      <text:p text:style-name="P1"><text:s text:c="9"/>that are dynamically configured.";</text:p>
      <text:p text:style-name="P1"/>
      <text:p text:style-name="P1"><text:s text:c="6"/>leaf prefix {</text:p>
      <text:p text:style-name="P1"><text:s text:c="8"/>type inet:ip-prefix;</text:p>
      <text:p text:style-name="P1"><text:s text:c="8"/>description</text:p>
      <text:p text:style-name="P1"><text:s text:c="10"/>"Prefix for dynamic peer at this configuration scope."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1.6. BGP neighbors submodule</text:p>
      <text:p text:style-name="P1"/>
      <text:p text:style-name="P1">ODE BEGINS&gt; file "ietf-bgp-neighbor@2023-07-05.yang"</text:p>
      <text:p text:style-name="P1"/>
      <text:p text:style-name="P1">belongs-to ietf-bgp {</text:p>
      <text:p text:style-name="P1"><text:s text:c="2"/>prefix bgp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Data Types."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<text:soft-page-break/>grouping bgp-neighbor-afi-safi-list {</text:p>
      <text:p text:style-name="P1"><text:s text:c="2"/>description</text:p>
      <text:p text:style-name="P1"><text:s text:c="4"/>"List of address-families associated with the BGP neighbor";</text:p>
      <text:p text:style-name="P1"><text:s text:c="2"/>list afi-safi {</text:p>
      <text:p text:style-name="P1"><text:s text:c="4"/>key "name";</text:p>
      <text:p text:style-name="P1"><text:s text:c="4"/>description</text:p>
      <text:p text:style-name="P1"><text:s text:c="6"/>"AFI, SAFI configuration available for the neighbor or</text:p>
      <text:p text:style-name="P1"><text:s text:c="7"/>group";</text:p>
      <text:p text:style-name="P1"><text:s text:c="4"/>uses mp-afi-safi-config;</text:p>
      <text:p text:style-name="P1"><text:s text:c="4"/>leaf active {</text:p>
      <text:p text:style-name="P1"><text:s text:c="6"/>type boolean;</text:p>
      <text:p text:style-name="P1"><text:s text:c="6"/>config false;</text:p>
      <text:p text:style-name="P1"><text:s text:c="6"/>description</text:p>
      <text:p text:style-name="P1"><text:s text:c="8"/>"This value indicates whether a particular AFI-SAFI has</text:p>
      <text:p text:style-name="P1"><text:s text:c="9"/>been successfully negotiated with the peer. An AFI-SAFI</text:p>
      <text:p text:style-name="P1"><text:s text:c="9"/>may be enabled in the current running configuration, but</text:p>
      <text:p text:style-name="P1"><text:s text:c="9"/>a session restart may be required in order to negotiate</text:p>
      <text:p text:style-name="P1"><text:s text:c="9"/>the new capability.";</text:p>
      <text:p text:style-name="P1"><text:s text:c="4"/>}</text:p>
      <text:p text:style-name="P1"><text:s text:c="4"/>container prefixes {</text:p>
      <text:p text:style-name="P1"><text:s text:c="6"/>config false;</text:p>
      <text:p text:style-name="P1"><text:s text:c="6"/>description</text:p>
      <text:p text:style-name="P1"><text:s text:c="8"/>"Prefix counters for the AFI/SAFI in this BGP session";</text:p>
      <text:p text:style-name="P1"><text:s text:c="6"/>leaf received {</text:p>
      <text:p text:style-name="P1"><text:s text:c="8"/>type yang:zero-based-counter32;</text:p>
      <text:p text:style-name="P1"><text:s text:c="8"/>description</text:p>
      <text:p text:style-name="P1"><text:s text:c="10"/>"The number of prefixes received from the neighbor";</text:p>
      <text:p text:style-name="P1"><text:s text:c="6"/>}</text:p>
      <text:p text:style-name="P1"><text:s text:c="6"/>leaf sent {</text:p>
      <text:p text:style-name="P1"><text:s text:c="8"/>type yang:zero-based-counter32;</text:p>
      <text:p text:style-name="P1"><text:s text:c="8"/>description</text:p>
      <text:p text:style-name="P1"><text:s text:c="10"/>"The number of prefixes advertised to the neighbor";</text:p>
      <text:p text:style-name="P1"><text:s text:c="6"/>}</text:p>
      <text:p text:style-name="P1"><text:s text:c="6"/>leaf installed {</text:p>
      <text:p text:style-name="P1"><text:s text:c="8"/>type yang:gauge32;</text:p>
      <text:p text:style-name="P1"><text:s text:c="8"/>description</text:p>
      <text:p text:style-name="P1"><text:s text:c="10"/>"The number of advertised prefixes installed in the</text:p>
      <text:p text:style-name="P1"><text:s text:c="11"/>Loc-RIB";</text:p>
      <text:p text:style-name="P1"><text:s text:c="6"/>}</text:p>
      <text:p text:style-name="P1"><text:s text:c="4"/>}</text:p>
      <text:p text:style-name="P1"><text:s text:c="4"/>container graceful-restart {</text:p>
      <text:p text:style-name="P1"><text:s text:c="6"/>if-feature "bt:graceful-restart";</text:p>
      <text:p text:style-name="P1"><text:s text:c="6"/>description</text:p>
      <text:p text:style-name="P1"><text:s text:c="8"/>"Parameters relating to BGP graceful-restart";</text:p>
      <text:p text:style-name="P1"><text:s text:c="6"/>reference</text:p>
      <text:p text:style-name="P1"><text:s text:c="8"/>"RFC 4724: Graceful Restart Mechanism for BGP.";</text:p>
      <text:p text:style-name="P1"><text:s text:c="6"/>uses mp-afi-safi-graceful-restart-config;</text:p>
      <text:p text:style-name="P1"><text:s text:c="6"/>leaf received {</text:p>
      <text:p text:style-name="P1"><text:s text:c="8"/>type boolean;</text:p>
      <text:p text:style-name="P1"><text:s text:c="8"/>config false;</text:p>
      <text:p text:style-name="P1"><text:s text:c="8"/>description</text:p>
      <text:p text:style-name="P1"><text:s text:c="10"/>"This leaf indicates whether the neighbor advertised the</text:p>
      <text:p text:style-name="P1"><text:s text:c="11"/>ability to support graceful-restart for this AFI-SAFI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><text:s text:c="6"/>leaf advertised {</text:p>
      <text:p text:style-name="P1"><text:s text:c="8"/>type boolean;</text:p>
      <text:p text:style-name="P1"><text:s text:c="8"/>config false;</text:p>
      <text:p text:style-name="P1"><text:s text:c="8"/>description</text:p>
      <text:p text:style-name="P1"><text:s text:c="10"/>"This leaf indicates whether the ability to support</text:p>
      <text:p text:style-name="P1"><text:s text:c="11"/>graceful-restart has been advertised to the peer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><text:s text:c="6"/>leaf local-forwarding-state-preserved {</text:p>
      <text:p text:style-name="P1"><text:s text:c="8"/>type boolean;</text:p>
      <text:p text:style-name="P1"><text:s text:c="8"/>config false;</text:p>
      <text:p text:style-name="P1"><text:s text:c="8"/>description</text:p>
      <text:p text:style-name="P1"><text:s text:c="10"/>"This leaf indicates whether the local router has</text:p>
      <text:p text:style-name="P1"><text:s text:c="11"/>or would advertise the Forwarding State bit in its</text:p>
      <text:p text:style-name="P1"><text:s text:c="11"/>Graceful Restart capability for this AFI-SAFI.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><text:soft-page-break/><text:s text:c="6"/>leaf forwarding-state-preserved {</text:p>
      <text:p text:style-name="P1"><text:s text:c="8"/>type boolean;</text:p>
      <text:p text:style-name="P1"><text:s text:c="8"/>config false;</text:p>
      <text:p text:style-name="P1"><text:s text:c="8"/>description</text:p>
      <text:p text:style-name="P1"><text:s text:c="10"/>"This leaf indicates whether the neighbor has advertised</text:p>
      <text:p text:style-name="P1"><text:s text:c="11"/>the Forwarding State bit in its Graceful Restart</text:p>
      <text:p text:style-name="P1"><text:s text:c="11"/>capability for this AFI-SAFI.";</text:p>
      <text:p text:style-name="P1"><text:s text:c="8"/>reference</text:p>
      <text:p text:style-name="P1"><text:s text:c="10"/>"RFC 4724: Graceful Restart Mechanism for BGP, Section</text:p>
      <text:p text:style-name="P1"><text:s text:c="11"/>3.";</text:p>
      <text:p text:style-name="P1"><text:s text:c="6"/>}</text:p>
      <text:p text:style-name="P1"><text:s text:c="6"/>leaf end-of-rib-received {</text:p>
      <text:p text:style-name="P1"><text:s text:c="8"/>type boolean;</text:p>
      <text:p text:style-name="P1"><text:s text:c="8"/>config false;</text:p>
      <text:p text:style-name="P1"><text:s text:c="8"/>description</text:p>
      <text:p text:style-name="P1"><text:s text:c="10"/>"This leaf indicates whether the neighbor has advertised</text:p>
      <text:p text:style-name="P1"><text:s text:c="11"/>the End-of-RIB marker for this AFI-SAFI.";</text:p>
      <text:p text:style-name="P1"><text:s text:c="8"/>reference</text:p>
      <text:p text:style-name="P1"><text:s text:c="10"/>"RFC 4724: Graceful Restart Mechanism for BGP, Section</text:p>
      <text:p text:style-name="P1"><text:s text:c="11"/>2.";</text:p>
      <text:p text:style-name="P1"><text:s text:c="6"/>}</text:p>
      <text:p text:style-name="P1"><text:s text:c="4"/>}</text:p>
      <text:p text:style-name="P1"><text:s text:c="4"/>uses mp-all-afi-safi-list-contents;</text:p>
      <text:p text:style-name="P1"><text:s text:c="4"/>uses bgp-neighbor-use-multiple-paths;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2. BGP notification module</text:p>
      <text:p text:style-name="P1"/>
      <text:p text:style-name="P1">ODE BEGINS&gt; file "iana-bgp-notification@2023-07-05.yang"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dentity bgp-notification {</text:p>
      <text:p text:style-name="P1"><text:s text:c="2"/>description</text:p>
      <text:p text:style-name="P1"><text:s text:c="4"/>"Base identity for BGP NOTIFICATION state.";</text:p>
      <text:p text:style-name="P1">}</text:p>
      <text:p text:style-name="P1">identity message-header-error {</text:p>
      <text:p text:style-name="P1"><text:s text:c="2"/>base bgp-notification;</text:p>
      <text:p text:style-name="P1"><text:s text:c="2"/>description</text:p>
      <text:p text:style-name="P1"><text:s text:c="4"/>"All errors detected while processing the Message Header MUST</text:p>
      <text:p text:style-name="P1"><text:s text:c="5"/>be indicated by sending the NOTIFICATION message with the</text:p>
      <text:p text:style-name="P1"><text:s text:c="5"/>Error Code Message Header Error.</text:p>
      <text:p text:style-name="P1"/>
      <text:p text:style-name="P1"><text:s text:c="5"/>The value of the 'Message Header Error' Error code is 1.";</text:p>
      <text:p text:style-name="P1"><text:s text:c="2"/>reference</text:p>
      <text:p text:style-name="P1"><text:s text:c="4"/>"RFC 4271: A Border Gateway Protocol 4 (BGP-4), Section 6.1.";</text:p>
      <text:p text:style-name="P1">}</text:p>
      <text:p text:style-name="P1">identity message-header-unspecific {</text:p>
      <text:p text:style-name="P1"><text:s text:c="2"/>base message-header-error;</text:p>
      <text:p text:style-name="P1"><text:s text:c="2"/>description</text:p>
      <text:p text:style-name="P1"><text:s text:c="4"/>"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";</text:p>
      <text:p text:style-name="P1"><text:s text:c="2"/>reference</text:p>
      <text:p text:style-name="P1"><text:s text:c="4"/>"RFC 4271: A Border Gateway Protocol 4 (BGP-4), Section 4.5.";</text:p>
      <text:p text:style-name="P1">}</text:p>
      <text:p text:style-name="P1">identity message-header-connection-not-synchronized {</text:p>
      <text:p text:style-name="P1"><text:s text:c="2"/>base message-header-error;</text:p>
      <text:p text:style-name="P1"><text:s text:c="2"/>description</text:p>
      <text:p text:style-name="P1"><text:s text:c="4"/>"If the Marker field of the message header is not as expected,</text:p>
      <text:p text:style-name="P1"><text:s text:c="5"/>then a synchronization error has occurred and the Error</text:p>
      <text:p text:style-name="P1"><text:s text:c="5"/>Subcode MUST be set to Connection Not Synchronized.</text:p>
      <text:p text:style-name="P1"/>
      <text:p text:style-name="P1"><text:s text:c="5"/>The value of the 'Conection Not Synchronized Error' subcode is</text:p>
      <text:p text:style-name="P1"><text:s text:c="5"/>1.";</text:p>
      <text:p text:style-name="P1"><text:s text:c="2"/>reference</text:p>
      <text:p text:style-name="P1"><text:s text:c="4"/>"RFC 4271: A Border Gateway Protocol 4 (BGP-4), Section 6.1.";</text:p>
      <text:p text:style-name="P1">}</text:p>
      <text:p text:style-name="P1">identity message-header-bad-message-length {</text:p>
      <text:p text:style-name="P1"><text:soft-page-break/><text:s text:c="2"/>base message-header-error;</text:p>
      <text:p text:style-name="P1"><text:s text:c="2"/>description</text:p>
      <text:p text:style-name="P1"><text:s text:c="4"/>"If at least one of the following is true:</text:p>
      <text:p text:style-name="P1"/>
      <text:p text:style-name="P1"><text:s text:c="5"/>- if the Length field of the message header is less than 19 or</text:p>
      <text:p text:style-name="P1"><text:s text:c="7"/>greater than 4096, or</text:p>
      <text:p text:style-name="P1"/>
      <text:p text:style-name="P1"><text:s text:c="5"/>- if the Length field of an OPEN message is less than the</text:p>
      <text:p text:style-name="P1"><text:s text:c="7"/>minimum length of the OPEN message, or</text:p>
      <text:p text:style-name="P1"/>
      <text:p text:style-name="P1"><text:s text:c="5"/>- if the Length field of an UPDATE message is less than the</text:p>
      <text:p text:style-name="P1"><text:s text:c="7"/>minimum length of the UPDATE message, or</text:p>
      <text:p text:style-name="P1"/>
      <text:p text:style-name="P1"><text:s text:c="5"/>- if the Length field of a KEEPALIVE message is not equal to</text:p>
      <text:p text:style-name="P1"><text:s text:c="7"/>19, or</text:p>
      <text:p text:style-name="P1"/>
      <text:p text:style-name="P1"><text:s text:c="5"/>- if the Length field of a NOTIFICATION message is less than</text:p>
      <text:p text:style-name="P1"><text:s text:c="7"/>the minimum length of the NOTIFICATION message,</text:p>
      <text:p text:style-name="P1"/>
      <text:p text:style-name="P1"><text:s text:c="5"/>then the Error Subcode MUST be set to Bad Message Length. <text:s/>The</text:p>
      <text:p text:style-name="P1"><text:s text:c="5"/>Data field MUST contain the erroneous Length field.</text:p>
      <text:p text:style-name="P1"/>
      <text:p text:style-name="P1"><text:s text:c="5"/>The value of the 'Bad Message Length' Error subcode is 2.";</text:p>
      <text:p text:style-name="P1"><text:s text:c="2"/>reference</text:p>
      <text:p text:style-name="P1"><text:s text:c="4"/>"RFC 4271: A Border Gateway Protocol 4 (BGP-4), Section 6.1.";</text:p>
      <text:p text:style-name="P1">}</text:p>
      <text:p text:style-name="P1">identity message-header-bad-message-type {</text:p>
      <text:p text:style-name="P1"><text:s text:c="2"/>base message-header-error;</text:p>
      <text:p text:style-name="P1"><text:s text:c="2"/>description</text:p>
      <text:p text:style-name="P1"><text:s text:c="4"/>"If the Type field of the message header is not recognized,</text:p>
      <text:p text:style-name="P1"><text:s text:c="5"/>then the Error Subcode MUST be set to Bad Message Type. <text:s/>The</text:p>
      <text:p text:style-name="P1"><text:s text:c="5"/>Data field MUST contain the erroneous Type field.</text:p>
      <text:p text:style-name="P1"/>
      <text:p text:style-name="P1"><text:s text:c="5"/>The value of the 'Message Header Error' Error subcode is 3.";</text:p>
      <text:p text:style-name="P1"><text:s text:c="2"/>reference</text:p>
      <text:p text:style-name="P1"><text:s text:c="4"/>"RFC 4271: A Border Gateway Protocol 4 (BGP-4), Section 6.1.";</text:p>
      <text:p text:style-name="P1">}</text:p>
      <text:p text:style-name="P1">identity open-message-error {</text:p>
      <text:p text:style-name="P1"><text:s text:c="2"/>base bgp-notification;</text:p>
      <text:p text:style-name="P1"><text:s text:c="2"/>description</text:p>
      <text:p text:style-name="P1"><text:s text:c="4"/>"All errors detected while processing the OPEN message MUST be</text:p>
      <text:p text:style-name="P1"><text:s text:c="5"/>indicated by sending the NOTIFICATION message with the Error</text:p>
      <text:p text:style-name="P1"><text:s text:c="5"/>Code 'OPEN Message Error'.</text:p>
      <text:p text:style-name="P1"/>
      <text:p text:style-name="P1"><text:s text:c="5"/>The value of the 'OPEN Message Error' Error code is 2.";</text:p>
      <text:p text:style-name="P1"><text:s text:c="2"/>reference</text:p>
      <text:p text:style-name="P1"><text:s text:c="4"/>"RFC 4271: A Border Gateway Protocol 4 (BGP-4), Section 6.2.";</text:p>
      <text:p text:style-name="P1">}</text:p>
      <text:p text:style-name="P1">identity open-message-unspecific {</text:p>
      <text:p text:style-name="P1"><text:s text:c="2"/>base open-message-error;</text:p>
      <text:p text:style-name="P1"><text:s text:c="2"/>description</text:p>
      <text:p text:style-name="P1"><text:s text:c="4"/>"From Section 4.5:</text:p>
      <text:p text:style-name="P1"><text:s text:c="5"/>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</text:p>
      <text:p text:style-name="P1"/>
      <text:p text:style-name="P1"><text:s text:c="5"/>From Section 6.2:</text:p>
      <text:p text:style-name="P1"><text:s text:c="5"/>If one of the Optional Parameters in the OPEN message is</text:p>
      <text:p text:style-name="P1"><text:s text:c="5"/>recognized, but is malformed, then the Error Subcode MUST be</text:p>
      <text:p text:style-name="P1"><text:s text:c="5"/>set to 0 (Unspecific).";</text:p>
      <text:p text:style-name="P1"><text:s text:c="2"/>reference</text:p>
      <text:p text:style-name="P1"><text:s text:c="4"/>"RFC 4271: A Border Gateway Protocol 4 (BGP-4), Section 4.5.</text:p>
      <text:p text:style-name="P1"><text:s text:c="5"/>RFC 4271: A Border Gateway Protocol 4 (BGP-4), Section 6.2.";</text:p>
      <text:p text:style-name="P1">}</text:p>
      <text:p text:style-name="P1">identity open-unsupported-version-number {</text:p>
      <text:p text:style-name="P1"><text:s text:c="2"/>base open-message-error;</text:p>
      <text:p text:style-name="P1"><text:s text:c="2"/>description</text:p>
      <text:p text:style-name="P1"><text:s text:c="4"/>"If the version number in the Version field of the received</text:p>
      <text:p text:style-name="P1"><text:s text:c="5"/>OPEN message is not supported, then the Error Subcode MUST be</text:p>
      <text:p text:style-name="P1"><text:s text:c="5"/>set to Unsupported Version Number. <text:s/>The Data field is a</text:p>
      <text:p text:style-name="P1"><text:s text:c="5"/>2-octet unsigned integer, which indicates the largest,</text:p>
      <text:p text:style-name="P1"><text:s text:c="5"/>locally-supported version number less than the version the</text:p>
      <text:p text:style-name="P1"><text:s text:c="5"/>remote BGP peer bid (as indicated in the received OPEN</text:p>
      <text:p text:style-name="P1"><text:s text:c="5"/>message), or if the smallest, locally-supported version number</text:p>
      <text:p text:style-name="P1"><text:s text:c="5"/>is greater than the version the remote BGP peer bid, then the</text:p>
      <text:p text:style-name="P1"><text:s text:c="5"/>smallest, locally-supported version number.</text:p>
      <text:p text:style-name="P1"/>
      <text:p text:style-name="P1"><text:soft-page-break/><text:s text:c="5"/>The value of the 'Unsupported Version Number' Error subcode is</text:p>
      <text:p text:style-name="P1"><text:s text:c="5"/>1.";</text:p>
      <text:p text:style-name="P1"><text:s text:c="2"/>reference</text:p>
      <text:p text:style-name="P1"><text:s text:c="4"/>"RFC 4271: A Border Gateway Protocol 4 (BGP-4), Section 6.2.";</text:p>
      <text:p text:style-name="P1">}</text:p>
      <text:p text:style-name="P1">identity open-bad-peer-as {</text:p>
      <text:p text:style-name="P1"><text:s text:c="2"/>base open-message-error;</text:p>
      <text:p text:style-name="P1"><text:s text:c="2"/>description</text:p>
      <text:p text:style-name="P1"><text:s text:c="4"/>"If the Autonomous System field of the OPEN message is</text:p>
      <text:p text:style-name="P1"><text:s text:c="5"/>unacceptable, then the Error Subcode MUST be set to Bad Peer</text:p>
      <text:p text:style-name="P1"><text:s text:c="5"/>AS. <text:s/>The determination of acceptable Autonomous System numbers</text:p>
      <text:p text:style-name="P1"><text:s text:c="5"/>is outside the scope of this protocol.</text:p>
      <text:p text:style-name="P1"/>
      <text:p text:style-name="P1"><text:s text:c="5"/>The value of the 'Bad Peer AS' Error subcode is 2.";</text:p>
      <text:p text:style-name="P1"><text:s text:c="2"/>reference</text:p>
      <text:p text:style-name="P1"><text:s text:c="4"/>"RFC 4271: A Border Gateway Protocol 4 (BGP-4), Section 6.2.";</text:p>
      <text:p text:style-name="P1">}</text:p>
      <text:p text:style-name="P1">identity open-bad-bgp-id {</text:p>
      <text:p text:style-name="P1"><text:s text:c="2"/>base open-message-error;</text:p>
      <text:p text:style-name="P1"><text:s text:c="2"/>description</text:p>
      <text:p text:style-name="P1"><text:s text:c="4"/>"From RFC 4271, Section 6.2:</text:p>
      <text:p text:style-name="P1"><text:s text:c="5"/>If the BGP Identifier field of the OPEN message is</text:p>
      <text:p text:style-name="P1"><text:s text:c="5"/>syntactically incorrect, then the Error Subcode MUST be set to</text:p>
      <text:p text:style-name="P1"><text:s text:c="5"/>Bad BGP Identifier. <text:s/>Syntactic correctness means that the BGP</text:p>
      <text:p text:style-name="P1"><text:s text:c="5"/>Identifier field represents a valid unicast IP host address.</text:p>
      <text:p text:style-name="P1"/>
      <text:p text:style-name="P1"><text:s text:c="5"/>This was updated by RFC 6286:</text:p>
      <text:p text:style-name="P1"><text:s text:c="5"/>For a BGP speaker that supports the AS-wide Unique BGP</text:p>
      <text:p text:style-name="P1"><text:s text:c="5"/>Identifier, the OPEN message error handling related to the BGP</text:p>
      <text:p text:style-name="P1"><text:s text:c="5"/>Identifier is modified as follows:</text:p>
      <text:p text:style-name="P1"/>
      <text:p text:style-name="P1"><text:s text:c="5"/>If the BGP Identifier field of the OPEN message is zero, or if</text:p>
      <text:p text:style-name="P1"><text:s text:c="5"/>it is the same as the BGP Identifier of the local BGP speaker</text:p>
      <text:p text:style-name="P1"><text:s text:c="5"/>and the message is from an internal peer, then the Error</text:p>
      <text:p text:style-name="P1"><text:s text:c="5"/>Subcode is set to 'Bad BGP Identifier'.</text:p>
      <text:p text:style-name="P1"/>
      <text:p text:style-name="P1"><text:s text:c="5"/>The value of the 'Bad BGP Identifier' Error subcode is 3.";</text:p>
      <text:p text:style-name="P1"><text:s text:c="2"/>reference</text:p>
      <text:p text:style-name="P1"><text:s text:c="4"/>"RFC 4271: A Border Gateway Protocol 4 (BGP-4), Section 6.2.</text:p>
      <text:p text:style-name="P1"><text:s text:c="5"/>RFC 6286: Autonomous-System-Wide Unique BGP Identifier for</text:p>
      <text:p text:style-name="P1"><text:s text:c="5"/>BGP-4., Section 2.2.";</text:p>
      <text:p text:style-name="P1">}</text:p>
      <text:p text:style-name="P1">identity open-unsupported-optional-parameter {</text:p>
      <text:p text:style-name="P1"><text:s text:c="2"/>base open-message-error;</text:p>
      <text:p text:style-name="P1"><text:s text:c="2"/>description</text:p>
      <text:p text:style-name="P1"><text:s text:c="4"/>"If one of the Optional Parameters in the OPEN message is not</text:p>
      <text:p text:style-name="P1"><text:s text:c="4"/>recognized, then the Error Subcode MUST be set to Unsupported</text:p>
      <text:p text:style-name="P1"><text:s text:c="4"/>Optional Parameters.</text:p>
      <text:p text:style-name="P1"/>
      <text:p text:style-name="P1"><text:s text:c="4"/>The value of the 'Unsupported Optional Parameter' Error subcode</text:p>
      <text:p text:style-name="P1"><text:s text:c="4"/>is 4.";</text:p>
      <text:p text:style-name="P1"><text:s text:c="2"/>reference</text:p>
      <text:p text:style-name="P1"><text:s text:c="4"/>"RFC 4271: A Border Gateway Protocol 4 (BGP-4), Section 6.2.";</text:p>
      <text:p text:style-name="P1">}</text:p>
      <text:p text:style-name="P1">identity open-unacceptable-hold-time {</text:p>
      <text:p text:style-name="P1"><text:s text:c="2"/>base open-message-error;</text:p>
      <text:p text:style-name="P1"><text:s text:c="2"/>description</text:p>
      <text:p text:style-name="P1"><text:s text:c="4"/>"If the Hold Time field of the OPEN message is unacceptable,</text:p>
      <text:p text:style-name="P1"><text:s text:c="5"/>then the Error Subcode MUST be set to Unacceptable Hold Time.</text:p>
      <text:p text:style-name="P1"><text:s text:c="5"/>An implementation MUST reject Hold Time values of one or two</text:p>
      <text:p text:style-name="P1"><text:s text:c="5"/>seconds. <text:s/>An implementation MAY reject any proposed Hold Time.</text:p>
      <text:p text:style-name="P1"><text:s text:c="5"/>An implementation that accepts a Hold Time MUST use the</text:p>
      <text:p text:style-name="P1"><text:s text:c="5"/>negotiated value for the Hold Time.</text:p>
      <text:p text:style-name="P1"/>
      <text:p text:style-name="P1"><text:s text:c="5"/>The value of the 'Unacceptable Hold Time' Error subcode is</text:p>
      <text:p text:style-name="P1"><text:s text:c="5"/>6.";</text:p>
      <text:p text:style-name="P1"><text:s text:c="2"/>reference</text:p>
      <text:p text:style-name="P1"><text:s text:c="4"/>"RFC 4271: A Border Gateway Protocol 4 (BGP-4), Section 6.2.";</text:p>
      <text:p text:style-name="P1">}</text:p>
      <text:p text:style-name="P1">identity open-unsupported-capability {</text:p>
      <text:p text:style-name="P1"><text:s text:c="2"/>base open-message-error;</text:p>
      <text:p text:style-name="P1"><text:s text:c="2"/>description</text:p>
      <text:p text:style-name="P1"><text:s text:c="4"/>"If a BGP speaker that supports a certain capability determines</text:p>
      <text:p text:style-name="P1"><text:s text:c="5"/>that its peer doesn't support this capability, the speaker MAY</text:p>
      <text:p text:style-name="P1"><text:s text:c="5"/>send a NOTIFICATION message to the peer and terminate peering</text:p>
      <text:p text:style-name="P1"><text:s text:c="5"/>(see Section 'Extensions to Error Handling' for more details).</text:p>
      <text:p text:style-name="P1"><text:s text:c="5"/>For example, a BGP speaker may need to terminate peering if it</text:p>
      <text:p text:style-name="P1"><text:s text:c="5"/>established peering to exchange IPv6 routes and determines</text:p>
      <text:p text:style-name="P1"><text:soft-page-break/><text:s text:c="5"/>that its peer does not support Multiprotocol Extensions for</text:p>
      <text:p text:style-name="P1"><text:s text:c="5"/>BGP-4 [RFC4760]. <text:s/>The Error Subcode in the NOTIFICATION</text:p>
      <text:p text:style-name="P1"><text:s text:c="5"/>message is then set to Unsupported Capability. <text:s/>The message</text:p>
      <text:p text:style-name="P1"><text:s text:c="5"/>MUST contain the capability or capabilities that cause the</text:p>
      <text:p text:style-name="P1"><text:s text:c="5"/>speaker to send the message.</text:p>
      <text:p text:style-name="P1"/>
      <text:p text:style-name="P1"><text:s text:c="5"/>The value of the 'Unsupported Capability' Error subcode is</text:p>
      <text:p text:style-name="P1"><text:s text:c="5"/>7.";</text:p>
      <text:p text:style-name="P1"><text:s text:c="2"/>reference</text:p>
      <text:p text:style-name="P1"><text:s text:c="4"/>"RFC 5492: Capabilities Advertisement with BGP-4, Section 3.";</text:p>
      <text:p text:style-name="P1">}</text:p>
      <text:p text:style-name="P1">identity open-role-mismatch {</text:p>
      <text:p text:style-name="P1"><text:s text:c="2"/>base open-message-error;</text:p>
      <text:p text:style-name="P1"><text:s text:c="2"/>description</text:p>
      <text:p text:style-name="P1"><text:s text:c="4"/>"If the BGP Role Capability is advertised, and one is also</text:p>
      <text:p text:style-name="P1"><text:s text:c="5"/>received from the peer, the Roles MUST correspond to the</text:p>
      <text:p text:style-name="P1"><text:s text:c="5"/>relationships in Table 2. If the Roles do not correspond, the</text:p>
      <text:p text:style-name="P1"><text:s text:c="5"/>BGP speaker MUST reject the connection using the Role Mismatch</text:p>
      <text:p text:style-name="P1"><text:s text:c="5"/>Notification (code 2, subcode 11).";</text:p>
      <text:p text:style-name="P1"><text:s text:c="2"/>reference</text:p>
      <text:p text:style-name="P1"><text:s text:c="4"/>"RFC 9234: Route Leak Prevention and Detection Using Roles in</text:p>
      <text:p text:style-name="P1"><text:s text:c="5"/>UPDATE and OPEN Messages, Section 4.2.";</text:p>
      <text:p text:style-name="P1">}</text:p>
      <text:p text:style-name="P1">identity update-message-error {</text:p>
      <text:p text:style-name="P1"><text:s text:c="2"/>base bgp-notification;</text:p>
      <text:p text:style-name="P1"><text:s text:c="2"/>description</text:p>
      <text:p text:style-name="P1"><text:s text:c="4"/>"All errors detected while processing the UPDATE message MUST</text:p>
      <text:p text:style-name="P1"><text:s text:c="5"/>be indicated by sending the NOTIFICATION message with the</text:p>
      <text:p text:style-name="P1"><text:s text:c="5"/>Error Code UPDATE Message Error.</text:p>
      <text:p text:style-name="P1"/>
      <text:p text:style-name="P1"><text:s text:c="4"/>The value of the 'UPDATE Message Error' Error code is 3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unspecific {</text:p>
      <text:p text:style-name="P1"><text:s text:c="2"/>base update-message-error;</text:p>
      <text:p text:style-name="P1"><text:s text:c="2"/>description</text:p>
      <text:p text:style-name="P1"><text:s text:c="4"/>"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";</text:p>
      <text:p text:style-name="P1"><text:s text:c="2"/>reference</text:p>
      <text:p text:style-name="P1"><text:s text:c="4"/>"RFC 4271: A Border Gateway Protocol 4 (BGP-4), Section 4.5.";</text:p>
      <text:p text:style-name="P1">}</text:p>
      <text:p text:style-name="P1">identity update-malformed-attribute-list {</text:p>
      <text:p text:style-name="P1"><text:s text:c="2"/>base update-message-error;</text:p>
      <text:p text:style-name="P1"><text:s text:c="2"/>description</text:p>
      <text:p text:style-name="P1"><text:s text:c="4"/>"Error checking of an UPDATE message begins by examining the</text:p>
      <text:p text:style-name="P1"><text:s text:c="5"/>path attributes. <text:s/>If the Withdrawn Routes Length or Total</text:p>
      <text:p text:style-name="P1"><text:s text:c="5"/>Attribute Length is too large (i.e., if Withdrawn Routes</text:p>
      <text:p text:style-name="P1"><text:s text:c="5"/>Length + Total Attribute Length + 23 exceeds the message</text:p>
      <text:p text:style-name="P1"><text:s text:c="5"/>Length), then the Error Subcode MUST be set to Malformed</text:p>
      <text:p text:style-name="P1"><text:s text:c="5"/>Attribute List.</text:p>
      <text:p text:style-name="P1"/>
      <text:p text:style-name="P1"><text:s text:c="5"/>If any attribute appears more than once in the UPDATE message,</text:p>
      <text:p text:style-name="P1"><text:s text:c="5"/>then the Error Subcode MUST be set to Malformed Attribute</text:p>
      <text:p text:style-name="P1"><text:s text:c="5"/>List.</text:p>
      <text:p text:style-name="P1"/>
      <text:p text:style-name="P1"><text:s text:c="5"/>The value of the 'Malformed Attribute List' Error subcode is</text:p>
      <text:p text:style-name="P1"><text:s text:c="5"/>1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unrecognized-well-known-attribute {</text:p>
      <text:p text:style-name="P1"><text:s text:c="2"/>base update-message-error;</text:p>
      <text:p text:style-name="P1"><text:s text:c="2"/>description</text:p>
      <text:p text:style-name="P1"><text:s text:c="4"/>"If any of the well-known mandatory attributes are not</text:p>
      <text:p text:style-name="P1"><text:s text:c="5"/>recognized, then the Error Subcode MUST be set to Unrecognized</text:p>
      <text:p text:style-name="P1"><text:s text:c="5"/>Well-known Attribute. <text:s/>The Data field MUST contain the</text:p>
      <text:p text:style-name="P1"><text:s text:c="5"/>unrecognized attribute (type, length, and value).</text:p>
      <text:p text:style-name="P1"/>
      <text:p text:style-name="P1"><text:s text:c="5"/>The value of the 'Unrecognized Well-known Attribute' Error</text:p>
      <text:p text:style-name="P1"><text:s text:c="5"/>subcode is 2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missing-well-known-attribute {</text:p>
      <text:p text:style-name="P1"><text:s text:c="2"/>base update-message-error;</text:p>
      <text:p text:style-name="P1"><text:soft-page-break/><text:s text:c="2"/>description</text:p>
      <text:p text:style-name="P1"><text:s text:c="4"/>"If any of the well-known mandatory attributes are not present,</text:p>
      <text:p text:style-name="P1"><text:s text:c="5"/>then the Error Subcode MUST be set to Missing Well-known</text:p>
      <text:p text:style-name="P1"><text:s text:c="5"/>Attribute. <text:s/>The Data field MUST contain the Attribute Type</text:p>
      <text:p text:style-name="P1"><text:s text:c="5"/>Code of the missing, well-known attribute.</text:p>
      <text:p text:style-name="P1"/>
      <text:p text:style-name="P1"><text:s text:c="5"/>The value of the 'Missing Well-known Attribute' Error subcode</text:p>
      <text:p text:style-name="P1"><text:s text:c="5"/>is 3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attribute-flags-error {</text:p>
      <text:p text:style-name="P1"><text:s text:c="2"/>base update-message-error;</text:p>
      <text:p text:style-name="P1"><text:s text:c="2"/>description</text:p>
      <text:p text:style-name="P1"><text:s text:c="4"/>"If any recognized attribute has Attribute Flags that conflict</text:p>
      <text:p text:style-name="P1"><text:s text:c="5"/>with the Attribute Type Code, then the Error Subcode MUST be</text:p>
      <text:p text:style-name="P1"><text:s text:c="5"/>set to Attribute Flags Error. <text:s/>The Data field MUST contain the</text:p>
      <text:p text:style-name="P1"><text:s text:c="5"/>erroneous attribute (type, length, and value).</text:p>
      <text:p text:style-name="P1"/>
      <text:p text:style-name="P1"><text:s text:c="5"/>The value of the 'Attribute Flags Error' Error subcode is 4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attribute-length-error {</text:p>
      <text:p text:style-name="P1"><text:s text:c="2"/>base update-message-error;</text:p>
      <text:p text:style-name="P1"><text:s text:c="2"/>description</text:p>
      <text:p text:style-name="P1"><text:s text:c="4"/>"If any recognized attribute has an Attribute Length that</text:p>
      <text:p text:style-name="P1"><text:s text:c="5"/>conflicts with the expected length (based on the attribute</text:p>
      <text:p text:style-name="P1"><text:s text:c="5"/>type code), then the Error Subcode MUST be set to Attribute</text:p>
      <text:p text:style-name="P1"><text:s text:c="5"/>Length Error. <text:s/>The Data field MUST contain the erroneous</text:p>
      <text:p text:style-name="P1"><text:s text:c="5"/>attribute (type, length, and value).</text:p>
      <text:p text:style-name="P1"/>
      <text:p text:style-name="P1"><text:s text:c="5"/>The value of the 'Attribute Length Error' Error subcode is</text:p>
      <text:p text:style-name="P1"><text:s text:c="5"/>5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invalid-origin-attribute {</text:p>
      <text:p text:style-name="P1"><text:s text:c="2"/>base update-message-error;</text:p>
      <text:p text:style-name="P1"><text:s text:c="2"/>description</text:p>
      <text:p text:style-name="P1"><text:s text:c="4"/>"If the ORIGIN attribute has an undefined value, then the Error</text:p>
      <text:p text:style-name="P1"><text:s text:c="5"/>Sub-code MUST be set to Invalid Origin Attribute. <text:s/>The Data</text:p>
      <text:p text:style-name="P1"><text:s text:c="5"/>field MUST contain the unrecognized attribute (type, length,</text:p>
      <text:p text:style-name="P1"><text:s text:c="5"/>and value).</text:p>
      <text:p text:style-name="P1"/>
      <text:p text:style-name="P1"><text:s text:c="5"/>The value of the 'Invalid ORIGIN Attribute' Error subcode is</text:p>
      <text:p text:style-name="P1"><text:s text:c="5"/>6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update-invalid-next-hop-attribute {</text:p>
      <text:p text:style-name="P1"><text:s text:c="2"/>base update-message-error;</text:p>
      <text:p text:style-name="P1"><text:s text:c="2"/>description</text:p>
      <text:p text:style-name="P1"><text:s text:c="4"/>"If the NEXT_HOP attribute field is syntactically incorrect,</text:p>
      <text:p text:style-name="P1"><text:s text:c="5"/>then the Error Subcode MUST be set to Invalid NEXT_HOP</text:p>
      <text:p text:style-name="P1"><text:s text:c="5"/>Attribute. <text:s/>The Data field MUST contain the incorrect</text:p>
      <text:p text:style-name="P1"><text:s text:c="5"/>attribute (type, length, and value). <text:s/>Syntactic correctness</text:p>
      <text:p text:style-name="P1"><text:s text:c="5"/>means that the NEXT_HOP attribute represents a valid IP host</text:p>
      <text:p text:style-name="P1"><text:s text:c="5"/>address.</text:p>
      <text:p text:style-name="P1"/>
      <text:p text:style-name="P1"><text:s text:c="5"/>The value of the 'Invalid NEXT_HOP Attribute' Error subcode is</text:p>
      <text:p text:style-name="P1"><text:s text:c="5"/>8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open-optional-attribute-error {</text:p>
      <text:p text:style-name="P1"><text:s text:c="2"/>base update-message-error;</text:p>
      <text:p text:style-name="P1"><text:s text:c="2"/>description</text:p>
      <text:p text:style-name="P1"><text:s text:c="4"/>"If an optional attribute is recognized, then the value of this</text:p>
      <text:p text:style-name="P1"><text:s text:c="5"/>attribute MUST be checked. <text:s/>If an error is detected, the</text:p>
      <text:p text:style-name="P1"><text:s text:c="5"/>attribute MUST be discarded, and the Error Subcode MUST be set</text:p>
      <text:p text:style-name="P1"><text:s text:c="5"/>to Optional Attribute Error. <text:s/>The Data field MUST contain the</text:p>
      <text:p text:style-name="P1"><text:s text:c="5"/>attribute (type, length, and value).</text:p>
      <text:p text:style-name="P1"/>
      <text:p text:style-name="P1"><text:s text:c="5"/>The value of the 'Optional Attribute Error' Error subcode is</text:p>
      <text:p text:style-name="P1"><text:s text:c="5"/>9.";</text:p>
      <text:p text:style-name="P1"><text:s text:c="2"/>reference</text:p>
      <text:p text:style-name="P1"><text:s text:c="4"/>"RFC 4271: A Border Gateway Protocol 4 (BGP-4), Section 6.3.";</text:p>
      <text:p text:style-name="P1"><text:soft-page-break/>}</text:p>
      <text:p text:style-name="P1">identity open-invalid-network-field {</text:p>
      <text:p text:style-name="P1"><text:s text:c="2"/>base update-message-error;</text:p>
      <text:p text:style-name="P1"><text:s text:c="2"/>description</text:p>
      <text:p text:style-name="P1"><text:s text:c="4"/>"The NLRI field in the UPDATE message is checked for syntactic</text:p>
      <text:p text:style-name="P1"><text:s text:c="4"/>validity. <text:s/>If the field is syntactically incorrect, then the</text:p>
      <text:p text:style-name="P1"><text:s text:c="4"/>Error Subcode MUST be set to Invalid Network Field.</text:p>
      <text:p text:style-name="P1"/>
      <text:p text:style-name="P1"><text:s text:c="4"/>The value of the 'Invalid Network Field' Error subcode is 10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open-malformed-as-path {</text:p>
      <text:p text:style-name="P1"><text:s text:c="2"/>base update-message-error;</text:p>
      <text:p text:style-name="P1"><text:s text:c="2"/>description</text:p>
      <text:p text:style-name="P1"><text:s text:c="4"/>"The AS_PATH attribute is checked for syntactic correctness.</text:p>
      <text:p text:style-name="P1"><text:s text:c="5"/>If the path is syntactically incorrect, then the Error Subcode</text:p>
      <text:p text:style-name="P1"><text:s text:c="5"/>MUST be set to Malformed AS_PATH.</text:p>
      <text:p text:style-name="P1"/>
      <text:p text:style-name="P1"><text:s text:c="5"/>If the UPDATE message is received from an external peer, the</text:p>
      <text:p text:style-name="P1"><text:s text:c="5"/>local system MAY check whether the leftmost (with respect to</text:p>
      <text:p text:style-name="P1"><text:s text:c="5"/>the position of octets in the protocol message) AS in the</text:p>
      <text:p text:style-name="P1"><text:s text:c="5"/>AS_PATH attribute is equal to the autonomous system number of</text:p>
      <text:p text:style-name="P1"><text:s text:c="5"/>the peer that sent the message. <text:s/>If the check determines this</text:p>
      <text:p text:style-name="P1"><text:s text:c="5"/>is not the case, the Error Subcode MUST be set to Malformed</text:p>
      <text:p text:style-name="P1"><text:s text:c="5"/>AS_PATH.</text:p>
      <text:p text:style-name="P1"/>
      <text:p text:style-name="P1"><text:s text:c="5"/>The value of the 'Malformed AS_PATH' Error subcode is 11.";</text:p>
      <text:p text:style-name="P1"><text:s text:c="2"/>reference</text:p>
      <text:p text:style-name="P1"><text:s text:c="4"/>"RFC 4271: A Border Gateway Protocol 4 (BGP-4), Section 6.3.";</text:p>
      <text:p text:style-name="P1">}</text:p>
      <text:p text:style-name="P1">identity hold-timer-expired-error {</text:p>
      <text:p text:style-name="P1"><text:s text:c="2"/>base bgp-notification;</text:p>
      <text:p text:style-name="P1"><text:s text:c="2"/>description</text:p>
      <text:p text:style-name="P1"><text:s text:c="4"/>"If a system does not receive successive KEEPALIVE, UPDATE,</text:p>
      <text:p text:style-name="P1"><text:s text:c="5"/>and/or NOTIFICATION messages within the period specified in</text:p>
      <text:p text:style-name="P1"><text:s text:c="5"/>the Hold Time field of the OPEN message, then the NOTIFICATION</text:p>
      <text:p text:style-name="P1"><text:s text:c="5"/>message with the Hold Timer Expired Error Code is sent and the</text:p>
      <text:p text:style-name="P1"><text:s text:c="5"/>BGP connection is closed.</text:p>
      <text:p text:style-name="P1"/>
      <text:p text:style-name="P1"><text:s text:c="5"/>The value of the 'Hold Timer Expired' Error code is 4.";</text:p>
      <text:p text:style-name="P1"><text:s text:c="2"/>reference</text:p>
      <text:p text:style-name="P1"><text:s text:c="4"/>"RFC 4271: A Border Gateway Protocol 4 (BGP-4), Section 6.5.";</text:p>
      <text:p text:style-name="P1">}</text:p>
      <text:p text:style-name="P1">identity timer-expired-unspecific {</text:p>
      <text:p text:style-name="P1"><text:s text:c="2"/>base hold-timer-expired-error;</text:p>
      <text:p text:style-name="P1"><text:s text:c="2"/>description</text:p>
      <text:p text:style-name="P1"><text:s text:c="4"/>"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";</text:p>
      <text:p text:style-name="P1"><text:s text:c="2"/>reference</text:p>
      <text:p text:style-name="P1"><text:s text:c="4"/>"RFC 4271: A Border Gateway Protocol 4 (BGP-4), Section 4.5.";</text:p>
      <text:p text:style-name="P1">}</text:p>
      <text:p text:style-name="P1">identity fsm-error {</text:p>
      <text:p text:style-name="P1"><text:s text:c="2"/>base bgp-notification;</text:p>
      <text:p text:style-name="P1"><text:s text:c="2"/>description</text:p>
      <text:p text:style-name="P1"><text:s text:c="4"/>"Any error detected by the BGP Finite State Machine (e.g.,</text:p>
      <text:p text:style-name="P1"><text:s text:c="5"/>receipt of an unexpected event) is indicated by sending the</text:p>
      <text:p text:style-name="P1"><text:s text:c="5"/>NOTIFICATION message with the Error Code Finite State Machine</text:p>
      <text:p text:style-name="P1"><text:s text:c="5"/>Error.</text:p>
      <text:p text:style-name="P1"/>
      <text:p text:style-name="P1"><text:s text:c="5"/>The value of the 'Finite State Machine Error' Error code is</text:p>
      <text:p text:style-name="P1"><text:s text:c="5"/>5.";</text:p>
      <text:p text:style-name="P1"><text:s text:c="2"/>reference</text:p>
      <text:p text:style-name="P1"><text:s text:c="4"/>"RFC 4271: A Border Gateway Protocol 4 (BGP-4), Section 6.6.</text:p>
      <text:p text:style-name="P1"><text:s text:c="5"/>RFC 6608: Subcodes for BGP Finite State Machine Error.";</text:p>
      <text:p text:style-name="P1">}</text:p>
      <text:p text:style-name="P1">identity fsm-error-unspecified {</text:p>
      <text:p text:style-name="P1"><text:s text:c="2"/>base fsm-error;</text:p>
      <text:p text:style-name="P1"><text:s text:c="2"/>description</text:p>
      <text:p text:style-name="P1"><text:s text:c="4"/>"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";</text:p>
      <text:p text:style-name="P1"><text:s text:c="2"/>reference</text:p>
      <text:p text:style-name="P1"><text:s text:c="4"/>"RFC 4271: A Border Gateway Protocol 4 (BGP-4), Section 4.5.</text:p>
      <text:p text:style-name="P1"><text:s text:c="5"/>RFC 6608: Subcodes for BGP Finite State Machine Error, Section</text:p>
      <text:p text:style-name="P1"><text:soft-page-break/><text:s text:c="5"/>3.";</text:p>
      <text:p text:style-name="P1">}</text:p>
      <text:p text:style-name="P1">identity fsm-error-unexpected-in-opensent {</text:p>
      <text:p text:style-name="P1"><text:s text:c="2"/>base fsm-error;</text:p>
      <text:p text:style-name="P1"><text:s text:c="2"/>description</text:p>
      <text:p text:style-name="P1"><text:s text:c="4"/>"If a BGP speaker receives an unexpected message (e.g.,</text:p>
      <text:p text:style-name="P1"><text:s text:c="5"/>KEEPALIVE/ UPDATE/ROUTE-REFRESH message) on a session in</text:p>
      <text:p text:style-name="P1"><text:s text:c="5"/>OpenSent state, it MUST send to the neighbor a NOTIFICATION</text:p>
      <text:p text:style-name="P1"><text:s text:c="5"/>message with the Error Code Finite State Machine Error and the</text:p>
      <text:p text:style-name="P1"><text:s text:c="5"/>Error Subcode 'Receive Unexpected Message in OpenSent State'.</text:p>
      <text:p text:style-name="P1"><text:s text:c="5"/>The Data field is a 1-octet, unsigned integer that indicates</text:p>
      <text:p text:style-name="P1"><text:s text:c="5"/>the type of the unexpected message.</text:p>
      <text:p text:style-name="P1"/>
      <text:p text:style-name="P1"><text:s text:c="5"/>The value of the 'Receive Unexpected Message in OpenSent</text:p>
      <text:p text:style-name="P1"><text:s text:c="5"/>State' Error subcode is 1.";</text:p>
      <text:p text:style-name="P1"><text:s text:c="2"/>reference</text:p>
      <text:p text:style-name="P1"><text:s text:c="4"/>"RFC 6608: Subcodes for BGP Finite State Machine Error, Section</text:p>
      <text:p text:style-name="P1"><text:s text:c="5"/>4.";</text:p>
      <text:p text:style-name="P1">}</text:p>
      <text:p text:style-name="P1">identity fsm-error-unexpected-in-openconfirm {</text:p>
      <text:p text:style-name="P1"><text:s text:c="2"/>base fsm-error;</text:p>
      <text:p text:style-name="P1"><text:s text:c="2"/>description</text:p>
      <text:p text:style-name="P1"><text:s text:c="4"/>"If a BGP speaker receives an unexpected message (e.g.,</text:p>
      <text:p text:style-name="P1"><text:s text:c="5"/>OPEN/UPDATE/ ROUTE-REFRESH message) on a session in</text:p>
      <text:p text:style-name="P1"><text:s text:c="5"/>OpenConfirm state, it MUST send a NOTIFICATION message with</text:p>
      <text:p text:style-name="P1"><text:s text:c="5"/>the Error Code Finite State Machine Error and the Error</text:p>
      <text:p text:style-name="P1"><text:s text:c="5"/>Subcode 'Receive Unexpected Message in OpenConfirm State' to</text:p>
      <text:p text:style-name="P1"><text:s text:c="5"/>the neighbor. <text:s/>The Data field is a 1-octet, unsigned integer</text:p>
      <text:p text:style-name="P1"><text:s text:c="5"/>that indicates the type of the unexpected message.</text:p>
      <text:p text:style-name="P1"/>
      <text:p text:style-name="P1"><text:s text:c="5"/>The value of the 'Receive Unexpected Message in OpenConfirm</text:p>
      <text:p text:style-name="P1"><text:s text:c="5"/>State' Error subcode is 2.";</text:p>
      <text:p text:style-name="P1"><text:s text:c="2"/>reference</text:p>
      <text:p text:style-name="P1"><text:s text:c="4"/>"RFC 6608: Subcodes for BGP Finite State Machine Error, Section</text:p>
      <text:p text:style-name="P1"><text:s text:c="5"/>4.";</text:p>
      <text:p text:style-name="P1">}</text:p>
      <text:p text:style-name="P1">identity fsm-error-unexpected-in-established {</text:p>
      <text:p text:style-name="P1"><text:s text:c="2"/>base fsm-error;</text:p>
      <text:p text:style-name="P1"><text:s text:c="2"/>description</text:p>
      <text:p text:style-name="P1"><text:s text:c="4"/>"If a BGP speaker receives an unexpected message (e.g., OPEN</text:p>
      <text:p text:style-name="P1"><text:s text:c="5"/>message) on a session in Established State, it MUST send to</text:p>
      <text:p text:style-name="P1"><text:s text:c="5"/>the neighbor a NOTIFICATION message with the Error Code Finite</text:p>
      <text:p text:style-name="P1"><text:s text:c="5"/>State Machine Error and the Error Subcode 'Receive Unexpected</text:p>
      <text:p text:style-name="P1"><text:s text:c="5"/>Message in Established State'. <text:s/>The Data field is a 1-octet,</text:p>
      <text:p text:style-name="P1"><text:s text:c="5"/>unsigned integer that indicates the type of the unexpected</text:p>
      <text:p text:style-name="P1"><text:s text:c="5"/>message.</text:p>
      <text:p text:style-name="P1"/>
      <text:p text:style-name="P1"><text:s text:c="5"/>The value of the 'Receive Unexpected Message in Established</text:p>
      <text:p text:style-name="P1"><text:s text:c="5"/>State' Error subcode is 3.";</text:p>
      <text:p text:style-name="P1"><text:s text:c="2"/>reference</text:p>
      <text:p text:style-name="P1"><text:s text:c="4"/>"RFC 6608: Subcodes for BGP Finite State Machine Error, Section</text:p>
      <text:p text:style-name="P1"><text:s text:c="5"/>4.";</text:p>
      <text:p text:style-name="P1">}</text:p>
      <text:p text:style-name="P1">identity cease {</text:p>
      <text:p text:style-name="P1"><text:s text:c="2"/>base bgp-notification;</text:p>
      <text:p text:style-name="P1"><text:s text:c="2"/>description</text:p>
      <text:p text:style-name="P1"><text:s text:c="4"/>"In the absence of any fatal errors (that are indicated in this</text:p>
      <text:p text:style-name="P1"><text:s text:c="5"/>section), a BGP peer MAY choose, at any given time, to close</text:p>
      <text:p text:style-name="P1"><text:s text:c="5"/>its BGP connection by sending the NOTIFICATION message with</text:p>
      <text:p text:style-name="P1"><text:s text:c="5"/>the Error Code Cease. <text:s/>However, the Cease NOTIFICATION message</text:p>
      <text:p text:style-name="P1"><text:s text:c="5"/>MUST NOT be used when a fatal error indicated by this section</text:p>
      <text:p text:style-name="P1"><text:s text:c="5"/>does exist.</text:p>
      <text:p text:style-name="P1"/>
      <text:p text:style-name="P1"><text:s text:c="5"/>The value of the 'Cease' Error code is 6.";</text:p>
      <text:p text:style-name="P1"><text:s text:c="2"/>reference</text:p>
      <text:p text:style-name="P1"><text:s text:c="4"/>"RFC 4271: A Border Gateway Protocol 4 (BGP-4), Section 6.7.";</text:p>
      <text:p text:style-name="P1">}</text:p>
      <text:p text:style-name="P1">identity cease-max-prefixes {</text:p>
      <text:p text:style-name="P1"><text:s text:c="2"/>base cease;</text:p>
      <text:p text:style-name="P1"><text:s text:c="2"/>description</text:p>
      <text:p text:style-name="P1"><text:s text:c="4"/>"From RFC 4271, Section 6.7:</text:p>
      <text:p text:style-name="P1"><text:s text:c="5"/>A BGP speaker MAY support the ability to impose a</text:p>
      <text:p text:style-name="P1"><text:s text:c="5"/>locally-configured, upper bound on the number of address</text:p>
      <text:p text:style-name="P1"><text:s text:c="5"/>prefixes the speaker is willing to accept from a neighbor.</text:p>
      <text:p text:style-name="P1"><text:s text:c="5"/>When the upper bound is reached, the speaker, under control of</text:p>
      <text:p text:style-name="P1"><text:s text:c="5"/>local configuration, either (a) discards new address prefixes</text:p>
      <text:p text:style-name="P1"><text:s text:c="5"/>from the neighbor (while maintaining the BGP connection with</text:p>
      <text:p text:style-name="P1"><text:s text:c="5"/>the neighbor), or (b) terminates the BGP connection with the</text:p>
      <text:p text:style-name="P1"><text:soft-page-break/><text:s text:c="5"/>neighbor. <text:s/>If the BGP speaker decides to terminate its BGP</text:p>
      <text:p text:style-name="P1"><text:s text:c="5"/>connection with a neighbor because the number of address</text:p>
      <text:p text:style-name="P1"><text:s text:c="5"/>prefixes received from the neighbor exceeds the</text:p>
      <text:p text:style-name="P1"><text:s text:c="5"/>locally-configured, upper bound, then the speaker MUST send</text:p>
      <text:p text:style-name="P1"><text:s text:c="5"/>the neighbor a NOTIFICATION message with the Error Code</text:p>
      <text:p text:style-name="P1"><text:s text:c="5"/>Cease.</text:p>
      <text:p text:style-name="P1"/>
      <text:p text:style-name="P1"><text:s text:c="5"/>From RFC 4486:</text:p>
      <text:p text:style-name="P1"><text:s text:c="5"/>If a BGP speaker decides to terminate its peering with a</text:p>
      <text:p text:style-name="P1"><text:s text:c="5"/>neighbor because the number of address prefixes received from</text:p>
      <text:p text:style-name="P1"><text:s text:c="5"/>the neighbor exceeds a locally configured upper bound (as</text:p>
      <text:p text:style-name="P1"><text:s text:c="5"/>described in [BGP-4]), then the speaker MUST send to the</text:p>
      <text:p text:style-name="P1"><text:s text:c="5"/>neighbor a NOTIFICATION message with the Error Code Cease and</text:p>
      <text:p text:style-name="P1"><text:s text:c="5"/>the Error Subcode 'Maximum Number of Prefixes Reached'. <text:s/>The</text:p>
      <text:p text:style-name="P1"><text:s text:c="5"/>message MAY optionally include the Address Family information</text:p>
      <text:p text:style-name="P1"><text:s text:c="5"/>[BGP-MP] and the upper bound in the 'Data' field, as shown in</text:p>
      <text:p text:style-name="P1"><text:s text:c="5"/>Figure 1, where the meaning and use of the &lt;AFI, SAFI&gt; tuple</text:p>
      <text:p text:style-name="P1"><text:s text:c="5"/>is the same as defined in [BGP-MP], Section 7.</text:p>
      <text:p text:style-name="P1"/>
      <text:p text:style-name="P1"><text:s text:c="5"/>The value of the 'Maximum Number of Prefixes Reached' Error</text:p>
      <text:p text:style-name="P1"><text:s text:c="5"/>subcode is 1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admin-shutdown {</text:p>
      <text:p text:style-name="P1"><text:s text:c="2"/>base cease;</text:p>
      <text:p text:style-name="P1"><text:s text:c="2"/>description</text:p>
      <text:p text:style-name="P1"><text:s text:c="4"/>"If a BGP speaker decides to administratively shut down its</text:p>
      <text:p text:style-name="P1"><text:s text:c="5"/>peering with a neighbor, then the speaker SHOULD send a</text:p>
      <text:p text:style-name="P1"><text:s text:c="5"/>NOTIFICATION message with the Error Code Cease and the Error</text:p>
      <text:p text:style-name="P1"><text:s text:c="5"/>Subcode 'Administrative Shutdown'.</text:p>
      <text:p text:style-name="P1"/>
      <text:p text:style-name="P1"><text:s text:c="5"/>The value of the 'Administrative Shutdown' Error subcode is</text:p>
      <text:p text:style-name="P1"><text:s text:c="5"/>2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peer-deconfigured {</text:p>
      <text:p text:style-name="P1"><text:s text:c="2"/>base cease;</text:p>
      <text:p text:style-name="P1"><text:s text:c="2"/>description</text:p>
      <text:p text:style-name="P1"><text:s text:c="4"/>"If a BGP speaker decides to de-configure a peer, then the</text:p>
      <text:p text:style-name="P1"><text:s text:c="5"/>speaker SHOULD send a NOTIFICATION message with the Error Code</text:p>
      <text:p text:style-name="P1"><text:s text:c="5"/>Cease and the Error Subcode 'Peer De-configured'.</text:p>
      <text:p text:style-name="P1"/>
      <text:p text:style-name="P1"><text:s text:c="5"/>The value of the 'Peer De-configured' Error subcode is 3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admin-reset {</text:p>
      <text:p text:style-name="P1"><text:s text:c="2"/>base cease;</text:p>
      <text:p text:style-name="P1"><text:s text:c="2"/>description</text:p>
      <text:p text:style-name="P1"><text:s text:c="4"/>"If a BGP speaker decides to administratively reset the peering</text:p>
      <text:p text:style-name="P1"><text:s text:c="5"/>with a neighbor, then the speaker SHOULD send a NOTIFICATION</text:p>
      <text:p text:style-name="P1"><text:s text:c="5"/>message with the Error Code Cease and the Error Subcode</text:p>
      <text:p text:style-name="P1"><text:s text:c="5"/>'Administrative Reset'.</text:p>
      <text:p text:style-name="P1"/>
      <text:p text:style-name="P1"><text:s text:c="5"/>The value of the 'Administrative Reset' Error subcode is 4.";</text:p>
      <text:p text:style-name="P1"><text:s text:c="3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connection-rejected {</text:p>
      <text:p text:style-name="P1"><text:s text:c="2"/>base cease;</text:p>
      <text:p text:style-name="P1"><text:s text:c="2"/>description</text:p>
      <text:p text:style-name="P1"><text:s text:c="4"/>"If a BGP speaker decides to disallow a BGP connection (e.g.,</text:p>
      <text:p text:style-name="P1"><text:s text:c="5"/>the peer is not configured locally) after the speaker accepts</text:p>
      <text:p text:style-name="P1"><text:s text:c="5"/>a transport protocol connection, then the BGP speaker SHOULD</text:p>
      <text:p text:style-name="P1"><text:s text:c="5"/>send a NOTIFICATION message with the Error Code Cease and the</text:p>
      <text:p text:style-name="P1"><text:s text:c="5"/>Error Subcode 'Connection Rejected'.</text:p>
      <text:p text:style-name="P1"/>
      <text:p text:style-name="P1"><text:s text:c="5"/>The value of the 'Connection Rejected' Error subcode is 5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<text:soft-page-break/>identity cease-other-configuration-change {</text:p>
      <text:p text:style-name="P1"><text:s text:c="2"/>base cease;</text:p>
      <text:p text:style-name="P1"><text:s text:c="2"/>description</text:p>
      <text:p text:style-name="P1"><text:s text:c="4"/>"If a BGP speaker decides to administratively reset the peering</text:p>
      <text:p text:style-name="P1"><text:s text:c="5"/>with a neighbor due to a configuration change other than the</text:p>
      <text:p text:style-name="P1"><text:s text:c="5"/>ones described above, then the speaker SHOULD send a</text:p>
      <text:p text:style-name="P1"><text:s text:c="5"/>NOTIFICATION message with the Error Code Cease and the Error</text:p>
      <text:p text:style-name="P1"><text:s text:c="5"/>Subcode 'Other Configuration Change'.</text:p>
      <text:p text:style-name="P1"/>
      <text:p text:style-name="P1"><text:s text:c="5"/>The value of the 'Other Configuration Change' Error subcode is</text:p>
      <text:p text:style-name="P1"><text:s text:c="5"/>6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connection-collision {</text:p>
      <text:p text:style-name="P1"><text:s text:c="2"/>base cease;</text:p>
      <text:p text:style-name="P1"><text:s text:c="2"/>description</text:p>
      <text:p text:style-name="P1"><text:s text:c="4"/>"If a BGP speaker decides to send a NOTIFICATION message with</text:p>
      <text:p text:style-name="P1"><text:s text:c="5"/>the Error Code Cease as a result of the collision resolution</text:p>
      <text:p text:style-name="P1"><text:s text:c="5"/>procedure (as described in [BGP-4]), then the subcode SHOULD</text:p>
      <text:p text:style-name="P1"><text:s text:c="5"/>be set to 'Connection Collision Resolution'.</text:p>
      <text:p text:style-name="P1"/>
      <text:p text:style-name="P1"><text:s text:c="5"/>The value of the 'Connection Collision Resolution' Error</text:p>
      <text:p text:style-name="P1"><text:s text:c="5"/>subcode is 7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out-of-resources {</text:p>
      <text:p text:style-name="P1"><text:s text:c="2"/>base cease;</text:p>
      <text:p text:style-name="P1"><text:s text:c="2"/>description</text:p>
      <text:p text:style-name="P1"><text:s text:c="4"/>"If a BGP speaker runs out of resources (e.g., memory) and</text:p>
      <text:p text:style-name="P1"><text:s text:c="5"/>decides to reset a session, then the speaker MAY send a</text:p>
      <text:p text:style-name="P1"><text:s text:c="5"/>NOTIFICATION message with the Error Code Cease and the Error</text:p>
      <text:p text:style-name="P1"><text:s text:c="5"/>Subcode 'Out of Resources'.</text:p>
      <text:p text:style-name="P1"/>
      <text:p text:style-name="P1"><text:s text:c="5"/>The value of the 'Out of Resources' Error subcode is 8.";</text:p>
      <text:p text:style-name="P1"><text:s text:c="2"/>reference</text:p>
      <text:p text:style-name="P1"><text:s text:c="4"/>"RFC 4486: Subcodes for BGP Cease Notification Message, Section</text:p>
      <text:p text:style-name="P1"><text:s text:c="5"/>4.";</text:p>
      <text:p text:style-name="P1">}</text:p>
      <text:p text:style-name="P1">identity cease-hard-reset {</text:p>
      <text:p text:style-name="P1"><text:s text:c="2"/>base cease;</text:p>
      <text:p text:style-name="P1"><text:s text:c="2"/>description</text:p>
      <text:p text:style-name="P1"><text:s text:c="4"/>"[RFC 8538] defines a new subcode for BGP Cease NOTIFICATION</text:p>
      <text:p text:style-name="P1"><text:s text:c="5"/>messages, called the Hard Reset subcode. <text:s/>The value of this</text:p>
      <text:p text:style-name="P1"><text:s text:c="5"/>subcode is [9]. <text:s/>In this document, a BGP Cease NOTIFICATION</text:p>
      <text:p text:style-name="P1"><text:s text:c="5"/>message with the Hard Reset subcode is referred to as a 'Hard</text:p>
      <text:p text:style-name="P1"><text:s text:c="5"/>Reset message' or simply as a 'Hard Reset'.</text:p>
      <text:p text:style-name="P1"/>
      <text:p text:style-name="P1"><text:s text:c="5"/>The value of the 'Hard Reset' Error subcode is 9.";</text:p>
      <text:p text:style-name="P1"><text:s text:c="2"/>reference</text:p>
      <text:p text:style-name="P1"><text:s text:c="4"/>"RFC 8538: Notification Message Support for BGP Graceful</text:p>
      <text:p text:style-name="P1"><text:s text:c="5"/>Restart, Section 3.";</text:p>
      <text:p text:style-name="P1">}</text:p>
      <text:p text:style-name="P1">identity cease-bfd-down {</text:p>
      <text:p text:style-name="P1"><text:s text:c="2"/>base cease;</text:p>
      <text:p text:style-name="P1"><text:s text:c="2"/>description</text:p>
      <text:p text:style-name="P1"><text:s text:c="4"/>"When a BGP session is terminated due to a BFD session going</text:p>
      <text:p text:style-name="P1"><text:s text:c="5"/>into the Down state, the BGP Speaker SHOULD send a</text:p>
      <text:p text:style-name="P1"><text:s text:c="5"/>NOTIFICATION message with the Error Code Cease and the Error</text:p>
      <text:p text:style-name="P1"><text:s text:c="5"/>Subcode 'BFD Down'.</text:p>
      <text:p text:style-name="P1"/>
      <text:p text:style-name="P1"><text:s text:c="5"/>The value of the 'BFD Down' Error subocde is 10.";</text:p>
      <text:p text:style-name="P1"><text:s text:c="2"/>reference</text:p>
      <text:p text:style-name="P1"><text:s text:c="4"/>"draft-ietf-idr-bfd-subcode-05: A BGP Cease Notification</text:p>
      <text:p text:style-name="P1"><text:s text:c="4"/>Subcode For Bidirectional Forwarding Detection (BFD), Section</text:p>
      <text:p text:style-name="P1"><text:s text:c="4"/>2.";</text:p>
      <text:p text:style-name="P1">}</text:p>
      <text:p text:style-name="P1">identity route-refresh-message-error {</text:p>
      <text:p text:style-name="P1"><text:s text:c="2"/>base bgp-notification;</text:p>
      <text:p text:style-name="P1"><text:s text:c="2"/>description</text:p>
      <text:p text:style-name="P1"><text:s text:c="4"/>"The ROUTE-REFRESH Message Error code was defined in RFC 7313.</text:p>
      <text:p text:style-name="P1"/>
      <text:p text:style-name="P1"><text:s text:c="4"/>The value of the 'ROUTE-REFRESH Message Error' Error code is</text:p>
      <text:p text:style-name="P1"><text:s text:c="4"/>7.";</text:p>
      <text:p text:style-name="P1"><text:s text:c="2"/>reference</text:p>
      <text:p text:style-name="P1"><text:soft-page-break/><text:s text:c="4"/>"RFC 7313: Enhanced Route Refresh Capability for BGP-4, Section</text:p>
      <text:p text:style-name="P1"><text:s text:c="5"/>5.";</text:p>
      <text:p text:style-name="P1">}</text:p>
      <text:p text:style-name="P1">identity route-refresh-reserved {</text:p>
      <text:p text:style-name="P1"><text:s text:c="2"/>base route-refresh-message-error;</text:p>
      <text:p text:style-name="P1"><text:s text:c="2"/>description</text:p>
      <text:p text:style-name="P1"><text:s text:c="4"/>"If no appropriate Error Subcode is defined, then a zero</text:p>
      <text:p text:style-name="P1"><text:s text:c="5"/>(Unspecific) value is used for the Error Subcode field.</text:p>
      <text:p text:style-name="P1"/>
      <text:p text:style-name="P1"><text:s text:c="5"/>The value of the 'Unspecific Error' subcode is 0.";</text:p>
      <text:p text:style-name="P1"><text:s text:c="2"/>reference</text:p>
      <text:p text:style-name="P1"><text:s text:c="4"/>"RFC 4271: A Border Gateway Protocol 4 (BGP-4), Section 4.5.</text:p>
      <text:p text:style-name="P1"><text:s text:c="5"/>RFC 7313: Enhanced Route Refresh Capability for BGP-4, Section</text:p>
      <text:p text:style-name="P1"><text:s text:c="5"/>6.";</text:p>
      <text:p text:style-name="P1">}</text:p>
      <text:p text:style-name="P1">identity route-refresh-invalid-message-length {</text:p>
      <text:p text:style-name="P1"><text:s text:c="2"/>base route-refresh-message-error;</text:p>
      <text:p text:style-name="P1"><text:s text:c="2"/>description</text:p>
      <text:p text:style-name="P1"><text:s text:c="4"/>"If the length, excluding the fixed-size message header, of the</text:p>
      <text:p text:style-name="P1"><text:s text:c="5"/>received ROUTE-REFRESH message with Message Subtype 1 and 2 is</text:p>
      <text:p text:style-name="P1"><text:s text:c="5"/>not 4, then the BGP speaker MUST send a NOTIFICATION message</text:p>
      <text:p text:style-name="P1"><text:s text:c="5"/>with the Error Code of 'ROUTE-REFRESH Message Error' and the</text:p>
      <text:p text:style-name="P1"><text:s text:c="5"/>subcode of 'Invalid Message Length'. <text:s/>The Data field of the</text:p>
      <text:p text:style-name="P1"><text:s text:c="5"/>NOTIFICATION message MUST contain the complete ROUTE-REFRESH</text:p>
      <text:p text:style-name="P1"><text:s text:c="5"/>message.</text:p>
      <text:p text:style-name="P1"/>
      <text:p text:style-name="P1"><text:s text:c="5"/>The value of the 'Invalid Message Length' Error subcode is</text:p>
      <text:p text:style-name="P1"><text:s text:c="5"/>1.";</text:p>
      <text:p text:style-name="P1"><text:s text:c="2"/>reference</text:p>
      <text:p text:style-name="P1"><text:s text:c="4"/>"RFC 7313: Enhanced Route Refresh Capability for BGP-4, Section</text:p>
      <text:p text:style-name="P1"><text:s text:c="5"/>5.";</text:p>
      <text:p text:style-name="P1">}</text:p>
      <text:p text:style-name="P1"/>
      <text:p text:style-name="P1"/>
      <text:p text:style-name="P1">ODE ENDS&gt;</text:p>
      <text:p text:style-name="P1"/>
      <text:p text:style-name="P1">3. BGP types module</text:p>
      <text:p text:style-name="P1"/>
      <text:p text:style-name="P1">ODE BEGINS&gt; file "iana-bgp-types@2023-07-05.yang"</text:p>
      <text:p text:style-name="P1"/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Types."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Types."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ule for Border Gateway Protocol (BGP-4).";</text:p>
      <text:p text:style-name="P1">}</text:p>
      <text:p text:style-name="P1">feature add-paths {</text:p>
      <text:p text:style-name="P1"><text:s text:c="2"/>description</text:p>
      <text:p text:style-name="P1"><text:s text:c="4"/>"Advertisement of multiple paths for the same address prefix</text:p>
      <text:p text:style-name="P1"><text:s text:c="5"/>without the new paths implicitly replacing any previous</text:p>
      <text:p text:style-name="P1"><text:s text:c="5"/>ones.";</text:p>
      <text:p text:style-name="P1"><text:s text:c="2"/>reference</text:p>
      <text:p text:style-name="P1"><text:s text:c="4"/>"RFC 7911: Advertisement of Multiple Paths in BGP.";</text:p>
      <text:p text:style-name="P1">}</text:p>
      <text:p text:style-name="P1">feature bfd {</text:p>
      <text:p text:style-name="P1"><text:s text:c="2"/>description</text:p>
      <text:p text:style-name="P1"><text:s text:c="4"/>"Support for BFD detection of BGP neighbor reachability.";</text:p>
      <text:p text:style-name="P1"><text:s text:c="2"/>reference</text:p>
      <text:p text:style-name="P1"><text:s text:c="4"/>"RFC 5880: Bidirectional Forward Detection (BFD),</text:p>
      <text:p text:style-name="P1"><text:s text:c="5"/>RFC 5881: Bidirectional Forward Detection for IPv4 and IPv6</text:p>
      <text:p text:style-name="P1"><text:s text:c="15"/>(Single Hop),</text:p>
      <text:p text:style-name="P1"><text:s text:c="5"/>RFC 5883: Bidirectional Forwarding Detection (BFD) for</text:p>
      <text:p text:style-name="P1"><text:s text:c="15"/>Multihop Paths.";</text:p>
      <text:p text:style-name="P1">}</text:p>
      <text:p text:style-name="P1">feature clear-neighbors {</text:p>
      <text:p text:style-name="P1"><text:s text:c="2"/>description</text:p>
      <text:p text:style-name="P1"><text:s text:c="4"/>"Clearing of BGP neighbors is supported.";</text:p>
      <text:p text:style-name="P1">}</text:p>
      <text:p text:style-name="P1"><text:soft-page-break/>feature clear-routes {</text:p>
      <text:p text:style-name="P1"><text:s text:c="2"/>description</text:p>
      <text:p text:style-name="P1"><text:s text:c="4"/>"Clearing of BGP routes is supported.";</text:p>
      <text:p text:style-name="P1">}</text:p>
      <text:p text:style-name="P1">feature clear-statistics {</text:p>
      <text:p text:style-name="P1"><text:s text:c="2"/>description</text:p>
      <text:p text:style-name="P1"><text:s text:c="4"/>"Clearing of BGP statistics is supported.";</text:p>
      <text:p text:style-name="P1">}</text:p>
      <text:p text:style-name="P1">feature damping {</text:p>
      <text:p text:style-name="P1"><text:s text:c="2"/>description</text:p>
      <text:p text:style-name="P1"><text:s text:c="4"/>"Weighted route dampening is supported.";</text:p>
      <text:p text:style-name="P1">}</text:p>
      <text:p text:style-name="P1">feature graceful-restart {</text:p>
      <text:p text:style-name="P1"><text:s text:c="2"/>description</text:p>
      <text:p text:style-name="P1"><text:s text:c="4"/>"Graceful restart as defined in RFC 4724 is supported.";</text:p>
      <text:p text:style-name="P1">}</text:p>
      <text:p text:style-name="P1">feature route-refresh {</text:p>
      <text:p text:style-name="P1"><text:s text:c="2"/>description</text:p>
      <text:p text:style-name="P1"><text:s text:c="4"/>"Support for the BGP Route Refresh capability.";</text:p>
      <text:p text:style-name="P1"><text:s text:c="2"/>reference</text:p>
      <text:p text:style-name="P1"><text:s text:c="4"/>"RFC 2918: Route Refresh Capability for BGP-4.";</text:p>
      <text:p text:style-name="P1">}</text:p>
      <text:p text:style-name="P1">feature ttl-security {</text:p>
      <text:p text:style-name="P1"><text:s text:c="2"/>description</text:p>
      <text:p text:style-name="P1"><text:s text:c="4"/>"BGP Time To Live (TTL) security check support.";</text:p>
      <text:p text:style-name="P1"><text:s text:c="2"/>reference</text:p>
      <text:p text:style-name="P1"><text:s text:c="4"/>"RFC 5082: The Generalized TTL Security Mechanism (GTSM).";</text:p>
      <text:p text:style-name="P1">}</text:p>
      <text:p text:style-name="P1">typedef bgp-origin-attr-type {</text:p>
      <text:p text:style-name="P1"><text:s text:c="2"/>type enumeration {</text:p>
      <text:p text:style-name="P1"><text:s text:c="4"/>enum igp {</text:p>
      <text:p text:style-name="P1"><text:s text:c="6"/>description</text:p>
      <text:p text:style-name="P1"><text:s text:c="8"/>"Origin of the NLRI is internal";</text:p>
      <text:p text:style-name="P1"><text:s text:c="4"/>}</text:p>
      <text:p text:style-name="P1"><text:s text:c="4"/>enum egp {</text:p>
      <text:p text:style-name="P1"><text:s text:c="6"/>description</text:p>
      <text:p text:style-name="P1"><text:s text:c="8"/>"Origin of the NLRI is EGP";</text:p>
      <text:p text:style-name="P1"><text:s text:c="4"/>}</text:p>
      <text:p text:style-name="P1"><text:s text:c="4"/>enum incomplete {</text:p>
      <text:p text:style-name="P1"><text:s text:c="6"/>description</text:p>
      <text:p text:style-name="P1"><text:s text:c="8"/>"Origin of the NLRI is neither IGP or EGP"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standard BGP origin attribute";</text:p>
      <text:p text:style-name="P1"><text:s text:c="2"/>reference</text:p>
      <text:p text:style-name="P1"><text:s text:c="4"/>"RFC 4271: A Border Gateway Protocol 4 (BGP-4), Sec 4.3.";</text:p>
      <text:p text:style-name="P1">}</text:p>
      <text:p text:style-name="P1">identity as-path-segment-type {</text:p>
      <text:p text:style-name="P1"><text:s text:c="2"/>description</text:p>
      <text:p text:style-name="P1"><text:s text:c="4"/>"Base AS Path Segment Type. In [BGP-4], the path segment type</text:p>
      <text:p text:style-name="P1"><text:s text:c="5"/>is a 1-octet field with the following values defined.";</text:p>
      <text:p text:style-name="P1"><text:s text:c="2"/>reference</text:p>
      <text:p text:style-name="P1"><text:s text:c="4"/>"RFC 4271: A Border Gateway Protocol 4 (BGP-4), Section 4.3.";</text:p>
      <text:p text:style-name="P1">}</text:p>
      <text:p text:style-name="P1">identity as-set {</text:p>
      <text:p text:style-name="P1"><text:s text:c="2"/>base as-path-segment-type;</text:p>
      <text:p text:style-name="P1"><text:s text:c="2"/>description</text:p>
      <text:p text:style-name="P1"><text:s text:c="4"/>"Unordered set of autonomous systems that a route in the UPDATE</text:p>
      <text:p text:style-name="P1"><text:s text:c="5"/>message has traversed.";</text:p>
      <text:p text:style-name="P1"><text:s text:c="2"/>reference</text:p>
      <text:p text:style-name="P1"><text:s text:c="4"/>"RFC 4271: A Border Gateway Protocol 4 (BGP-4), Section 4.3.";</text:p>
      <text:p text:style-name="P1">}</text:p>
      <text:p text:style-name="P1">identity as-sequence {</text:p>
      <text:p text:style-name="P1"><text:s text:c="2"/>base as-path-segment-type;</text:p>
      <text:p text:style-name="P1"><text:s text:c="2"/>description</text:p>
      <text:p text:style-name="P1"><text:s text:c="4"/>"Ordered set of autonomous systems that a route in the UPDATE</text:p>
      <text:p text:style-name="P1"><text:s text:c="5"/>message has traversed.";</text:p>
      <text:p text:style-name="P1"><text:s text:c="2"/>reference</text:p>
      <text:p text:style-name="P1"><text:s text:c="4"/>"RFC 4271: A Border Gateway Protocol 4 (BGP-4), Section 4.3.";</text:p>
      <text:p text:style-name="P1">}</text:p>
      <text:p text:style-name="P1">identity as-confed-sequence {</text:p>
      <text:p text:style-name="P1"><text:s text:c="2"/>base as-path-segment-type;</text:p>
      <text:p text:style-name="P1"><text:s text:c="2"/>description</text:p>
      <text:p text:style-name="P1"><text:s text:c="4"/>"Ordered set of Member Autonomous Systems in the local</text:p>
      <text:p text:style-name="P1"><text:s text:c="5"/>confederation that the UPDATE message has traversed.";</text:p>
      <text:p text:style-name="P1"><text:s text:c="2"/>reference</text:p>
      <text:p text:style-name="P1"><text:s text:c="4"/>"RFC 5065: Autonomous System Configuration for BGP.";</text:p>
      <text:p text:style-name="P1"><text:soft-page-break/>}</text:p>
      <text:p text:style-name="P1">identity as-confed-set {</text:p>
      <text:p text:style-name="P1"><text:s text:c="2"/>base as-path-segment-type;</text:p>
      <text:p text:style-name="P1"><text:s text:c="2"/>description</text:p>
      <text:p text:style-name="P1"><text:s text:c="4"/>"Unordered set of Member Autonomous Systems in the local</text:p>
      <text:p text:style-name="P1"><text:s text:c="5"/>confederation that the UPDATE message has traversed.";</text:p>
      <text:p text:style-name="P1"><text:s text:c="2"/>reference</text:p>
      <text:p text:style-name="P1"><text:s text:c="4"/>"RFC 5065: Autonomous System Configuration for BGP.";</text:p>
      <text:p text:style-name="P1">}</text:p>
      <text:p text:style-name="P1">typedef peer-type {</text:p>
      <text:p text:style-name="P1"><text:s text:c="2"/>type enumeration {</text:p>
      <text:p text:style-name="P1"><text:s text:c="4"/>enum internal {</text:p>
      <text:p text:style-name="P1"><text:s text:c="6"/>description</text:p>
      <text:p text:style-name="P1"><text:s text:c="8"/>"Internal (IBGP) peer";</text:p>
      <text:p text:style-name="P1"><text:s text:c="4"/>}</text:p>
      <text:p text:style-name="P1"><text:s text:c="4"/>enum external {</text:p>
      <text:p text:style-name="P1"><text:s text:c="6"/>description</text:p>
      <text:p text:style-name="P1"><text:s text:c="8"/>"External (EBGP) peer";</text:p>
      <text:p text:style-name="P1"><text:s text:c="4"/>}</text:p>
      <text:p text:style-name="P1"><text:s text:c="4"/>enum confederation-internal {</text:p>
      <text:p text:style-name="P1"><text:s text:c="6"/>description</text:p>
      <text:p text:style-name="P1"><text:s text:c="8"/>"Confederation Internal (IBGP) peer.";</text:p>
      <text:p text:style-name="P1"><text:s text:c="4"/>}</text:p>
      <text:p text:style-name="P1"><text:s text:c="4"/>enum confederation-external {</text:p>
      <text:p text:style-name="P1"><text:s text:c="6"/>description</text:p>
      <text:p text:style-name="P1"><text:s text:c="8"/>"Confederation External (EBGP) peer.";</text:p>
      <text:p text:style-name="P1"><text:s text:c="4"/>}</text:p>
      <text:p text:style-name="P1"><text:s text:c="2"/>}</text:p>
      <text:p text:style-name="P1"><text:s text:c="2"/>description</text:p>
      <text:p text:style-name="P1"><text:s text:c="4"/>"Labels a peer or peer group as explicitly internal,</text:p>
      <text:p text:style-name="P1"><text:s text:c="5"/>external, or the related confederation type.";</text:p>
      <text:p text:style-name="P1"><text:s text:c="2"/>reference</text:p>
      <text:p text:style-name="P1"><text:s text:c="4"/>"RFC 4271: A Border Gateway Protocol 4 (BGP-4), Sec 1.1.</text:p>
      <text:p text:style-name="P1"><text:s text:c="5"/>RFC 5065: Autonomous System Configuration for BGP.";</text:p>
      <text:p text:style-name="P1">}</text:p>
      <text:p text:style-name="P1">identity bgp-capability {</text:p>
      <text:p text:style-name="P1"><text:s text:c="2"/>description</text:p>
      <text:p text:style-name="P1"><text:s text:c="4"/>"Base identity for a BGP capability";</text:p>
      <text:p text:style-name="P1">}</text:p>
      <text:p text:style-name="P1">identity mp-bgp {</text:p>
      <text:p text:style-name="P1"><text:s text:c="2"/>base bgp-capability;</text:p>
      <text:p text:style-name="P1"><text:s text:c="2"/>description</text:p>
      <text:p text:style-name="P1"><text:s text:c="4"/>"Multi-protocol extensions to BGP";</text:p>
      <text:p text:style-name="P1"><text:s text:c="2"/>reference</text:p>
      <text:p text:style-name="P1"><text:s text:c="4"/>"RFC 4760: Multiprotocol Extentions for BGP-4.";</text:p>
      <text:p text:style-name="P1">}</text:p>
      <text:p text:style-name="P1">identity route-refresh {</text:p>
      <text:p text:style-name="P1"><text:s text:c="2"/>base bgp-capability;</text:p>
      <text:p text:style-name="P1"><text:s text:c="2"/>description</text:p>
      <text:p text:style-name="P1"><text:s text:c="4"/>"The BGP route-refresh functionality";</text:p>
      <text:p text:style-name="P1"><text:s text:c="2"/>reference</text:p>
      <text:p text:style-name="P1"><text:s text:c="4"/>"RFC 2918: Route Refresh Capability for BGP-4.";</text:p>
      <text:p text:style-name="P1">}</text:p>
      <text:p text:style-name="P1">identity asn32 {</text:p>
      <text:p text:style-name="P1"><text:s text:c="2"/>base bgp-capability;</text:p>
      <text:p text:style-name="P1"><text:s text:c="2"/>description</text:p>
      <text:p text:style-name="P1"><text:s text:c="4"/>"4-byte (32-bit) AS number functionality";</text:p>
      <text:p text:style-name="P1"><text:s text:c="2"/>reference</text:p>
      <text:p text:style-name="P1"><text:s text:c="4"/>"RFC6793: BGP Support for Four-Octet Autonomous System (AS)</text:p>
      <text:p text:style-name="P1"><text:s text:c="14"/>Number Space.";</text:p>
      <text:p text:style-name="P1">}</text:p>
      <text:p text:style-name="P1">identity graceful-restart {</text:p>
      <text:p text:style-name="P1"><text:s text:c="2"/>if-feature "graceful-restart";</text:p>
      <text:p text:style-name="P1"><text:s text:c="2"/>base bgp-capability;</text:p>
      <text:p text:style-name="P1"><text:s text:c="2"/>description</text:p>
      <text:p text:style-name="P1"><text:s text:c="4"/>"Graceful restart functionality";</text:p>
      <text:p text:style-name="P1"><text:s text:c="2"/>reference</text:p>
      <text:p text:style-name="P1"><text:s text:c="4"/>"RFC 4724: Graceful Restart Mechanism for BGP.";</text:p>
      <text:p text:style-name="P1">}</text:p>
      <text:p text:style-name="P1">identity add-paths {</text:p>
      <text:p text:style-name="P1"><text:s text:c="2"/>if-feature "add-paths";</text:p>
      <text:p text:style-name="P1"><text:s text:c="2"/>base bgp-capability;</text:p>
      <text:p text:style-name="P1"><text:s text:c="2"/>description</text:p>
      <text:p text:style-name="P1"><text:s text:c="4"/>"Advertisement of multiple paths for the same address prefix</text:p>
      <text:p text:style-name="P1"><text:s text:c="5"/>without the new paths implicitly replacing any previous</text:p>
      <text:p text:style-name="P1"><text:s text:c="5"/>ones.";</text:p>
      <text:p text:style-name="P1"><text:s text:c="2"/>reference</text:p>
      <text:p text:style-name="P1"><text:s text:c="4"/>"RFC 7911: Advertisement of Multiple Paths in BGP.";</text:p>
      <text:p text:style-name="P1"><text:soft-page-break/>}</text:p>
      <text:p text:style-name="P1">identity afi-safi-type {</text:p>
      <text:p text:style-name="P1"><text:s text:c="2"/>description</text:p>
      <text:p text:style-name="P1"><text:s text:c="4"/>"Base identity type for AFI,SAFI tuples for BGP-4";</text:p>
      <text:p text:style-name="P1"><text:s text:c="2"/>reference</text:p>
      <text:p text:style-name="P1"><text:s text:c="4"/>"RFC4760: Multiprotocol Extentions for BGP-4.";</text:p>
      <text:p text:style-name="P1">}</text:p>
      <text:p text:style-name="P1">identity ipv4-unicast {</text:p>
      <text:p text:style-name="P1"><text:s text:c="2"/>base afi-safi-type;</text:p>
      <text:p text:style-name="P1"><text:s text:c="2"/>description</text:p>
      <text:p text:style-name="P1"><text:s text:c="4"/>"IPv4 unicast (AFI,SAFI = 1,1)";</text:p>
      <text:p text:style-name="P1"><text:s text:c="2"/>reference</text:p>
      <text:p text:style-name="P1"><text:s text:c="4"/>"RFC4760: Multiprotocol Extentions for BGP-4.";</text:p>
      <text:p text:style-name="P1">}</text:p>
      <text:p text:style-name="P1">identity ipv4-labeled-unicast {</text:p>
      <text:p text:style-name="P1"><text:s text:c="2"/>base afi-safi-type;</text:p>
      <text:p text:style-name="P1"><text:s text:c="2"/>description</text:p>
      <text:p text:style-name="P1"><text:s text:c="4"/>"Labeled IPv4 unicast (AFI,SAFI = 1,4)";</text:p>
      <text:p text:style-name="P1"><text:s text:c="2"/>reference</text:p>
      <text:p text:style-name="P1"><text:s text:c="4"/>"RFC 8277: Using BGP to Bind MPLS Labels to Address Prefixes.";</text:p>
      <text:p text:style-name="P1">}</text:p>
      <text:p text:style-name="P1">identity ipv6-unicast {</text:p>
      <text:p text:style-name="P1"><text:s text:c="2"/>base afi-safi-type;</text:p>
      <text:p text:style-name="P1"><text:s text:c="2"/>description</text:p>
      <text:p text:style-name="P1"><text:s text:c="4"/>"IPv6 unicast (AFI,SAFI = 2,1)";</text:p>
      <text:p text:style-name="P1"><text:s text:c="2"/>reference</text:p>
      <text:p text:style-name="P1"><text:s text:c="4"/>"RFC4760: Multiprotocol Extentions for BGP-4.";</text:p>
      <text:p text:style-name="P1">}</text:p>
      <text:p text:style-name="P1">identity ipv6-labeled-unicast {</text:p>
      <text:p text:style-name="P1"><text:s text:c="2"/>base afi-safi-type;</text:p>
      <text:p text:style-name="P1"><text:s text:c="2"/>description</text:p>
      <text:p text:style-name="P1"><text:s text:c="4"/>"Labeled IPv6 unicast (AFI,SAFI = 2,4)";</text:p>
      <text:p text:style-name="P1"><text:s text:c="2"/>reference</text:p>
      <text:p text:style-name="P1"><text:s text:c="4"/>"RFC 8277: Using BGP to Bind MPLS Labels to Address Prefixes.";</text:p>
      <text:p text:style-name="P1">}</text:p>
      <text:p text:style-name="P1">identity l3vpn-ipv4-unicast {</text:p>
      <text:p text:style-name="P1"><text:s text:c="2"/>base afi-safi-type;</text:p>
      <text:p text:style-name="P1"><text:s text:c="2"/>description</text:p>
      <text:p text:style-name="P1"><text:s text:c="4"/>"Unicast IPv4 MPLS L3VPN (AFI,SAFI = 1,128)";</text:p>
      <text:p text:style-name="P1"><text:s text:c="2"/>reference</text:p>
      <text:p text:style-name="P1"><text:s text:c="4"/>"RFC 4364: BGP/MPLS IP Virtual Private Networks (VPNs).";</text:p>
      <text:p text:style-name="P1">}</text:p>
      <text:p text:style-name="P1">identity l3vpn-ipv4-multicast {</text:p>
      <text:p text:style-name="P1"><text:s text:c="2"/>base afi-safi-type;</text:p>
      <text:p text:style-name="P1"><text:s text:c="2"/>description</text:p>
      <text:p text:style-name="P1"><text:s text:c="4"/>"Multicast IPv4 MPLS L3VPN (AFI,SAFI = 1,129)";</text:p>
      <text:p text:style-name="P1"><text:s text:c="2"/>reference</text:p>
      <text:p text:style-name="P1"><text:s text:c="4"/>"RFC 6514: BGP Encodings and Procedures for Multicast in</text:p>
      <text:p text:style-name="P1"><text:s text:c="5"/>MPLS/BGP IP VPNs.";</text:p>
      <text:p text:style-name="P1">}</text:p>
      <text:p text:style-name="P1">identity l3vpn-ipv6-unicast {</text:p>
      <text:p text:style-name="P1"><text:s text:c="2"/>base afi-safi-type;</text:p>
      <text:p text:style-name="P1"><text:s text:c="2"/>description</text:p>
      <text:p text:style-name="P1"><text:s text:c="4"/>"Unicast IPv6 MPLS L3VPN (AFI,SAFI = 2,128)";</text:p>
      <text:p text:style-name="P1"><text:s text:c="2"/>reference</text:p>
      <text:p text:style-name="P1"><text:s text:c="4"/>"RFC 4659: BGP-MPLS IP Virtual Private Network (VPN) Extension</text:p>
      <text:p text:style-name="P1"><text:s text:c="5"/>for IPv6 VPN.";</text:p>
      <text:p text:style-name="P1">}</text:p>
      <text:p text:style-name="P1">identity l3vpn-ipv6-multicast {</text:p>
      <text:p text:style-name="P1"><text:s text:c="2"/>base afi-safi-type;</text:p>
      <text:p text:style-name="P1"><text:s text:c="2"/>description</text:p>
      <text:p text:style-name="P1"><text:s text:c="4"/>"Multicast IPv6 MPLS L3VPN (AFI,SAFI = 2,129)";</text:p>
      <text:p text:style-name="P1"><text:s text:c="2"/>reference</text:p>
      <text:p text:style-name="P1"><text:s text:c="4"/>"RFC 6514: BGP Encodings and Procedures for Multicast in</text:p>
      <text:p text:style-name="P1"><text:s text:c="5"/>MPLS/BGP IP VPNs.";</text:p>
      <text:p text:style-name="P1">}</text:p>
      <text:p text:style-name="P1">identity l2vpn-evpn {</text:p>
      <text:p text:style-name="P1"><text:s text:c="2"/>base afi-safi-type;</text:p>
      <text:p text:style-name="P1"><text:s text:c="2"/>description</text:p>
      <text:p text:style-name="P1"><text:s text:c="4"/>"BGP MPLS Based Ethernet VPN (AFI,SAFI = 25,70)";</text:p>
      <text:p text:style-name="P1"><text:s text:c="2"/>reference</text:p>
      <text:p text:style-name="P1"><text:s text:c="4"/>"RFC 7432: BGP MPLS-Based Ethernet VPN.";</text:p>
      <text:p text:style-name="P1">}</text:p>
      <text:p text:style-name="P1">identity l2vpn-vpls {</text:p>
      <text:p text:style-name="P1"><text:s text:c="2"/>base afi-safi-type;</text:p>
      <text:p text:style-name="P1"><text:s text:c="2"/>description</text:p>
      <text:p text:style-name="P1"><text:s text:c="4"/>"BGP-signalled VPLS (AFI,SAFI = 25,65)";</text:p>
      <text:p text:style-name="P1"><text:s text:c="2"/>reference</text:p>
      <text:p text:style-name="P1"><text:soft-page-break/><text:s text:c="4"/>"RFC 4761: Virtual Private LAN Service (VPLS) Using BGP for</text:p>
      <text:p text:style-name="P1"><text:s text:c="5"/>Auto-Discovery and Signaling.";</text:p>
      <text:p text:style-name="P1">}</text:p>
      <text:p text:style-name="P1">identity remove-private-as-option {</text:p>
      <text:p text:style-name="P1"><text:s text:c="2"/>description</text:p>
      <text:p text:style-name="P1"><text:s text:c="4"/>"Base identity for options for removing private autonomous</text:p>
      <text:p text:style-name="P1"><text:s text:c="5"/>system numbers from the AS_PATH attribute";</text:p>
      <text:p text:style-name="P1">}</text:p>
      <text:p text:style-name="P1">identity private-as-remove-all {</text:p>
      <text:p text:style-name="P1"><text:s text:c="2"/>base remove-private-as-option;</text:p>
      <text:p text:style-name="P1"><text:s text:c="2"/>description</text:p>
      <text:p text:style-name="P1"><text:s text:c="4"/>"Strip all private autonomous system numbers from the AS_PATH.</text:p>
      <text:p text:style-name="P1"><text:s text:c="5"/>This action is performed regardless of the other content of</text:p>
      <text:p text:style-name="P1"><text:s text:c="5"/>the AS_PATH attribute, and for all instances of private AS</text:p>
      <text:p text:style-name="P1"><text:s text:c="5"/>numbers within that attribute.";</text:p>
      <text:p text:style-name="P1">}</text:p>
      <text:p text:style-name="P1">identity private-as-replace-all {</text:p>
      <text:p text:style-name="P1"><text:s text:c="2"/>base remove-private-as-option;</text:p>
      <text:p text:style-name="P1"><text:s text:c="2"/>description</text:p>
      <text:p text:style-name="P1"><text:s text:c="4"/>"Replace all instances of private autonomous system numbers in</text:p>
      <text:p text:style-name="P1"><text:s text:c="5"/>the AS_PATH with the local BGP speaker's autonomous system</text:p>
      <text:p text:style-name="P1"><text:s text:c="5"/>number. This action is performed regardless of the other</text:p>
      <text:p text:style-name="P1"><text:s text:c="5"/>content of the AS_PATH attribute, and for all instances of</text:p>
      <text:p text:style-name="P1"><text:s text:c="5"/>private AS number within that attribute.";</text:p>
      <text:p text:style-name="P1">}</text:p>
      <text:p text:style-name="P1">typedef bgp-session-direction {</text:p>
      <text:p text:style-name="P1"><text:s text:c="2"/>type enumeration {</text:p>
      <text:p text:style-name="P1"><text:s text:c="4"/>enum inbound {</text:p>
      <text:p text:style-name="P1"><text:s text:c="6"/>description</text:p>
      <text:p text:style-name="P1"><text:s text:c="8"/>"Refers to all NLRI received from the BGP peer";</text:p>
      <text:p text:style-name="P1"><text:s text:c="4"/>}</text:p>
      <text:p text:style-name="P1"><text:s text:c="4"/>enum oubound {</text:p>
      <text:p text:style-name="P1"><text:s text:c="6"/>description</text:p>
      <text:p text:style-name="P1"><text:s text:c="8"/>"Refers to all NLRI advertised to the BGP peer"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to describe the direction of NLRI transmission";</text:p>
      <text:p text:style-name="P1">}</text:p>
      <text:p text:style-name="P1">typedef rr-cluster-id-type {</text:p>
      <text:p text:style-name="P1"><text:s text:c="2"/>type union {</text:p>
      <text:p text:style-name="P1"><text:s text:c="4"/>type uint32;</text:p>
      <text:p text:style-name="P1"><text:s text:c="4"/>type yang:dotted-quad;</text:p>
      <text:p text:style-name="P1"><text:s text:c="2"/>}</text:p>
      <text:p text:style-name="P1"><text:s text:c="2"/>description</text:p>
      <text:p text:style-name="P1"><text:s text:c="4"/>"Union type for route reflector cluster ids:</text:p>
      <text:p text:style-name="P1"><text:s text:c="5"/>option 1: 4-byte number</text:p>
      <text:p text:style-name="P1"><text:s text:c="5"/>option 2: IP address";</text:p>
      <text:p text:style-name="P1"><text:s text:c="2"/>reference</text:p>
      <text:p text:style-name="P1"><text:s text:c="4"/>"RFC 4456: BGP Route Reflection.";</text:p>
      <text:p text:style-name="P1">}</text:p>
      <text:p text:style-name="P1">typedef graceful-restart-time-type {</text:p>
      <text:p text:style-name="P1"><text:s text:c="2"/>type uint16 {</text:p>
      <text:p text:style-name="P1"><text:s text:c="4"/>range "0..4096";</text:p>
      <text:p text:style-name="P1"><text:s text:c="2"/>}</text:p>
      <text:p text:style-name="P1"><text:s text:c="2"/>units "seconds";</text:p>
      <text:p text:style-name="P1"><text:s text:c="2"/>description</text:p>
      <text:p text:style-name="P1"><text:s text:c="4"/>"This is the estimated time (in seconds) it will take for the</text:p>
      <text:p text:style-name="P1"><text:s text:c="5"/>BGP session to be re-established after a restart. <text:s/>This can be</text:p>
      <text:p text:style-name="P1"><text:s text:c="5"/>used to speed up routing convergence by its peer in case that</text:p>
      <text:p text:style-name="P1"><text:s text:c="5"/>the BGP speaker does not come back after a restart.";</text:p>
      <text:p text:style-name="P1"><text:s text:c="2"/>reference</text:p>
      <text:p text:style-name="P1"><text:s text:c="5"/>"RFC 4724: Graceful Restart Mechanism for BGP, Section 3.";</text:p>
      <text:p text:style-name="P1">}</text:p>
      <text:p text:style-name="P1">typedef graceful-restart-flags {</text:p>
      <text:p text:style-name="P1"><text:s text:c="2"/>type bits {</text:p>
      <text:p text:style-name="P1"><text:s text:c="4"/>bit restart {</text:p>
      <text:p text:style-name="P1"><text:s text:c="6"/>position 0;</text:p>
      <text:p text:style-name="P1"><text:s text:c="6"/>description</text:p>
      <text:p text:style-name="P1"><text:s text:c="8"/>"The most significant bit is defined as the Restart</text:p>
      <text:p text:style-name="P1"><text:s text:c="9"/>State (R) bit, which can be used to avoid possible</text:p>
      <text:p text:style-name="P1"><text:s text:c="9"/>deadlock caused by waiting for the End-of-RIB marker</text:p>
      <text:p text:style-name="P1"><text:s text:c="9"/>when multiple BGP speakers peering with each other</text:p>
      <text:p text:style-name="P1"><text:s text:c="9"/>restart. <text:s/>When set (value 1), this bit indicates</text:p>
      <text:p text:style-name="P1"><text:s text:c="9"/>that the BGP speaker has restarted, and its peer</text:p>
      <text:p text:style-name="P1"><text:s text:c="9"/>MUST NOT wait for the End-of-RIB marker from the</text:p>
      <text:p text:style-name="P1"><text:s text:c="9"/>speaker before advertising routing information to</text:p>
      <text:p text:style-name="P1"><text:s text:c="9"/>the speaker.";</text:p>
      <text:p text:style-name="P1"><text:soft-page-break/><text:s text:c="6"/>reference</text:p>
      <text:p text:style-name="P1"><text:s text:c="8"/>"RFC 4724: Graceful Restart Mechanism for BGP,</text:p>
      <text:p text:style-name="P1"><text:s text:c="9"/>Section 3.";</text:p>
      <text:p text:style-name="P1"><text:s text:c="4"/>}</text:p>
      <text:p text:style-name="P1"><text:s text:c="4"/>bit notification {</text:p>
      <text:p text:style-name="P1"><text:s text:c="6"/>position 1;</text:p>
      <text:p text:style-name="P1"><text:s text:c="6"/>description</text:p>
      <text:p text:style-name="P1"><text:s text:c="8"/>"The second most significant bit is defined in [RFC 8538]</text:p>
      <text:p text:style-name="P1"><text:s text:c="9"/>as the Graceful Notification ('N') bit. <text:s/>It is used to</text:p>
      <text:p text:style-name="P1"><text:s text:c="9"/>indicate Graceful Restart support for BGP NOTIFICATION</text:p>
      <text:p text:style-name="P1"><text:s text:c="9"/>messages. <text:s/>A BGP speaker indicates support for the</text:p>
      <text:p text:style-name="P1"><text:s text:c="9"/>procedures in this document by advertising a Graceful</text:p>
      <text:p text:style-name="P1"><text:s text:c="9"/>Restart Capability with its 'N' bit set (value 1).";</text:p>
      <text:p text:style-name="P1"><text:s text:c="6"/>reference</text:p>
      <text:p text:style-name="P1"><text:s text:c="8"/>"RFC 8538: Notification Message Support for BGP Graceful</text:p>
      <text:p text:style-name="P1"><text:s text:c="9"/>Restart, Section 2.";</text:p>
      <text:p text:style-name="P1"><text:s text:c="4"/>}</text:p>
      <text:p text:style-name="P1"><text:s text:c="2"/>}</text:p>
      <text:p text:style-name="P1"><text:s text:c="2"/>description</text:p>
      <text:p text:style-name="P1"><text:s text:c="4"/>"Restart Flags bits as defined for BGP Graceful Restart and its</text:p>
      <text:p text:style-name="P1"><text:s text:c="5"/>extensions.";</text:p>
      <text:p text:style-name="P1"><text:s text:c="2"/>reference</text:p>
      <text:p text:style-name="P1"><text:s text:c="4"/>"RFC 4724: Graceful Restart Mechanism for BGP,</text:p>
      <text:p text:style-name="P1"><text:s text:c="5"/>RFC 8538: Notification Message Support for BGP Graceful</text:p>
      <text:p text:style-name="P1"><text:s text:c="5"/>Restart.";</text:p>
      <text:p text:style-name="P1">}</text:p>
      <text:p text:style-name="P1">typedef graceful-restart-flags-for-afi {</text:p>
      <text:p text:style-name="P1"><text:s text:c="2"/>type bits {</text:p>
      <text:p text:style-name="P1"><text:s text:c="4"/>bit forwarding-preserved {</text:p>
      <text:p text:style-name="P1"><text:s text:c="6"/>position 0;</text:p>
      <text:p text:style-name="P1"><text:s text:c="6"/>description</text:p>
      <text:p text:style-name="P1"><text:s text:c="8"/>"The most significant bit is defined as the</text:p>
      <text:p text:style-name="P1"><text:s text:c="9"/>Forwarding State (F) bit, which can be used to</text:p>
      <text:p text:style-name="P1"><text:s text:c="9"/>indicate whether the forwarding state for routes</text:p>
      <text:p text:style-name="P1"><text:s text:c="9"/>that were advertised with the given AFI and SAFI</text:p>
      <text:p text:style-name="P1"><text:s text:c="9"/>has indeed been preserved during the previous BGP</text:p>
      <text:p text:style-name="P1"><text:s text:c="9"/>restart. <text:s/>When set (value 1), the bit indicates</text:p>
      <text:p text:style-name="P1"><text:s text:c="9"/>that the forwarding state has been preserved.";</text:p>
      <text:p text:style-name="P1"><text:s text:c="7"/>reference</text:p>
      <text:p text:style-name="P1"><text:s text:c="9"/>"RFC 4724: Graceful Restart Mechanism for BGP,</text:p>
      <text:p text:style-name="P1"><text:s text:c="10"/>Section 3.";</text:p>
      <text:p text:style-name="P1"><text:s text:c="4"/>}</text:p>
      <text:p text:style-name="P1"><text:s text:c="2"/>}</text:p>
      <text:p text:style-name="P1"><text:s text:c="2"/>description</text:p>
      <text:p text:style-name="P1"><text:s text:c="4"/>"Flags for Address Family bits as defined for BGP Graceful</text:p>
      <text:p text:style-name="P1"><text:s text:c="5"/>Restart and its extensions.";</text:p>
      <text:p text:style-name="P1"><text:s text:c="2"/>reference</text:p>
      <text:p text:style-name="P1"><text:s text:c="4"/>"RFC 4724: Graceful Restart Mechanism for BGP.";</text:p>
      <text:p text:style-name="P1">}</text:p>
      <text:p text:style-name="P1">typedef remove-private-as-option {</text:p>
      <text:p text:style-name="P1"><text:s text:c="2"/>type identityref {</text:p>
      <text:p text:style-name="P1"><text:s text:c="4"/>base remove-private-as-option;</text:p>
      <text:p text:style-name="P1"><text:s text:c="2"/>}</text:p>
      <text:p text:style-name="P1"><text:s text:c="2"/>description</text:p>
      <text:p text:style-name="P1"><text:s text:c="4"/>"Set of options for configuring how private AS path numbers</text:p>
      <text:p text:style-name="P1"><text:s text:c="5"/>are removed from advertisements";</text:p>
      <text:p text:style-name="P1">}</text:p>
      <text:p text:style-name="P1"/>
      <text:p text:style-name="P1"/>
      <text:p text:style-name="P1">ODE ENDS&gt;</text:p>
      <text:p text:style-name="P1"/>
      <text:p text:style-name="P1">4. BGP community types module</text:p>
      <text:p text:style-name="P1"/>
      <text:p text:style-name="P1">ODE BEGINS&gt; file "iana-bgp-community-types@2023-07-05.yang"</text:p>
      <text:p text:style-name="P1"/>
      <text:p text:style-name="P1">import ietf-inet-types {</text:p>
      <text:p text:style-name="P1"><text:s text:c="2"/>prefix inet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Types.";</text:p>
      <text:p text:style-name="P1">}</text:p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ule for Border Gateway Protocol (BGP-4).";</text:p>
      <text:p text:style-name="P1"><text:soft-page-break/>}</text:p>
      <text:p text:style-name="P1">feature send-communities {</text:p>
      <text:p text:style-name="P1"><text:s text:c="2"/>description</text:p>
      <text:p text:style-name="P1"><text:s text:c="4"/>"Enable the propagation of communities.";</text:p>
      <text:p text:style-name="P1">}</text:p>
      <text:p text:style-name="P1">identity bgp-well-known-std-community {</text:p>
      <text:p text:style-name="P1"><text:s text:c="2"/>description</text:p>
      <text:p text:style-name="P1"><text:s text:c="4"/>"Base identity for reserved communities within the standard</text:p>
      <text:p text:style-name="P1"><text:s text:c="5"/>community space defined by RFC 1997. These communities must</text:p>
      <text:p text:style-name="P1"><text:s text:c="5"/>fall within the range 0xFFFF0000 to 0xFFFFFFFF";</text:p>
      <text:p text:style-name="P1"><text:s text:c="2"/>reference</text:p>
      <text:p text:style-name="P1"><text:s text:c="4"/>"RFC 1997: BGP Communities Attribute.";</text:p>
      <text:p text:style-name="P1">}</text:p>
      <text:p text:style-name="P1">identity no-export {</text:p>
      <text:p text:style-name="P1"><text:s text:c="2"/>base bgp-well-known-std-community;</text:p>
      <text:p text:style-name="P1"><text:s text:c="2"/>description</text:p>
      <text:p text:style-name="P1"><text:s text:c="4"/>"Do not export NLRI received carrying this community outside</text:p>
      <text:p text:style-name="P1"><text:s text:c="5"/>the bounds of this autonomous system, or this confederation</text:p>
      <text:p text:style-name="P1"><text:s text:c="5"/>(if the local autonomous system is a confederation member AS).</text:p>
      <text:p text:style-name="P1"><text:s text:c="6"/>This community has a value of 0xFFFFFF01.";</text:p>
      <text:p text:style-name="P1"><text:s text:c="2"/>reference</text:p>
      <text:p text:style-name="P1"><text:s text:c="4"/>"RFC 1997: BGP Communities Attribute.";</text:p>
      <text:p text:style-name="P1">}</text:p>
      <text:p text:style-name="P1">identity no-advertise {</text:p>
      <text:p text:style-name="P1"><text:s text:c="2"/>base bgp-well-known-std-community;</text:p>
      <text:p text:style-name="P1"><text:s text:c="2"/>description</text:p>
      <text:p text:style-name="P1"><text:s text:c="4"/>"All NLRI received carrying this community must not be</text:p>
      <text:p text:style-name="P1"><text:s text:c="5"/>advertised to other BGP peers. This community has a value of</text:p>
      <text:p text:style-name="P1"><text:s text:c="5"/>0xFFFFFF02.";</text:p>
      <text:p text:style-name="P1"><text:s text:c="2"/>reference</text:p>
      <text:p text:style-name="P1"><text:s text:c="4"/>"RFC 1997: BGP Communities Attribute.";</text:p>
      <text:p text:style-name="P1">}</text:p>
      <text:p text:style-name="P1">identity no-export-subconfed {</text:p>
      <text:p text:style-name="P1"><text:s text:c="2"/>base bgp-well-known-std-community;</text:p>
      <text:p text:style-name="P1"><text:s text:c="2"/>description</text:p>
      <text:p text:style-name="P1"><text:s text:c="4"/>"All NLRI received carrying this community must not be</text:p>
      <text:p text:style-name="P1"><text:s text:c="5"/>advertised to external BGP peers - including over</text:p>
      <text:p text:style-name="P1"><text:s text:c="5"/>confederation sub-AS boundaries. This community has a value of</text:p>
      <text:p text:style-name="P1"><text:s text:c="5"/>0xFFFFFF03.";</text:p>
      <text:p text:style-name="P1"><text:s text:c="2"/>reference</text:p>
      <text:p text:style-name="P1"><text:s text:c="4"/>"RFC 1997: BGP Communities Attribute.";</text:p>
      <text:p text:style-name="P1">}</text:p>
      <text:p text:style-name="P1">identity no-peer {</text:p>
      <text:p text:style-name="P1"><text:s text:c="2"/>base bgp-well-known-std-community;</text:p>
      <text:p text:style-name="P1"><text:s text:c="2"/>description</text:p>
      <text:p text:style-name="P1"><text:s text:c="4"/>"An autonomous system receiving NLRI tagged with this community</text:p>
      <text:p text:style-name="P1"><text:s text:c="5"/>is advised not to re-advertise the NLRI to external bilateral</text:p>
      <text:p text:style-name="P1"><text:s text:c="5"/>peer autonomous systems. An AS may also filter received NLRI</text:p>
      <text:p text:style-name="P1"><text:s text:c="5"/>from bilateral peer sessions when they are tagged with this</text:p>
      <text:p text:style-name="P1"><text:s text:c="5"/>community value. This community has a value of 0xFFFFFF04.";</text:p>
      <text:p text:style-name="P1"><text:s text:c="2"/>reference</text:p>
      <text:p text:style-name="P1"><text:s text:c="4"/>"RFC 3765: NOPEER Community for BGP.";</text:p>
      <text:p text:style-name="P1">}</text:p>
      <text:p text:style-name="P1">identity send-community-feature {</text:p>
      <text:p text:style-name="P1"><text:s text:c="2"/>description</text:p>
      <text:p text:style-name="P1"><text:s text:c="4"/>"Base identity to identify send-community feature.";</text:p>
      <text:p text:style-name="P1">}</text:p>
      <text:p text:style-name="P1">identity standard {</text:p>
      <text:p text:style-name="P1"><text:s text:c="2"/>base send-community-feature;</text:p>
      <text:p text:style-name="P1"><text:s text:c="2"/>description</text:p>
      <text:p text:style-name="P1"><text:s text:c="4"/>"Send standard communities.";</text:p>
      <text:p text:style-name="P1"><text:s text:c="2"/>reference</text:p>
      <text:p text:style-name="P1"><text:s text:c="4"/>"RFC 1997: BGP Communities Attribute.";</text:p>
      <text:p text:style-name="P1">}</text:p>
      <text:p text:style-name="P1">identity extended {</text:p>
      <text:p text:style-name="P1"><text:s text:c="2"/>base send-community-feature;</text:p>
      <text:p text:style-name="P1"><text:s text:c="2"/>description</text:p>
      <text:p text:style-name="P1"><text:s text:c="4"/>"Send extended communities.";</text:p>
      <text:p text:style-name="P1"><text:s text:c="2"/>reference</text:p>
      <text:p text:style-name="P1"><text:s text:c="4"/>"RFC 4360: BGP Extended Communities Attribute.";</text:p>
      <text:p text:style-name="P1">}</text:p>
      <text:p text:style-name="P1">identity large {</text:p>
      <text:p text:style-name="P1"><text:s text:c="2"/>base send-community-feature;</text:p>
      <text:p text:style-name="P1"><text:s text:c="2"/>description</text:p>
      <text:p text:style-name="P1"><text:s text:c="4"/>"Send large communities.";</text:p>
      <text:p text:style-name="P1"><text:s text:c="2"/>reference</text:p>
      <text:p text:style-name="P1"><text:s text:c="4"/>"RFC 8092: BGP Large Communities Attribute.";</text:p>
      <text:p text:style-name="P1">}</text:p>
      <text:p text:style-name="P1"><text:soft-page-break/>typedef bgp-community-regexp-type {</text:p>
      <text:p text:style-name="P1"><text:s text:c="2"/>type string;</text:p>
      <text:p text:style-name="P1"><text:s text:c="2"/>description</text:p>
      <text:p text:style-name="P1"><text:s text:c="4"/>"Type definition for communities specified as regular</text:p>
      <text:p text:style-name="P1"><text:s text:c="5"/>expression patterns.</text:p>
      <text:p text:style-name="P1"/>
      <text:p text:style-name="P1"><text:s text:c="5"/>A compliant implementation of this type MUST accept a POSIX.2</text:p>
      <text:p text:style-name="P1"><text:s text:c="5"/>Extended Regular Expression excluding the following features:</text:p>
      <text:p text:style-name="P1"><text:s text:c="5"/>- character class expressions (Section 9.3.5)</text:p>
      <text:p text:style-name="P1"><text:s text:c="5"/>- collating symbols (Section 9.3.5)</text:p>
      <text:p text:style-name="P1"><text:s text:c="5"/>- equivalence classes (Section 9.3.5)</text:p>
      <text:p text:style-name="P1"><text:s text:c="5"/>- back-reference expressions (Section 9.3.6)</text:p>
      <text:p text:style-name="P1"/>
      <text:p text:style-name="P1"><text:s text:c="5"/>Implementations MAY accept additional forms of regular</text:p>
      <text:p text:style-name="P1"><text:s text:c="5"/>expressions as long as the minimally compliant form documented</text:p>
      <text:p text:style-name="P1"><text:s text:c="5"/>above is accepted.";</text:p>
      <text:p text:style-name="P1"><text:s text:c="2"/>reference</text:p>
      <text:p text:style-name="P1"><text:s text:c="4"/>"IEEE Std 1003.1-2017: The Open Group Base Specifications Issue</text:p>
      <text:p text:style-name="P1"><text:s text:c="5"/>7, 2018 edition.";</text:p>
      <text:p text:style-name="P1">}</text:p>
      <text:p text:style-name="P1">typedef bgp-std-community-type {</text:p>
      <text:p text:style-name="P1"><text:s text:c="2"/>type union {</text:p>
      <text:p text:style-name="P1"><text:s text:c="4"/>type uint32;</text:p>
      <text:p text:style-name="P1"><text:s text:c="4"/>type string {</text:p>
      <text:p text:style-name="P1"><text:s text:c="6"/>pattern '([0-9]|[1-9][0-9]{1,3}|[1-5][0-9]{4}|'</text:p>
      <text:p text:style-name="P1"><text:s text:c="12"/>+ '6[0-5][0-9]{3}|66[0-4][0-9]{2}|'</text:p>
      <text:p text:style-name="P1"><text:s text:c="12"/>+ '665[0-2][0-9]|6653[0-5]):'</text:p>
      <text:p text:style-name="P1"><text:s text:c="12"/>+ '([0-9]|[1-9][0-9]{1,3}|[1-5][0-9]{4}|'</text:p>
      <text:p text:style-name="P1"><text:s text:c="12"/>+ '6[0-5][0-9]{3}|66[0-4][0-9]{2}|'</text:p>
      <text:p text:style-name="P1"><text:s text:c="12"/>+ '665[0-2][0-9]|6653[0-5])'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standard community attributes.";</text:p>
      <text:p text:style-name="P1"><text:s text:c="2"/>reference</text:p>
      <text:p text:style-name="P1"><text:s text:c="4"/>"RFC 1997: BGP Communities Attribute.";</text:p>
      <text:p text:style-name="P1">}</text:p>
      <text:p text:style-name="P1"/>
      <text:p text:style-name="P1">typedef bgp-well-known-community-type {</text:p>
      <text:p text:style-name="P1"><text:s text:c="2"/>type identityref {</text:p>
      <text:p text:style-name="P1"><text:s text:c="4"/>base bgp-well-known-std-community;</text:p>
      <text:p text:style-name="P1"><text:s text:c="2"/>}</text:p>
      <text:p text:style-name="P1"><text:s text:c="2"/>description</text:p>
      <text:p text:style-name="P1"><text:s text:c="4"/>"Type definition for well-known IETF community attribute</text:p>
      <text:p text:style-name="P1"><text:s text:c="5"/>values.";</text:p>
      <text:p text:style-name="P1"><text:s text:c="2"/>reference</text:p>
      <text:p text:style-name="P1"><text:s text:c="4"/>"IANA Border Gateway Protocol (BGP) Well Known Communities";</text:p>
      <text:p text:style-name="P1">}</text:p>
      <text:p text:style-name="P1"/>
      <text:p text:style-name="P1">/* BGP Large Community Types. */</text:p>
      <text:p text:style-name="P1"/>
      <text:p text:style-name="P1">typedef bgp-large-community-type {</text:p>
      <text:p text:style-name="P1"><text:s text:c="2"/>type string {</text:p>
      <text:p text:style-name="P1"><text:s text:c="4"/>// 4-octets global:4-octets local part-1:4-octets local part-2.</text:p>
      <text:p text:style-name="P1"><text:s text:c="4"/>pattern '(4[0-2][0-9][0-4][0-9][0-6][0-7][0-2][0-9][0-6]|'</text:p>
      <text:p text:style-name="P1"><text:s text:c="10"/>+ '[1-3][0-9]{9}|[1-9]([0-9]{1,7})?[0-9]|[0-9]):'</text:p>
      <text:p text:style-name="P1"><text:s text:c="10"/>+ '(4[0-2][0-9][0-4][0-9][0-6][0-7][0-2][0-9][0-6]|'</text:p>
      <text:p text:style-name="P1"><text:s text:c="10"/>+ '[1-3][0-9]{9}|[1-9]([0-9]{1,7})?[0-9]|[0-9]):'</text:p>
      <text:p text:style-name="P1"><text:s text:c="10"/>+ '(4[0-2][0-9][0-4][0-9][0-6][0-7][0-2][0-9][0-6]|'</text:p>
      <text:p text:style-name="P1"><text:s text:c="10"/>+ '[1-3][0-9]{9}|[1-9]([0-9]{1,7})?[0-9]|[0-9])';</text:p>
      <text:p text:style-name="P1"><text:s text:c="2"/>}</text:p>
      <text:p text:style-name="P1"><text:s text:c="2"/>description</text:p>
      <text:p text:style-name="P1"><text:s text:c="4"/>"Type definition for a large BGP community";</text:p>
      <text:p text:style-name="P1"><text:s text:c="2"/>reference</text:p>
      <text:p text:style-name="P1"><text:s text:c="4"/>"RFC 8092: BGP Large Communities Attribute.";</text:p>
      <text:p text:style-name="P1">}</text:p>
      <text:p text:style-name="P1"/>
      <text:p text:style-name="P1">/* IPv6 BGP Exteneded Community Types. */</text:p>
      <text:p text:style-name="P1"/>
      <text:p text:style-name="P1">typedef bgp-ipv6-ext-community-type {</text:p>
      <text:p text:style-name="P1"><text:s text:c="2"/>type union {</text:p>
      <text:p text:style-name="P1"><text:s text:c="4"/>type string {</text:p>
      <text:p text:style-name="P1"><text:s text:c="6"/>pattern 'ipv6-route\-target:'</text:p>
      <text:p text:style-name="P1"><text:s text:c="11"/>+ '((:|[0-9a-fA-F]{0,4}):)([0-9a-fA-F]{0,4}:){0,5}'</text:p>
      <text:p text:style-name="P1"><text:s text:c="11"/>+ '((([0-9a-fA-F]{0,4}:)?(:|[0-9a-fA-F]{0,4}))|'</text:p>
      <text:p text:style-name="P1"><text:s text:c="11"/>+ '(((25[0-5]|2[0-4][0-9]|1[0-9]{2}|[1-9]?[0-9])\.){3}'</text:p>
      <text:p text:style-name="P1"><text:s text:c="11"/>+ '(25[0-5]|2[0-4][0-9]|1[0-9]{2}|[1-9]?[0-9])))'</text:p>
      <text:p text:style-name="P1"><text:s text:c="11"/>+ ':'</text:p>
      <text:p text:style-name="P1"><text:soft-page-break/><text:s text:c="11"/>+ '(6553[0-5]|655[0-2][0-9]|65[0-4][0-9]{2}|'</text:p>
      <text:p text:style-name="P1"><text:s text:c="11"/>+ '6[0-4][0-9]{3}|'</text:p>
      <text:p text:style-name="P1"><text:s text:c="11"/>+ '[1-5][0-9]{4}|[1-9][0-9]{0,3}|0)';</text:p>
      <text:p text:style-name="P1"><text:s text:c="7"/>pattern 'ipv6-route\-target:'</text:p>
      <text:p text:style-name="P1"><text:s text:c="11"/>+ '((([^:]+:){6}(([^:]+:[^:]+)|(.*\..*)))|'</text:p>
      <text:p text:style-name="P1"><text:s text:c="11"/>+ '((([^:]+:)*[^:]+)?::(([^:]+:)*[^:]+)?))'</text:p>
      <text:p text:style-name="P1"><text:s text:c="11"/>+ ':'</text:p>
      <text:p text:style-name="P1"><text:s text:c="11"/>+ '(6553[0-5]|655[0-2][0-9]|65[0-4][0-9]{2}|'</text:p>
      <text:p text:style-name="P1"><text:s text:c="11"/>+ '6[0-4][0-9]{3}|'</text:p>
      <text:p text:style-name="P1"><text:s text:c="11"/>+ '[1-5][0-9]{4}|[1-9][0-9]{0,3}|0)';</text:p>
      <text:p text:style-name="P1"><text:s text:c="6"/>/*</text:p>
      <text:p text:style-name="P1"><text:s text:c="7"/>* description</text:p>
      <text:p text:style-name="P1"><text:s text:c="7"/>* <text:s text:c="2"/>"Type 0x00, Sub-Type 0x02: IPv6 Route-Target</text:p>
      <text:p text:style-name="P1"><text:s text:c="7"/>* <text:s text:c="3"/>ipv6-route-target:(IPv6 address):(local-admin)</text:p>
      <text:p text:style-name="P1"><text:s text:c="7"/>* <text:s text:c="3"/>16 octets global administrator and 2 octets local</text:p>
      <text:p text:style-name="P1"><text:s text:c="7"/>* <text:s text:c="3"/>administrator.</text:p>
      <text:p text:style-name="P1"><text:s text:c="7"/>*</text:p>
      <text:p text:style-name="P1"><text:s text:c="7"/>* <text:s text:c="3"/>Note: The patterns above are excerpted from RFC 8294.";</text:p>
      <text:p text:style-name="P1"><text:s text:c="7"/>* reference</text:p>
      <text:p text:style-name="P1"><text:s text:c="7"/>* <text:s text:c="2"/>"RFC 5701: IPv6 Address Specific BGP Extended Community</text:p>
      <text:p text:style-name="P1"><text:s text:c="7"/>* <text:s text:c="3"/>Attribute, Section 3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ipv6-route\-origin:'</text:p>
      <text:p text:style-name="P1"><text:s text:c="11"/>+ '((:|[0-9a-fA-F]{0,4}):)([0-9a-fA-F]{0,4}:){0,5}'</text:p>
      <text:p text:style-name="P1"><text:s text:c="11"/>+ '((([0-9a-fA-F]{0,4}:)?(:|[0-9a-fA-F]{0,4}))|'</text:p>
      <text:p text:style-name="P1"><text:s text:c="11"/>+ '(((25[0-5]|2[0-4][0-9]|1[0-9]{2}|[1-9]?[0-9])\.){3}'</text:p>
      <text:p text:style-name="P1"><text:s text:c="11"/>+ '(25[0-5]|2[0-4][0-9]|1[0-9]{2}|[1-9]?[0-9])))'</text:p>
      <text:p text:style-name="P1"><text:s text:c="11"/>+ ':'</text:p>
      <text:p text:style-name="P1"><text:s text:c="11"/>+ '(6553[0-5]|655[0-2][0-9]|65[0-4][0-9]{2}|'</text:p>
      <text:p text:style-name="P1"><text:s text:c="11"/>+ '6[0-4][0-9]{3}|'</text:p>
      <text:p text:style-name="P1"><text:s text:c="11"/>+ '[1-5][0-9]{4}|[1-9][0-9]{0,3}|0)';</text:p>
      <text:p text:style-name="P1"><text:s text:c="7"/>pattern 'ipv6-route\-origin:'</text:p>
      <text:p text:style-name="P1"><text:s text:c="11"/>+ '((([^:]+:){6}(([^:]+:[^:]+)|(.*\..*)))|'</text:p>
      <text:p text:style-name="P1"><text:s text:c="11"/>+ '((([^:]+:)*[^:]+)?::(([^:]+:)*[^:]+)?))'</text:p>
      <text:p text:style-name="P1"><text:s text:c="11"/>+ ':'</text:p>
      <text:p text:style-name="P1"><text:s text:c="11"/>+ '(6553[0-5]|655[0-2][0-9]|65[0-4][0-9]{2}|'</text:p>
      <text:p text:style-name="P1"><text:s text:c="11"/>+ '6[0-4][0-9]{3}|'</text:p>
      <text:p text:style-name="P1"><text:s text:c="11"/>+ '[1-5][0-9]{4}|[1-9][0-9]{0,3}|0)';</text:p>
      <text:p text:style-name="P1"><text:s text:c="6"/>/*</text:p>
      <text:p text:style-name="P1"><text:s text:c="7"/>* description</text:p>
      <text:p text:style-name="P1"><text:s text:c="7"/>* <text:s text:c="2"/>"Type 0x00, Sub-Type 0x03: IPv6 Route-Origin</text:p>
      <text:p text:style-name="P1"><text:s text:c="7"/>* <text:s text:c="3"/>ipv6-route-origin:(IPv6 address):(local-admin)</text:p>
      <text:p text:style-name="P1"><text:s text:c="7"/>* <text:s text:c="3"/>16 octets global administrator and 2 octets local</text:p>
      <text:p text:style-name="P1"><text:s text:c="7"/>* <text:s text:c="3"/>administrator.</text:p>
      <text:p text:style-name="P1"><text:s text:c="7"/>*</text:p>
      <text:p text:style-name="P1"><text:s text:c="7"/>* <text:s text:c="3"/>Note: The patterns above are excerpted from RFC 8294.";</text:p>
      <text:p text:style-name="P1"><text:s text:c="7"/>* reference</text:p>
      <text:p text:style-name="P1"><text:s text:c="7"/>* <text:s text:c="2"/>"RFC 5701: IPv6 Address Specific BGP Extended Community</text:p>
      <text:p text:style-name="P1"><text:s text:c="7"/>* <text:s text:c="3"/>Attribute, Section 3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// raw with 20 octets</text:p>
      <text:p text:style-name="P1"><text:s text:c="6"/>pattern 'ipv6-raw:'</text:p>
      <text:p text:style-name="P1"><text:s text:c="11"/>+ '([0-9A-Fa-f][0-9A-Fa-f]:){19}'</text:p>
      <text:p text:style-name="P1"><text:s text:c="11"/>+ '[0-9A-Fa-f][0-9A-Fa-f]'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IPv6 extended community attributes.</text:p>
      <text:p text:style-name="P1"><text:s text:c="5"/>It includes a way to specify a 'raw' string that</text:p>
      <text:p text:style-name="P1"><text:s text:c="5"/>is followed by 20 bytes of octet string to support</text:p>
      <text:p text:style-name="P1"><text:s text:c="5"/>new and experimental type definitions.";</text:p>
      <text:p text:style-name="P1"><text:s text:c="2"/>reference</text:p>
      <text:p text:style-name="P1"><text:s text:c="4"/>"RFC 5701: IPv6 Address Specific BGP Extended Community</text:p>
      <text:p text:style-name="P1"><text:s text:c="5"/>Attribute, Section 3.";</text:p>
      <text:p text:style-name="P1">}</text:p>
      <text:p text:style-name="P1"/>
      <text:p text:style-name="P1">/* BGP Extended Community Types. */</text:p>
      <text:p text:style-name="P1"/>
      <text:p text:style-name="P1">typedef bgp-ext-community-type {</text:p>
      <text:p text:style-name="P1"><text:s text:c="2"/>type union {</text:p>
      <text:p text:style-name="P1"><text:s text:c="4"/>type string {</text:p>
      <text:p text:style-name="P1"><text:s text:c="6"/>pattern 'route\-target:(6[0-5][0-5][0-3][0-5]|'</text:p>
      <text:p text:style-name="P1"><text:soft-page-break/><text:s text:c="12"/>+ '[1-5][0-9]{4}|[1-9][0-9]{1,4}|[0-9]):'</text:p>
      <text:p text:style-name="P1"><text:s text:c="12"/>+ '(4[0-2][0-9][0-4][0-9][0-6][0-7][0-2][0-9][0-6]|'</text:p>
      <text:p text:style-name="P1"><text:s text:c="12"/>+ '[1-3][0-9]{9}|[1-9]([0-9]{1,7})?[0-9]|[0-9])';</text:p>
      <text:p text:style-name="P1"><text:s text:c="6"/>/*</text:p>
      <text:p text:style-name="P1"><text:s text:c="7"/>* description</text:p>
      <text:p text:style-name="P1"><text:s text:c="7"/>* <text:s text:c="2"/>"Type 0x00, Sub-Type 0x02: Route-Target</text:p>
      <text:p text:style-name="P1"><text:s text:c="7"/>* <text:s text:c="3"/>route-target:(ASN):(local-admin)</text:p>
      <text:p text:style-name="P1"><text:s text:c="7"/>* <text:s text:c="3"/>2 octets global administrator and 4 octets local</text:p>
      <text:p text:style-name="P1"><text:s text:c="7"/>* <text:s text:c="3"/>administrator.";</text:p>
      <text:p text:style-name="P1"><text:s text:c="7"/>* reference</text:p>
      <text:p text:style-name="P1"><text:s text:c="7"/>* <text:s text:c="2"/>"RFC 4360: BGP Extended Communities Attribute,</text:p>
      <text:p text:style-name="P1"><text:s text:c="7"/>* <text:s text:c="3"/>Section 4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route\-target:'</text:p>
      <text:p text:style-name="P1"><text:s text:c="12"/>+ '(([0-9]|[1-9][0-9]|1[0-9][0-9]|2[0-4][0-9]|'</text:p>
      <text:p text:style-name="P1"><text:s text:c="12"/>+ '25[0-5])\.){3}([0-9]|[1-9][0-9]|1[0-9][0-9]|'</text:p>
      <text:p text:style-name="P1"><text:s text:c="12"/>+ '2[0-4][0-9]|25[0-5]):'</text:p>
      <text:p text:style-name="P1"><text:s text:c="12"/>+ '(6[0-5][0-5][0-3][0-5]|[1-5][0-9]{4}|'</text:p>
      <text:p text:style-name="P1"><text:s text:c="12"/>+ '[1-9][0-9]{1,4}|[0-9])';</text:p>
      <text:p text:style-name="P1"><text:s text:c="6"/>/*</text:p>
      <text:p text:style-name="P1"><text:s text:c="7"/>* description</text:p>
      <text:p text:style-name="P1"><text:s text:c="7"/>* <text:s text:c="2"/>"Type 0x01, Sub-Type 0x02: Route-Target</text:p>
      <text:p text:style-name="P1"><text:s text:c="7"/>* <text:s text:c="3"/>route-target:(IPv4):(local-admin)</text:p>
      <text:p text:style-name="P1"><text:s text:c="7"/>* <text:s text:c="3"/>4 octets IP address global administrator and 2 octets</text:p>
      <text:p text:style-name="P1"><text:s text:c="7"/>* <text:s text:c="3"/>local administrator.";</text:p>
      <text:p text:style-name="P1"><text:s text:c="7"/>* reference</text:p>
      <text:p text:style-name="P1"><text:s text:c="7"/>* <text:s text:c="2"/>"RFC 4360: BGP Extended Communities Attribute,</text:p>
      <text:p text:style-name="P1"><text:s text:c="7"/>* <text:s text:c="3"/>Section 4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route\-target:'</text:p>
      <text:p text:style-name="P1"><text:s text:c="12"/>+ '(4[0-2][0-9][0-4][0-9][0-6][0-7][0-2][0-9][0-6]|'</text:p>
      <text:p text:style-name="P1"><text:s text:c="12"/>+ '[1-3][0-9]{9}|[1-9]([0-9]{1,7})?[0-9]|[0-9])'</text:p>
      <text:p text:style-name="P1"><text:s text:c="12"/>+ '(6[0-5][0-5][0-3][0-5]|[1-5][0-9]{4}|'</text:p>
      <text:p text:style-name="P1"><text:s text:c="12"/>+ '[1-9][0-9]{1,4}|[0-9])';</text:p>
      <text:p text:style-name="P1"><text:s text:c="6"/>/*</text:p>
      <text:p text:style-name="P1"><text:s text:c="7"/>* description</text:p>
      <text:p text:style-name="P1"><text:s text:c="7"/>* <text:s text:c="2"/>"Type 0x02, Sub-Type 0x02: Route-Target</text:p>
      <text:p text:style-name="P1"><text:s text:c="7"/>* <text:s text:c="3"/>route-target:(ASN):(local-admin)</text:p>
      <text:p text:style-name="P1"><text:s text:c="7"/>* <text:s text:c="3"/>4 octets global administrator and 2 octets local</text:p>
      <text:p text:style-name="P1"><text:s text:c="7"/>* <text:s text:c="3"/>administrator.";</text:p>
      <text:p text:style-name="P1"><text:s text:c="7"/>* reference</text:p>
      <text:p text:style-name="P1"><text:s text:c="7"/>* <text:s text:c="2"/>"RFC 5668: 4-Octet AS Specific BGP Extended Community,</text:p>
      <text:p text:style-name="P1"><text:s text:c="7"/>* <text:s text:c="3"/>Section 4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route\-origin:(6[0-5][0-5][0-3][0-5]|'</text:p>
      <text:p text:style-name="P1"><text:s text:c="12"/>+ '[1-5][0-9]{4}|[1-9][0-9]{1,4}|[0-9]):'</text:p>
      <text:p text:style-name="P1"><text:s text:c="12"/>+ '(4[0-2][0-9][0-4][0-9][0-6][0-7][0-2][0-9][0-6]|'</text:p>
      <text:p text:style-name="P1"><text:s text:c="12"/>+ '[1-3][0-9]{9}|[1-9]([0-9]{1,7})?[0-9]|[0-9])';</text:p>
      <text:p text:style-name="P1"><text:s text:c="6"/>/*</text:p>
      <text:p text:style-name="P1"><text:s text:c="7"/>* description</text:p>
      <text:p text:style-name="P1"><text:s text:c="7"/>* <text:s text:c="2"/>"Type 0x01, Sub-Type 0x03: Route-Origin</text:p>
      <text:p text:style-name="P1"><text:s text:c="7"/>* <text:s text:c="3"/>route-target:(ASN):(local-admin)</text:p>
      <text:p text:style-name="P1"><text:s text:c="7"/>* <text:s text:c="3"/>2 octets global administrator and 4 octets local</text:p>
      <text:p text:style-name="P1"><text:s text:c="7"/>* <text:s text:c="3"/>administrator.";</text:p>
      <text:p text:style-name="P1"><text:s text:c="7"/>* reference</text:p>
      <text:p text:style-name="P1"><text:s text:c="7"/>* <text:s text:c="2"/>"RFC 4360: BGP Extended Communities Attribute,</text:p>
      <text:p text:style-name="P1"><text:s text:c="7"/>* <text:s text:c="3"/>Section 5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route\-origin:'</text:p>
      <text:p text:style-name="P1"><text:s text:c="12"/>+ '(([0-9]|[1-9][0-9]|1[0-9][0-9]|2[0-4][0-9]|'</text:p>
      <text:p text:style-name="P1"><text:s text:c="12"/>+ '25[0-5])\.){3}([0-9]|[1-9][0-9]|1[0-9][0-9]|'</text:p>
      <text:p text:style-name="P1"><text:s text:c="12"/>+ '2[0-4][0-9]|25[0-5]):'</text:p>
      <text:p text:style-name="P1"><text:s text:c="12"/>+ '(6[0-5][0-5][0-3][0-5]|[1-5][0-9]{4}|'</text:p>
      <text:p text:style-name="P1"><text:s text:c="12"/>+ '[1-9][0-9]{1,4}|[0-9])';</text:p>
      <text:p text:style-name="P1"><text:s text:c="6"/>/*</text:p>
      <text:p text:style-name="P1"><text:s text:c="7"/>* description</text:p>
      <text:p text:style-name="P1"><text:soft-page-break/><text:s text:c="7"/>* <text:s text:c="2"/>"Type 0x01, Sub-Type 0x03: Route-Target</text:p>
      <text:p text:style-name="P1"><text:s text:c="7"/>* <text:s text:c="3"/>route-target:(IPv4):(local-admin)</text:p>
      <text:p text:style-name="P1"><text:s text:c="7"/>* <text:s text:c="3"/>4 octets IP address global administrator and 2 octets</text:p>
      <text:p text:style-name="P1"><text:s text:c="7"/>* <text:s text:c="3"/>local administrator.";</text:p>
      <text:p text:style-name="P1"><text:s text:c="7"/>* reference</text:p>
      <text:p text:style-name="P1"><text:s text:c="7"/>* <text:s text:c="2"/>"RFC 4360: BGP Extended Communities Attribute,</text:p>
      <text:p text:style-name="P1"><text:s text:c="7"/>* <text:s text:c="3"/>Section 5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pattern 'route\-origin:'</text:p>
      <text:p text:style-name="P1"><text:s text:c="12"/>+ '(4[0-2][0-9][0-4][0-9][0-6][0-7][0-2][0-9][0-6]|'</text:p>
      <text:p text:style-name="P1"><text:s text:c="12"/>+ '[1-3][0-9]{9}|[1-9]([0-9]{1,7})?[0-9]|[0-9])'</text:p>
      <text:p text:style-name="P1"><text:s text:c="12"/>+ '(6[0-5][0-5][0-3][0-5]|[1-5][0-9]{4}|'</text:p>
      <text:p text:style-name="P1"><text:s text:c="12"/>+ '[1-9][0-9]{1,4}|[0-9])';</text:p>
      <text:p text:style-name="P1"><text:s text:c="6"/>/*</text:p>
      <text:p text:style-name="P1"><text:s text:c="7"/>* description</text:p>
      <text:p text:style-name="P1"><text:s text:c="7"/>* <text:s text:c="2"/>"Type 0x02, Sub-Type 0x03: Route-Origin</text:p>
      <text:p text:style-name="P1"><text:s text:c="7"/>* <text:s text:c="3"/>route-origin:(ASN):(local-admin)</text:p>
      <text:p text:style-name="P1"><text:s text:c="7"/>* <text:s text:c="3"/>4 octets global administrator and 2 octets local</text:p>
      <text:p text:style-name="P1"><text:s text:c="7"/>* <text:s text:c="3"/>administrator.";</text:p>
      <text:p text:style-name="P1"><text:s text:c="7"/>* reference</text:p>
      <text:p text:style-name="P1"><text:s text:c="7"/>* <text:s text:c="2"/>"RFC 5668: 4-Octet AS Specific BGP Extended Community,</text:p>
      <text:p text:style-name="P1"><text:s text:c="7"/>* <text:s text:c="3"/>Section 4.";</text:p>
      <text:p text:style-name="P1"><text:s text:c="7"/>*/</text:p>
      <text:p text:style-name="P1"><text:s text:c="4"/>}</text:p>
      <text:p text:style-name="P1"/>
      <text:p text:style-name="P1"><text:s text:c="4"/>type string {</text:p>
      <text:p text:style-name="P1"><text:s text:c="6"/>// raw with 8 octets</text:p>
      <text:p text:style-name="P1"><text:s text:c="6"/>pattern 'raw:'</text:p>
      <text:p text:style-name="P1"><text:s text:c="11"/>+ '([0-9A-Fa-f][0-9A-Fa-f]:){7}'</text:p>
      <text:p text:style-name="P1"><text:s text:c="11"/>+ '[0-9A-Fa-f][0-9A-Fa-f]'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extended community attributes.</text:p>
      <text:p text:style-name="P1"><text:s text:c="5"/>It includes a way to specify a 'raw' string that</text:p>
      <text:p text:style-name="P1"><text:s text:c="5"/>is followed by 8 bytes of octet string to support</text:p>
      <text:p text:style-name="P1"><text:s text:c="5"/>new and experimental type definitions.";</text:p>
      <text:p text:style-name="P1"><text:s text:c="2"/>reference</text:p>
      <text:p text:style-name="P1"><text:s text:c="4"/>"RFC 4360: BGP Extended Communities Attribute.";</text:p>
      <text:p text:style-name="P1">}</text:p>
      <text:p text:style-name="P1"/>
      <text:p text:style-name="P1"/>
      <text:p text:style-name="P1">ODE ENDS&gt;</text:p>
      <text:p text:style-name="P1"/>
      <text:p text:style-name="P1">5. BGP policy module</text:p>
      <text:p text:style-name="P1"/>
      <text:p text:style-name="P1">ODE BEGINS&gt; file "ietf-bgp-policy@2023-07-05.yang"</text:p>
      <text:p text:style-name="P1"/>
      <text:p text:style-name="P1">dule ietf-bgp-policy {</text:p>
      <text:p text:style-name="P1">yang-version 1.1;</text:p>
      <text:p text:style-name="P1">namespace "urn:ietf:params:xml:ns:yang:ietf-bgp-policy";</text:p>
      <text:p text:style-name="P1">prefix bp;</text:p>
      <text:p text:style-name="P1"/>
      <text:p text:style-name="P1">// import some basic types</text:p>
      <text:p text:style-name="P1"/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";</text:p>
      <text:p text:style-name="P1">}</text:p>
      <text:p text:style-name="P1">import ietf-routing-policy {</text:p>
      <text:p text:style-name="P1"><text:s text:c="2"/>prefix rt-pol;</text:p>
      <text:p text:style-name="P1"><text:s text:c="2"/>reference</text:p>
      <text:p text:style-name="P1"><text:s text:c="4"/>"RFC 9067: A YANG Data Model for Routing Policy"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ana-bgp-community-types {</text:p>
      <text:p text:style-name="P1"><text:s text:c="2"/>prefix bc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<text:soft-page-break/></text:p>
      <text:p text:style-name="P1">organization</text:p>
      <text:p text:style-name="P1"><text:s text:c="2"/>"IETF IDR Working Group";</text:p>
      <text:p text:style-name="P1">contact</text:p>
      <text:p text:style-name="P1"><text:s text:c="2"/>"WG Web: <text:s text:c="2"/>&lt;http://datatracker.ietf.org/wg/idr&gt;</text:p>
      <text:p text:style-name="P1"><text:s text:c="3"/>WG List: <text:s/>&lt;idr@ietf.org&gt;</text:p>
      <text:p text:style-name="P1"/>
      <text:p text:style-name="P1"><text:s text:c="3"/>Authors: Mahesh Jethanandani (mjethanandani at gmail.com),</text:p>
      <text:p text:style-name="P1"><text:s text:c="12"/>Keyur Patel (keyur at arrcus.com),</text:p>
      <text:p text:style-name="P1"><text:s text:c="12"/>Susan Hares (shares at ndzh.com),</text:p>
      <text:p text:style-name="P1"><text:s text:c="12"/>Jeffrey Haas (jhaas at juniper.net).";</text:p>
      <text:p text:style-name="P1"/>
      <text:p text:style-name="P1">description</text:p>
      <text:p text:style-name="P1"><text:s text:c="2"/>"This module contains data definitions for BGP routing policy.</text:p>
      <text:p text:style-name="P1"><text:s text:c="3"/>It augments the base routing-policy module with BGP-specific</text:p>
      <text:p text:style-name="P1"><text:s text:c="3"/>options for conditions and actions.</text:p>
      <text:p text:style-name="P1"/>
      <text:p text:style-name="P1"><text:s text:c="3"/>Copyright (c) 2023 IETF Trust and the persons identified as</text:p>
      <text:p text:style-name="P1"><text:s text:c="3"/>authors of the code. All rights reserved.</text:p>
      <text:p text:style-name="P1"/>
      <text:p text:style-name="P1"><text:s text:c="3"/>Redistribution and use in source and binary forms, with or</text:p>
      <text:p text:style-name="P1"><text:s text:c="3"/>without modification, is permitted pursuant to, and subject to</text:p>
      <text:p text:style-name="P1"><text:s text:c="3"/>the license terms contained in, the Revised BSD License set</text:p>
      <text:p text:style-name="P1"><text:s text:c="3"/>forth in Section 4.c of the IETF Trust's Legal Provisions</text:p>
      <text:p text:style-name="P1"><text:s text:c="3"/>Relating to IETF Documents</text:p>
      <text:p text:style-name="P1"><text:s text:c="3"/>(https://trustee.ietf.org/license-info).</text:p>
      <text:p text:style-name="P1"/>
      <text:p text:style-name="P1"><text:s text:c="3"/>This version of this YANG module is part of RFC XXXX</text:p>
      <text:p text:style-name="P1"><text:s text:c="3"/>(https://www.rfc-editor.org/info/rfcXXXX); see the RFC itself</text:p>
      <text:p text:style-name="P1"><text:s text:c="3"/>for full legal notices.</text:p>
      <text:p text:style-name="P1"/>
      <text:p text:style-name="P1"><text:s text:c="3"/>The key words 'MUST', 'MUST NOT', 'REQUIRED', 'SHALL', 'SHALL</text:p>
      <text:p text:style-name="P1"><text:s text:c="3"/>NOT', 'SHOULD', 'SHOULD NOT', 'RECOMMENDED', 'NOT RECOMMENDED',</text:p>
      <text:p text:style-name="P1"><text:s text:c="3"/>'MAY', and 'OPTIONAL' in this document are to be interpreted as</text:p>
      <text:p text:style-name="P1"><text:s text:c="3"/>described in BCP 14 (RFC 2119) (RFC 8174) when, and only when,</text:p>
      <text:p text:style-name="P1"><text:s text:c="3"/>they appear in all capitals, as shown here.";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/>
      <text:p text:style-name="P1">/*</text:p>
      <text:p text:style-name="P1"><text:s/>* typedef statements</text:p>
      <text:p text:style-name="P1"><text:s/>*/</text:p>
      <text:p text:style-name="P1"/>
      <text:p text:style-name="P1">typedef bgp-set-community-option-type {</text:p>
      <text:p text:style-name="P1"><text:s text:c="2"/>type enumeration {</text:p>
      <text:p text:style-name="P1"><text:s text:c="4"/>enum add {</text:p>
      <text:p text:style-name="P1"><text:s text:c="6"/>description</text:p>
      <text:p text:style-name="P1"><text:s text:c="8"/>"Add the specified communities to the existing</text:p>
      <text:p text:style-name="P1"><text:s text:c="9"/>community attribute.";</text:p>
      <text:p text:style-name="P1"><text:s text:c="4"/>}</text:p>
      <text:p text:style-name="P1"><text:s text:c="4"/>enum remove {</text:p>
      <text:p text:style-name="P1"><text:s text:c="6"/>description</text:p>
      <text:p text:style-name="P1"><text:s text:c="8"/>"Remove the specified communities from the</text:p>
      <text:p text:style-name="P1"><text:s text:c="9"/>existing community attribute.";</text:p>
      <text:p text:style-name="P1"><text:s text:c="4"/>}</text:p>
      <text:p text:style-name="P1"><text:s text:c="4"/>enum replace {</text:p>
      <text:p text:style-name="P1"><text:s text:c="6"/>description</text:p>
      <text:p text:style-name="P1"><text:s text:c="8"/>"Replace the existing community attribute with</text:p>
      <text:p text:style-name="P1"><text:s text:c="9"/>the specified communities. If an empty set is</text:p>
      <text:p text:style-name="P1"><text:s text:c="9"/>specified, this removes the community attribute</text:p>
      <text:p text:style-name="P1"><text:s text:c="9"/>from the route.";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options when setting the community</text:p>
      <text:p text:style-name="P1"><text:s text:c="5"/>attribute in a policy action.";</text:p>
      <text:p text:style-name="P1">}</text:p>
      <text:p text:style-name="P1"/>
      <text:p text:style-name="P1">typedef bgp-next-hop-type {</text:p>
      <text:p text:style-name="P1"><text:s text:c="2"/>type union {</text:p>
      <text:p text:style-name="P1"><text:s text:c="4"/>type inet:ip-address-no-zone;</text:p>
      <text:p text:style-name="P1"><text:s text:c="4"/>type enumeration {</text:p>
      <text:p text:style-name="P1"><text:s text:c="6"/>enum self {</text:p>
      <text:p text:style-name="P1"><text:soft-page-break/><text:s text:c="8"/>description</text:p>
      <text:p text:style-name="P1"><text:s text:c="10"/>"Special designation for local router's own</text:p>
      <text:p text:style-name="P1"><text:s text:c="11"/>address, i.e., next-hop-self.";</text:p>
      <text:p text:style-name="P1"><text:s text:c="6"/>}</text:p>
      <text:p text:style-name="P1"><text:s text:c="4"/>}</text:p>
      <text:p text:style-name="P1"><text:s text:c="2"/>}</text:p>
      <text:p text:style-name="P1"><text:s text:c="2"/>description</text:p>
      <text:p text:style-name="P1"><text:s text:c="4"/>"Type definition for specifying next-hop in policy actions.";</text:p>
      <text:p text:style-name="P1">}</text:p>
      <text:p text:style-name="P1"/>
      <text:p text:style-name="P1">typedef bgp-set-med-type {</text:p>
      <text:p text:style-name="P1"><text:s text:c="2"/>type union {</text:p>
      <text:p text:style-name="P1"><text:s text:c="4"/>type string {</text:p>
      <text:p text:style-name="P1"><text:s text:c="6"/>pattern '[+-]([0-9]{1,8}|[0-3][0-9]{1,9}|4[0-1][0-9]{1,8}|'</text:p>
      <text:p text:style-name="P1"><text:s text:c="12"/>+ '428[0-9]{1,7}|429[0-3][0-9]{1,6}|42948[0-9]{1,5}|'</text:p>
      <text:p text:style-name="P1"><text:s text:c="12"/>+ '42949[0-5][0-9]{1,4}|429496[0-6][0-9]{1,3}|'</text:p>
      <text:p text:style-name="P1"><text:s text:c="12"/>+ '4294971[0-9]{1,2}|42949728[0-9]|42949729[0-5])';</text:p>
      <text:p text:style-name="P1"><text:s text:c="4"/>}</text:p>
      <text:p text:style-name="P1"><text:s text:c="4"/>type enumeration {</text:p>
      <text:p text:style-name="P1"><text:s text:c="6"/>enum igp {</text:p>
      <text:p text:style-name="P1"><text:s text:c="8"/>description</text:p>
      <text:p text:style-name="P1"><text:s text:c="10"/>"Set the MED value to the IGP cost toward the</text:p>
      <text:p text:style-name="P1"><text:s text:c="11"/>next hop for the route.";</text:p>
      <text:p text:style-name="P1"><text:s text:c="6"/>}</text:p>
      <text:p text:style-name="P1"><text:s text:c="6"/>enum med-plus-igp {</text:p>
      <text:p text:style-name="P1"><text:s text:c="8"/>description</text:p>
      <text:p text:style-name="P1"><text:s text:c="10"/>"Before comparing MED values for path selection, adds to</text:p>
      <text:p text:style-name="P1"><text:s text:c="11"/>the MED the cost of the IGP route to the BGP next-hop</text:p>
      <text:p text:style-name="P1"><text:s text:c="11"/>destination.</text:p>
      <text:p text:style-name="P1"/>
      <text:p text:style-name="P1"><text:s text:c="11"/>This option replaces the MED value for the router,</text:p>
      <text:p text:style-name="P1"><text:s text:c="11"/>but does not affect the IGP metric comparison. As a</text:p>
      <text:p text:style-name="P1"><text:s text:c="11"/>result, when multiple routes have the same value</text:p>
      <text:p text:style-name="P1"><text:s text:c="11"/>after the MED-plus-IPG comparison, and route selection</text:p>
      <text:p text:style-name="P1"><text:s text:c="11"/>continues, the IGP route metric is also compared, even</text:p>
      <text:p text:style-name="P1"><text:s text:c="11"/>though it was added to the MED value and compared</text:p>
      <text:p text:style-name="P1"><text:s text:c="11"/>earlier in the selection process.</text:p>
      <text:p text:style-name="P1"/>
      <text:p text:style-name="P1"><text:s text:c="11"/>Useful when the downstream AS requires the complete</text:p>
      <text:p text:style-name="P1"><text:s text:c="11"/>cost of a certain route that is received across</text:p>
      <text:p text:style-name="P1"><text:s text:c="11"/>multiple ASs.";</text:p>
      <text:p text:style-name="P1"><text:s text:c="6"/>}</text:p>
      <text:p text:style-name="P1"><text:s text:c="4"/>}</text:p>
      <text:p text:style-name="P1"><text:s text:c="4"/>type uint32;</text:p>
      <text:p text:style-name="P1"><text:s text:c="2"/>}</text:p>
      <text:p text:style-name="P1"><text:s text:c="2"/>description</text:p>
      <text:p text:style-name="P1"><text:s text:c="4"/>"Type definition for specifying how the BGP MED can</text:p>
      <text:p text:style-name="P1"><text:s text:c="5"/>be set in BGP policy actions. The three choices are to set</text:p>
      <text:p text:style-name="P1"><text:s text:c="5"/>the MED directly, increment/decrement using +/- notation,</text:p>
      <text:p text:style-name="P1"><text:s text:c="5"/>and setting it to the IGP cost (predefined value).";</text:p>
      <text:p text:style-name="P1">}</text:p>
      <text:p text:style-name="P1"/>
      <text:p text:style-name="P1">grouping equality-operator {</text:p>
      <text:p text:style-name="P1"><text:s text:c="2"/>description</text:p>
      <text:p text:style-name="P1"><text:s text:c="4"/>"Grouping used for common equality operations in BGP policy.";</text:p>
      <text:p text:style-name="P1"><text:s text:c="2"/>choice operation {</text:p>
      <text:p text:style-name="P1"><text:s text:c="4"/>case eq {</text:p>
      <text:p text:style-name="P1"><text:s text:c="6"/>leaf eq {</text:p>
      <text:p text:style-name="P1"><text:s text:c="8"/>type empty;</text:p>
      <text:p text:style-name="P1"><text:s text:c="8"/>description</text:p>
      <text:p text:style-name="P1"><text:s text:c="10"/>"Check to see if the value is equal.";</text:p>
      <text:p text:style-name="P1"><text:s text:c="6"/>}</text:p>
      <text:p text:style-name="P1"><text:s text:c="4"/>}</text:p>
      <text:p text:style-name="P1"/>
      <text:p text:style-name="P1"><text:s text:c="4"/>case lt-or-eq {</text:p>
      <text:p text:style-name="P1"><text:s text:c="6"/>leaf lt-or-eq {</text:p>
      <text:p text:style-name="P1"><text:s text:c="8"/>type empty;</text:p>
      <text:p text:style-name="P1"><text:s text:c="8"/>description</text:p>
      <text:p text:style-name="P1"><text:s text:c="10"/>"Check to see if the value is less than or equal.";</text:p>
      <text:p text:style-name="P1"><text:s text:c="6"/>}</text:p>
      <text:p text:style-name="P1"><text:s text:c="4"/>}</text:p>
      <text:p text:style-name="P1"/>
      <text:p text:style-name="P1"><text:s text:c="4"/>case gt-or-eq {</text:p>
      <text:p text:style-name="P1"><text:s text:c="6"/>leaf gt-or-eq {</text:p>
      <text:p text:style-name="P1"><text:s text:c="8"/>type empty;</text:p>
      <text:p text:style-name="P1"><text:s text:c="8"/>description</text:p>
      <text:p text:style-name="P1"><text:s text:c="10"/>"Check to see if the value is greater than or</text:p>
      <text:p text:style-name="P1"><text:s text:c="11"/>equal.";</text:p>
      <text:p text:style-name="P1"><text:soft-page-break/><text:s text:c="6"/>}</text:p>
      <text:p text:style-name="P1"><text:s text:c="4"/>}</text:p>
      <text:p text:style-name="P1"><text:s text:c="4"/>description</text:p>
      <text:p text:style-name="P1"><text:s text:c="6"/>"Choice of operations on the value";</text:p>
      <text:p text:style-name="P1"><text:s text:c="2"/>}</text:p>
      <text:p text:style-name="P1">}</text:p>
      <text:p text:style-name="P1"/>
      <text:p text:style-name="P1">// Identities</text:p>
      <text:p text:style-name="P1"/>
      <text:p text:style-name="P1">// augment statements</text:p>
      <text:p text:style-name="P1"/>
      <text:p text:style-name="P1">augment "/rt-pol:routing-policy/rt-pol:defined-sets" {</text:p>
      <text:p text:style-name="P1"><text:s text:c="2"/>description</text:p>
      <text:p text:style-name="P1"><text:s text:c="4"/>"Adds BGP defined sets container to routing policy model.";</text:p>
      <text:p text:style-name="P1"><text:s text:c="2"/>container bgp-defined-sets {</text:p>
      <text:p text:style-name="P1"><text:s text:c="4"/>description</text:p>
      <text:p text:style-name="P1"><text:s text:c="6"/>"BGP-related set definitions for policy match conditions.";</text:p>
      <text:p text:style-name="P1"><text:s text:c="4"/>container as-path-sets {</text:p>
      <text:p text:style-name="P1"><text:s text:c="6"/>description</text:p>
      <text:p text:style-name="P1"><text:s text:c="8"/>"Enclosing container for list of define AS path sets.";</text:p>
      <text:p text:style-name="P1"><text:s text:c="6"/>list as-path-set {</text:p>
      <text:p text:style-name="P1"><text:s text:c="8"/>key "name";</text:p>
      <text:p text:style-name="P1"><text:s text:c="8"/>description</text:p>
      <text:p text:style-name="P1"><text:s text:c="10"/>"List of defined AS path sets.";</text:p>
      <text:p text:style-name="P1"><text:s text:c="8"/>leaf name {</text:p>
      <text:p text:style-name="P1"><text:s text:c="10"/>type string;</text:p>
      <text:p text:style-name="P1"><text:s text:c="10"/>description</text:p>
      <text:p text:style-name="P1"><text:s text:c="12"/>"Name of the AS path set -- this is used to reference</text:p>
      <text:p text:style-name="P1"><text:s text:c="13"/>the set in match conditions.";</text:p>
      <text:p text:style-name="P1"><text:s text:c="8"/>}</text:p>
      <text:p text:style-name="P1"><text:s text:c="8"/>leaf-list member {</text:p>
      <text:p text:style-name="P1"><text:s text:c="10"/>type string;</text:p>
      <text:p text:style-name="P1"><text:s text:c="10"/>description</text:p>
      <text:p text:style-name="P1"><text:s text:c="12"/>"AS path regular expression using BGP YANG AS_PATH</text:p>
      <text:p text:style-name="P1"><text:s text:c="13"/>regular expression syntax. <text:s/>If any of the regular</text:p>
      <text:p text:style-name="P1"><text:s text:c="13"/>expressions in the lists are matched, the as-path-set</text:p>
      <text:p text:style-name="P1"><text:s text:c="13"/>is considered matched.";</text:p>
      <text:p text:style-name="P1"><text:s text:c="10"/>reference</text:p>
      <text:p text:style-name="P1"><text:s text:c="12"/>"RFC XXXX: YANG Model for Border Gateway Protocol</text:p>
      <text:p text:style-name="P1"><text:s text:c="13"/>(BGP-4), Appendix F.3.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community-sets {</text:p>
      <text:p text:style-name="P1"><text:s text:c="6"/>description</text:p>
      <text:p text:style-name="P1"><text:s text:c="8"/>"Enclosing container for list of defined BGP community</text:p>
      <text:p text:style-name="P1"><text:s text:c="9"/>sets.";</text:p>
      <text:p text:style-name="P1"><text:s text:c="6"/>list community-set {</text:p>
      <text:p text:style-name="P1"><text:s text:c="8"/>key "name";</text:p>
      <text:p text:style-name="P1"><text:s text:c="8"/>description</text:p>
      <text:p text:style-name="P1"><text:s text:c="10"/>"List of defined BGP community sets.";</text:p>
      <text:p text:style-name="P1"><text:s text:c="8"/>leaf name {</text:p>
      <text:p text:style-name="P1"><text:s text:c="10"/>type string;</text:p>
      <text:p text:style-name="P1"><text:s text:c="10"/>description</text:p>
      <text:p text:style-name="P1"><text:s text:c="12"/>"Name / label of the community set -- this is used to</text:p>
      <text:p text:style-name="P1"><text:s text:c="13"/>reference the set in match conditions.";</text:p>
      <text:p text:style-name="P1"><text:s text:c="8"/>}</text:p>
      <text:p text:style-name="P1"><text:s text:c="8"/>leaf-list member {</text:p>
      <text:p text:style-name="P1"><text:s text:c="10"/>type union {</text:p>
      <text:p text:style-name="P1"><text:s text:c="12"/>type bct:bgp-well-known-community-type;</text:p>
      <text:p text:style-name="P1"><text:s text:c="12"/>type bct:bgp-std-community-type;</text:p>
      <text:p text:style-name="P1"><text:s text:c="12"/>type bct:bgp-community-regexp-type;</text:p>
      <text:p text:style-name="P1"><text:s text:c="10"/>}</text:p>
      <text:p text:style-name="P1"><text:s text:c="10"/>description</text:p>
      <text:p text:style-name="P1"><text:s text:c="12"/>"Members of the community set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ext-community-sets {</text:p>
      <text:p text:style-name="P1"><text:s text:c="6"/>description</text:p>
      <text:p text:style-name="P1"><text:s text:c="8"/>"Enclosing container for list of extended BGP community</text:p>
      <text:p text:style-name="P1"><text:s text:c="9"/>sets";</text:p>
      <text:p text:style-name="P1"><text:s text:c="6"/>list ext-community-set {</text:p>
      <text:p text:style-name="P1"><text:s text:c="8"/>key "name";</text:p>
      <text:p text:style-name="P1"><text:s text:c="8"/>description</text:p>
      <text:p text:style-name="P1"><text:s text:c="10"/>"List of defined extended BGP community sets";</text:p>
      <text:p text:style-name="P1"><text:soft-page-break/><text:s text:c="8"/>leaf name {</text:p>
      <text:p text:style-name="P1"><text:s text:c="10"/>type string;</text:p>
      <text:p text:style-name="P1"><text:s text:c="10"/>description</text:p>
      <text:p text:style-name="P1"><text:s text:c="12"/>"Name / label of the extended community set -- this is</text:p>
      <text:p text:style-name="P1"><text:s text:c="13"/>used to reference the set in match conditions";</text:p>
      <text:p text:style-name="P1"><text:s text:c="8"/>}</text:p>
      <text:p text:style-name="P1"><text:s text:c="8"/>leaf-list member {</text:p>
      <text:p text:style-name="P1"><text:s text:c="10"/>type union {</text:p>
      <text:p text:style-name="P1"><text:s text:c="12"/>type bct:bgp-ext-community-type;</text:p>
      <text:p text:style-name="P1"><text:s text:c="12"/>type bct:bgp-community-regexp-type;</text:p>
      <text:p text:style-name="P1"><text:s text:c="10"/>}</text:p>
      <text:p text:style-name="P1"><text:s text:c="10"/>description</text:p>
      <text:p text:style-name="P1"><text:s text:c="12"/>"Members of the extended community set.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ipv6-ext-community-sets {</text:p>
      <text:p text:style-name="P1"><text:s text:c="6"/>description</text:p>
      <text:p text:style-name="P1"><text:s text:c="8"/>"Enclosing container for list of extended IPv6 BGP</text:p>
      <text:p text:style-name="P1"><text:s text:c="9"/>community sets";</text:p>
      <text:p text:style-name="P1"><text:s text:c="6"/>list ipv6-ext-community-set {</text:p>
      <text:p text:style-name="P1"><text:s text:c="8"/>key "name";</text:p>
      <text:p text:style-name="P1"><text:s text:c="8"/>description</text:p>
      <text:p text:style-name="P1"><text:s text:c="10"/>"List of defined IPv6 extended BGP community sets";</text:p>
      <text:p text:style-name="P1"><text:s text:c="8"/>leaf name {</text:p>
      <text:p text:style-name="P1"><text:s text:c="10"/>type string;</text:p>
      <text:p text:style-name="P1"><text:s text:c="10"/>description</text:p>
      <text:p text:style-name="P1"><text:s text:c="12"/>"Name / label of the IPv6 extended community set --</text:p>
      <text:p text:style-name="P1"><text:s text:c="13"/>this is used to reference the set in match</text:p>
      <text:p text:style-name="P1"><text:s text:c="13"/>conditions";</text:p>
      <text:p text:style-name="P1"><text:s text:c="8"/>}</text:p>
      <text:p text:style-name="P1"><text:s text:c="8"/>leaf-list member {</text:p>
      <text:p text:style-name="P1"><text:s text:c="10"/>type union {</text:p>
      <text:p text:style-name="P1"><text:s text:c="12"/>type bct:bgp-ipv6-ext-community-type;</text:p>
      <text:p text:style-name="P1"><text:s text:c="12"/>type bct:bgp-community-regexp-type;</text:p>
      <text:p text:style-name="P1"><text:s text:c="10"/>}</text:p>
      <text:p text:style-name="P1"><text:s text:c="10"/>description</text:p>
      <text:p text:style-name="P1"><text:s text:c="12"/>"Members of the IPv6 extended community set.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large-community-sets {</text:p>
      <text:p text:style-name="P1"><text:s text:c="6"/>description</text:p>
      <text:p text:style-name="P1"><text:s text:c="8"/>"Enclosing container for list of large BGP community</text:p>
      <text:p text:style-name="P1"><text:s text:c="9"/>sets";</text:p>
      <text:p text:style-name="P1"><text:s text:c="6"/>list large-community-set {</text:p>
      <text:p text:style-name="P1"><text:s text:c="8"/>key "name";</text:p>
      <text:p text:style-name="P1"><text:s text:c="8"/>description</text:p>
      <text:p text:style-name="P1"><text:s text:c="10"/>"List of defined large BGP community sets";</text:p>
      <text:p text:style-name="P1"><text:s text:c="8"/>leaf name {</text:p>
      <text:p text:style-name="P1"><text:s text:c="10"/>type string;</text:p>
      <text:p text:style-name="P1"><text:s text:c="10"/>description</text:p>
      <text:p text:style-name="P1"><text:s text:c="12"/>"Name / label of the large community set -- this is</text:p>
      <text:p text:style-name="P1"><text:s text:c="13"/>used to reference the set in match conditions";</text:p>
      <text:p text:style-name="P1"><text:s text:c="8"/>}</text:p>
      <text:p text:style-name="P1"><text:s text:c="8"/>leaf-list member {</text:p>
      <text:p text:style-name="P1"><text:s text:c="10"/>type union {</text:p>
      <text:p text:style-name="P1"><text:s text:c="12"/>type bct:bgp-large-community-type;</text:p>
      <text:p text:style-name="P1"><text:s text:c="12"/>type bct:bgp-community-regexp-type;</text:p>
      <text:p text:style-name="P1"><text:s text:c="10"/>}</text:p>
      <text:p text:style-name="P1"><text:s text:c="10"/>description</text:p>
      <text:p text:style-name="P1"><text:s text:c="12"/>"Members of the large community set.";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next-hop-sets {</text:p>
      <text:p text:style-name="P1"><text:s text:c="6"/>description</text:p>
      <text:p text:style-name="P1"><text:s text:c="8"/>"Definition of a list of IPv4 or IPv6 next-hops which can</text:p>
      <text:p text:style-name="P1"><text:s text:c="9"/>be matched in a routing policy.";</text:p>
      <text:p text:style-name="P1"/>
      <text:p text:style-name="P1"><text:s text:c="6"/>list next-hop-set {</text:p>
      <text:p text:style-name="P1"><text:s text:c="8"/>key "name";</text:p>
      <text:p text:style-name="P1"><text:s text:c="8"/>description</text:p>
      <text:p text:style-name="P1"><text:s text:c="10"/>"List of defined next-hop sets for use in policies.";</text:p>
      <text:p text:style-name="P1"/>
      <text:p text:style-name="P1"><text:soft-page-break/><text:s text:c="8"/>leaf name {</text:p>
      <text:p text:style-name="P1"><text:s text:c="10"/>type string;</text:p>
      <text:p text:style-name="P1"><text:s text:c="10"/>description</text:p>
      <text:p text:style-name="P1"><text:s text:c="12"/>"Name of the next-hop set.";</text:p>
      <text:p text:style-name="P1"><text:s text:c="8"/>}</text:p>
      <text:p text:style-name="P1"><text:s text:c="8"/>leaf-list next-hop {</text:p>
      <text:p text:style-name="P1"><text:s text:c="10"/>type bgp-next-hop-type;</text:p>
      <text:p text:style-name="P1"><text:s text:c="10"/>description</text:p>
      <text:p text:style-name="P1"><text:s text:c="12"/>"List of IP addresses in the next-hop set.";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augment "/rt-pol:routing-policy/rt-pol:policy-definitions/" +</text:p>
      <text:p text:style-name="P1"><text:s text:c="8"/>"rt-pol:policy-definition/rt-pol:statements/" +</text:p>
      <text:p text:style-name="P1"><text:s text:c="8"/>"rt-pol:statement/rt-pol:conditions" {</text:p>
      <text:p text:style-name="P1"><text:s text:c="2"/>description</text:p>
      <text:p text:style-name="P1"><text:s text:c="4"/>"BGP policy conditions added to routing policy module.";</text:p>
      <text:p text:style-name="P1"/>
      <text:p text:style-name="P1"><text:s text:c="2"/>container bgp-conditions {</text:p>
      <text:p text:style-name="P1"><text:s text:c="4"/>description</text:p>
      <text:p text:style-name="P1"><text:s text:c="6"/>"Top-level container for BGP specific policy conditions.";</text:p>
      <text:p text:style-name="P1"/>
      <text:p text:style-name="P1"><text:s text:c="4"/>container local-pref {</text:p>
      <text:p text:style-name="P1"><text:s text:c="6"/>description</text:p>
      <text:p text:style-name="P1"><text:s text:c="8"/>"Value and comparison operations for conditions based on</text:p>
      <text:p text:style-name="P1"><text:s text:c="9"/>the value of the BGP LOCAL_PREF.";</text:p>
      <text:p text:style-name="P1"><text:s text:c="6"/>reference</text:p>
      <text:p text:style-name="P1"><text:s text:c="8"/>"RFC 4271: A Border Gateway Protocol 4 (BGP-4), Section</text:p>
      <text:p text:style-name="P1"><text:s text:c="9"/>5.1.5.";</text:p>
      <text:p text:style-name="P1"/>
      <text:p text:style-name="P1"><text:s text:c="6"/>leaf value {</text:p>
      <text:p text:style-name="P1"><text:s text:c="8"/>type uint32;</text:p>
      <text:p text:style-name="P1"><text:s text:c="8"/>description</text:p>
      <text:p text:style-name="P1"><text:s text:c="10"/>"BGP LOCAL_PREF value for comparison to the entry in the</text:p>
      <text:p text:style-name="P1"><text:s text:c="11"/>BGP route.";</text:p>
      <text:p text:style-name="P1"><text:s text:c="6"/>}</text:p>
      <text:p text:style-name="P1"/>
      <text:p text:style-name="P1"><text:s text:c="6"/>uses equality-operator;</text:p>
      <text:p text:style-name="P1"><text:s text:c="4"/>}</text:p>
      <text:p text:style-name="P1"/>
      <text:p text:style-name="P1"><text:s text:c="4"/>container med {</text:p>
      <text:p text:style-name="P1"><text:s text:c="6"/>description</text:p>
      <text:p text:style-name="P1"><text:s text:c="8"/>"Value and comparison operations for conditions based on</text:p>
      <text:p text:style-name="P1"><text:s text:c="9"/>the value of the BGP MULTI_EXIT_DISC (MED)";</text:p>
      <text:p text:style-name="P1"><text:s text:c="6"/>reference</text:p>
      <text:p text:style-name="P1"><text:s text:c="8"/>"RFC 4271: A Border Gateway Protocol 4 (BGP-4), Section</text:p>
      <text:p text:style-name="P1"><text:s text:c="9"/>5.1.4.";</text:p>
      <text:p text:style-name="P1"/>
      <text:p text:style-name="P1"><text:s text:c="6"/>leaf value {</text:p>
      <text:p text:style-name="P1"><text:s text:c="8"/>type uint32;</text:p>
      <text:p text:style-name="P1"><text:s text:c="8"/>description</text:p>
      <text:p text:style-name="P1"><text:s text:c="10"/>"BGP MED value for comparison to the entry in the BGP</text:p>
      <text:p text:style-name="P1"><text:s text:c="11"/>route.";</text:p>
      <text:p text:style-name="P1"><text:s text:c="6"/>}</text:p>
      <text:p text:style-name="P1"/>
      <text:p text:style-name="P1"><text:s text:c="6"/>uses equality-operator;</text:p>
      <text:p text:style-name="P1"><text:s text:c="4"/>}</text:p>
      <text:p text:style-name="P1"/>
      <text:p text:style-name="P1"><text:s text:c="4"/>leaf origin-eq {</text:p>
      <text:p text:style-name="P1"><text:s text:c="6"/>type bt:bgp-origin-attr-type;</text:p>
      <text:p text:style-name="P1"><text:s text:c="6"/>description</text:p>
      <text:p text:style-name="P1"><text:s text:c="8"/>"Condition to check if the route origin is equal to the</text:p>
      <text:p text:style-name="P1"><text:s text:c="9"/>specified value.";</text:p>
      <text:p text:style-name="P1"><text:s text:c="4"/>}</text:p>
      <text:p text:style-name="P1"/>
      <text:p text:style-name="P1"><text:s text:c="4"/>container match-afi-safi {</text:p>
      <text:p text:style-name="P1"><text:s text:c="6"/>description</text:p>
      <text:p text:style-name="P1"><text:s text:c="8"/>"Match an address family according to the logic defined in</text:p>
      <text:p text:style-name="P1"><text:s text:c="9"/>the match-set-options leaf.";</text:p>
      <text:p text:style-name="P1"><text:s text:c="6"/>leaf-list afi-safi-in {</text:p>
      <text:p text:style-name="P1"><text:s text:c="8"/>type identityref {</text:p>
      <text:p text:style-name="P1"><text:s text:c="10"/>base bt:afi-safi-type;</text:p>
      <text:p text:style-name="P1"><text:s text:c="8"/>}</text:p>
      <text:p text:style-name="P1"><text:s text:c="8"/>description</text:p>
      <text:p text:style-name="P1"><text:s text:c="10"/>"List of address families which the NLRI may be within.";</text:p>
      <text:p text:style-name="P1"><text:soft-page-break/><text:s text:c="6"/>}</text:p>
      <text:p text:style-name="P1"><text:s text:c="6"/>uses rt-pol:match-set-options-restricted-group;</text:p>
      <text:p text:style-name="P1"><text:s text:c="4"/>}</text:p>
      <text:p text:style-name="P1"/>
      <text:p text:style-name="P1"><text:s text:c="4"/>container match-neighbor {</text:p>
      <text:p text:style-name="P1"><text:s text:c="6"/>description</text:p>
      <text:p text:style-name="P1"><text:s text:c="8"/>"Match a neighbor according to the logic defined in the</text:p>
      <text:p text:style-name="P1"><text:s text:c="9"/>match-set-options leaf.";</text:p>
      <text:p text:style-name="P1"/>
      <text:p text:style-name="P1"><text:s text:c="6"/>leaf-list neighbor-eq {</text:p>
      <text:p text:style-name="P1"><text:s text:c="8"/>type inet:ip-address;</text:p>
      <text:p text:style-name="P1"><text:s text:c="8"/>description</text:p>
      <text:p text:style-name="P1"><text:s text:c="10"/>"List of neighbor addresses to check for in the ingress</text:p>
      <text:p text:style-name="P1"><text:s text:c="11"/>direction.";</text:p>
      <text:p text:style-name="P1"><text:s text:c="6"/>}</text:p>
      <text:p text:style-name="P1"><text:s text:c="6"/>uses rt-pol:match-set-options-restricted-group;</text:p>
      <text:p text:style-name="P1"><text:s text:c="4"/>}</text:p>
      <text:p text:style-name="P1"/>
      <text:p text:style-name="P1"><text:s text:c="4"/>leaf route-type {</text:p>
      <text:p text:style-name="P1"><text:s text:c="6"/>type enumeration {</text:p>
      <text:p text:style-name="P1"><text:s text:c="8"/>enum internal {</text:p>
      <text:p text:style-name="P1"><text:s text:c="10"/>description</text:p>
      <text:p text:style-name="P1"><text:s text:c="12"/>"route type is internal.";</text:p>
      <text:p text:style-name="P1"><text:s text:c="8"/>}</text:p>
      <text:p text:style-name="P1"><text:s text:c="8"/>enum external {</text:p>
      <text:p text:style-name="P1"><text:s text:c="10"/>description</text:p>
      <text:p text:style-name="P1"><text:s text:c="12"/>"route type is external.";</text:p>
      <text:p text:style-name="P1"><text:s text:c="8"/>}</text:p>
      <text:p text:style-name="P1"><text:s text:c="6"/>}</text:p>
      <text:p text:style-name="P1"><text:s text:c="6"/>description</text:p>
      <text:p text:style-name="P1"><text:s text:c="8"/>"Condition to check the route type in the route update.";</text:p>
      <text:p text:style-name="P1"><text:s text:c="4"/>}</text:p>
      <text:p text:style-name="P1"/>
      <text:p text:style-name="P1"><text:s text:c="4"/>container community-count {</text:p>
      <text:p text:style-name="P1"><text:s text:c="6"/>description</text:p>
      <text:p text:style-name="P1"><text:s text:c="8"/>"Value and comparison operations for conditions based on</text:p>
      <text:p text:style-name="P1"><text:s text:c="9"/>the number of communities in the route update.";</text:p>
      <text:p text:style-name="P1"/>
      <text:p text:style-name="P1"><text:s text:c="6"/>leaf community-count {</text:p>
      <text:p text:style-name="P1"><text:s text:c="8"/>type uint32;</text:p>
      <text:p text:style-name="P1"><text:s text:c="8"/>description</text:p>
      <text:p text:style-name="P1"><text:s text:c="10"/>"Value for the number of communities in the route</text:p>
      <text:p text:style-name="P1"><text:s text:c="11"/>update.";</text:p>
      <text:p text:style-name="P1"><text:s text:c="6"/>}</text:p>
      <text:p text:style-name="P1"/>
      <text:p text:style-name="P1"><text:s text:c="6"/>uses equality-operator;</text:p>
      <text:p text:style-name="P1"><text:s text:c="4"/>}</text:p>
      <text:p text:style-name="P1"/>
      <text:p text:style-name="P1"><text:s text:c="4"/>container as-path-length {</text:p>
      <text:p text:style-name="P1"><text:s text:c="6"/>description</text:p>
      <text:p text:style-name="P1"><text:s text:c="8"/>"Value and comparison operations for conditions based on</text:p>
      <text:p text:style-name="P1"><text:s text:c="9"/>the length of the AS path in the route update.</text:p>
      <text:p text:style-name="P1"/>
      <text:p text:style-name="P1"><text:s text:c="9"/>The as-path-length SHALL be calculated and SHALL follow</text:p>
      <text:p text:style-name="P1"><text:s text:c="9"/>RFC 4271 rules.";</text:p>
      <text:p text:style-name="P1"><text:s text:c="6"/>reference</text:p>
      <text:p text:style-name="P1"><text:s text:c="8"/>"RFC 4271: A Border Gateway Protocol 4 (BGP-4).";</text:p>
      <text:p text:style-name="P1"/>
      <text:p text:style-name="P1"><text:s text:c="6"/>leaf as-path-length {</text:p>
      <text:p text:style-name="P1"><text:s text:c="8"/>type uint32;</text:p>
      <text:p text:style-name="P1"><text:s text:c="8"/>description</text:p>
      <text:p text:style-name="P1"><text:s text:c="10"/>"Value of the AS path length in the route update.";</text:p>
      <text:p text:style-name="P1"><text:s text:c="6"/>}</text:p>
      <text:p text:style-name="P1"/>
      <text:p text:style-name="P1"><text:s text:c="6"/>uses equality-operator;</text:p>
      <text:p text:style-name="P1"><text:s text:c="4"/>}</text:p>
      <text:p text:style-name="P1"/>
      <text:p text:style-name="P1"><text:s text:c="4"/>container match-community-set {</text:p>
      <text:p text:style-name="P1"><text:s text:c="6"/>description</text:p>
      <text:p text:style-name="P1"><text:s text:c="8"/>"Top-level container for match conditions on communities.</text:p>
      <text:p text:style-name="P1"><text:s text:c="9"/>Match a referenced community-set according to the logic</text:p>
      <text:p text:style-name="P1"><text:s text:c="9"/>defined in the match-set-options leaf.";</text:p>
      <text:p text:style-name="P1"><text:s text:c="6"/>leaf community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community-sets/"</text:p>
      <text:p text:style-name="P1"><text:s text:c="13"/>+ "community-set/name";</text:p>
      <text:p text:style-name="P1"><text:s text:c="8"/>}</text:p>
      <text:p text:style-name="P1"><text:soft-page-break/><text:s text:c="8"/>description</text:p>
      <text:p text:style-name="P1"><text:s text:c="10"/>"References a defined community set.";</text:p>
      <text:p text:style-name="P1"><text:s text:c="6"/>}</text:p>
      <text:p text:style-name="P1"><text:s text:c="6"/>uses rt-pol:match-set-options-group;</text:p>
      <text:p text:style-name="P1"><text:s text:c="4"/>}</text:p>
      <text:p text:style-name="P1"/>
      <text:p text:style-name="P1"><text:s text:c="4"/>container match-ext-community-set {</text:p>
      <text:p text:style-name="P1"><text:s text:c="6"/>description</text:p>
      <text:p text:style-name="P1"><text:s text:c="8"/>"Match a referenced extended community-set according to the</text:p>
      <text:p text:style-name="P1"><text:s text:c="9"/>logic defined in the match-set-options leaf.";</text:p>
      <text:p text:style-name="P1"><text:s text:c="6"/>leaf ext-community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ext-community-sets/"</text:p>
      <text:p text:style-name="P1"><text:s text:c="13"/>+ "ext-community-set/name";</text:p>
      <text:p text:style-name="P1"><text:s text:c="8"/>}</text:p>
      <text:p text:style-name="P1"><text:s text:c="8"/>description</text:p>
      <text:p text:style-name="P1"><text:s text:c="10"/>"References a defined extended community set.";</text:p>
      <text:p text:style-name="P1"><text:s text:c="6"/>}</text:p>
      <text:p text:style-name="P1"><text:s text:c="6"/>leaf ext-community-match-kind {</text:p>
      <text:p text:style-name="P1"><text:s text:c="8"/>type enumeration {</text:p>
      <text:p text:style-name="P1"><text:s text:c="10"/>enum ext-community {</text:p>
      <text:p text:style-name="P1"><text:s text:c="12"/>description</text:p>
      <text:p text:style-name="P1"><text:s text:c="14"/>"Perform the match against the ext-community RIB</text:p>
      <text:p text:style-name="P1"><text:s text:c="15"/>attribute.";</text:p>
      <text:p text:style-name="P1"><text:s text:c="10"/>}</text:p>
      <text:p text:style-name="P1"><text:s text:c="10"/>enum ext-community-raw {</text:p>
      <text:p text:style-name="P1"><text:s text:c="12"/>description</text:p>
      <text:p text:style-name="P1"><text:s text:c="14"/>"Perform the match against the ext-community-raw RIB</text:p>
      <text:p text:style-name="P1"><text:s text:c="15"/>attribute.";</text:p>
      <text:p text:style-name="P1"><text:s text:c="10"/>}</text:p>
      <text:p text:style-name="P1"><text:s text:c="8"/>}</text:p>
      <text:p text:style-name="P1"><text:s text:c="8"/>default ext-community;</text:p>
      <text:p text:style-name="P1"><text:s text:c="8"/>description</text:p>
      <text:p text:style-name="P1"><text:s text:c="10"/>"Extended communities may be matched by the ext-community</text:p>
      <text:p text:style-name="P1"><text:s text:c="11"/>RIB attribute, or the ext-community-raw RIB attribute.</text:p>
      <text:p text:style-name="P1"><text:s text:c="11"/>This leaf selects which leaf to perform the match</text:p>
      <text:p text:style-name="P1"><text:s text:c="11"/>operation against.";</text:p>
      <text:p text:style-name="P1"><text:s text:c="6"/>}</text:p>
      <text:p text:style-name="P1"><text:s text:c="6"/>uses rt-pol:match-set-options-group;</text:p>
      <text:p text:style-name="P1"><text:s text:c="4"/>}</text:p>
      <text:p text:style-name="P1"/>
      <text:p text:style-name="P1"><text:s text:c="4"/>container match-ipv6-ext-community-set {</text:p>
      <text:p text:style-name="P1"><text:s text:c="6"/>description</text:p>
      <text:p text:style-name="P1"><text:s text:c="8"/>"Match a referenced IPv6 extended community-set according</text:p>
      <text:p text:style-name="P1"><text:s text:c="9"/>to the logic defined in the match-set-options leaf.";</text:p>
      <text:p text:style-name="P1"><text:s text:c="6"/>leaf ipv6-ext-community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ipv6-ext-community-sets/"</text:p>
      <text:p text:style-name="P1"><text:s text:c="13"/>+ "ipv6-ext-community-set/name";</text:p>
      <text:p text:style-name="P1"><text:s text:c="8"/>}</text:p>
      <text:p text:style-name="P1"><text:s text:c="8"/>description</text:p>
      <text:p text:style-name="P1"><text:s text:c="10"/>"References a defined IPv6 extended community set.";</text:p>
      <text:p text:style-name="P1"><text:s text:c="6"/>}</text:p>
      <text:p text:style-name="P1"><text:s text:c="6"/>leaf ipv6-ext-community-match-kind {</text:p>
      <text:p text:style-name="P1"><text:s text:c="8"/>type enumeration {</text:p>
      <text:p text:style-name="P1"><text:s text:c="10"/>enum ipv6-ext-community {</text:p>
      <text:p text:style-name="P1"><text:s text:c="12"/>description</text:p>
      <text:p text:style-name="P1"><text:s text:c="14"/>"Perform the match against the IPv6 ext-community RIB</text:p>
      <text:p text:style-name="P1"><text:s text:c="15"/>attribute.";</text:p>
      <text:p text:style-name="P1"><text:s text:c="10"/>}</text:p>
      <text:p text:style-name="P1"><text:s text:c="10"/>enum ipv6-ext-community-raw {</text:p>
      <text:p text:style-name="P1"><text:s text:c="12"/>description</text:p>
      <text:p text:style-name="P1"><text:s text:c="14"/>"Perform the match against the IPv6 ext-community-raw</text:p>
      <text:p text:style-name="P1"><text:s text:c="15"/>RIB attribute.";</text:p>
      <text:p text:style-name="P1"><text:s text:c="10"/>}</text:p>
      <text:p text:style-name="P1"><text:s text:c="8"/>}</text:p>
      <text:p text:style-name="P1"><text:s text:c="8"/>default ipv6-ext-community;</text:p>
      <text:p text:style-name="P1"><text:s text:c="8"/>description</text:p>
      <text:p text:style-name="P1"><text:s text:c="10"/>"IPv6 Extended communities may be matched by the</text:p>
      <text:p text:style-name="P1"><text:s text:c="11"/>ipv6-ext-community RIB attribute, or the</text:p>
      <text:p text:style-name="P1"><text:s text:c="11"/>ipv6-ext-community-raw RIB attribute. <text:s/>This leaf selects</text:p>
      <text:p text:style-name="P1"><text:s text:c="11"/>which leaf to perform the match operation against.";</text:p>
      <text:p text:style-name="P1"><text:s text:c="6"/>}</text:p>
      <text:p text:style-name="P1"><text:s text:c="6"/>uses rt-pol:match-set-options-group;</text:p>
      <text:p text:style-name="P1"><text:s text:c="4"/>}</text:p>
      <text:p text:style-name="P1"/>
      <text:p text:style-name="P1"><text:soft-page-break/><text:s text:c="4"/>container match-large-community-set {</text:p>
      <text:p text:style-name="P1"><text:s text:c="6"/>description</text:p>
      <text:p text:style-name="P1"><text:s text:c="8"/>"Match a referenced large community-set according to the</text:p>
      <text:p text:style-name="P1"><text:s text:c="9"/>logic defined in the match-set-options leaf.";</text:p>
      <text:p text:style-name="P1"><text:s text:c="6"/>leaf large-community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large-community-sets/"</text:p>
      <text:p text:style-name="P1"><text:s text:c="13"/>+ "large-community-set/name";</text:p>
      <text:p text:style-name="P1"><text:s text:c="8"/>}</text:p>
      <text:p text:style-name="P1"><text:s text:c="8"/>description</text:p>
      <text:p text:style-name="P1"><text:s text:c="10"/>"References a defined large community set.";</text:p>
      <text:p text:style-name="P1"><text:s text:c="6"/>}</text:p>
      <text:p text:style-name="P1"><text:s text:c="6"/>uses rt-pol:match-set-options-group;</text:p>
      <text:p text:style-name="P1"><text:s text:c="4"/>}</text:p>
      <text:p text:style-name="P1"/>
      <text:p text:style-name="P1"><text:s text:c="4"/>container match-as-path-set {</text:p>
      <text:p text:style-name="P1"><text:s text:c="6"/>description</text:p>
      <text:p text:style-name="P1"><text:s text:c="8"/>"Match a referenced as-path set according to the logic</text:p>
      <text:p text:style-name="P1"><text:s text:c="9"/>defined in the match-set-options leaf.";</text:p>
      <text:p text:style-name="P1"><text:s text:c="6"/>leaf as-path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as-path-sets/"</text:p>
      <text:p text:style-name="P1"><text:s text:c="13"/>+ "as-path-set/name";</text:p>
      <text:p text:style-name="P1"><text:s text:c="8"/>}</text:p>
      <text:p text:style-name="P1"><text:s text:c="8"/>description</text:p>
      <text:p text:style-name="P1"><text:s text:c="10"/>"References a defined AS path set";</text:p>
      <text:p text:style-name="P1"><text:s text:c="6"/>}</text:p>
      <text:p text:style-name="P1"><text:s text:c="6"/>uses rt-pol:match-set-options-group;</text:p>
      <text:p text:style-name="P1"><text:s text:c="4"/>}</text:p>
      <text:p text:style-name="P1"/>
      <text:p text:style-name="P1"><text:s text:c="4"/>container match-next-hop-set {</text:p>
      <text:p text:style-name="P1"><text:s text:c="6"/>description</text:p>
      <text:p text:style-name="P1"><text:s text:c="8"/>"Match a referenced next-hop set according to the logic</text:p>
      <text:p text:style-name="P1"><text:s text:c="9"/>defined in the match-set-options leaf.";</text:p>
      <text:p text:style-name="P1"><text:s text:c="6"/>leaf next-hop-set {</text:p>
      <text:p text:style-name="P1"><text:s text:c="8"/>type leafref {</text:p>
      <text:p text:style-name="P1"><text:s text:c="10"/>path "/rt-pol:routing-policy/rt-pol:defined-sets/"</text:p>
      <text:p text:style-name="P1"><text:s text:c="13"/>+ "bgp-defined-sets/next-hop-sets/"</text:p>
      <text:p text:style-name="P1"><text:s text:c="13"/>+ "next-hop-set/name";</text:p>
      <text:p text:style-name="P1"><text:s text:c="8"/>}</text:p>
      <text:p text:style-name="P1"><text:s text:c="8"/>description</text:p>
      <text:p text:style-name="P1"><text:s text:c="10"/>"Reference a defined next-hop set.";</text:p>
      <text:p text:style-name="P1"><text:s text:c="6"/>}</text:p>
      <text:p text:style-name="P1"><text:s text:c="6"/>uses rt-pol:match-set-options-restricted-group;</text:p>
      <text:p text:style-name="P1"><text:s text:c="4"/>}</text:p>
      <text:p text:style-name="P1"><text:s text:c="2"/>}</text:p>
      <text:p text:style-name="P1">}</text:p>
      <text:p text:style-name="P1"/>
      <text:p text:style-name="P1">augment "/rt-pol:routing-policy/rt-pol:policy-definitions/" +</text:p>
      <text:p text:style-name="P1"><text:s text:c="8"/>"rt-pol:policy-definition/rt-pol:statements/" +</text:p>
      <text:p text:style-name="P1"><text:s text:c="8"/>"rt-pol:statement/rt-pol:actions" {</text:p>
      <text:p text:style-name="P1"><text:s text:c="2"/>description</text:p>
      <text:p text:style-name="P1"><text:s text:c="4"/>"BGP policy actions added to routing policy module.";</text:p>
      <text:p text:style-name="P1"><text:s text:c="2"/>container bgp-actions {</text:p>
      <text:p text:style-name="P1"><text:s text:c="4"/>description</text:p>
      <text:p text:style-name="P1"><text:s text:c="6"/>"Top-level container for BGP-specific actions";</text:p>
      <text:p text:style-name="P1"><text:s text:c="4"/>leaf set-route-origin {</text:p>
      <text:p text:style-name="P1"><text:s text:c="6"/>type bt:bgp-origin-attr-type;</text:p>
      <text:p text:style-name="P1"><text:s text:c="6"/>description</text:p>
      <text:p text:style-name="P1"><text:s text:c="8"/>"Set the origin attribute to the specified value";</text:p>
      <text:p text:style-name="P1"><text:s text:c="4"/>}</text:p>
      <text:p text:style-name="P1"><text:s text:c="4"/>leaf set-local-pref {</text:p>
      <text:p text:style-name="P1"><text:s text:c="6"/>type uint32;</text:p>
      <text:p text:style-name="P1"><text:s text:c="6"/>description</text:p>
      <text:p text:style-name="P1"><text:s text:c="8"/>"Set the local pref attribute on the route.";</text:p>
      <text:p text:style-name="P1"><text:s text:c="4"/>}</text:p>
      <text:p text:style-name="P1"><text:s text:c="4"/>leaf set-next-hop {</text:p>
      <text:p text:style-name="P1"><text:s text:c="6"/>type bgp-next-hop-type;</text:p>
      <text:p text:style-name="P1"><text:s text:c="6"/>description</text:p>
      <text:p text:style-name="P1"><text:s text:c="8"/>"Set the next-hop attribute in the route.";</text:p>
      <text:p text:style-name="P1"><text:s text:c="4"/>}</text:p>
      <text:p text:style-name="P1"><text:s text:c="4"/>leaf set-med {</text:p>
      <text:p text:style-name="P1"><text:s text:c="6"/>type bgp-set-med-type;</text:p>
      <text:p text:style-name="P1"><text:s text:c="6"/>description</text:p>
      <text:p text:style-name="P1"><text:s text:c="8"/>"Set the med metric attribute in the route.";</text:p>
      <text:p text:style-name="P1"><text:s text:c="4"/>}</text:p>
      <text:p text:style-name="P1"><text:soft-page-break/></text:p>
      <text:p text:style-name="P1"><text:s text:c="4"/>container set-as-path-prepend {</text:p>
      <text:p text:style-name="P1"><text:s text:c="6"/>description</text:p>
      <text:p text:style-name="P1"><text:s text:c="8"/>"Action to prepend local AS number to the AS-path a</text:p>
      <text:p text:style-name="P1"><text:s text:c="9"/>specified number of times";</text:p>
      <text:p text:style-name="P1"/>
      <text:p text:style-name="P1"><text:s text:c="6"/>leaf repeat-n {</text:p>
      <text:p text:style-name="P1"><text:s text:c="8"/>type uint8 {</text:p>
      <text:p text:style-name="P1"><text:s text:c="10"/>range "1..max";</text:p>
      <text:p text:style-name="P1"><text:s text:c="8"/>}</text:p>
      <text:p text:style-name="P1"><text:s text:c="8"/>description</text:p>
      <text:p text:style-name="P1"><text:s text:c="10"/>"Number of times to prepend the AS number to the AS</text:p>
      <text:p text:style-name="P1"><text:s text:c="11"/>path. The value should be between 1 and the maximum</text:p>
      <text:p text:style-name="P1"><text:s text:c="11"/>supported by the implementation.";</text:p>
      <text:p text:style-name="P1"><text:s text:c="6"/>}</text:p>
      <text:p text:style-name="P1"><text:s text:c="6"/>leaf-list asn {</text:p>
      <text:p text:style-name="P1"><text:s text:c="8"/>type inet:as-number;</text:p>
      <text:p text:style-name="P1"><text:s text:c="8"/>description</text:p>
      <text:p text:style-name="P1"><text:s text:c="10"/>"AS number to prepend to the AS path.";</text:p>
      <text:p text:style-name="P1"><text:s text:c="6"/>}</text:p>
      <text:p text:style-name="P1"><text:s text:c="4"/>}</text:p>
      <text:p text:style-name="P1"/>
      <text:p text:style-name="P1"><text:s text:c="4"/>container set-community {</text:p>
      <text:p text:style-name="P1"><text:s text:c="6"/>description</text:p>
      <text:p text:style-name="P1"><text:s text:c="8"/>"Action to set the community attributes of the route, along</text:p>
      <text:p text:style-name="P1"><text:s text:c="9"/>with options to modify how the community is modified.</text:p>
      <text:p text:style-name="P1"><text:s text:c="9"/>Communities may be set using an inline list OR</text:p>
      <text:p text:style-name="P1"><text:s text:c="9"/>reference to an existing defined set (not both).";</text:p>
      <text:p text:style-name="P1"/>
      <text:p text:style-name="P1"><text:s text:c="6"/>leaf options {</text:p>
      <text:p text:style-name="P1"><text:s text:c="8"/>type bgp-set-community-option-type;</text:p>
      <text:p text:style-name="P1"><text:s text:c="8"/>description</text:p>
      <text:p text:style-name="P1"><text:s text:c="10"/>"Options for modifying the community attribute with</text:p>
      <text:p text:style-name="P1"><text:s text:c="11"/>the specified values. <text:s/>These options apply to both</text:p>
      <text:p text:style-name="P1"><text:s text:c="11"/>methods of setting the community attribute.";</text:p>
      <text:p text:style-name="P1"><text:s text:c="6"/>}</text:p>
      <text:p text:style-name="P1"/>
      <text:p text:style-name="P1"><text:s text:c="6"/>choice method {</text:p>
      <text:p text:style-name="P1"><text:s text:c="8"/>description</text:p>
      <text:p text:style-name="P1"><text:s text:c="10"/>"Indicates the method used to specify the extended</text:p>
      <text:p text:style-name="P1"><text:s text:c="11"/>communities for the set-community action";</text:p>
      <text:p text:style-name="P1"><text:s text:c="8"/>case inline {</text:p>
      <text:p text:style-name="P1"><text:s text:c="10"/>leaf-list communities {</text:p>
      <text:p text:style-name="P1"><text:s text:c="12"/>type union {</text:p>
      <text:p text:style-name="P1"><text:s text:c="14"/>type bct:bgp-well-known-community-type;</text:p>
      <text:p text:style-name="P1"><text:s text:c="14"/>type bct:bgp-std-community-type;</text:p>
      <text:p text:style-name="P1"><text:s text:c="12"/>}</text:p>
      <text:p text:style-name="P1"><text:s text:c="12"/>description</text:p>
      <text:p text:style-name="P1"><text:s text:c="14"/>"Set the community values for the update inline with</text:p>
      <text:p text:style-name="P1"><text:s text:c="15"/>a list.";</text:p>
      <text:p text:style-name="P1"><text:s text:c="10"/>}</text:p>
      <text:p text:style-name="P1"><text:s text:c="8"/>}</text:p>
      <text:p text:style-name="P1"/>
      <text:p text:style-name="P1"><text:s text:c="8"/>case reference {</text:p>
      <text:p text:style-name="P1"><text:s text:c="10"/>leaf community-set-ref {</text:p>
      <text:p text:style-name="P1"><text:s text:c="12"/>type leafref {</text:p>
      <text:p text:style-name="P1"><text:s text:c="14"/>path "/rt-pol:routing-policy/rt-pol:defined-sets/"</text:p>
      <text:p text:style-name="P1"><text:s text:c="17"/>+ "bgp-defined-sets/"</text:p>
      <text:p text:style-name="P1"><text:s text:c="17"/>+ "community-sets/community-set/name";</text:p>
      <text:p text:style-name="P1"><text:s text:c="12"/>}</text:p>
      <text:p text:style-name="P1"><text:s text:c="12"/>description</text:p>
      <text:p text:style-name="P1"><text:s text:c="14"/>"References a defined community set by name"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set-ext-community {</text:p>
      <text:p text:style-name="P1"><text:s text:c="6"/>description</text:p>
      <text:p text:style-name="P1"><text:s text:c="8"/>"Action to set the extended community attributes of the</text:p>
      <text:p text:style-name="P1"><text:s text:c="9"/>route, along with options to modify how the community is</text:p>
      <text:p text:style-name="P1"><text:s text:c="9"/>modified. Extended communities may be set using an inline list</text:p>
      <text:p text:style-name="P1"><text:s text:c="9"/>OR a reference to an existing defined set (but not</text:p>
      <text:p text:style-name="P1"><text:s text:c="9"/>both).";</text:p>
      <text:p text:style-name="P1"/>
      <text:p text:style-name="P1"><text:s text:c="6"/>leaf options {</text:p>
      <text:p text:style-name="P1"><text:s text:c="8"/>type bgp-set-community-option-type;</text:p>
      <text:p text:style-name="P1"><text:s text:c="8"/>description</text:p>
      <text:p text:style-name="P1"><text:soft-page-break/><text:s text:c="10"/>"Options for modifying the community attribute with</text:p>
      <text:p text:style-name="P1"><text:s text:c="11"/>the specified values. <text:s/>These options apply to both</text:p>
      <text:p text:style-name="P1"><text:s text:c="11"/>methods of setting the community attribute.";</text:p>
      <text:p text:style-name="P1"><text:s text:c="6"/>}</text:p>
      <text:p text:style-name="P1"/>
      <text:p text:style-name="P1"><text:s text:c="6"/>choice method {</text:p>
      <text:p text:style-name="P1"><text:s text:c="8"/>description</text:p>
      <text:p text:style-name="P1"><text:s text:c="10"/>"Indicates the method used to specify the extended</text:p>
      <text:p text:style-name="P1"><text:s text:c="11"/>communities for the set-ext-community action";</text:p>
      <text:p text:style-name="P1"><text:s text:c="8"/>case inline {</text:p>
      <text:p text:style-name="P1"><text:s text:c="10"/>leaf-list communities {</text:p>
      <text:p text:style-name="P1"><text:s text:c="12"/>type bct:bgp-ext-community-type;</text:p>
      <text:p text:style-name="P1"><text:s text:c="12"/>description</text:p>
      <text:p text:style-name="P1"><text:s text:c="14"/>"Set the extended community values for the update</text:p>
      <text:p text:style-name="P1"><text:s text:c="15"/>inline with a list.";</text:p>
      <text:p text:style-name="P1"><text:s text:c="10"/>}</text:p>
      <text:p text:style-name="P1"><text:s text:c="8"/>}</text:p>
      <text:p text:style-name="P1"><text:s text:c="8"/>case reference {</text:p>
      <text:p text:style-name="P1"><text:s text:c="10"/>leaf ext-community-set-ref {</text:p>
      <text:p text:style-name="P1"><text:s text:c="12"/>type leafref {</text:p>
      <text:p text:style-name="P1"><text:s text:c="14"/>path "/rt-pol:routing-policy/rt-pol:defined-sets/"</text:p>
      <text:p text:style-name="P1"><text:s text:c="17"/>+ "bgp-defined-sets/ext-community-sets/"</text:p>
      <text:p text:style-name="P1"><text:s text:c="17"/>+ "ext-community-set/name";</text:p>
      <text:p text:style-name="P1"><text:s text:c="12"/>}</text:p>
      <text:p text:style-name="P1"><text:s text:c="12"/>description</text:p>
      <text:p text:style-name="P1"><text:s text:c="14"/>"References a defined extended community set by</text:p>
      <text:p text:style-name="P1"><text:s text:c="15"/>name."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set-ipv6-ext-community {</text:p>
      <text:p text:style-name="P1"><text:s text:c="6"/>description</text:p>
      <text:p text:style-name="P1"><text:s text:c="8"/>"Action to set the IPv6 extended community attributes of</text:p>
      <text:p text:style-name="P1"><text:s text:c="9"/>the route, along with options to modify how the community</text:p>
      <text:p text:style-name="P1"><text:s text:c="9"/>is modified. IPv6 extended communities may be set using an</text:p>
      <text:p text:style-name="P1"><text:s text:c="9"/>inline list OR a reference to an existing defined set (but</text:p>
      <text:p text:style-name="P1"><text:s text:c="9"/>not both).";</text:p>
      <text:p text:style-name="P1"/>
      <text:p text:style-name="P1"><text:s text:c="6"/>leaf options {</text:p>
      <text:p text:style-name="P1"><text:s text:c="8"/>type bgp-set-community-option-type;</text:p>
      <text:p text:style-name="P1"><text:s text:c="8"/>description</text:p>
      <text:p text:style-name="P1"><text:s text:c="10"/>"Options for modifying the community attribute with</text:p>
      <text:p text:style-name="P1"><text:s text:c="11"/>the specified values. <text:s/>These options apply to both</text:p>
      <text:p text:style-name="P1"><text:s text:c="11"/>methods of setting the community attribute.";</text:p>
      <text:p text:style-name="P1"><text:s text:c="6"/>}</text:p>
      <text:p text:style-name="P1"/>
      <text:p text:style-name="P1"><text:s text:c="6"/>choice method {</text:p>
      <text:p text:style-name="P1"><text:s text:c="8"/>description</text:p>
      <text:p text:style-name="P1"><text:s text:c="10"/>"Indicates the method used to specify the IPv6 extended</text:p>
      <text:p text:style-name="P1"><text:s text:c="11"/>communities for the set-ipv6-ext-community action";</text:p>
      <text:p text:style-name="P1"><text:s text:c="8"/>case inline {</text:p>
      <text:p text:style-name="P1"><text:s text:c="10"/>leaf-list communities {</text:p>
      <text:p text:style-name="P1"><text:s text:c="12"/>type bct:bgp-ipv6-ext-community-type;</text:p>
      <text:p text:style-name="P1"><text:s text:c="12"/>description</text:p>
      <text:p text:style-name="P1"><text:s text:c="14"/>"Set the IPv6 extended community values for the</text:p>
      <text:p text:style-name="P1"><text:s text:c="15"/>update inline with a list.";</text:p>
      <text:p text:style-name="P1"><text:s text:c="10"/>}</text:p>
      <text:p text:style-name="P1"><text:s text:c="8"/>}</text:p>
      <text:p text:style-name="P1"><text:s text:c="8"/>case reference {</text:p>
      <text:p text:style-name="P1"><text:s text:c="10"/>leaf ipv6-ext-community-set-ref {</text:p>
      <text:p text:style-name="P1"><text:s text:c="12"/>type leafref {</text:p>
      <text:p text:style-name="P1"><text:s text:c="14"/>path "/rt-pol:routing-policy/rt-pol:defined-sets/"</text:p>
      <text:p text:style-name="P1"><text:s text:c="17"/>+ "bgp-defined-sets/ipv6-ext-community-sets/"</text:p>
      <text:p text:style-name="P1"><text:s text:c="17"/>+ "ipv6-ext-community-set/name";</text:p>
      <text:p text:style-name="P1"><text:s text:c="12"/>}</text:p>
      <text:p text:style-name="P1"><text:s text:c="12"/>description</text:p>
      <text:p text:style-name="P1"><text:s text:c="14"/>"References a defined IPv6 extended community set by</text:p>
      <text:p text:style-name="P1"><text:s text:c="15"/>name."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/>
      <text:p text:style-name="P1"><text:s text:c="4"/>container set-large-community {</text:p>
      <text:p text:style-name="P1"><text:s text:c="6"/>description</text:p>
      <text:p text:style-name="P1"><text:s text:c="8"/>"Action to set the large community attributes of the</text:p>
      <text:p text:style-name="P1"><text:soft-page-break/><text:s text:c="9"/>route, along with options to modify how the community is</text:p>
      <text:p text:style-name="P1"><text:s text:c="9"/>modified. Large communities may be set using an inline list</text:p>
      <text:p text:style-name="P1"><text:s text:c="9"/>OR a reference to an existing defined set (but not</text:p>
      <text:p text:style-name="P1"><text:s text:c="9"/>both).";</text:p>
      <text:p text:style-name="P1"/>
      <text:p text:style-name="P1"><text:s text:c="6"/>leaf options {</text:p>
      <text:p text:style-name="P1"><text:s text:c="8"/>type bgp-set-community-option-type;</text:p>
      <text:p text:style-name="P1"><text:s text:c="8"/>description</text:p>
      <text:p text:style-name="P1"><text:s text:c="10"/>"Options for modifying the community attribute with</text:p>
      <text:p text:style-name="P1"><text:s text:c="11"/>the specified values. These options apply to both</text:p>
      <text:p text:style-name="P1"><text:s text:c="11"/>methods of setting the community attribute.";</text:p>
      <text:p text:style-name="P1"><text:s text:c="6"/>}</text:p>
      <text:p text:style-name="P1"/>
      <text:p text:style-name="P1"><text:s text:c="6"/>choice method {</text:p>
      <text:p text:style-name="P1"><text:s text:c="8"/>description</text:p>
      <text:p text:style-name="P1"><text:s text:c="10"/>"Indicates the method used to specify the large</text:p>
      <text:p text:style-name="P1"><text:s text:c="11"/>communities for the set-large-community action";</text:p>
      <text:p text:style-name="P1"><text:s text:c="8"/>case inline {</text:p>
      <text:p text:style-name="P1"><text:s text:c="10"/>leaf-list communities {</text:p>
      <text:p text:style-name="P1"><text:s text:c="12"/>type bct:bgp-large-community-type;</text:p>
      <text:p text:style-name="P1"><text:s text:c="12"/>description</text:p>
      <text:p text:style-name="P1"><text:s text:c="14"/>"Set the large community values for the update</text:p>
      <text:p text:style-name="P1"><text:s text:c="15"/>inline with a list.";</text:p>
      <text:p text:style-name="P1"><text:s text:c="10"/>}</text:p>
      <text:p text:style-name="P1"><text:s text:c="8"/>}</text:p>
      <text:p text:style-name="P1"><text:s text:c="8"/>case reference {</text:p>
      <text:p text:style-name="P1"><text:s text:c="10"/>leaf large-community-set-ref {</text:p>
      <text:p text:style-name="P1"><text:s text:c="12"/>type leafref {</text:p>
      <text:p text:style-name="P1"><text:s text:c="14"/>path "/rt-pol:routing-policy/rt-pol:defined-sets/"</text:p>
      <text:p text:style-name="P1"><text:s text:c="17"/>+ "bgp-defined-sets/large-community-sets/"</text:p>
      <text:p text:style-name="P1"><text:s text:c="17"/>+ "large-community-set/name";</text:p>
      <text:p text:style-name="P1"><text:s text:c="12"/>}</text:p>
      <text:p text:style-name="P1"><text:s text:c="12"/>description</text:p>
      <text:p text:style-name="P1"><text:s text:c="14"/>"References a defined extended community set by</text:p>
      <text:p text:style-name="P1"><text:s text:c="15"/>name."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6. RIB modules and submodules</text:p>
      <text:p text:style-name="P1">6.1. BGP RIB types module</text:p>
      <text:p text:style-name="P1"/>
      <text:p text:style-name="P1">ODE BEGINS&gt; file "iana-bgp-rib-types@2023-07-05.yang"</text:p>
      <text:p text:style-name="P1"/>
      <text:p text:style-name="P1">dule iana-bgp-rib-types {</text:p>
      <text:p text:style-name="P1">yang-version 1.1;</text:p>
      <text:p text:style-name="P1">namespace "urn:ietf:params:xml:ns:yang:iana-bgp-rib-types";</text:p>
      <text:p text:style-name="P1">prefix brt;</text:p>
      <text:p text:style-name="P1"/>
      <text:p text:style-name="P1">organization</text:p>
      <text:p text:style-name="P1"><text:s text:c="2"/>"IANA";</text:p>
      <text:p text:style-name="P1">contact</text:p>
      <text:p text:style-name="P1"><text:s text:c="2"/>"Internet Assigned Numbers Authority</text:p>
      <text:p text:style-name="P1"/>
      <text:p text:style-name="P1"><text:s text:c="3"/>Postal: ICANN</text:p>
      <text:p text:style-name="P1"><text:s text:c="11"/>12025 Waterfront Drive, Suite 300</text:p>
      <text:p text:style-name="P1"><text:s text:c="11"/>Los Angeles, CA 90094-2536</text:p>
      <text:p text:style-name="P1"><text:s text:c="11"/>United States of America</text:p>
      <text:p text:style-name="P1"><text:s text:c="3"/>Tel: <text:s text:c="3"/>+1 310 301 5800</text:p>
      <text:p text:style-name="P1"><text:s text:c="3"/>&lt;mailto:iana@iana.org&gt;</text:p>
      <text:p text:style-name="P1"/>
      <text:p text:style-name="P1"><text:s text:c="3"/>Authors: Mahesh Jethanandani (mjethanandani at gmail.com),</text:p>
      <text:p text:style-name="P1"><text:s text:c="12"/>Keyur Patel (keyur at arrcus.com),</text:p>
      <text:p text:style-name="P1"><text:s text:c="12"/>Susan Hares (shares at ndzh.com),</text:p>
      <text:p text:style-name="P1"><text:s text:c="12"/>Jeffrey Haas (jhaas at juniper.net).";</text:p>
      <text:p text:style-name="P1"/>
      <text:p text:style-name="P1">description</text:p>
      <text:p text:style-name="P1"><text:s text:c="2"/>"Defines identity and type definitions associated with</text:p>
      <text:p text:style-name="P1"><text:s text:c="3"/>the BGP RIB modules.</text:p>
      <text:p text:style-name="P1"/>
      <text:p text:style-name="P1"><text:s text:c="3"/>Copyright (c) 2023 IETF Trust and the persons identified as</text:p>
      <text:p text:style-name="P1"><text:s text:c="3"/>authors of the code. All rights reserved.</text:p>
      <text:p text:style-name="P1"><text:soft-page-break/></text:p>
      <text:p text:style-name="P1"><text:s text:c="3"/>Redistribution and use in source and binary forms, with or</text:p>
      <text:p text:style-name="P1"><text:s text:c="3"/>without modification, is permitted pursuant to, and subject to</text:p>
      <text:p text:style-name="P1"><text:s text:c="3"/>the license terms contained in, the Revised BSD License set</text:p>
      <text:p text:style-name="P1"><text:s text:c="3"/>forth in Section 4.c of the IETF Trust's Legal Provisions</text:p>
      <text:p text:style-name="P1"><text:s text:c="3"/>Relating to IETF Documents</text:p>
      <text:p text:style-name="P1"><text:s text:c="3"/>(https://trustee.ietf.org/license-info).</text:p>
      <text:p text:style-name="P1"/>
      <text:p text:style-name="P1"><text:s text:c="3"/>This version of this YANG module is part of RFC XXXX</text:p>
      <text:p text:style-name="P1"><text:s text:c="3"/>(https://www.rfc-editor.org/info/rfcXXXX); see the RFC itself</text:p>
      <text:p text:style-name="P1"><text:s text:c="3"/>for full legal notices.</text:p>
      <text:p text:style-name="P1"/>
      <text:p text:style-name="P1"><text:s text:c="3"/>The key words 'MUST', 'MUST NOT', 'REQUIRED', 'SHALL', 'SHALL</text:p>
      <text:p text:style-name="P1"><text:s text:c="3"/>NOT', 'SHOULD', 'SHOULD NOT', 'RECOMMENDED', 'NOT RECOMMENDED',</text:p>
      <text:p text:style-name="P1"><text:s text:c="3"/>'MAY', and 'OPTIONAL' in this document are to be interpreted as</text:p>
      <text:p text:style-name="P1"><text:s text:c="3"/>described in BCP 14 (RFC 2119) (RFC 8174) when, and only when,</text:p>
      <text:p text:style-name="P1"><text:s text:c="3"/>they appear in all capitals, as shown here.";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/>
      <text:p text:style-name="P1">identity ineligible-route-reason {</text:p>
      <text:p text:style-name="P1"><text:s text:c="2"/>description</text:p>
      <text:p text:style-name="P1"><text:s text:c="4"/>"Base identity for reason code for routes that are rejected as</text:p>
      <text:p text:style-name="P1"><text:s text:c="5"/>ineligible. Some derived entities are based on BMP v3.";</text:p>
      <text:p text:style-name="P1"><text:s text:c="2"/>reference</text:p>
      <text:p text:style-name="P1"><text:s text:c="4"/>"RFC 7854: BGP Monitoring Protocol.";</text:p>
      <text:p text:style-name="P1">}</text:p>
      <text:p text:style-name="P1"/>
      <text:p text:style-name="P1">identity ineligible-cluster-loop {</text:p>
      <text:p text:style-name="P1"><text:s text:c="2"/>base ineligible-route-reason;</text:p>
      <text:p text:style-name="P1"><text:s text:c="2"/>description</text:p>
      <text:p text:style-name="P1"><text:s text:c="4"/>"Route was ineligible due to CLUSTER_LIST loop";</text:p>
      <text:p text:style-name="P1">}</text:p>
      <text:p text:style-name="P1"/>
      <text:p text:style-name="P1">identity ineligible-as-loop {</text:p>
      <text:p text:style-name="P1"><text:s text:c="2"/>base ineligible-route-reason;</text:p>
      <text:p text:style-name="P1"><text:s text:c="2"/>description</text:p>
      <text:p text:style-name="P1"><text:s text:c="4"/>"Route was ineligible due to AS_PATH loop";</text:p>
      <text:p text:style-name="P1">}</text:p>
      <text:p text:style-name="P1"/>
      <text:p text:style-name="P1">identity ineligible-originator {</text:p>
      <text:p text:style-name="P1"><text:s text:c="2"/>base ineligible-route-reason;</text:p>
      <text:p text:style-name="P1"><text:s text:c="2"/>description</text:p>
      <text:p text:style-name="P1"><text:s text:c="4"/>"Route was ineligible due to ORIGINATOR_ID. For example, update</text:p>
      <text:p text:style-name="P1"><text:s text:c="5"/>has local router as originator";</text:p>
      <text:p text:style-name="P1">}</text:p>
      <text:p text:style-name="P1"/>
      <text:p text:style-name="P1">identity ineligible-confed {</text:p>
      <text:p text:style-name="P1"><text:s text:c="2"/>base ineligible-route-reason;</text:p>
      <text:p text:style-name="P1"><text:s text:c="2"/>description</text:p>
      <text:p text:style-name="P1"><text:s text:c="4"/>"Route was ineligible due to a loop in the AS_CONFED_SEQUENCE</text:p>
      <text:p text:style-name="P1"><text:s text:c="5"/>or AS_CONFED_SET attributes";</text:p>
      <text:p text:style-name="P1">}</text:p>
      <text:p text:style-name="P1"/>
      <text:p text:style-name="P1">identity bgp-not-selected-bestpath {</text:p>
      <text:p text:style-name="P1"><text:s text:c="2"/>description</text:p>
      <text:p text:style-name="P1"><text:s text:c="4"/>"Base identity for indicating reason a route was was not</text:p>
      <text:p text:style-name="P1"><text:s text:c="5"/>selected by BGP route selection algorithm";</text:p>
      <text:p text:style-name="P1"><text:s text:c="2"/>reference</text:p>
      <text:p text:style-name="P1"><text:s text:c="4"/>"RFC 4271: A Border Gateway Protocol 4 (BGP-4), Section 9.1.";</text:p>
      <text:p text:style-name="P1">}</text:p>
      <text:p text:style-name="P1"/>
      <text:p text:style-name="P1">identity local-pref-lower {</text:p>
      <text:p text:style-name="P1"><text:s text:c="2"/>base bgp-not-selected-bestpath;</text:p>
      <text:p text:style-name="P1"><text:s text:c="2"/>description</text:p>
      <text:p text:style-name="P1"><text:s text:c="4"/>"Route has a lower localpref attribute than current best path";</text:p>
      <text:p text:style-name="P1"><text:s text:c="2"/>reference</text:p>
      <text:p text:style-name="P1"><text:s text:c="4"/>"RFC 4271: A Border Gateway Protocol 4 (BGP-4),</text:p>
      <text:p text:style-name="P1"><text:s text:c="5"/>Section 9.1.2.";</text:p>
      <text:p text:style-name="P1">}</text:p>
      <text:p text:style-name="P1"/>
      <text:p text:style-name="P1">identity as-path-longer {</text:p>
      <text:p text:style-name="P1"><text:s text:c="2"/>base bgp-not-selected-bestpath;</text:p>
      <text:p text:style-name="P1"><text:soft-page-break/><text:s text:c="2"/>description</text:p>
      <text:p text:style-name="P1"><text:s text:c="4"/>"Route has a longer AS path attribute than current best path";</text:p>
      <text:p text:style-name="P1"><text:s text:c="2"/>reference</text:p>
      <text:p text:style-name="P1"><text:s text:c="4"/>"RFC 4271: A Border Gateway Protocol 4 (BGP-4),</text:p>
      <text:p text:style-name="P1"><text:s text:c="5"/>Section 9.1.2.2 (a).";</text:p>
      <text:p text:style-name="P1">}</text:p>
      <text:p text:style-name="P1"/>
      <text:p text:style-name="P1">identity origin-type-higher {</text:p>
      <text:p text:style-name="P1"><text:s text:c="2"/>base bgp-not-selected-bestpath;</text:p>
      <text:p text:style-name="P1"><text:s text:c="2"/>description</text:p>
      <text:p text:style-name="P1"><text:s text:c="4"/>"Route has a higher origin type, i.e., IGP origin is preferred</text:p>
      <text:p text:style-name="P1"><text:s text:c="5"/>over EGP or incomplete";</text:p>
      <text:p text:style-name="P1"><text:s text:c="2"/>reference</text:p>
      <text:p text:style-name="P1"><text:s text:c="4"/>"RFC 4271: A Border Gateway Protocol 4 (BGP-4),</text:p>
      <text:p text:style-name="P1"><text:s text:c="5"/>Section 9.1.2.2 (b).";</text:p>
      <text:p text:style-name="P1">}</text:p>
      <text:p text:style-name="P1"/>
      <text:p text:style-name="P1">identity med-higher {</text:p>
      <text:p text:style-name="P1"><text:s text:c="2"/>base bgp-not-selected-bestpath;</text:p>
      <text:p text:style-name="P1"><text:s text:c="2"/>description</text:p>
      <text:p text:style-name="P1"><text:s text:c="4"/>"Route has a higher MED, or metric, attribute than the current</text:p>
      <text:p text:style-name="P1"><text:s text:c="5"/>best path";</text:p>
      <text:p text:style-name="P1"><text:s text:c="2"/>reference</text:p>
      <text:p text:style-name="P1"><text:s text:c="4"/>"RFC 4271: A Border Gateway Protocol 4 (BGP-4),</text:p>
      <text:p text:style-name="P1"><text:s text:c="5"/>Section 9.1.2.2 (c).";</text:p>
      <text:p text:style-name="P1">}</text:p>
      <text:p text:style-name="P1"/>
      <text:p text:style-name="P1">identity prefer-external {</text:p>
      <text:p text:style-name="P1"><text:s text:c="2"/>base bgp-not-selected-bestpath;</text:p>
      <text:p text:style-name="P1"><text:s text:c="2"/>description</text:p>
      <text:p text:style-name="P1"><text:s text:c="4"/>"Route source is via IBGP, rather than EGP.";</text:p>
      <text:p text:style-name="P1"><text:s text:c="2"/>reference</text:p>
      <text:p text:style-name="P1"><text:s text:c="4"/>"RFC 4271: A Border Gateway Protocol 4 (BGP-4),</text:p>
      <text:p text:style-name="P1"><text:s text:c="5"/>Section 9.1.2.2 (d).";</text:p>
      <text:p text:style-name="P1">}</text:p>
      <text:p text:style-name="P1"/>
      <text:p text:style-name="P1">identity nexthop-cost-higher {</text:p>
      <text:p text:style-name="P1"><text:s text:c="2"/>base bgp-not-selected-bestpath;</text:p>
      <text:p text:style-name="P1"><text:s text:c="2"/>description</text:p>
      <text:p text:style-name="P1"><text:s text:c="4"/>"Route has a higher interior cost to the next hop.";</text:p>
      <text:p text:style-name="P1"><text:s text:c="2"/>reference</text:p>
      <text:p text:style-name="P1"><text:s text:c="4"/>"RFC 4271: A Border Gateway Protocol 4 (BGP-4),</text:p>
      <text:p text:style-name="P1"><text:s text:c="5"/>Section 9.1.2.2 (e).";</text:p>
      <text:p text:style-name="P1">}</text:p>
      <text:p text:style-name="P1"/>
      <text:p text:style-name="P1">identity higher-router-id {</text:p>
      <text:p text:style-name="P1"><text:s text:c="2"/>base bgp-not-selected-bestpath;</text:p>
      <text:p text:style-name="P1"><text:s text:c="2"/>description</text:p>
      <text:p text:style-name="P1"><text:s text:c="4"/>"Route was sent by a peer with a higher BGP Identifier value.";</text:p>
      <text:p text:style-name="P1"><text:s text:c="2"/>reference</text:p>
      <text:p text:style-name="P1"><text:s text:c="4"/>"RFC 4271: A Border Gateway Protocol 4 (BGP-4),</text:p>
      <text:p text:style-name="P1"><text:s text:c="5"/>Section 9.1.2.2 (f).";</text:p>
      <text:p text:style-name="P1">}</text:p>
      <text:p text:style-name="P1"/>
      <text:p text:style-name="P1">identity higher-peer-address {</text:p>
      <text:p text:style-name="P1"><text:s text:c="2"/>base bgp-not-selected-bestpath;</text:p>
      <text:p text:style-name="P1"><text:s text:c="2"/>description</text:p>
      <text:p text:style-name="P1"><text:s text:c="4"/>"Route was sent by a peer with a higher IP address";</text:p>
      <text:p text:style-name="P1"><text:s text:c="2"/>reference</text:p>
      <text:p text:style-name="P1"><text:s text:c="4"/>"RFC 4271: A Border Gateway Protocol 4 (BGP-4),</text:p>
      <text:p text:style-name="P1"><text:s text:c="5"/>Section 9.1.2.2 (g).";</text:p>
      <text:p text:style-name="P1">}</text:p>
      <text:p text:style-name="P1"/>
      <text:p text:style-name="P1">identity bgp-not-selected-policy {</text:p>
      <text:p text:style-name="P1"><text:s text:c="2"/>description</text:p>
      <text:p text:style-name="P1"><text:s text:c="4"/>"Base identity for reason code for routes that are rejected</text:p>
      <text:p text:style-name="P1"><text:s text:c="5"/>due to policy";</text:p>
      <text:p text:style-name="P1">}</text:p>
      <text:p text:style-name="P1"/>
      <text:p text:style-name="P1">identity rejected-import-policy {</text:p>
      <text:p text:style-name="P1"><text:s text:c="2"/>base bgp-not-selected-policy;</text:p>
      <text:p text:style-name="P1"><text:s text:c="2"/>description</text:p>
      <text:p text:style-name="P1"><text:s text:c="4"/>"Route was rejected after applying import policies.";</text:p>
      <text:p text:style-name="P1">}</text:p>
      <text:p text:style-name="P1"/>
      <text:p text:style-name="P1"/>
      <text:p text:style-name="P1">ODE ENDS&gt;</text:p>
      <text:p text:style-name="P1"/>
      <text:p text:style-name="P1"><text:soft-page-break/>6.2. BGP RIB submodule</text:p>
      <text:p text:style-name="P1"/>
      <text:p text:style-name="P1">ODE BEGINS&gt; file "ietf-bgp-rib@2023-07-05.yang"</text:p>
      <text:p text:style-name="P1"/>
      <text:p text:style-name="P1">bmodule ietf-bgp-rib {</text:p>
      <text:p text:style-name="P1">yang-version 1.1;</text:p>
      <text:p text:style-name="P1">belongs-to ietf-bgp {</text:p>
      <text:p text:style-name="P1"><text:s text:c="2"/>prefix bgp;</text:p>
      <text:p text:style-name="P1">}</text:p>
      <text:p text:style-name="P1"/>
      <text:p text:style-name="P1">/*</text:p>
      <text:p text:style-name="P1"><text:s/>* Import and Include</text:p>
      <text:p text:style-name="P1"><text:s/>*/</text:p>
      <text:p text:style-name="P1"/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Types."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Types.";</text:p>
      <text:p text:style-name="P1">}</text:p>
      <text:p text:style-name="P1">include ietf-bgp-rib-tables;</text:p>
      <text:p text:style-name="P1"/>
      <text:p text:style-name="P1">// groupings of attributes in three categories:</text:p>
      <text:p text:style-name="P1">// <text:s/>- shared across multiple routes</text:p>
      <text:p text:style-name="P1">// <text:s/>- common to Loc-RIB and Adj-RIB, but not shared across routes</text:p>
      <text:p text:style-name="P1">// <text:s/>- specific to Loc-RIB or Adj-RIB</text:p>
      <text:p text:style-name="P1">// groupings of annotations for each route or table</text:p>
      <text:p text:style-name="P1">include ietf-bgp-rib-attributes;</text:p>
      <text:p text:style-name="P1"/>
      <text:p text:style-name="P1">organization</text:p>
      <text:p text:style-name="P1"><text:s text:c="2"/>"IETF IDR Working Group";</text:p>
      <text:p text:style-name="P1">contact</text:p>
      <text:p text:style-name="P1"><text:s text:c="2"/>"WG Web: <text:s text:c="2"/>&lt;http://datatracker.ietf.org/wg/idr&gt;</text:p>
      <text:p text:style-name="P1"><text:s text:c="3"/>WG List: <text:s/>&lt;idr@ietf.org&gt;</text:p>
      <text:p text:style-name="P1"/>
      <text:p text:style-name="P1"><text:s text:c="3"/>Authors: Mahesh Jethanandani (mjethanandani at gmail.com),</text:p>
      <text:p text:style-name="P1"><text:s text:c="12"/>Keyur Patel (keyur at arrcus.com),</text:p>
      <text:p text:style-name="P1"><text:s text:c="12"/>Susan Hares (shares at ndzh.com),</text:p>
      <text:p text:style-name="P1"><text:s text:c="12"/>Jeffrey Haas (jhaas at juniper dot net).";</text:p>
      <text:p text:style-name="P1"/>
      <text:p text:style-name="P1">description</text:p>
      <text:p text:style-name="P1"><text:s text:c="2"/>"Defines a submodule for representing BGP Routing Information</text:p>
      <text:p text:style-name="P1"><text:s text:c="3"/>Base (RIB) contents. <text:s/>The submodule supports 5 logical RIBs per</text:p>
      <text:p text:style-name="P1"><text:s text:c="3"/>address family:</text:p>
      <text:p text:style-name="P1"/>
      <text:p text:style-name="P1"><text:s text:c="3"/>loc-rib: This is the main BGP routing table for the local</text:p>
      <text:p text:style-name="P1"><text:s text:c="3"/>routing instance, containing best-path selections for each</text:p>
      <text:p text:style-name="P1"><text:s text:c="3"/>prefix. <text:s/>The key for the loc-rib will correspond either to a</text:p>
      <text:p text:style-name="P1"><text:s text:c="3"/>route in the adj-rib-in-post table, described below, or a route</text:p>
      <text:p text:style-name="P1"><text:s text:c="3"/>redistributed from another protocol.</text:p>
      <text:p text:style-name="P1"/>
      <text:p text:style-name="P1"><text:s text:c="3"/>adj-rib-in-pre: This is a per-neighbor table containing the BGP</text:p>
      <text:p text:style-name="P1"><text:s text:c="3"/>routes received from the neighbor before any local input policy</text:p>
      <text:p text:style-name="P1"><text:s text:c="3"/>rules has been applied. <text:s/>This can be considered the 'raw' routes</text:p>
      <text:p text:style-name="P1"><text:s text:c="3"/>from a given neighbor.</text:p>
      <text:p text:style-name="P1"/>
      <text:p text:style-name="P1"><text:s text:c="3"/>adj-rib-in-post: This table is a per-neighbor table containing</text:p>
      <text:p text:style-name="P1"><text:s text:c="3"/>the routes received from the neighbor that are eligible for</text:p>
      <text:p text:style-name="P1"><text:s text:c="3"/>best-path selection after local input policy rules have been</text:p>
      <text:p text:style-name="P1"><text:s text:c="3"/>applied. The 'best-path' leaf is attached to the route selected</text:p>
      <text:p text:style-name="P1"><text:s text:c="3"/>by the BGP Decision Process (RFC 4271, Section 9.1). <text:s/>Such</text:p>
      <text:p text:style-name="P1"><text:s text:c="3"/>routes may be present in the loc-rib table, described above,</text:p>
      <text:p text:style-name="P1"><text:s text:c="3"/>when local configuration determines that the BGP best-path will</text:p>
      <text:p text:style-name="P1"><text:s text:c="3"/>be used for that destination.</text:p>
      <text:p text:style-name="P1"/>
      <text:p text:style-name="P1"><text:s text:c="3"/>adj-rib-in-post: This is a per-neighbor table containing the</text:p>
      <text:p text:style-name="P1"><text:s text:c="3"/>routes received from the neighbor that are eligible for</text:p>
      <text:p text:style-name="P1"><text:s text:c="3"/>best-path selection after local input policy rules have been</text:p>
      <text:p text:style-name="P1"><text:s text:c="3"/>applied.</text:p>
      <text:p text:style-name="P1"><text:soft-page-break/></text:p>
      <text:p text:style-name="P1"><text:s text:c="3"/>adj-rib-out-pre: This is a per-neighbor table containing routes</text:p>
      <text:p text:style-name="P1"><text:s text:c="3"/>eligible for sending (advertising) to the neighbor before output</text:p>
      <text:p text:style-name="P1"><text:s text:c="3"/>policy rules have been applied.</text:p>
      <text:p text:style-name="P1"/>
      <text:p text:style-name="P1"><text:s text:c="3"/>adj-rib-out-post: This is a per-neighbor table containing routes</text:p>
      <text:p text:style-name="P1"><text:s text:c="3"/>eligible for sending (advertising) to the neighbor after output</text:p>
      <text:p text:style-name="P1"><text:s text:c="3"/>policy rules have been applied.</text:p>
      <text:p text:style-name="P1"/>
      <text:p text:style-name="P1"><text:s text:c="3"/>Copyright (c) 2023 IETF Trust and the persons identified as</text:p>
      <text:p text:style-name="P1"><text:s text:c="3"/>authors of the code. All rights reserved.</text:p>
      <text:p text:style-name="P1"/>
      <text:p text:style-name="P1"><text:s text:c="3"/>Redistribution and use in source and binary forms, with or</text:p>
      <text:p text:style-name="P1"><text:s text:c="3"/>without modification, is permitted pursuant to, and subject to</text:p>
      <text:p text:style-name="P1"><text:s text:c="3"/>the license terms contained in, the Revised BSD License set</text:p>
      <text:p text:style-name="P1"><text:s text:c="3"/>forth in Section 4.c of the IETF Trust's Legal Provisions</text:p>
      <text:p text:style-name="P1"><text:s text:c="3"/>Relating to IETF Documents</text:p>
      <text:p text:style-name="P1"><text:s text:c="3"/>(https://trustee.ietf.org/license-info).</text:p>
      <text:p text:style-name="P1"/>
      <text:p text:style-name="P1"><text:s text:c="3"/>This version of this YANG module is part of RFC XXXX</text:p>
      <text:p text:style-name="P1"><text:s text:c="3"/>(https://www.rfc-editor.org/info/rfcXXXX); see the RFC itself</text:p>
      <text:p text:style-name="P1"><text:s text:c="3"/>for full legal notices.</text:p>
      <text:p text:style-name="P1"/>
      <text:p text:style-name="P1"><text:s text:c="3"/>The key words 'MUST', 'MUST NOT', 'REQUIRED', 'SHALL', 'SHALL</text:p>
      <text:p text:style-name="P1"><text:s text:c="3"/>NOT', 'SHOULD', 'SHOULD NOT', 'RECOMMENDED', 'NOT RECOMMENDED',</text:p>
      <text:p text:style-name="P1"><text:s text:c="3"/>'MAY', and 'OPTIONAL' in this document are to be interpreted as</text:p>
      <text:p text:style-name="P1"><text:s text:c="3"/>described in BCP 14 (RFC 2119) (RFC 8174) when, and only when,</text:p>
      <text:p text:style-name="P1"><text:s text:c="3"/>they appear in all capitals, as shown here.";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/>
      <text:p text:style-name="P1">grouping attr-set-attributes {</text:p>
      <text:p text:style-name="P1"><text:s text:c="2"/>description</text:p>
      <text:p text:style-name="P1"><text:s text:c="4"/>"A grouping for all BGP Path Attribute set parameters.";</text:p>
      <text:p text:style-name="P1"/>
      <text:p text:style-name="P1"><text:s text:c="2"/>container attributes {</text:p>
      <text:p text:style-name="P1"><text:s text:c="4"/>description</text:p>
      <text:p text:style-name="P1"><text:s text:c="6"/>"A container for attribute set parameters.";</text:p>
      <text:p text:style-name="P1"/>
      <text:p text:style-name="P1"><text:s text:c="4"/>leaf origin {</text:p>
      <text:p text:style-name="P1"><text:s text:c="6"/>type bt:bgp-origin-attr-type;</text:p>
      <text:p text:style-name="P1"><text:s text:c="6"/>description</text:p>
      <text:p text:style-name="P1"><text:s text:c="8"/>"BGP attribute defining the origin of the path</text:p>
      <text:p text:style-name="P1"><text:s text:c="9"/>information.";</text:p>
      <text:p text:style-name="P1"><text:s text:c="6"/>reference</text:p>
      <text:p text:style-name="P1"><text:s text:c="8"/>"RFC 4271: A Border Gateway Protocol 4 (BGP-4), Section</text:p>
      <text:p text:style-name="P1"><text:s text:c="9"/>5.1.1.";</text:p>
      <text:p text:style-name="P1"><text:s text:c="4"/>}</text:p>
      <text:p text:style-name="P1"><text:s text:c="4"/>container as-path {</text:p>
      <text:p text:style-name="P1"><text:s text:c="6"/>description</text:p>
      <text:p text:style-name="P1"><text:s text:c="8"/>"Enclosing container for the list of AS path segments.</text:p>
      <text:p text:style-name="P1"/>
      <text:p text:style-name="P1"><text:s text:c="9"/>In the Adj-RIB-In or Adj-RIB-Out, this list should show</text:p>
      <text:p text:style-name="P1"><text:s text:c="9"/>the received or sent AS_PATH, respectively. <text:s/>For</text:p>
      <text:p text:style-name="P1"><text:s text:c="9"/>example, if the local router is not 4-byte capable, this</text:p>
      <text:p text:style-name="P1"><text:s text:c="9"/>value should consist of 2-octet ASNs or the AS_TRANS</text:p>
      <text:p text:style-name="P1"><text:s text:c="9"/>(AS 23456) values received or sent in BGP updates.</text:p>
      <text:p text:style-name="P1"/>
      <text:p text:style-name="P1"><text:s text:c="9"/>In the Loc-RIB, this list should reflect the effective</text:p>
      <text:p text:style-name="P1"><text:s text:c="9"/>AS path for the route, e.g., a 4-octet value if the</text:p>
      <text:p text:style-name="P1"><text:s text:c="9"/>local router is 4-octet capable.";</text:p>
      <text:p text:style-name="P1"><text:s text:c="6"/>reference</text:p>
      <text:p text:style-name="P1"><text:s text:c="8"/>"RFC 4271: A Border Gateway Protocol 4 (BGP-4),</text:p>
      <text:p text:style-name="P1"><text:s text:c="9"/>RFC 6793: BGP Support for Four-octet AS Number Space</text:p>
      <text:p text:style-name="P1"><text:s text:c="9"/>RFC 5065: Autonomous System Confederations for BGP.";</text:p>
      <text:p text:style-name="P1"><text:s text:c="6"/>list segment {</text:p>
      <text:p text:style-name="P1"><text:s text:c="8"/>config false;</text:p>
      <text:p text:style-name="P1"><text:s text:c="8"/>uses bgp-as-path-segment;</text:p>
      <text:p text:style-name="P1"><text:s text:c="8"/>description</text:p>
      <text:p text:style-name="P1"><text:s text:c="10"/>"List of AS PATH segments";</text:p>
      <text:p text:style-name="P1"><text:s text:c="6"/>}</text:p>
      <text:p text:style-name="P1"><text:s text:c="4"/>}</text:p>
      <text:p text:style-name="P1"><text:s text:c="4"/>leaf next-hop {</text:p>
      <text:p text:style-name="P1"><text:soft-page-break/><text:s text:c="6"/>type inet:ip-address;</text:p>
      <text:p text:style-name="P1"><text:s text:c="6"/>description</text:p>
      <text:p text:style-name="P1"><text:s text:c="8"/>"BGP next hop attribute defining the IP address of the</text:p>
      <text:p text:style-name="P1"><text:s text:c="9"/>router that should be used as the next hop to the</text:p>
      <text:p text:style-name="P1"><text:s text:c="9"/>destination. <text:s/>Used when the BGP routes' nexthop for that</text:p>
      <text:p text:style-name="P1"><text:s text:c="9"/>AFI/SAFI can be represented as an IPv4/IPv6 address.";</text:p>
      <text:p text:style-name="P1"><text:s text:c="6"/>reference</text:p>
      <text:p text:style-name="P1"><text:s text:c="8"/>"RFC 4271: A Border Gateway Protocol 4 (BGP-4), Section</text:p>
      <text:p text:style-name="P1"><text:s text:c="9"/>5.1.3.";</text:p>
      <text:p text:style-name="P1"><text:s text:c="4"/>}</text:p>
      <text:p text:style-name="P1"><text:s text:c="4"/>leaf link-local-next-hop {</text:p>
      <text:p text:style-name="P1"><text:s text:c="6"/>type inet:ipv6-address;</text:p>
      <text:p text:style-name="P1"><text:s text:c="6"/>description</text:p>
      <text:p text:style-name="P1"><text:s text:c="8"/>"When both a global and a link-local next-hop are sent</text:p>
      <text:p text:style-name="P1"><text:s text:c="9"/>when following RFC 2545 procedures, this leaf contains</text:p>
      <text:p text:style-name="P1"><text:s text:c="9"/>the link-local next-hop.";</text:p>
      <text:p text:style-name="P1"><text:s text:c="6"/>reference</text:p>
      <text:p text:style-name="P1"><text:s text:c="8"/>"RFC 2545: Use of BGP-4 Multiprotocol Extensions for IPv6</text:p>
      <text:p text:style-name="P1"><text:s text:c="9"/>Inter-Domain Routing.";</text:p>
      <text:p text:style-name="P1"><text:s text:c="4"/>}</text:p>
      <text:p text:style-name="P1"><text:s text:c="4"/>leaf med {</text:p>
      <text:p text:style-name="P1"><text:s text:c="6"/>type uint32;</text:p>
      <text:p text:style-name="P1"><text:s text:c="6"/>description</text:p>
      <text:p text:style-name="P1"><text:s text:c="8"/>"BGP multi-exit discriminator attribute used in the BGP</text:p>
      <text:p text:style-name="P1"><text:s text:c="9"/>route selection process.";</text:p>
      <text:p text:style-name="P1"><text:s text:c="6"/>reference</text:p>
      <text:p text:style-name="P1"><text:s text:c="8"/>"RFC 4271: A Border Gateway Protocol 4 (BGP-4), Section</text:p>
      <text:p text:style-name="P1"><text:s text:c="9"/>5.1.4.";</text:p>
      <text:p text:style-name="P1"><text:s text:c="4"/>}</text:p>
      <text:p text:style-name="P1"><text:s text:c="4"/>leaf local-pref {</text:p>
      <text:p text:style-name="P1"><text:s text:c="6"/>type uint32;</text:p>
      <text:p text:style-name="P1"><text:s text:c="6"/>description</text:p>
      <text:p text:style-name="P1"><text:s text:c="8"/>"BGP local preference attribute sent to internal peers to</text:p>
      <text:p text:style-name="P1"><text:s text:c="9"/>indicate the degree of preference for externally learned</text:p>
      <text:p text:style-name="P1"><text:s text:c="9"/>routes. <text:s/>The route with the highest local preference</text:p>
      <text:p text:style-name="P1"><text:s text:c="9"/>value is preferred.";</text:p>
      <text:p text:style-name="P1"><text:s text:c="6"/>reference</text:p>
      <text:p text:style-name="P1"><text:s text:c="8"/>"RFC 4271: A Border Gateway Protocol 4 (BGP-4), Section</text:p>
      <text:p text:style-name="P1"><text:s text:c="9"/>5.1.5.";</text:p>
      <text:p text:style-name="P1"><text:s text:c="4"/>}</text:p>
      <text:p text:style-name="P1"><text:s text:c="4"/>container as4-path {</text:p>
      <text:p text:style-name="P1"><text:s text:c="6"/>description</text:p>
      <text:p text:style-name="P1"><text:s text:c="8"/>"This is the path encoded with 4-octet</text:p>
      <text:p text:style-name="P1"><text:s text:c="9"/>AS numbers in the optional transitive AS4_PATH attribute.</text:p>
      <text:p text:style-name="P1"><text:s text:c="9"/>This value is populated with the received or sent</text:p>
      <text:p text:style-name="P1"><text:s text:c="9"/>attribute in Adj-RIB-In or Adj-RIB-Out, respectively.</text:p>
      <text:p text:style-name="P1"><text:s text:c="9"/>It should not be populated in Loc-RIB since the Loc-RIB</text:p>
      <text:p text:style-name="P1"><text:s text:c="9"/>is expected to store the effective AS-Path in the</text:p>
      <text:p text:style-name="P1"><text:s text:c="9"/>as-path leaf regardless of being 4-octet or 2-octet.";</text:p>
      <text:p text:style-name="P1"><text:s text:c="6"/>reference</text:p>
      <text:p text:style-name="P1"><text:s text:c="8"/>"RFC 6793: BGP Support for Four-octet AS Number Space";</text:p>
      <text:p text:style-name="P1"><text:s text:c="6"/>list segment {</text:p>
      <text:p text:style-name="P1"><text:s text:c="8"/>config false;</text:p>
      <text:p text:style-name="P1"><text:s text:c="8"/>uses bgp-as-path-segment;</text:p>
      <text:p text:style-name="P1"><text:s text:c="8"/>description</text:p>
      <text:p text:style-name="P1"><text:s text:c="10"/>"List of AS PATH segments";</text:p>
      <text:p text:style-name="P1"><text:s text:c="6"/>}</text:p>
      <text:p text:style-name="P1"><text:s text:c="4"/>}</text:p>
      <text:p text:style-name="P1"><text:s text:c="4"/>container aggregator {</text:p>
      <text:p text:style-name="P1"><text:s text:c="6"/>config false;</text:p>
      <text:p text:style-name="P1"><text:s text:c="6"/>description</text:p>
      <text:p text:style-name="P1"><text:s text:c="8"/>"BGP attribute indicating the prefix has been</text:p>
      <text:p text:style-name="P1"><text:s text:c="9"/>aggregated by the specified AS and router.";</text:p>
      <text:p text:style-name="P1"><text:s text:c="6"/>reference</text:p>
      <text:p text:style-name="P1"><text:s text:c="8"/>"RFC 4271: A Border Gateway Protocol 4 (BGP-4), Section</text:p>
      <text:p text:style-name="P1"><text:s text:c="9"/>5.1.7,</text:p>
      <text:p text:style-name="P1"><text:s text:c="9"/>RFC 6793: BGP Support for Four-octet AS Number Space.";</text:p>
      <text:p text:style-name="P1"><text:s text:c="6"/>leaf as {</text:p>
      <text:p text:style-name="P1"><text:s text:c="8"/>type inet:as-number;</text:p>
      <text:p text:style-name="P1"><text:s text:c="8"/>description</text:p>
      <text:p text:style-name="P1"><text:s text:c="10"/>"AS number of the autonomous system that performed the</text:p>
      <text:p text:style-name="P1"><text:s text:c="11"/>aggregation.";</text:p>
      <text:p text:style-name="P1"><text:s text:c="8"/>reference</text:p>
      <text:p text:style-name="P1"><text:s text:c="10"/>"RFC 4271: A Border Gateway Protocol 4 (BGP-4), Section</text:p>
      <text:p text:style-name="P1"><text:s text:c="11"/>4.3, Path Attributes (g).";</text:p>
      <text:p text:style-name="P1"><text:s text:c="6"/>}</text:p>
      <text:p text:style-name="P1"><text:s text:c="6"/>leaf identifier {</text:p>
      <text:p text:style-name="P1"><text:s text:c="8"/>type yang:dotted-quad;</text:p>
      <text:p text:style-name="P1"><text:soft-page-break/><text:s text:c="8"/>description</text:p>
      <text:p text:style-name="P1"><text:s text:c="10"/>"BGP Identifier of the router that performed the</text:p>
      <text:p text:style-name="P1"><text:s text:c="11"/>aggregation.";</text:p>
      <text:p text:style-name="P1"><text:s text:c="8"/>reference</text:p>
      <text:p text:style-name="P1"><text:s text:c="10"/>"RFC 4271: A Border Gateway Protocol 4 (BGP-4), Section</text:p>
      <text:p text:style-name="P1"><text:s text:c="11"/>4.3, Path Attributes (g).";</text:p>
      <text:p text:style-name="P1"><text:s text:c="6"/>}</text:p>
      <text:p text:style-name="P1"><text:s text:c="4"/>}</text:p>
      <text:p text:style-name="P1"><text:s text:c="4"/>container aggregator4 {</text:p>
      <text:p text:style-name="P1"><text:s text:c="6"/>config false;</text:p>
      <text:p text:style-name="P1"><text:s text:c="6"/>description</text:p>
      <text:p text:style-name="P1"><text:s text:c="8"/>"BGP attribute indicating the prefix has been</text:p>
      <text:p text:style-name="P1"><text:s text:c="9"/>aggregated by the specified AS and router.</text:p>
      <text:p text:style-name="P1"><text:s text:c="9"/>This value is populated with the received or sent</text:p>
      <text:p text:style-name="P1"><text:s text:c="9"/>attribute in Adj-RIB-In or Adj-RIB-Out, respectively.</text:p>
      <text:p text:style-name="P1"><text:s text:c="9"/>It should not be populated in Loc-RIB since the Loc-RIB</text:p>
      <text:p text:style-name="P1"><text:s text:c="9"/>is expected to store the effective AGGREGATOR in the</text:p>
      <text:p text:style-name="P1"><text:s text:c="9"/>aggregator/as leaf regardless of being 4-octet or</text:p>
      <text:p text:style-name="P1"><text:s text:c="9"/>2-octet.";</text:p>
      <text:p text:style-name="P1"><text:s text:c="6"/>reference</text:p>
      <text:p text:style-name="P1"><text:s text:c="8"/>"RFC 6793: BGP Support for Four-octet AS Number Space.";</text:p>
      <text:p text:style-name="P1"><text:s text:c="6"/>leaf as4 {</text:p>
      <text:p text:style-name="P1"><text:s text:c="8"/>type inet:as-number;</text:p>
      <text:p text:style-name="P1"><text:s text:c="8"/>description</text:p>
      <text:p text:style-name="P1"><text:s text:c="10"/>"AS number of the autonomous system that performed the</text:p>
      <text:p text:style-name="P1"><text:s text:c="11"/>aggregation (4-octet representation). <text:s/>This value is</text:p>
      <text:p text:style-name="P1"><text:s text:c="11"/>populated if an upstream router is not 4-octet capable.</text:p>
      <text:p text:style-name="P1"><text:s text:c="11"/>Its semantics are similar to the AS4_PATH optional</text:p>
      <text:p text:style-name="P1"><text:s text:c="11"/>transitive attribute";</text:p>
      <text:p text:style-name="P1"><text:s text:c="8"/>reference</text:p>
      <text:p text:style-name="P1"><text:s text:c="10"/>"RFC 6793: BGP Support for Four-octet AS Number Space,</text:p>
      <text:p text:style-name="P1"><text:s text:c="11"/>Section 3,</text:p>
      <text:p text:style-name="P1"><text:s text:c="11"/>RFC 4271: A Border Gateway Protocol 4 (BGP-4), Section</text:p>
      <text:p text:style-name="P1"><text:s text:c="11"/>4.3, Path Attributes (g).";</text:p>
      <text:p text:style-name="P1"><text:s text:c="6"/>}</text:p>
      <text:p text:style-name="P1"><text:s text:c="6"/>leaf identifier {</text:p>
      <text:p text:style-name="P1"><text:s text:c="8"/>type yang:dotted-quad;</text:p>
      <text:p text:style-name="P1"><text:s text:c="8"/>description</text:p>
      <text:p text:style-name="P1"><text:s text:c="10"/>"BGP Identifier of the router that performed the</text:p>
      <text:p text:style-name="P1"><text:s text:c="11"/>aggregation.";</text:p>
      <text:p text:style-name="P1"><text:s text:c="8"/>reference</text:p>
      <text:p text:style-name="P1"><text:s text:c="10"/>"RFC 6793: BGP Support for Four-octet AS Number Space,</text:p>
      <text:p text:style-name="P1"><text:s text:c="11"/>Section 3,</text:p>
      <text:p text:style-name="P1"><text:s text:c="11"/>RFC 4271: A Border Gateway Protocol 4 (BGP-4), Section</text:p>
      <text:p text:style-name="P1"><text:s text:c="11"/>4.3, Path Attributes (g).";</text:p>
      <text:p text:style-name="P1"><text:s text:c="6"/>}</text:p>
      <text:p text:style-name="P1"><text:s text:c="4"/>}</text:p>
      <text:p text:style-name="P1"><text:s text:c="4"/>leaf atomic-aggregate {</text:p>
      <text:p text:style-name="P1"><text:s text:c="6"/>type boolean;</text:p>
      <text:p text:style-name="P1"><text:s text:c="6"/>description</text:p>
      <text:p text:style-name="P1"><text:s text:c="8"/>"BGP attribute indicating that the prefix is an atomic</text:p>
      <text:p text:style-name="P1"><text:s text:c="9"/>aggregate; i.e., the peer selected is a less specific</text:p>
      <text:p text:style-name="P1"><text:s text:c="9"/>route without selecting a more specific route that is</text:p>
      <text:p text:style-name="P1"><text:s text:c="9"/>subsumed by it.";</text:p>
      <text:p text:style-name="P1"><text:s text:c="6"/>reference</text:p>
      <text:p text:style-name="P1"><text:s text:c="8"/>"RFC 4271: A Border Gateway Protocol 4 (BGP-4), Section</text:p>
      <text:p text:style-name="P1"><text:s text:c="9"/>5.1.6.";</text:p>
      <text:p text:style-name="P1"><text:s text:c="4"/>}</text:p>
      <text:p text:style-name="P1"><text:s text:c="4"/>leaf originator-id {</text:p>
      <text:p text:style-name="P1"><text:s text:c="6"/>type yang:dotted-quad;</text:p>
      <text:p text:style-name="P1"><text:s text:c="6"/>description</text:p>
      <text:p text:style-name="P1"><text:s text:c="8"/>"BGP attribute that provides the id as an IPv4 address</text:p>
      <text:p text:style-name="P1"><text:s text:c="9"/>of the originator of the announcement.";</text:p>
      <text:p text:style-name="P1"><text:s text:c="6"/>reference</text:p>
      <text:p text:style-name="P1"><text:s text:c="8"/>"RFC 4456: BGP Route Reflection: An Alternative to Full</text:p>
      <text:p text:style-name="P1"><text:s text:c="9"/>Mesh Internal BGP (IBGP).";</text:p>
      <text:p text:style-name="P1"><text:s text:c="4"/>}</text:p>
      <text:p text:style-name="P1"><text:s text:c="4"/>leaf-list cluster-list {</text:p>
      <text:p text:style-name="P1"><text:s text:c="6"/>type yang:dotted-quad;</text:p>
      <text:p text:style-name="P1"><text:s text:c="6"/>description</text:p>
      <text:p text:style-name="P1"><text:s text:c="8"/>"Represents the reflection path that the route has</text:p>
      <text:p text:style-name="P1"><text:s text:c="9"/>passed.";</text:p>
      <text:p text:style-name="P1"><text:s text:c="6"/>reference</text:p>
      <text:p text:style-name="P1"><text:s text:c="8"/>"RFC 4456: BGP Route Reflection: An Alternative to Full</text:p>
      <text:p text:style-name="P1"><text:s text:c="9"/>Mesh Internal BGP (IBGP).";</text:p>
      <text:p text:style-name="P1"><text:s text:c="4"/>}</text:p>
      <text:p text:style-name="P1"><text:s text:c="4"/>leaf aigp-metric {</text:p>
      <text:p text:style-name="P1"><text:s text:c="6"/>type uint64;</text:p>
      <text:p text:style-name="P1"><text:soft-page-break/><text:s text:c="6"/>description</text:p>
      <text:p text:style-name="P1"><text:s text:c="8"/>"BGP path attribute representing the accumulated IGP</text:p>
      <text:p text:style-name="P1"><text:s text:c="9"/>metric for the path";</text:p>
      <text:p text:style-name="P1"><text:s text:c="6"/>reference</text:p>
      <text:p text:style-name="P1"><text:s text:c="8"/>"RFC 7311: The Accumulated IGP Metric Attribute for BGP.";</text:p>
      <text:p text:style-name="P1"><text:s text:c="4"/>}</text:p>
      <text:p text:style-name="P1"><text:s text:c="2"/>}</text:p>
      <text:p text:style-name="P1">}</text:p>
      <text:p text:style-name="P1"/>
      <text:p text:style-name="P1">grouping attr-sets {</text:p>
      <text:p text:style-name="P1"><text:s text:c="2"/>description</text:p>
      <text:p text:style-name="P1"><text:s text:c="4"/>"A grouping for all sets of path attributes.";</text:p>
      <text:p text:style-name="P1"/>
      <text:p text:style-name="P1"><text:s text:c="2"/>container attr-sets {</text:p>
      <text:p text:style-name="P1"><text:s text:c="4"/>description</text:p>
      <text:p text:style-name="P1"><text:s text:c="6"/>"Enclosing container for the list of path attribute sets";</text:p>
      <text:p text:style-name="P1"/>
      <text:p text:style-name="P1"><text:s text:c="4"/>list attr-set {</text:p>
      <text:p text:style-name="P1"><text:s text:c="6"/>key "index";</text:p>
      <text:p text:style-name="P1"><text:s text:c="6"/>description</text:p>
      <text:p text:style-name="P1"><text:s text:c="8"/>"List of path attributes that may be in use by multiple</text:p>
      <text:p text:style-name="P1"><text:s text:c="9"/>routes in the table";</text:p>
      <text:p text:style-name="P1"><text:s text:c="6"/>leaf index {</text:p>
      <text:p text:style-name="P1"><text:s text:c="8"/>type uint64;</text:p>
      <text:p text:style-name="P1"><text:s text:c="8"/>description</text:p>
      <text:p text:style-name="P1"><text:s text:c="10"/>"System generated index for each attribute set. <text:s/>The</text:p>
      <text:p text:style-name="P1"><text:s text:c="11"/>index is used to reference an attribute set from a</text:p>
      <text:p text:style-name="P1"><text:s text:c="11"/>specific path. <text:s/>Multiple paths may reference the same</text:p>
      <text:p text:style-name="P1"><text:s text:c="11"/>attribute set.";</text:p>
      <text:p text:style-name="P1"><text:s text:c="6"/>}</text:p>
      <text:p text:style-name="P1"><text:s text:c="6"/>uses attr-set-attributes;</text:p>
      <text:p text:style-name="P1"><text:s text:c="4"/>}</text:p>
      <text:p text:style-name="P1"><text:s text:c="2"/>}</text:p>
      <text:p text:style-name="P1">}</text:p>
      <text:p text:style-name="P1"/>
      <text:p text:style-name="P2">grouping rib {</text:p>
      <text:p text:style-name="P2"><text:s text:c="2"/>description</text:p>
      <text:p text:style-name="P2"><text:s text:c="4"/>"Grouping for rib.";</text:p>
      <text:p text:style-name="P2"/>
      <text:p text:style-name="P2"><text:s text:c="2"/>container rib {</text:p>
      <text:p text:style-name="P1"><text:s text:c="4"/>config false;</text:p>
      <text:p text:style-name="P1"><text:s text:c="4"/>uses attr-sets;</text:p>
      <text:p text:style-name="P1"><text:s text:c="4"/>container communities {</text:p>
      <text:p text:style-name="P1"><text:s text:c="6"/>description</text:p>
      <text:p text:style-name="P1"><text:s text:c="8"/>"Enclosing container for the list of community attribute</text:p>
      <text:p text:style-name="P1"><text:s text:c="9"/>sets.";</text:p>
      <text:p text:style-name="P1"><text:s text:c="6"/>list community {</text:p>
      <text:p text:style-name="P1"><text:s text:c="8"/>key "index";</text:p>
      <text:p text:style-name="P1"><text:s text:c="8"/>config false;</text:p>
      <text:p text:style-name="P1"><text:s text:c="8"/>description</text:p>
      <text:p text:style-name="P1"><text:s text:c="10"/>"List of path attributes that may be in use by multiple</text:p>
      <text:p text:style-name="P1"><text:s text:c="11"/>routes in the table.";</text:p>
      <text:p text:style-name="P1"><text:s text:c="8"/>leaf index {</text:p>
      <text:p text:style-name="P1"><text:s text:c="10"/>type uint64;</text:p>
      <text:p text:style-name="P1"><text:s text:c="10"/>description</text:p>
      <text:p text:style-name="P1"><text:s text:c="12"/>"System generated index for each attribute set. <text:s/>The</text:p>
      <text:p text:style-name="P1"><text:s text:c="13"/>index is used to reference an attribute set from a</text:p>
      <text:p text:style-name="P1"><text:s text:c="13"/>specific path. <text:s/>Multiple paths may reference the same</text:p>
      <text:p text:style-name="P1"><text:s text:c="13"/>attribute set.";</text:p>
      <text:p text:style-name="P1"><text:s text:c="8"/>}</text:p>
      <text:p text:style-name="P1"><text:s text:c="8"/>uses bgp-community-attr-state;</text:p>
      <text:p text:style-name="P1"><text:s text:c="6"/>}</text:p>
      <text:p text:style-name="P1"><text:s text:c="4"/>}</text:p>
      <text:p text:style-name="P1"><text:s text:c="4"/>container ext-communities {</text:p>
      <text:p text:style-name="P1"><text:s text:c="6"/>description</text:p>
      <text:p text:style-name="P1"><text:s text:c="8"/>"Enclosing container for the list of extended community</text:p>
      <text:p text:style-name="P1"><text:s text:c="9"/>attribute sets.";</text:p>
      <text:p text:style-name="P1"><text:s text:c="6"/>list ext-community {</text:p>
      <text:p text:style-name="P1"><text:s text:c="8"/>key "index";</text:p>
      <text:p text:style-name="P1"><text:s text:c="8"/>config false;</text:p>
      <text:p text:style-name="P1"><text:s text:c="8"/>description</text:p>
      <text:p text:style-name="P1"><text:s text:c="10"/>"List of path attributes that may be in use by multiple</text:p>
      <text:p text:style-name="P1"><text:s text:c="11"/>routes in the table.";</text:p>
      <text:p text:style-name="P1"><text:s text:c="8"/>leaf index {</text:p>
      <text:p text:style-name="P1"><text:s text:c="10"/>type uint64;</text:p>
      <text:p text:style-name="P1"><text:s text:c="10"/>description</text:p>
      <text:p text:style-name="P1"><text:s text:c="12"/>"System generated index for each attribute set. <text:s/>The</text:p>
      <text:p text:style-name="P1"><text:s text:c="13"/>index is used to reference an attribute set from a</text:p>
      <text:p text:style-name="P1"><text:soft-page-break/><text:s text:c="13"/>specific path. <text:s/>Multiple paths may reference the same</text:p>
      <text:p text:style-name="P1"><text:s text:c="13"/>attribute set.";</text:p>
      <text:p text:style-name="P1"><text:s text:c="8"/>}</text:p>
      <text:p text:style-name="P1"><text:s text:c="8"/>uses ext-community-attributes;</text:p>
      <text:p text:style-name="P1"><text:s text:c="6"/>}</text:p>
      <text:p text:style-name="P1"><text:s text:c="4"/>}</text:p>
      <text:p text:style-name="P1"><text:s text:c="4"/>container ipv6-ext-communities {</text:p>
      <text:p text:style-name="P1"><text:s text:c="6"/>description</text:p>
      <text:p text:style-name="P1"><text:s text:c="8"/>"Enclosing container for the list of IPv6 extended</text:p>
      <text:p text:style-name="P1"><text:s text:c="9"/>community attribute sets.";</text:p>
      <text:p text:style-name="P1"><text:s text:c="6"/>list ipv6-ext-community {</text:p>
      <text:p text:style-name="P1"><text:s text:c="8"/>key "index";</text:p>
      <text:p text:style-name="P1"><text:s text:c="8"/>config false;</text:p>
      <text:p text:style-name="P1"><text:s text:c="8"/>description</text:p>
      <text:p text:style-name="P1"><text:s text:c="10"/>"List of path attributes that may be in use by multiple</text:p>
      <text:p text:style-name="P1"><text:s text:c="11"/>routes in the table.";</text:p>
      <text:p text:style-name="P1"><text:s text:c="8"/>leaf index {</text:p>
      <text:p text:style-name="P1"><text:s text:c="10"/>type uint64;</text:p>
      <text:p text:style-name="P1"><text:s text:c="10"/>description</text:p>
      <text:p text:style-name="P1"><text:s text:c="12"/>"System generated index for each attribute set. <text:s/>The</text:p>
      <text:p text:style-name="P1"><text:s text:c="13"/>index is used to reference an attribute set from a</text:p>
      <text:p text:style-name="P1"><text:s text:c="13"/>specific path. <text:s/>Multiple paths may reference the same</text:p>
      <text:p text:style-name="P1"><text:s text:c="13"/>attribute set.";</text:p>
      <text:p text:style-name="P1"><text:s text:c="8"/>}</text:p>
      <text:p text:style-name="P1"><text:s text:c="8"/>uses ipv6-ext-community-attributes;</text:p>
      <text:p text:style-name="P1"><text:s text:c="6"/>}</text:p>
      <text:p text:style-name="P1"><text:s text:c="4"/>}</text:p>
      <text:p text:style-name="P1"><text:s text:c="4"/>container large-communities {</text:p>
      <text:p text:style-name="P1"><text:s text:c="6"/>description</text:p>
      <text:p text:style-name="P1"><text:s text:c="8"/>"Enclosing container for the list of large community</text:p>
      <text:p text:style-name="P1"><text:s text:c="9"/>attribute sets.";</text:p>
      <text:p text:style-name="P1"><text:s text:c="6"/>list large-community {</text:p>
      <text:p text:style-name="P1"><text:s text:c="8"/>key "index";</text:p>
      <text:p text:style-name="P1"><text:s text:c="8"/>config false;</text:p>
      <text:p text:style-name="P1"><text:s text:c="8"/>description</text:p>
      <text:p text:style-name="P1"><text:s text:c="10"/>"List of path attributes that may be in use by multiple</text:p>
      <text:p text:style-name="P1"><text:s text:c="11"/>routes in the table.";</text:p>
      <text:p text:style-name="P1"><text:s text:c="8"/>leaf index {</text:p>
      <text:p text:style-name="P1"><text:s text:c="10"/>type uint64;</text:p>
      <text:p text:style-name="P1"><text:s text:c="10"/>description</text:p>
      <text:p text:style-name="P1"><text:s text:c="12"/>"System generated index for each attribute set. The</text:p>
      <text:p text:style-name="P1"><text:s text:c="13"/>index is used to reference an attribute set from a</text:p>
      <text:p text:style-name="P1"><text:s text:c="13"/>specific path. <text:s/>Multiple paths may reference the same</text:p>
      <text:p text:style-name="P1"><text:s text:c="13"/>attribute set.";</text:p>
      <text:p text:style-name="P1"><text:s text:c="8"/>}</text:p>
      <text:p text:style-name="P1"><text:s text:c="8"/>uses large-community-attributes;</text:p>
      <text:p text:style-name="P1"><text:s text:c="6"/>}</text:p>
      <text:p text:style-name="P1"><text:s text:c="4"/>}</text:p>
      <text:p text:style-name="P1"/>
      <text:p text:style-name="P2"><text:s text:c="4"/>container afi-safis {</text:p>
      <text:p text:style-name="P2"><text:s text:c="6"/>config false;</text:p>
      <text:p text:style-name="P2"><text:s text:c="6"/>description</text:p>
      <text:p text:style-name="P2"><text:s text:c="8"/>"Enclosing container for address family list.";</text:p>
      <text:p text:style-name="P2"><text:s text:c="6"/>list afi-safi {</text:p>
      <text:p text:style-name="P2"><text:s text:c="8"/>key "name";</text:p>
      <text:p text:style-name="P2"><text:s text:c="8"/>description</text:p>
      <text:p text:style-name="P2"><text:s text:c="10"/>"List of afi-safi types.";</text:p>
      <text:p text:style-name="P2"><text:s text:c="8"/>leaf name {</text:p>
      <text:p text:style-name="P2"><text:s text:c="10"/>type identityref {</text:p>
      <text:p text:style-name="P2"><text:s text:c="12"/>base bt:afi-safi-type;</text:p>
      <text:p text:style-name="P2"><text:s text:c="10"/>}</text:p>
      <text:p text:style-name="P2"><text:s text:c="10"/>description</text:p>
      <text:p text:style-name="P2"><text:s text:c="12"/>"AFI,SAFI name.";</text:p>
      <text:p text:style-name="P2"><text:s text:c="8"/>}</text:p>
      <text:p text:style-name="P2"><text:s text:c="8"/>container ipv4-unicast {</text:p>
      <text:p text:style-name="P2"><text:s text:c="10"/>when "../name = 'bt:ipv4-unicast'" {</text:p>
      <text:p text:style-name="P2"><text:s text:c="12"/>description</text:p>
      <text:p text:style-name="P2"><text:s text:c="14"/>"Include this container for IPv4 unicast RIB.";</text:p>
      <text:p text:style-name="P2"><text:s text:c="10"/>}</text:p>
      <text:p text:style-name="P2"><text:s text:c="10"/>description</text:p>
      <text:p text:style-name="P2"><text:s text:c="12"/>"Routing tables for IPv4 unicast -- active when the</text:p>
      <text:p text:style-name="P2"><text:s text:c="13"/>afi-safi name is ipv4-unicast.";</text:p>
      <text:p text:style-name="P2"/>
      <text:p text:style-name="P2"><text:s text:c="10"/>container loc-rib {</text:p>
      <text:p text:style-name="P2"><text:s text:c="12"/>config false;</text:p>
      <text:p text:style-name="P2"><text:s text:c="12"/>description</text:p>
      <text:p text:style-name="P2"><text:s text:c="14"/>"Container for the IPv4 Unicast BGP Loc-RIB data.";</text:p>
      <text:p text:style-name="P2"><text:s text:c="12"/>container routes {</text:p>
      <text:p text:style-name="P2"><text:soft-page-break/><text:s text:c="14"/>description</text:p>
      <text:p text:style-name="P2"><text:s text:c="16"/>"Enclosing container for list of routes in the</text:p>
      <text:p text:style-name="P2"><text:s text:c="17"/>routing table.";</text:p>
      <text:p text:style-name="P2"><text:s text:c="14"/>list route {</text:p>
      <text:p text:style-name="P2"><text:s text:c="16"/>key "prefix origin path-id"; <text:s text:c="2"/><text:span text:style-name="T11">//</text:span><text:span text:style-name="T12">TODO: solve the keys and decide what to do with leaf prefix</text:span></text:p>
      <text:p text:style-name="P2"><text:s text:c="16"/>description</text:p>
      <text:p text:style-name="P2"><text:s text:c="18"/>"List of routes in the table, keyed by the route</text:p>
      <text:p text:style-name="P2"><text:s text:c="19"/>prefix, the route origin, and path-id. The route</text:p>
      <text:p text:style-name="P2"><text:s text:c="19"/>origin can be either the neighbor address from</text:p>
      <text:p text:style-name="P2"><text:s text:c="19"/>which the route was learned, or the source</text:p>
      <text:p text:style-name="P2"><text:s text:c="19"/>protocol that injected the route. The path-id</text:p>
      <text:p text:style-name="P2"><text:s text:c="19"/>distinguishes routes for the same prefix</text:p>
      <text:p text:style-name="P2"><text:s text:c="19"/>received from a neighbor (e.g., if add-paths is</text:p>
      <text:p text:style-name="P2"><text:s text:c="19"/>enabled).";</text:p>
      <text:p text:style-name="P2"><text:s text:c="16"/><text:span text:style-name="T9">leaf prefix {</text:span></text:p>
      <text:p text:style-name="P3"><text:s text:c="18"/>type inet:ipv4-prefix;</text:p>
      <text:p text:style-name="P3"><text:s text:c="18"/>description</text:p>
      <text:p text:style-name="P3"><text:s text:c="20"/>"The IPv4 prefix corresponding to the route.";</text:p>
      <text:p text:style-name="P3"><text:s text:c="16"/>}</text:p>
      <text:p text:style-name="P1"><text:s text:c="16"/>uses bgp-loc-rib-common-keys; <text:s/><text:span text:style-name="T14"><text:s/>//</text:span><text:span text:style-name="T13">TODO: add solved usages</text:span></text:p>
      <text:p text:style-name="P1"><text:s text:c="16"/>uses bgp-loc-rib-common-attr-refs;</text:p>
      <text:p text:style-name="P1"><text:s text:c="16"/>uses bgp-common-route-annotations-state;</text:p>
      <text:p text:style-name="P1"><text:s text:c="16"/>uses bgp-unknown-attr-top;</text:p>
      <text:p text:style-name="P1"><text:s text:c="16"/>uses rib-ext-route-annotations;</text:p>
      <text:p text:style-name="P1"><text:s text:c="14"/>}</text:p>
      <text:p text:style-name="P1"><text:s text:c="12"/>}</text:p>
      <text:p text:style-name="P1"><text:s text:c="10"/>}</text:p>
      <text:p text:style-name="P1"/>
      <text:p text:style-name="P1"><text:s text:c="10"/>container neighbors {</text:p>
      <text:p text:style-name="P1"><text:s text:c="12"/>config false;</text:p>
      <text:p text:style-name="P1"><text:s text:c="12"/>description</text:p>
      <text:p text:style-name="P1"><text:s text:c="14"/>"Enclosing container for neighbor list.";</text:p>
      <text:p text:style-name="P1"><text:s text:c="12"/>list neighbor {</text:p>
      <text:p text:style-name="P1"><text:s text:c="14"/>key "neighbor-address";</text:p>
      <text:p text:style-name="P1"><text:s text:c="14"/>description</text:p>
      <text:p text:style-name="P1"><text:s text:c="16"/>"List of neighbors (peers) of the local BGP</text:p>
      <text:p text:style-name="P1"><text:s text:c="17"/>speaker.";</text:p>
      <text:p text:style-name="P1"><text:s text:c="14"/>leaf neighbor-address {</text:p>
      <text:p text:style-name="P1"><text:s text:c="16"/>type inet:ip-address;</text:p>
      <text:p text:style-name="P1"><text:s text:c="16"/>description</text:p>
      <text:p text:style-name="P1"><text:s text:c="18"/>"IP address of the BGP neighbor or peer.";</text:p>
      <text:p text:style-name="P1"><text:s text:c="14"/>}</text:p>
      <text:p text:style-name="P1"><text:s text:c="14"/>container adj-rib-in-pre {</text:p>
      <text:p text:style-name="P1"><text:s text:c="16"/>description</text:p>
      <text:p text:style-name="P1"><text:s text:c="18"/>"Per-neighbor table containing the BGP routes</text:p>
      <text:p text:style-name="P1"><text:s text:c="19"/>received from the neighbor before any local</text:p>
      <text:p text:style-name="P1"><text:s text:c="19"/>input policy rules or filters have been applied.</text:p>
      <text:p text:style-name="P1"><text:s text:c="19"/>This can be considered the 'raw' routes from</text:p>
      <text:p text:style-name="P1"><text:s text:c="19"/>the neighbor.";</text:p>
      <text:p text:style-name="P1"><text:s text:c="16"/>uses ipv4-adj-rib-common;</text:p>
      <text:p text:style-name="P1"><text:s text:c="16"/>uses clear-routes {</text:p>
      <text:p text:style-name="P1"><text:s text:c="18"/>description</text:p>
      <text:p text:style-name="P1"><text:s text:c="20"/>"Clears the adj-rib-in state for the containing</text:p>
      <text:p text:style-name="P1"><text:s text:c="21"/>neighbor. Subsequently, implementations might</text:p>
      <text:p text:style-name="P1"><text:s text:c="21"/>issue a 'route refresh' if 'route refresh' has</text:p>
      <text:p text:style-name="P1"><text:s text:c="21"/>been negotiated, or reset the session. ";</text:p>
      <text:p text:style-name="P1"><text:s text:c="16"/>}</text:p>
      <text:p text:style-name="P1"><text:s text:c="14"/>}</text:p>
      <text:p text:style-name="P1"><text:s text:c="14"/>container adj-rib-in-post {</text:p>
      <text:p text:style-name="P1"><text:s text:c="16"/>description</text:p>
      <text:p text:style-name="P1"><text:s text:c="18"/>"Per-neighbor table containing the paths received</text:p>
      <text:p text:style-name="P1"><text:s text:c="19"/>from the neighbor that are eligible for</text:p>
      <text:p text:style-name="P1"><text:s text:c="19"/>best-path selection after local input policy</text:p>
      <text:p text:style-name="P1"><text:s text:c="19"/>rules have been applied.";</text:p>
      <text:p text:style-name="P1"><text:s text:c="16"/>uses ipv4-adj-rib-in-post;</text:p>
      <text:p text:style-name="P1"><text:s text:c="16"/>uses clear-routes {</text:p>
      <text:p text:style-name="P1"><text:s text:c="18"/>description</text:p>
      <text:p text:style-name="P1"><text:s text:c="20"/>"Clears the adj-rib-in state for the containing</text:p>
      <text:p text:style-name="P1"><text:s text:c="21"/>neighbor. Subsequently, implementations might</text:p>
      <text:p text:style-name="P1"><text:s text:c="21"/>issue a 'route refresh' if 'route refresh' has</text:p>
      <text:p text:style-name="P1"><text:s text:c="21"/>been negotiated, or reset the session. ";</text:p>
      <text:p text:style-name="P1"><text:s text:c="16"/>}</text:p>
      <text:p text:style-name="P1"><text:s text:c="14"/>}</text:p>
      <text:p text:style-name="P1"><text:s text:c="14"/>container adj-rib-out-pre {</text:p>
      <text:p text:style-name="P1"><text:s text:c="16"/>description</text:p>
      <text:p text:style-name="P1"><text:s text:c="18"/>"Per-neighbor table containing paths eligible for</text:p>
      <text:p text:style-name="P1"><text:s text:c="19"/>sending (advertising) to the neighbor before</text:p>
      <text:p text:style-name="P1"><text:s text:c="19"/>output policy rules have been applied.";</text:p>
      <text:p text:style-name="P1"><text:soft-page-break/><text:s text:c="16"/>uses ipv4-adj-rib-common;</text:p>
      <text:p text:style-name="P1"><text:s text:c="16"/>uses clear-routes {</text:p>
      <text:p text:style-name="P1"><text:s text:c="18"/>description</text:p>
      <text:p text:style-name="P1"><text:s text:c="20"/>"Clears the adj-rib-out state for the</text:p>
      <text:p text:style-name="P1"><text:s text:c="21"/>containing neighbor. Subsequently, neighbors</text:p>
      <text:p text:style-name="P1"><text:s text:c="21"/>will announce BGP updates to resynchronize</text:p>
      <text:p text:style-name="P1"><text:s text:c="21"/>these routes.";</text:p>
      <text:p text:style-name="P1"><text:s text:c="16"/>}</text:p>
      <text:p text:style-name="P1"><text:s text:c="14"/>}</text:p>
      <text:p text:style-name="P1"><text:s text:c="14"/>container adj-rib-out-post {</text:p>
      <text:p text:style-name="P1"><text:s text:c="16"/>description</text:p>
      <text:p text:style-name="P1"><text:s text:c="18"/>"Per-neighbor table containing paths eligible for</text:p>
      <text:p text:style-name="P1"><text:s text:c="19"/>sending (advertising) to the neighbor after</text:p>
      <text:p text:style-name="P1"><text:s text:c="19"/>output policy rules have been applied.";</text:p>
      <text:p text:style-name="P1"><text:s text:c="16"/>uses ipv4-adj-rib-common;</text:p>
      <text:p text:style-name="P1"><text:s text:c="16"/>uses clear-routes {</text:p>
      <text:p text:style-name="P1"><text:s text:c="18"/>description</text:p>
      <text:p text:style-name="P1"><text:s text:c="20"/>"Clears the adj-rib-out state for the</text:p>
      <text:p text:style-name="P1"><text:s text:c="21"/>containing neighbor. Subsequently, neighbors</text:p>
      <text:p text:style-name="P1"><text:s text:c="21"/>will announce BGP updates to resynchronize</text:p>
      <text:p text:style-name="P1"><text:s text:c="21"/>these routes.";</text:p>
      <text:p text:style-name="P1"><text:s text:c="16"/>}</text:p>
      <text:p text:style-name="P1"><text:s text:c="14"/>}</text:p>
      <text:p text:style-name="P1"><text:s text:c="12"/>}</text:p>
      <text:p text:style-name="P1"><text:s text:c="10"/>}</text:p>
      <text:p text:style-name="P1"><text:s text:c="8"/>}</text:p>
      <text:p text:style-name="P1"/>
      <text:p text:style-name="P1"><text:s text:c="8"/><text:span text:style-name="T2">container ipv6-unicast {</text:span></text:p>
      <text:p text:style-name="P2"><text:s text:c="10"/>when "../name = 'bt:ipv6-unicast'" {</text:p>
      <text:p text:style-name="P2"><text:s text:c="12"/>description</text:p>
      <text:p text:style-name="P2"><text:s text:c="14"/>"Include this container for IPv6 unicast RIB.";</text:p>
      <text:p text:style-name="P2"><text:s text:c="10"/>}</text:p>
      <text:p text:style-name="P2"><text:s text:c="10"/>description</text:p>
      <text:p text:style-name="P2"><text:s text:c="12"/>"Routing tables for IPv6 unicast -- active when the</text:p>
      <text:p text:style-name="P2"><text:s text:c="13"/>afi-safi name is ipv6-unicast.";</text:p>
      <text:p text:style-name="P2"/>
      <text:p text:style-name="P2"><text:s text:c="10"/>container loc-rib {</text:p>
      <text:p text:style-name="P2"><text:s text:c="12"/>config false;</text:p>
      <text:p text:style-name="P2"><text:s text:c="12"/>description</text:p>
      <text:p text:style-name="P2"><text:s text:c="14"/>"Container for the IPv6 BGP Loc-RIB data.";</text:p>
      <text:p text:style-name="P2"><text:s text:c="12"/>container routes {</text:p>
      <text:p text:style-name="P2"><text:s text:c="14"/>description</text:p>
      <text:p text:style-name="P2"><text:s text:c="16"/>"Enclosing container for list of routes in the</text:p>
      <text:p text:style-name="P2"><text:s text:c="17"/>routing table.";</text:p>
      <text:p text:style-name="P2"><text:s text:c="14"/>list route {</text:p>
      <text:p text:style-name="P2"><text:s text:c="16"/>key <text:span text:style-name="T15">"prefix origin path-id";</text:span></text:p>
      <text:p text:style-name="P2"><text:s text:c="16"/>description</text:p>
      <text:p text:style-name="P2"><text:s text:c="18"/>"List of routes in the table, keyed by the route</text:p>
      <text:p text:style-name="P2"><text:s text:c="19"/>prefix, the route origin, and path-id. The route</text:p>
      <text:p text:style-name="P2"><text:s text:c="19"/>origin can be either the neighbor address from</text:p>
      <text:p text:style-name="P2"><text:s text:c="19"/>which the route was learned, or the source</text:p>
      <text:p text:style-name="P2"><text:s text:c="19"/>protocol that injected the route. The path-id</text:p>
      <text:p text:style-name="P2"><text:s text:c="19"/>distinguishes routes for the same prefix</text:p>
      <text:p text:style-name="P2"><text:s text:c="19"/>received from a neighbor (e.g., if add-paths is</text:p>
      <text:p text:style-name="P2"><text:s text:c="19"/>enabled).";</text:p>
      <text:p text:style-name="P2"><text:s text:c="16"/>leaf prefix {</text:p>
      <text:p text:style-name="P2"><text:s text:c="18"/>type inet:ipv6-prefix;</text:p>
      <text:p text:style-name="P2"><text:s text:c="18"/>description</text:p>
      <text:p text:style-name="P2"><text:s text:c="20"/>"The IPv6 prefix corresponding to the route.";</text:p>
      <text:p text:style-name="P2"><text:s text:c="16"/>}</text:p>
      <text:p text:style-name="P1"><text:s text:c="13"/><text:span text:style-name="T16"><text:s text:c="3"/>uses bgp-loc-rib-common-keys;</text:span></text:p>
      <text:p text:style-name="P4"><text:s text:c="16"/>uses bgp-loc-rib-common-attr-refs;</text:p>
      <text:p text:style-name="P4"><text:s text:c="16"/>uses bgp-common-route-annotations-state;</text:p>
      <text:p text:style-name="P4"><text:s text:c="16"/>uses bgp-unknown-attr-top;</text:p>
      <text:p text:style-name="P4"><text:s text:c="16"/>uses rib-ext-route-annotations;</text:p>
      <text:p text:style-name="P1"><text:s text:c="14"/>}</text:p>
      <text:p text:style-name="P1"><text:s text:c="12"/>}</text:p>
      <text:p text:style-name="P1"><text:s text:c="10"/>}</text:p>
      <text:p text:style-name="P1"/>
      <text:p text:style-name="P1"><text:s text:c="10"/>container neighbors {</text:p>
      <text:p text:style-name="P1"><text:s text:c="12"/>config false;</text:p>
      <text:p text:style-name="P1"><text:s text:c="12"/>description</text:p>
      <text:p text:style-name="P1"><text:s text:c="14"/>"Enclosing container for neighbor list.";</text:p>
      <text:p text:style-name="P1"><text:s text:c="12"/>list neighbor {</text:p>
      <text:p text:style-name="P1"><text:s text:c="14"/>key "neighbor-address";</text:p>
      <text:p text:style-name="P1"><text:s text:c="14"/>description</text:p>
      <text:p text:style-name="P1"><text:s text:c="16"/>"List of neighbors (peers) of the local BGP</text:p>
      <text:p text:style-name="P1"><text:s text:c="17"/>speaker.";</text:p>
      <text:p text:style-name="P1"><text:soft-page-break/><text:s text:c="14"/>leaf neighbor-address {</text:p>
      <text:p text:style-name="P1"><text:s text:c="16"/>type inet:ip-address;</text:p>
      <text:p text:style-name="P1"><text:s text:c="16"/>description</text:p>
      <text:p text:style-name="P1"><text:s text:c="18"/>"IP address of the BGP neighbor or peer.";</text:p>
      <text:p text:style-name="P1"><text:s text:c="14"/>}</text:p>
      <text:p text:style-name="P1"><text:s text:c="14"/>container adj-rib-in-pre {</text:p>
      <text:p text:style-name="P1"><text:s text:c="16"/>description</text:p>
      <text:p text:style-name="P1"><text:s text:c="18"/>"Per-neighbor table containing the BGP routes</text:p>
      <text:p text:style-name="P1"><text:s text:c="19"/>received from the neighbor before any local</text:p>
      <text:p text:style-name="P1"><text:s text:c="19"/>input policy rules or filters have been applied.</text:p>
      <text:p text:style-name="P1"><text:s text:c="19"/>This can be considered the 'raw' routes from</text:p>
      <text:p text:style-name="P1"><text:s text:c="19"/>the neighbor.";</text:p>
      <text:p text:style-name="P1"><text:s text:c="16"/>uses ipv6-adj-rib-common;</text:p>
      <text:p text:style-name="P1"><text:s text:c="16"/>uses clear-routes {</text:p>
      <text:p text:style-name="P1"><text:s text:c="18"/>description</text:p>
      <text:p text:style-name="P1"><text:s text:c="20"/>"Clears the adj-rib-in state for the containing</text:p>
      <text:p text:style-name="P1"><text:s text:c="21"/>neighbor. Subsequently, implementations might</text:p>
      <text:p text:style-name="P1"><text:s text:c="21"/>issue a 'route refresh' if 'route refresh' has</text:p>
      <text:p text:style-name="P1"><text:s text:c="21"/>been negotiated, or reset the session. ";</text:p>
      <text:p text:style-name="P1"><text:s text:c="16"/>}</text:p>
      <text:p text:style-name="P1"><text:s text:c="14"/>}</text:p>
      <text:p text:style-name="P1"><text:s text:c="14"/>container adj-rib-in-post {</text:p>
      <text:p text:style-name="P1"><text:s text:c="16"/>description</text:p>
      <text:p text:style-name="P1"><text:s text:c="18"/>"Per-neighbor table containing the paths received</text:p>
      <text:p text:style-name="P1"><text:s text:c="19"/>from the neighbor that are eligible for</text:p>
      <text:p text:style-name="P1"><text:s text:c="19"/>best-path selection after local input policy</text:p>
      <text:p text:style-name="P1"><text:s text:c="19"/>rules have been applied.";</text:p>
      <text:p text:style-name="P1"><text:s text:c="16"/>uses ipv6-adj-rib-in-post;</text:p>
      <text:p text:style-name="P1"><text:s text:c="16"/>uses clear-routes {</text:p>
      <text:p text:style-name="P1"><text:s text:c="18"/>description</text:p>
      <text:p text:style-name="P1"><text:s text:c="20"/>"Clears the adj-rib-in state for the containing</text:p>
      <text:p text:style-name="P1"><text:s text:c="21"/>neighbor. Subsequently, implementations might</text:p>
      <text:p text:style-name="P1"><text:s text:c="21"/>issue a 'route refresh' if 'route refresh' has</text:p>
      <text:p text:style-name="P1"><text:s text:c="21"/>been negotiated, or reset the session. ";</text:p>
      <text:p text:style-name="P1"><text:s text:c="16"/>}</text:p>
      <text:p text:style-name="P1"><text:s text:c="14"/>}</text:p>
      <text:p text:style-name="P1"><text:s text:c="14"/>container adj-rib-out-pre {</text:p>
      <text:p text:style-name="P1"><text:s text:c="16"/>description</text:p>
      <text:p text:style-name="P1"><text:s text:c="18"/>"Per-neighbor table containing paths eligible for</text:p>
      <text:p text:style-name="P1"><text:s text:c="19"/>sending (advertising) to the neighbor before</text:p>
      <text:p text:style-name="P1"><text:s text:c="19"/>output policy rules have been applied.";</text:p>
      <text:p text:style-name="P1"><text:s text:c="16"/>uses ipv6-adj-rib-common;</text:p>
      <text:p text:style-name="P1"><text:s text:c="16"/>uses clear-routes {</text:p>
      <text:p text:style-name="P1"><text:s text:c="18"/>description</text:p>
      <text:p text:style-name="P1"><text:s text:c="20"/>"Clears the adj-rib-out state for the</text:p>
      <text:p text:style-name="P1"><text:s text:c="21"/>containing neighbor. Subsequently, neighbors</text:p>
      <text:p text:style-name="P1"><text:s text:c="21"/>will announce BGP updates to resynchronize</text:p>
      <text:p text:style-name="P1"><text:s text:c="21"/>these routes.";</text:p>
      <text:p text:style-name="P1"><text:s text:c="16"/>}</text:p>
      <text:p text:style-name="P1"><text:s text:c="14"/>}</text:p>
      <text:p text:style-name="P1"><text:s text:c="14"/>container adj-rib-out-post {</text:p>
      <text:p text:style-name="P1"><text:s text:c="16"/>description</text:p>
      <text:p text:style-name="P1"><text:s text:c="18"/>"Per-neighbor table containing paths eligible for</text:p>
      <text:p text:style-name="P1"><text:s text:c="19"/>sending (advertising) to the neighbor after</text:p>
      <text:p text:style-name="P1"><text:s text:c="19"/>output policy rules have been applied.";</text:p>
      <text:p text:style-name="P1"><text:s text:c="16"/>uses ipv6-adj-rib-common;</text:p>
      <text:p text:style-name="P1"><text:s text:c="16"/>uses clear-routes {</text:p>
      <text:p text:style-name="P1"><text:s text:c="18"/>description</text:p>
      <text:p text:style-name="P1"><text:s text:c="20"/>"Clears the adj-rib-out state for the</text:p>
      <text:p text:style-name="P1"><text:s text:c="21"/>containing neighbor. Subsequently, neighbors</text:p>
      <text:p text:style-name="P1"><text:s text:c="21"/>will announce BGP updates to resynchronize</text:p>
      <text:p text:style-name="P1"><text:s text:c="21"/>these routes.";</text:p>
      <text:p text:style-name="P1"><text:s text:c="16"/>}</text:p>
      <text:p text:style-name="P1"><text:s text:c="14"/>}</text:p>
      <text:p text:style-name="P1"><text:s text:c="12"/>}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4"/>description</text:p>
      <text:p text:style-name="P1"><text:s text:c="6"/>"Top level container for BGP RIB.";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6.3. BGP RIB attributes submodule</text:p>
      <text:p text:style-name="P1"><text:soft-page-break/></text:p>
      <text:p text:style-name="P1">ODE BEGINS&gt; file "ietf-bgp-rib-attributes@2023-07-05.yang"</text:p>
      <text:p text:style-name="P1"/>
      <text:p text:style-name="P1">bmodule ietf-bgp-rib-attributes {</text:p>
      <text:p text:style-name="P1">yang-version 1.1;</text:p>
      <text:p text:style-name="P1">belongs-to ietf-bgp {</text:p>
      <text:p text:style-name="P1"><text:s text:c="2"/>prefix bgp;</text:p>
      <text:p text:style-name="P1">}</text:p>
      <text:p text:style-name="P1"/>
      <text:p text:style-name="P1">// import some basic types</text:p>
      <text:p text:style-name="P1"/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ana-bgp-community-types {</text:p>
      <text:p text:style-name="P1"><text:s text:c="2"/>prefix bct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.";</text:p>
      <text:p text:style-name="P1">}</text:p>
      <text:p text:style-name="P1"/>
      <text:p text:style-name="P1">// meta</text:p>
      <text:p text:style-name="P1"/>
      <text:p text:style-name="P1">organization</text:p>
      <text:p text:style-name="P1"><text:s text:c="2"/>"IETF IDR Working Group";</text:p>
      <text:p text:style-name="P1">contact</text:p>
      <text:p text:style-name="P1"><text:s text:c="2"/>"WG Web: <text:s text:c="2"/>&lt;http://datatracker.ietf.org/wg/idr&gt;</text:p>
      <text:p text:style-name="P1"><text:s text:c="3"/>WG List: <text:s/>&lt;idr@ietf.org&gt;</text:p>
      <text:p text:style-name="P1"/>
      <text:p text:style-name="P1"><text:s text:c="3"/>Authors: Mahesh Jethanandani (mjethanandani at gmail.com),</text:p>
      <text:p text:style-name="P1"><text:s text:c="12"/>Keyur Patel (keyur at arrcus.com),</text:p>
      <text:p text:style-name="P1"><text:s text:c="12"/>Susan Hares (shares at ndzh.com),</text:p>
      <text:p text:style-name="P1"><text:s text:c="12"/>Jeffrey Haas (jhaas at juniper.net).";</text:p>
      <text:p text:style-name="P1"/>
      <text:p text:style-name="P1">description</text:p>
      <text:p text:style-name="P1"><text:s text:c="2"/>"This submodule contains common data definitions for BGP</text:p>
      <text:p text:style-name="P1"><text:s text:c="3"/>attributes for use in BGP RIB tables.</text:p>
      <text:p text:style-name="P1"/>
      <text:p text:style-name="P1"><text:s text:c="3"/>Copyright (c) 2023 IETF Trust and the persons identified as</text:p>
      <text:p text:style-name="P1"><text:s text:c="3"/>authors of the code. All rights reserved.</text:p>
      <text:p text:style-name="P1"/>
      <text:p text:style-name="P1"><text:s text:c="3"/>Redistribution and use in source and binary forms, with or</text:p>
      <text:p text:style-name="P1"><text:s text:c="3"/>without modification, is permitted pursuant to, and subject to</text:p>
      <text:p text:style-name="P1"><text:s text:c="3"/>the license terms contained in, the Revised BSD License set</text:p>
      <text:p text:style-name="P1"><text:s text:c="3"/>forth in Section 4.c of the IETF Trust's Legal Provisions</text:p>
      <text:p text:style-name="P1"><text:s text:c="3"/>Relating to IETF Documents</text:p>
      <text:p text:style-name="P1"><text:s text:c="3"/>(https://trustee.ietf.org/license-info).</text:p>
      <text:p text:style-name="P1"/>
      <text:p text:style-name="P1"><text:s text:c="3"/>This version of this YANG module is part of RFC XXXX</text:p>
      <text:p text:style-name="P1"><text:s text:c="3"/>(https://www.rfc-editor.org/info/rfcXXXX); see the RFC itself</text:p>
      <text:p text:style-name="P1"><text:s text:c="3"/>for full legal notices.</text:p>
      <text:p text:style-name="P1"/>
      <text:p text:style-name="P1"><text:s text:c="3"/>The key words 'MUST', 'MUST NOT', 'REQUIRED', 'SHALL', 'SHALL</text:p>
      <text:p text:style-name="P1"><text:s text:c="3"/>NOT', 'SHOULD', 'SHOULD NOT', 'RECOMMENDED', 'NOT RECOMMENDED',</text:p>
      <text:p text:style-name="P1"><text:s text:c="3"/>'MAY', and 'OPTIONAL' in this document are to be interpreted as</text:p>
      <text:p text:style-name="P1"><text:s text:c="3"/>described in BCP 14 (RFC 2119) (RFC 8174) when, and only when,</text:p>
      <text:p text:style-name="P1"><text:s text:c="3"/>they appear in all capitals, as shown here.";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/>
      <text:p text:style-name="P1">grouping bgp-as-path-segment {</text:p>
      <text:p text:style-name="P1"><text:s text:c="2"/>description</text:p>
      <text:p text:style-name="P1"><text:s text:c="4"/>"Data for representing BGP AS-PATH segment";</text:p>
      <text:p text:style-name="P1"/>
      <text:p text:style-name="P1"><text:s text:c="2"/>leaf type {</text:p>
      <text:p text:style-name="P1"><text:s text:c="4"/>type identityref {</text:p>
      <text:p text:style-name="P1"><text:s text:c="6"/>base bt:as-path-segment-type;</text:p>
      <text:p text:style-name="P1"><text:soft-page-break/><text:s text:c="4"/>}</text:p>
      <text:p text:style-name="P1"><text:s text:c="4"/>description</text:p>
      <text:p text:style-name="P1"><text:s text:c="6"/>"The type of AS-PATH segment";</text:p>
      <text:p text:style-name="P1"><text:s text:c="2"/>}</text:p>
      <text:p text:style-name="P1"><text:s text:c="2"/>leaf-list member {</text:p>
      <text:p text:style-name="P1"><text:s text:c="4"/>type inet:as-number;</text:p>
      <text:p text:style-name="P1"><text:s text:c="4"/>description</text:p>
      <text:p text:style-name="P1"><text:s text:c="6"/>"List of the AS numbers in the AS-PATH segment";</text:p>
      <text:p text:style-name="P1"><text:s text:c="2"/>}</text:p>
      <text:p text:style-name="P1">}</text:p>
      <text:p text:style-name="P1"/>
      <text:p text:style-name="P1">grouping bgp-unknown-attr-top {</text:p>
      <text:p text:style-name="P1"><text:s text:c="2"/>description</text:p>
      <text:p text:style-name="P1"><text:s text:c="4"/>"Unknown path attributes that are not expected to be shared</text:p>
      <text:p text:style-name="P1"><text:s text:c="5"/>across route entries, common to LOC-RIB and Adj-RIB";</text:p>
      <text:p text:style-name="P1"><text:s text:c="2"/>container unknown-attributes {</text:p>
      <text:p text:style-name="P1"><text:s text:c="4"/>description</text:p>
      <text:p text:style-name="P1"><text:s text:c="6"/>"Unknown path attributes that were received in the UPDATE</text:p>
      <text:p text:style-name="P1"><text:s text:c="7"/>message which contained the prefix.";</text:p>
      <text:p text:style-name="P1"/>
      <text:p text:style-name="P1"><text:s text:c="4"/>list unknown-attribute {</text:p>
      <text:p text:style-name="P1"><text:s text:c="6"/>key "attr-type";</text:p>
      <text:p text:style-name="P1"><text:s text:c="6"/>description</text:p>
      <text:p text:style-name="P1"><text:s text:c="8"/>"This list contains received attributes that are</text:p>
      <text:p text:style-name="P1"><text:s text:c="9"/>unrecognized or unsupported by the local router. The list</text:p>
      <text:p text:style-name="P1"><text:s text:c="9"/>may be empty.";</text:p>
      <text:p text:style-name="P1"/>
      <text:p text:style-name="P1"><text:s text:c="6"/>leaf optional {</text:p>
      <text:p text:style-name="P1"><text:s text:c="8"/>type boolean;</text:p>
      <text:p text:style-name="P1"><text:s text:c="8"/>description</text:p>
      <text:p text:style-name="P1"><text:s text:c="10"/>"Defines whether the attribute is optional (if</text:p>
      <text:p text:style-name="P1"><text:s text:c="11"/>set to true) or well-known (if set to false).</text:p>
      <text:p text:style-name="P1"><text:s text:c="11"/>Set in the high-order bit of the BGP attribute</text:p>
      <text:p text:style-name="P1"><text:s text:c="11"/>flags octet.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transitive {</text:p>
      <text:p text:style-name="P1"><text:s text:c="8"/>type boolean;</text:p>
      <text:p text:style-name="P1"><text:s text:c="8"/>description</text:p>
      <text:p text:style-name="P1"><text:s text:c="10"/>"Defines whether an optional attribute is transitive</text:p>
      <text:p text:style-name="P1"><text:s text:c="11"/>(if set to true) or non-transitive (if set to false).</text:p>
      <text:p text:style-name="P1"><text:s text:c="11"/>For well-known attributes, the transitive flag must be</text:p>
      <text:p text:style-name="P1"><text:s text:c="11"/>set to true. Set in the second high-order bit of the BGP</text:p>
      <text:p text:style-name="P1"><text:s text:c="11"/>attribute flags octet.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partial {</text:p>
      <text:p text:style-name="P1"><text:s text:c="8"/>type boolean;</text:p>
      <text:p text:style-name="P1"><text:s text:c="8"/>description</text:p>
      <text:p text:style-name="P1"><text:s text:c="10"/>"Defines whether the information contained in the</text:p>
      <text:p text:style-name="P1"><text:s text:c="11"/>optional transitive attribute is partial (if set to</text:p>
      <text:p text:style-name="P1"><text:s text:c="11"/>true) or complete (if set to false). For well-known</text:p>
      <text:p text:style-name="P1"><text:s text:c="11"/>attributes and for optional non-transitive attributes,</text:p>
      <text:p text:style-name="P1"><text:s text:c="11"/>the partial flag must be set to false. Set in the third</text:p>
      <text:p text:style-name="P1"><text:s text:c="11"/>high-order bit of the BGP attribute flags octet.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extended {</text:p>
      <text:p text:style-name="P1"><text:s text:c="8"/>type boolean;</text:p>
      <text:p text:style-name="P1"><text:s text:c="8"/>description</text:p>
      <text:p text:style-name="P1"><text:s text:c="10"/>"Defines whether the attribute length is one octet</text:p>
      <text:p text:style-name="P1"><text:s text:c="11"/>(if set to false) or two octets (if set to true). Set in</text:p>
      <text:p text:style-name="P1"><text:s text:c="11"/>the fourth high-order bit of the BGP attribute flags</text:p>
      <text:p text:style-name="P1"><text:s text:c="11"/>octet.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attr-type {</text:p>
      <text:p text:style-name="P1"><text:s text:c="8"/>type uint8;</text:p>
      <text:p text:style-name="P1"><text:s text:c="8"/>description</text:p>
      <text:p text:style-name="P1"><text:s text:c="10"/>"1-octet value encoding the attribute type code";</text:p>
      <text:p text:style-name="P1"><text:soft-page-break/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attr-len {</text:p>
      <text:p text:style-name="P1"><text:s text:c="8"/>type uint16;</text:p>
      <text:p text:style-name="P1"><text:s text:c="8"/>description</text:p>
      <text:p text:style-name="P1"><text:s text:c="10"/>"One or two octet attribute length field indicating the</text:p>
      <text:p text:style-name="P1"><text:s text:c="11"/>length of the attribute data in octets. <text:s/>If the Extended</text:p>
      <text:p text:style-name="P1"><text:s text:c="11"/>Length attribute flag is set, the length field is 2</text:p>
      <text:p text:style-name="P1"><text:s text:c="11"/>octets, otherwise it is 1 octet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/>
      <text:p text:style-name="P1"><text:s text:c="6"/>leaf attr-value {</text:p>
      <text:p text:style-name="P1"><text:s text:c="8"/>type binary {</text:p>
      <text:p text:style-name="P1"><text:s text:c="10"/>length "0..65535";</text:p>
      <text:p text:style-name="P1"><text:s text:c="8"/>}</text:p>
      <text:p text:style-name="P1"><text:s text:c="8"/>description</text:p>
      <text:p text:style-name="P1"><text:s text:c="10"/>"Raw attribute value, not including the attribute</text:p>
      <text:p text:style-name="P1"><text:s text:c="11"/>flags, type, or length. <text:s/>The maximum length</text:p>
      <text:p text:style-name="P1"><text:s text:c="11"/>of the attribute value data is 2^16-1 per the max value</text:p>
      <text:p text:style-name="P1"><text:s text:c="11"/>of the attr-len field (2 octets).";</text:p>
      <text:p text:style-name="P1"><text:s text:c="8"/>reference</text:p>
      <text:p text:style-name="P1"><text:s text:c="10"/>"RFC 4271: A Border Gateway Protocol 4 (BGP-4)."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grouping bgp-adj-rib-attr-state {</text:p>
      <text:p text:style-name="P1"><text:s text:c="2"/>description</text:p>
      <text:p text:style-name="P1"><text:s text:c="4"/>"Path attributes that are not expected to be shared across</text:p>
      <text:p text:style-name="P1"><text:s text:c="5"/>route entries, specific to Adj-RIB";</text:p>
      <text:p text:style-name="P1"><text:s text:c="2"/>leaf path-id {</text:p>
      <text:p text:style-name="P1"><text:s text:c="4"/>type uint32;</text:p>
      <text:p text:style-name="P1"><text:s text:c="4"/>description</text:p>
      <text:p text:style-name="P1"><text:s text:c="6"/>"When the BGP speaker supports advertisement of multiple</text:p>
      <text:p text:style-name="P1"><text:s text:c="7"/>paths for a prefix, the path identifier is used to</text:p>
      <text:p text:style-name="P1"><text:s text:c="7"/>uniquely identify a route based on the combination of the</text:p>
      <text:p text:style-name="P1"><text:s text:c="7"/>prefix and path id. <text:s/>In the Adj-RIB-In, the path-id value is</text:p>
      <text:p text:style-name="P1"><text:s text:c="7"/>the value received in the update message. <text:s text:c="2"/>In the Loc-RIB,</text:p>
      <text:p text:style-name="P1"><text:s text:c="7"/>if used, it should represent a locally generated path-id</text:p>
      <text:p text:style-name="P1"><text:s text:c="7"/>value for the corresponding route. <text:s/>In Adj-RIB-Out, it</text:p>
      <text:p text:style-name="P1"><text:s text:c="7"/>should be the value sent to a neighbor when add-paths is</text:p>
      <text:p text:style-name="P1"><text:s text:c="7"/>used, i.e., the capability has been negotiated.";</text:p>
      <text:p text:style-name="P1"><text:s text:c="4"/>reference</text:p>
      <text:p text:style-name="P1"><text:s text:c="6"/>"RFC 7911: Advertisement of Multiple Paths in BGP.";</text:p>
      <text:p text:style-name="P1"><text:s text:c="2"/>}</text:p>
      <text:p text:style-name="P1">}</text:p>
      <text:p text:style-name="P1"/>
      <text:p text:style-name="P1">grouping bgp-community-attr-state {</text:p>
      <text:p text:style-name="P1"><text:s text:c="2"/>description</text:p>
      <text:p text:style-name="P1"><text:s text:c="4"/>"Common definition of BGP community attributes";</text:p>
      <text:p text:style-name="P1"><text:s text:c="2"/>leaf-list community {</text:p>
      <text:p text:style-name="P1"><text:s text:c="4"/>type union {</text:p>
      <text:p text:style-name="P1"><text:s text:c="6"/>type bct:bgp-well-known-community-type;</text:p>
      <text:p text:style-name="P1"><text:s text:c="6"/>type bct:bgp-std-community-type;</text:p>
      <text:p text:style-name="P1"><text:s text:c="4"/>}</text:p>
      <text:p text:style-name="P1"><text:s text:c="4"/>description</text:p>
      <text:p text:style-name="P1"><text:s text:c="6"/>"List of standard or well-known BGP community</text:p>
      <text:p text:style-name="P1"><text:s text:c="7"/>attributes.";</text:p>
      <text:p text:style-name="P1"><text:s text:c="2"/>}</text:p>
      <text:p text:style-name="P1">}</text:p>
      <text:p text:style-name="P1"/>
      <text:p text:style-name="P1">grouping ext-community-attributes {</text:p>
      <text:p text:style-name="P1"><text:s text:c="2"/>description</text:p>
      <text:p text:style-name="P1"><text:s text:c="4"/>"A grouping for all extended community parameters.";</text:p>
      <text:p text:style-name="P1"/>
      <text:p text:style-name="P1"><text:s text:c="2"/>leaf-list ext-community {</text:p>
      <text:p text:style-name="P1"><text:s text:c="4"/>type bct:bgp-ext-community-type;</text:p>
      <text:p text:style-name="P1"><text:s text:c="4"/>description</text:p>
      <text:p text:style-name="P1"><text:s text:c="6"/>"List of BGP extended community attributes. The received</text:p>
      <text:p text:style-name="P1"><text:s text:c="7"/>extended community may be an explicitly modeled</text:p>
      <text:p text:style-name="P1"><text:s text:c="7"/>type or unknown, represented by an 8-octet value</text:p>
      <text:p text:style-name="P1"><text:s text:c="7"/>formatted according to RFC 4360.";</text:p>
      <text:p text:style-name="P1"><text:s text:c="4"/>reference</text:p>
      <text:p text:style-name="P1"><text:soft-page-break/><text:s text:c="6"/>"RFC 4360: BGP Extended Communities Attribute.";</text:p>
      <text:p text:style-name="P1"><text:s text:c="2"/>}</text:p>
      <text:p text:style-name="P1"/>
      <text:p text:style-name="P1"><text:s text:c="2"/>leaf-list ext-community-raw {</text:p>
      <text:p text:style-name="P1"><text:s text:c="4"/>type string {</text:p>
      <text:p text:style-name="P1"><text:s text:c="6"/>// raw with 8 octets</text:p>
      <text:p text:style-name="P1"><text:s text:c="6"/>pattern 'raw:([0-9A-F][0-9A-F]:){7}[0-9A-F][0-9A-F]';</text:p>
      <text:p text:style-name="P1"><text:s text:c="4"/>}</text:p>
      <text:p text:style-name="P1"><text:s text:c="4"/>description</text:p>
      <text:p text:style-name="P1"><text:s text:c="6"/>"ext-community type in raw format only.";</text:p>
      <text:p text:style-name="P1"><text:s text:c="2"/>}</text:p>
      <text:p text:style-name="P1">}</text:p>
      <text:p text:style-name="P1"/>
      <text:p text:style-name="P1">grouping ipv6-ext-community-attributes {</text:p>
      <text:p text:style-name="P1"><text:s text:c="2"/>description</text:p>
      <text:p text:style-name="P1"><text:s text:c="4"/>"A grouping for all IPv6 extended community parameters.";</text:p>
      <text:p text:style-name="P1"/>
      <text:p text:style-name="P1"><text:s text:c="2"/>leaf-list ipv6-ext-community {</text:p>
      <text:p text:style-name="P1"><text:s text:c="4"/>type bct:bgp-ipv6-ext-community-type;</text:p>
      <text:p text:style-name="P1"><text:s text:c="4"/>description</text:p>
      <text:p text:style-name="P1"><text:s text:c="6"/>"List of BGP IPv6 extended community attributes. The received</text:p>
      <text:p text:style-name="P1"><text:s text:c="7"/>IPv6 extended community may be an explicitly modeled</text:p>
      <text:p text:style-name="P1"><text:s text:c="7"/>type or unknown, represented by an 20-octet value</text:p>
      <text:p text:style-name="P1"><text:s text:c="7"/>formatted according to RFC 5701.";</text:p>
      <text:p text:style-name="P1"><text:s text:c="4"/>reference</text:p>
      <text:p text:style-name="P1"><text:s text:c="6"/>"RFC 5701: IPv6 Address Specific BGP Extended Community</text:p>
      <text:p text:style-name="P1"><text:s text:c="7"/>Attribute, Section 3.";</text:p>
      <text:p text:style-name="P1"><text:s text:c="2"/>}</text:p>
      <text:p text:style-name="P1"/>
      <text:p text:style-name="P1"><text:s text:c="2"/>leaf-list ipv6-ext-community-raw {</text:p>
      <text:p text:style-name="P1"><text:s text:c="4"/>type string {</text:p>
      <text:p text:style-name="P1"><text:s text:c="6"/>// raw with 20 octets</text:p>
      <text:p text:style-name="P1"><text:s text:c="6"/>pattern 'ipv6-raw:'</text:p>
      <text:p text:style-name="P1"><text:s text:c="11"/>+ '([0-9A-Fa-f][0-9A-Fa-f]:){19}'</text:p>
      <text:p text:style-name="P1"><text:s text:c="11"/>+ '[0-9A-Fa-f][0-9A-Fa-f]';</text:p>
      <text:p text:style-name="P1"><text:s text:c="4"/>}</text:p>
      <text:p text:style-name="P1"><text:s text:c="4"/>description</text:p>
      <text:p text:style-name="P1"><text:s text:c="6"/>"IPv6 ext-community type in raw format only.";</text:p>
      <text:p text:style-name="P1"><text:s text:c="2"/>}</text:p>
      <text:p text:style-name="P1">}</text:p>
      <text:p text:style-name="P1"/>
      <text:p text:style-name="P1">grouping large-community-attributes {</text:p>
      <text:p text:style-name="P1"><text:s text:c="2"/>description</text:p>
      <text:p text:style-name="P1"><text:s text:c="4"/>"A grouping for all large community parameters.";</text:p>
      <text:p text:style-name="P1"/>
      <text:p text:style-name="P1"><text:s text:c="2"/>leaf-list large-community {</text:p>
      <text:p text:style-name="P1"><text:s text:c="4"/>type bct:bgp-large-community-type;</text:p>
      <text:p text:style-name="P1"><text:s text:c="4"/>description</text:p>
      <text:p text:style-name="P1"><text:s text:c="6"/>"List of BGP large community attributes.";</text:p>
      <text:p text:style-name="P1"><text:s text:c="4"/>reference</text:p>
      <text:p text:style-name="P1"><text:s text:c="6"/>"RFC 8092: BGP Large Communities Attribute.";</text:p>
      <text:p text:style-name="P1"><text:s text:c="2"/>}</text:p>
      <text:p text:style-name="P1">}</text:p>
      <text:p text:style-name="P1"/>
      <text:p text:style-name="P1"/>
      <text:p text:style-name="P1">ODE ENDS&gt;</text:p>
      <text:p text:style-name="P1"/>
      <text:p text:style-name="P1">6.4. BGP RIB tables submodule</text:p>
      <text:p text:style-name="P1"/>
      <text:p text:style-name="P1">ODE BEGINS&gt; file "ietf-bgp-rib-tables@2023-07-05.yang"</text:p>
      <text:p text:style-name="P1"/>
      <text:p text:style-name="P1">bmodule ietf-bgp-rib-tables {</text:p>
      <text:p text:style-name="P1">yang-version 1.1;</text:p>
      <text:p text:style-name="P1">belongs-to ietf-bgp {</text:p>
      <text:p text:style-name="P1"><text:s text:c="2"/>prefix bgp;</text:p>
      <text:p text:style-name="P1">}</text:p>
      <text:p text:style-name="P1"/>
      <text:p text:style-name="P1">// import some basic types</text:p>
      <text:p text:style-name="P1"/>
      <text:p text:style-name="P1">import ietf-inet-types {</text:p>
      <text:p text:style-name="P1"><text:s text:c="2"/>prefix inet;</text:p>
      <text:p text:style-name="P1"><text:s text:c="2"/>reference</text:p>
      <text:p text:style-name="P1"><text:s text:c="4"/>"RFC 6991: Common YANG Data Types.";</text:p>
      <text:p text:style-name="P1">}</text:p>
      <text:p text:style-name="P1">import ietf-yang-types {</text:p>
      <text:p text:style-name="P1"><text:s text:c="2"/>prefix yang;</text:p>
      <text:p text:style-name="P1"><text:s text:c="2"/>reference</text:p>
      <text:p text:style-name="P1"><text:s text:c="4"/>"RFC 6991: Common YANG Data Types.";</text:p>
      <text:p text:style-name="P1"><text:soft-page-break/>}</text:p>
      <text:p text:style-name="P1">import ietf-routing {</text:p>
      <text:p text:style-name="P1"><text:s text:c="2"/>prefix rt;</text:p>
      <text:p text:style-name="P1"><text:s text:c="2"/>reference</text:p>
      <text:p text:style-name="P1"><text:s text:c="4"/>"RFC 8022: A YANG Data Model for Routing Management.";</text:p>
      <text:p text:style-name="P1">}</text:p>
      <text:p text:style-name="P1">import iana-bgp-types {</text:p>
      <text:p text:style-name="P1"><text:s text:c="2"/>prefix bt;</text:p>
      <text:p text:style-name="P1"><text:s text:c="2"/>reference</text:p>
      <text:p text:style-name="P1"><text:s text:c="4"/>"RFC XXXX: YANG module for Border Gateway Protocol (BGP-4).";</text:p>
      <text:p text:style-name="P1">}</text:p>
      <text:p text:style-name="P1">import iana-bgp-rib-types {</text:p>
      <text:p text:style-name="P1"><text:s text:c="2"/>prefix brt;</text:p>
      <text:p text:style-name="P1"><text:s text:c="2"/>reference</text:p>
      <text:p text:style-name="P1"><text:s text:c="4"/>"RFC XXXX: YANG module for Border Gateway Protocol (BGP-4).";</text:p>
      <text:p text:style-name="P1">}</text:p>
      <text:p text:style-name="P1">include ietf-bgp-rib-attributes;</text:p>
      <text:p text:style-name="P1"/>
      <text:p text:style-name="P1">organization</text:p>
      <text:p text:style-name="P1"><text:s text:c="2"/>"IETF IDR Working Group";</text:p>
      <text:p text:style-name="P1">contact</text:p>
      <text:p text:style-name="P1"><text:s text:c="2"/>"WG Web: <text:s text:c="2"/>&lt;http://datatracker.ietf.org/wg/idr&gt;</text:p>
      <text:p text:style-name="P1"><text:s text:c="3"/>WG List: <text:s/>&lt;idr@ietf.org&gt;</text:p>
      <text:p text:style-name="P1"/>
      <text:p text:style-name="P1"><text:s text:c="3"/>Authors: Mahesh Jethanandani (mjethanandani at gmail.com),</text:p>
      <text:p text:style-name="P1"><text:s text:c="12"/>Keyur Patel (keyur at arrcus.com),</text:p>
      <text:p text:style-name="P1"><text:s text:c="12"/>Susan Hares (shares at ndzh.com,</text:p>
      <text:p text:style-name="P1"><text:s text:c="12"/>Jeffrey Haas (jhaas at juniper.net).";</text:p>
      <text:p text:style-name="P1"/>
      <text:p text:style-name="P1">description</text:p>
      <text:p text:style-name="P1"><text:s text:c="2"/>"This submodule contains structural data definitions for</text:p>
      <text:p text:style-name="P1"><text:s text:c="3"/>BGP routing tables.</text:p>
      <text:p text:style-name="P1"/>
      <text:p text:style-name="P1"><text:s text:c="3"/>Copyright (c) 2023 IETF Trust and the persons identified as</text:p>
      <text:p text:style-name="P1"><text:s text:c="3"/>authors of the code. All rights reserved.</text:p>
      <text:p text:style-name="P1"/>
      <text:p text:style-name="P1"><text:s text:c="3"/>Redistribution and use in source and binary forms, with or</text:p>
      <text:p text:style-name="P1"><text:s text:c="3"/>without modification, is permitted pursuant to, and subject to</text:p>
      <text:p text:style-name="P1"><text:s text:c="3"/>the license terms contained in, the Revised BSD License set</text:p>
      <text:p text:style-name="P1"><text:s text:c="3"/>forth in Section 4.c of the IETF Trust's Legal Provisions</text:p>
      <text:p text:style-name="P1"><text:s text:c="3"/>Relating to IETF Documents</text:p>
      <text:p text:style-name="P1"><text:s text:c="3"/>(https://trustee.ietf.org/license-info).</text:p>
      <text:p text:style-name="P1"/>
      <text:p text:style-name="P1"><text:s text:c="3"/>This version of this YANG module is part of RFC XXXX</text:p>
      <text:p text:style-name="P1"><text:s text:c="3"/>(https://www.rfc-editor.org/info/rfcXXXX); see the RFC itself</text:p>
      <text:p text:style-name="P1"><text:s text:c="3"/>for full legal notices.</text:p>
      <text:p text:style-name="P1"/>
      <text:p text:style-name="P1"><text:s text:c="3"/>The key words 'MUST', 'MUST NOT', 'REQUIRED', 'SHALL', 'SHALL</text:p>
      <text:p text:style-name="P1"><text:s text:c="3"/>NOT', 'SHOULD', 'SHOULD NOT', 'RECOMMENDED', 'NOT RECOMMENDED',</text:p>
      <text:p text:style-name="P1"><text:s text:c="3"/>'MAY', and 'OPTIONAL' in this document are to be interpreted as</text:p>
      <text:p text:style-name="P1"><text:s text:c="3"/>described in BCP 14 (RFC 2119) (RFC 8174) when, and only when,</text:p>
      <text:p text:style-name="P1"><text:s text:c="3"/>they appear in all capitals, as shown here.";</text:p>
      <text:p text:style-name="P1"/>
      <text:p text:style-name="P1">revision 2023-07-05 {</text:p>
      <text:p text:style-name="P1"><text:s text:c="2"/>description</text:p>
      <text:p text:style-name="P1"><text:s text:c="4"/>"Initial Version";</text:p>
      <text:p text:style-name="P1"><text:s text:c="2"/>reference</text:p>
      <text:p text:style-name="P1"><text:s text:c="4"/>"RFC XXXX: YANG Model for Border Gateway Protocol (BGP-4).";</text:p>
      <text:p text:style-name="P1">}</text:p>
      <text:p text:style-name="P1"/>
      <text:p text:style-name="P2">grouping bgp-common-route-annotations-state {</text:p>
      <text:p text:style-name="P2"><text:s text:c="2"/>description</text:p>
      <text:p text:style-name="P2"><text:s text:c="4"/>"Data definitions for flags and other information attached</text:p>
      <text:p text:style-name="P2"><text:s text:c="5"/>to routes in both LOC-RIB and Adj-RIB";</text:p>
      <text:p text:style-name="P2"><text:s text:c="2"/>leaf last-modified {</text:p>
      <text:p text:style-name="P2"><text:s text:c="4"/>type yang:timeticks;</text:p>
      <text:p text:style-name="P2"><text:s text:c="4"/>description</text:p>
      <text:p text:style-name="P2"><text:s text:c="6"/>"Timestamp when this path was last modified.</text:p>
      <text:p text:style-name="P2"/>
      <text:p text:style-name="P2"><text:s text:c="7"/>The value is the timestamp in seconds relative to</text:p>
      <text:p text:style-name="P2"><text:s text:c="7"/>the Unix Epoch (Jan 1, 1970 00:00:00 UTC).";</text:p>
      <text:p text:style-name="P2"><text:s text:c="2"/>}</text:p>
      <text:p text:style-name="P1"><text:s text:c="2"/>leaf eligible-route {</text:p>
      <text:p text:style-name="P1"><text:s text:c="4"/>type boolean;</text:p>
      <text:p text:style-name="P1"><text:s text:c="4"/>description</text:p>
      <text:p text:style-name="P1"><text:s text:c="6"/>"Indicates that the route is eligible for selection for the</text:p>
      <text:p text:style-name="P1"><text:s text:c="7"/>best route in the Loc-Rib in BGP's Decision Process.";</text:p>
      <text:p text:style-name="P1"><text:s text:c="4"/>reference</text:p>
      <text:p text:style-name="P1"><text:soft-page-break/><text:s text:c="6"/>"RFC 4271: A Border Gateway Protocol 4 (BGP-4),</text:p>
      <text:p text:style-name="P1"><text:s text:c="7"/>Section 9.1.";</text:p>
      <text:p text:style-name="P1"><text:s text:c="2"/>}</text:p>
      <text:p text:style-name="P1"><text:s text:c="2"/>leaf ineligible-reason {</text:p>
      <text:p text:style-name="P1"><text:s text:c="4"/>type identityref {</text:p>
      <text:p text:style-name="P1"><text:s text:c="6"/>base brt:ineligible-route-reason;</text:p>
      <text:p text:style-name="P1"><text:s text:c="4"/>}</text:p>
      <text:p text:style-name="P1"><text:s text:c="4"/>description</text:p>
      <text:p text:style-name="P1"><text:s text:c="6"/>"If the route is ineligible for selection for the best route</text:p>
      <text:p text:style-name="P1"><text:s text:c="7"/>in the Loc-Rib in BGP's Decision process, this indicates the</text:p>
      <text:p text:style-name="P1"><text:s text:c="7"/>reason.";</text:p>
      <text:p text:style-name="P1"><text:s text:c="4"/>reference</text:p>
      <text:p text:style-name="P1"><text:s text:c="6"/>"RFC 4271: A Border Gateway Protocol 4 (BGP-4),</text:p>
      <text:p text:style-name="P1"><text:s text:c="7"/>Section 9.1.";</text:p>
      <text:p text:style-name="P1"><text:s text:c="2"/>}</text:p>
      <text:p text:style-name="P1">}</text:p>
      <text:p text:style-name="P1"/>
      <text:p text:style-name="P1">grouping bgp-adj-rib-in-post-route-annotations-state {</text:p>
      <text:p text:style-name="P1"><text:s text:c="2"/>description</text:p>
      <text:p text:style-name="P1"><text:s text:c="4"/>"Data definitions for information attached to routes in the</text:p>
      <text:p text:style-name="P1"><text:s text:c="5"/>Adj-RIB-In post-policy table";</text:p>
      <text:p text:style-name="P1"><text:s text:c="2"/>leaf best-path {</text:p>
      <text:p text:style-name="P1"><text:s text:c="4"/>type boolean;</text:p>
      <text:p text:style-name="P1"><text:s text:c="4"/>default "false";</text:p>
      <text:p text:style-name="P1"><text:s text:c="4"/>description</text:p>
      <text:p text:style-name="P1"><text:s text:c="6"/>"Current path was selected as the best path. Best path</text:p>
      <text:p text:style-name="P1"><text:s text:c="7"/>should indicate that the route is present in BGP Loc-RIB.";</text:p>
      <text:p text:style-name="P1"><text:s text:c="2"/>}</text:p>
      <text:p text:style-name="P1">}</text:p>
      <text:p text:style-name="P1"/>
      <text:p text:style-name="P1">grouping rib-ext-route-annotations {</text:p>
      <text:p text:style-name="P1"><text:s text:c="2"/>description</text:p>
      <text:p text:style-name="P1"><text:s text:c="4"/>"Extended annotations for routes in the routing tables";</text:p>
      <text:p text:style-name="P1"><text:s text:c="2"/>leaf reject-reason {</text:p>
      <text:p text:style-name="P1"><text:s text:c="4"/>type union {</text:p>
      <text:p text:style-name="P1"><text:s text:c="6"/>type identityref {</text:p>
      <text:p text:style-name="P1"><text:s text:c="8"/>base brt:bgp-not-selected-bestpath;</text:p>
      <text:p text:style-name="P1"><text:s text:c="6"/>}</text:p>
      <text:p text:style-name="P1"><text:s text:c="6"/>type identityref {</text:p>
      <text:p text:style-name="P1"><text:s text:c="8"/>base brt:bgp-not-selected-policy;</text:p>
      <text:p text:style-name="P1"><text:s text:c="6"/>}</text:p>
      <text:p text:style-name="P1"><text:s text:c="4"/>}</text:p>
      <text:p text:style-name="P1"><text:s text:c="4"/>description</text:p>
      <text:p text:style-name="P1"><text:s text:c="6"/>"Indicates the reason the route is not used, either due to</text:p>
      <text:p text:style-name="P1"><text:s text:c="7"/>policy filtering or bestpath selection";</text:p>
      <text:p text:style-name="P1"><text:s text:c="2"/>}</text:p>
      <text:p text:style-name="P1">}</text:p>
      <text:p text:style-name="P1"/>
      <text:p text:style-name="P1">grouping bgp-adj-rib-common-attr-refs {</text:p>
      <text:p text:style-name="P1"><text:s text:c="2"/>description</text:p>
      <text:p text:style-name="P1"><text:s text:c="4"/>"Definitions of common references to attribute sets for</text:p>
      <text:p text:style-name="P1"><text:s text:c="5"/>multiple AFI-SAFIs for Adj-RIB tables.";</text:p>
      <text:p text:style-name="P1"><text:s text:c="2"/>leaf attr-index {</text:p>
      <text:p text:style-name="P1"><text:s text:c="4"/>type leafref {</text:p>
      <text:p text:style-name="P1"><text:s text:c="6"/>path "../../../../../../../../../attr-sets/"</text:p>
      <text:p text:style-name="P1"><text:s text:c="9"/>+ "attr-set/index";</text:p>
      <text:p text:style-name="P1"><text:s text:c="4"/>}</text:p>
      <text:p text:style-name="P1"><text:s text:c="4"/>description</text:p>
      <text:p text:style-name="P1"><text:s text:c="6"/>"Reference to the common attribute group for the</text:p>
      <text:p text:style-name="P1"><text:s text:c="7"/>route.";</text:p>
      <text:p text:style-name="P1"><text:s text:c="2"/>}</text:p>
      <text:p text:style-name="P1"><text:s text:c="2"/>leaf community-index {</text:p>
      <text:p text:style-name="P1"><text:s text:c="4"/>type leafref {</text:p>
      <text:p text:style-name="P1"><text:s text:c="6"/>path "../../../../../../../../../communities/community/"</text:p>
      <text:p text:style-name="P1"><text:s text:c="9"/>+ "index";</text:p>
      <text:p text:style-name="P1"><text:s text:c="4"/>}</text:p>
      <text:p text:style-name="P1"><text:s text:c="4"/>description</text:p>
      <text:p text:style-name="P1"><text:s text:c="6"/>"Reference to the community attribute for the route.";</text:p>
      <text:p text:style-name="P1"><text:s text:c="2"/>}</text:p>
      <text:p text:style-name="P1"><text:s text:c="2"/>leaf ext-community-index {</text:p>
      <text:p text:style-name="P1"><text:s text:c="4"/>type leafref {</text:p>
      <text:p text:style-name="P1"><text:s text:c="6"/>path "../../../../../../../../../ext-communities/"</text:p>
      <text:p text:style-name="P1"><text:s text:c="9"/>+ "ext-community/index";</text:p>
      <text:p text:style-name="P1"><text:s text:c="4"/>}</text:p>
      <text:p text:style-name="P1"><text:s text:c="4"/>description</text:p>
      <text:p text:style-name="P1"><text:s text:c="6"/>"Reference to the extended community attribute for the</text:p>
      <text:p text:style-name="P1"><text:s text:c="7"/>route.";</text:p>
      <text:p text:style-name="P1"><text:s text:c="2"/>}</text:p>
      <text:p text:style-name="P1"><text:soft-page-break/><text:s text:c="2"/>leaf large-community-index {</text:p>
      <text:p text:style-name="P1"><text:s text:c="4"/>type leafref {</text:p>
      <text:p text:style-name="P1"><text:s text:c="6"/>path "../../../../../../../../../large-communities/"</text:p>
      <text:p text:style-name="P1"><text:s text:c="9"/>+ "large-community/index";</text:p>
      <text:p text:style-name="P1"><text:s text:c="4"/>}</text:p>
      <text:p text:style-name="P1"><text:s text:c="4"/>description</text:p>
      <text:p text:style-name="P1"><text:s text:c="6"/>"Reference to the large community attribute for the</text:p>
      <text:p text:style-name="P1"><text:s text:c="7"/>route.";</text:p>
      <text:p text:style-name="P1"><text:s text:c="2"/>}</text:p>
      <text:p text:style-name="P1">}</text:p>
      <text:p text:style-name="P1"/>
      <text:p text:style-name="P1">grouping bgp-loc-rib-common-attr-refs {</text:p>
      <text:p text:style-name="P1"><text:s text:c="2"/>description</text:p>
      <text:p text:style-name="P1"><text:s text:c="4"/>"Definitions of common references to attribute sets for</text:p>
      <text:p text:style-name="P1"><text:s text:c="5"/>multiple AFI-SAFIs for Loc-RIB tables.";</text:p>
      <text:p text:style-name="P1"><text:s text:c="2"/>leaf attr-index {</text:p>
      <text:p text:style-name="P1"><text:s text:c="4"/>type leafref {</text:p>
      <text:p text:style-name="P1"><text:s text:c="6"/>path "../../../../../../../attr-sets/attr-set/"</text:p>
      <text:p text:style-name="P1"><text:s text:c="9"/>+ "index";</text:p>
      <text:p text:style-name="P1"><text:s text:c="4"/>}</text:p>
      <text:p text:style-name="P1"><text:s text:c="4"/>description</text:p>
      <text:p text:style-name="P1"><text:s text:c="6"/>"Reference to the common attribute group for the</text:p>
      <text:p text:style-name="P1"><text:s text:c="7"/>route.";</text:p>
      <text:p text:style-name="P1"><text:s text:c="2"/>}</text:p>
      <text:p text:style-name="P1"><text:s text:c="2"/>leaf community-index {</text:p>
      <text:p text:style-name="P1"><text:s text:c="4"/>type leafref {</text:p>
      <text:p text:style-name="P1"><text:s text:c="6"/>path "../../../../../../../communities/community/"</text:p>
      <text:p text:style-name="P1"><text:s text:c="9"/>+ "index";</text:p>
      <text:p text:style-name="P1"><text:s text:c="4"/>}</text:p>
      <text:p text:style-name="P1"><text:s text:c="4"/>description</text:p>
      <text:p text:style-name="P1"><text:s text:c="6"/>"Reference to the community attribute for the route.";</text:p>
      <text:p text:style-name="P1"><text:s text:c="2"/>}</text:p>
      <text:p text:style-name="P1"><text:s text:c="2"/>leaf ext-community-index {</text:p>
      <text:p text:style-name="P1"><text:s text:c="4"/>type leafref {</text:p>
      <text:p text:style-name="P1"><text:s text:c="6"/>path "../../../../../../../ext-communities/"</text:p>
      <text:p text:style-name="P1"><text:s text:c="9"/>+ "ext-community/index";</text:p>
      <text:p text:style-name="P1"><text:s text:c="4"/>}</text:p>
      <text:p text:style-name="P1"><text:s text:c="4"/>description</text:p>
      <text:p text:style-name="P1"><text:s text:c="6"/>"Reference to the extended community attribute for the</text:p>
      <text:p text:style-name="P1"><text:s text:c="7"/>route.";</text:p>
      <text:p text:style-name="P1"><text:s text:c="2"/>}</text:p>
      <text:p text:style-name="P1"><text:s text:c="2"/>leaf large-community-index {</text:p>
      <text:p text:style-name="P1"><text:s text:c="4"/>type leafref {</text:p>
      <text:p text:style-name="P1"><text:s text:c="6"/>path "../../../../../../../large-communities/"</text:p>
      <text:p text:style-name="P1"><text:s text:c="9"/>+ "large-community/index";</text:p>
      <text:p text:style-name="P1"><text:s text:c="4"/>}</text:p>
      <text:p text:style-name="P1"><text:s text:c="4"/>description</text:p>
      <text:p text:style-name="P1"><text:s text:c="6"/>"Reference to the large community attribute for the</text:p>
      <text:p text:style-name="P1"><text:s text:c="7"/>route.";</text:p>
      <text:p text:style-name="P1"><text:s text:c="2"/>}</text:p>
      <text:p text:style-name="P1">}</text:p>
      <text:p text:style-name="P1"/>
      <text:p text:style-name="P2">grouping bgp-loc-rib-common-keys {</text:p>
      <text:p text:style-name="P2"><text:s text:c="2"/>description</text:p>
      <text:p text:style-name="P2"><text:s text:c="4"/>"Common references used in keys for IPv4 and IPv6</text:p>
      <text:p text:style-name="P2"><text:s text:c="5"/>Loc-RIB entries.";</text:p>
      <text:p text:style-name="P2"><text:s text:c="2"/>leaf origin {</text:p>
      <text:p text:style-name="P2"><text:s text:c="4"/>type union {</text:p>
      <text:p text:style-name="P2"><text:s text:c="6"/>type inet:ip-address;</text:p>
      <text:p text:style-name="P2"><text:s text:c="6"/>type identityref {</text:p>
      <text:p text:style-name="P2"><text:s text:c="8"/>base rt:routing-protocol;</text:p>
      <text:p text:style-name="P2"><text:s text:c="6"/>}</text:p>
      <text:p text:style-name="P2"><text:s text:c="4"/>}</text:p>
      <text:p text:style-name="P2"><text:s text:c="4"/>description</text:p>
      <text:p text:style-name="P2"><text:s text:c="6"/>"Indicates the origin of the route. <text:s/>If the route is learned</text:p>
      <text:p text:style-name="P2"><text:s text:c="7"/>from a neighbor, this value is the neighbor address. <text:s/>If</text:p>
      <text:p text:style-name="P2"><text:s text:c="7"/>the route was injected or redistributed from another</text:p>
      <text:p text:style-name="P2"><text:s text:c="7"/>protocol, the origin indicates the source protocol for the</text:p>
      <text:p text:style-name="P2"><text:s text:c="7"/>route.";</text:p>
      <text:p text:style-name="P2"><text:s text:c="2"/>}</text:p>
      <text:p text:style-name="P2"><text:s text:c="2"/>leaf path-id {</text:p>
      <text:p text:style-name="P2"><text:s text:c="4"/>type uint32;</text:p>
      <text:p text:style-name="P2"><text:s text:c="4"/>description</text:p>
      <text:p text:style-name="P2"><text:s text:c="6"/>"If the route is learned from a neighbor, the path-id</text:p>
      <text:p text:style-name="P2"><text:s text:c="7"/>corresponds to the path-id for the route in the</text:p>
      <text:p text:style-name="P2"><text:s text:c="7"/>corresponding adj-rib-in-post table. <text:s/>If the route is</text:p>
      <text:p text:style-name="P2"><text:s text:c="7"/>injected from another protocol, or the neighbor does not</text:p>
      <text:p text:style-name="P2"><text:s text:c="7"/>support BGP add-paths, the path-id should be set</text:p>
      <text:p text:style-name="P2"><text:soft-page-break/><text:s text:c="7"/>to zero, also the default value.</text:p>
      <text:p text:style-name="P2"/>
      <text:p text:style-name="P2"><text:s text:c="7"/>However, YANG does not allow default values to be set</text:p>
      <text:p text:style-name="P2"><text:s text:c="7"/>for parameters that form the key, so a default value</text:p>
      <text:p text:style-name="P2"><text:s text:c="7"/>cannot be set here.";</text:p>
      <text:p text:style-name="P2"><text:s text:c="2"/>}</text:p>
      <text:p text:style-name="P2">}</text:p>
      <text:p text:style-name="P2"/>
      <text:p text:style-name="P1">grouping clear-routes {</text:p>
      <text:p text:style-name="P1"><text:s text:c="2"/>description</text:p>
      <text:p text:style-name="P1"><text:s text:c="4"/>"Action to clear BGP routes.";</text:p>
      <text:p text:style-name="P1"><text:s text:c="2"/>container clear-routes {</text:p>
      <text:p text:style-name="P1"><text:s text:c="4"/>if-feature "bt:clear-routes";</text:p>
      <text:p text:style-name="P1"><text:s text:c="4"/>action clear {</text:p>
      <text:p text:style-name="P1"><text:s text:c="6"/>input {</text:p>
      <text:p text:style-name="P1"><text:s text:c="8"/>leaf clear-at {</text:p>
      <text:p text:style-name="P1"><text:s text:c="10"/>type yang:date-and-time;</text:p>
      <text:p text:style-name="P1"><text:s text:c="10"/>description</text:p>
      <text:p text:style-name="P1"><text:s text:c="12"/>"The time, in the future when the clear operation will</text:p>
      <text:p text:style-name="P1"><text:s text:c="13"/>be initiated.";</text:p>
      <text:p text:style-name="P1"><text:s text:c="8"/>}</text:p>
      <text:p text:style-name="P1"><text:s text:c="6"/>}</text:p>
      <text:p text:style-name="P1"><text:s text:c="6"/>output {</text:p>
      <text:p text:style-name="P1"><text:s text:c="8"/>leaf clear-finished-at {</text:p>
      <text:p text:style-name="P1"><text:s text:c="10"/>type yang:date-and-time;</text:p>
      <text:p text:style-name="P1"><text:s text:c="10"/>description</text:p>
      <text:p text:style-name="P1"><text:s text:c="12"/>"The time when the clear operation finished.";</text:p>
      <text:p text:style-name="P1"><text:s text:c="8"/>}</text:p>
      <text:p text:style-name="P1"><text:s text:c="6"/>}</text:p>
      <text:p text:style-name="P1"><text:s text:c="4"/>}</text:p>
      <text:p text:style-name="P1"><text:s text:c="4"/>description</text:p>
      <text:p text:style-name="P1"><text:s text:c="6"/>"Action commands to clear routes governed by a if-feature.";</text:p>
      <text:p text:style-name="P1"><text:s text:c="2"/>}</text:p>
      <text:p text:style-name="P1">}</text:p>
      <text:p text:style-name="P1"/>
      <text:p text:style-name="P1">grouping ipv4-adj-rib-common {</text:p>
      <text:p text:style-name="P1"><text:s text:c="2"/>description</text:p>
      <text:p text:style-name="P1"><text:s text:c="4"/>"Common structural grouping for each IPv4 Adj-RIB table.";</text:p>
      <text:p text:style-name="P1"><text:s text:c="2"/>container routes {</text:p>
      <text:p text:style-name="P1"><text:s text:c="4"/>config false;</text:p>
      <text:p text:style-name="P1"><text:s text:c="4"/>description</text:p>
      <text:p text:style-name="P1"><text:s text:c="6"/>"Enclosing container for list of routes in the routing</text:p>
      <text:p text:style-name="P1"><text:s text:c="7"/>table.";</text:p>
      <text:p text:style-name="P1"><text:s text:c="4"/>list route {</text:p>
      <text:p text:style-name="P1"><text:s text:c="6"/>key "prefix path-id";</text:p>
      <text:p text:style-name="P1"><text:s text:c="6"/>description</text:p>
      <text:p text:style-name="P1"><text:s text:c="8"/>"List of routes in the table, keyed by a combination of</text:p>
      <text:p text:style-name="P1"><text:s text:c="9"/>the route prefix and path-id to distinguish multiple</text:p>
      <text:p text:style-name="P1"><text:s text:c="9"/>routes received from a neighbor for the same prefix;</text:p>
      <text:p text:style-name="P1"><text:s text:c="9"/>e.g., when BGP add-paths is enabled.";</text:p>
      <text:p text:style-name="P1"><text:s text:c="6"/>leaf prefix {</text:p>
      <text:p text:style-name="P1"><text:s text:c="8"/>type inet:ipv4-prefix;</text:p>
      <text:p text:style-name="P1"><text:s text:c="8"/>description</text:p>
      <text:p text:style-name="P1"><text:s text:c="10"/>"Prefix for the route.";</text:p>
      <text:p text:style-name="P1"><text:s text:c="6"/>}</text:p>
      <text:p text:style-name="P1"><text:s text:c="6"/>uses bgp-adj-rib-attr-state;</text:p>
      <text:p text:style-name="P1"><text:s text:c="6"/>uses bgp-adj-rib-common-attr-refs;</text:p>
      <text:p text:style-name="P1"><text:s text:c="6"/>uses bgp-common-route-annotations-state;</text:p>
      <text:p text:style-name="P1"><text:s text:c="6"/>uses bgp-unknown-attr-top;</text:p>
      <text:p text:style-name="P1"><text:s text:c="6"/>uses rib-ext-route-annotations;</text:p>
      <text:p text:style-name="P1"><text:s text:c="4"/>}</text:p>
      <text:p text:style-name="P1"><text:s text:c="2"/>}</text:p>
      <text:p text:style-name="P1">}</text:p>
      <text:p text:style-name="P1"/>
      <text:p text:style-name="P1">grouping ipv4-adj-rib-in-post {</text:p>
      <text:p text:style-name="P1"><text:s text:c="2"/>description</text:p>
      <text:p text:style-name="P1"><text:s text:c="4"/>"Common structural grouping for the IPv4 Adj-RIB-In</text:p>
      <text:p text:style-name="P1"><text:s text:c="5"/>post-policy table.";</text:p>
      <text:p text:style-name="P1"><text:s text:c="2"/>container routes {</text:p>
      <text:p text:style-name="P1"><text:s text:c="4"/>config false;</text:p>
      <text:p text:style-name="P1"><text:s text:c="4"/>description</text:p>
      <text:p text:style-name="P1"><text:s text:c="6"/>"Enclosing container for list of routes in the routing</text:p>
      <text:p text:style-name="P1"><text:s text:c="7"/>table.";</text:p>
      <text:p text:style-name="P1"><text:s text:c="4"/>list route {</text:p>
      <text:p text:style-name="P1"><text:s text:c="6"/>key "prefix path-id";</text:p>
      <text:p text:style-name="P1"><text:s text:c="6"/>description</text:p>
      <text:p text:style-name="P1"><text:s text:c="8"/>"List of routes in the table, keyed by a combination of</text:p>
      <text:p text:style-name="P1"><text:s text:c="9"/>the route prefix and path-id to distinguish multiple</text:p>
      <text:p text:style-name="P1"><text:soft-page-break/><text:s text:c="9"/>routes received from a neighbor for the same prefix;</text:p>
      <text:p text:style-name="P1"><text:s text:c="9"/>e.g., when BGP add-paths is enabled.";</text:p>
      <text:p text:style-name="P1"><text:s text:c="6"/>leaf prefix {</text:p>
      <text:p text:style-name="P1"><text:s text:c="8"/>type inet:ipv4-prefix;</text:p>
      <text:p text:style-name="P1"><text:s text:c="8"/>description</text:p>
      <text:p text:style-name="P1"><text:s text:c="10"/>"Prefix for the route.";</text:p>
      <text:p text:style-name="P1"><text:s text:c="6"/>}</text:p>
      <text:p text:style-name="P1"><text:s text:c="6"/>uses bgp-adj-rib-attr-state;</text:p>
      <text:p text:style-name="P1"><text:s text:c="6"/>uses bgp-adj-rib-common-attr-refs;</text:p>
      <text:p text:style-name="P1"><text:s text:c="6"/>uses bgp-common-route-annotations-state;</text:p>
      <text:p text:style-name="P1"><text:s text:c="6"/>uses bgp-adj-rib-in-post-route-annotations-state;</text:p>
      <text:p text:style-name="P1"><text:s text:c="6"/>uses bgp-unknown-attr-top;</text:p>
      <text:p text:style-name="P1"><text:s text:c="6"/>uses rib-ext-route-annotations;</text:p>
      <text:p text:style-name="P1"><text:s text:c="4"/>}</text:p>
      <text:p text:style-name="P1"><text:s text:c="2"/>}</text:p>
      <text:p text:style-name="P1">}</text:p>
      <text:p text:style-name="P1"/>
      <text:p text:style-name="P1">grouping ipv6-adj-rib-common {</text:p>
      <text:p text:style-name="P1"><text:s text:c="2"/>description</text:p>
      <text:p text:style-name="P1"><text:s text:c="4"/>"Common structural grouping for each IPv6 Adj-RIB table.";</text:p>
      <text:p text:style-name="P1"><text:s text:c="2"/>container routes {</text:p>
      <text:p text:style-name="P1"><text:s text:c="4"/>config false;</text:p>
      <text:p text:style-name="P1"><text:s text:c="4"/>description</text:p>
      <text:p text:style-name="P1"><text:s text:c="6"/>"Enclosing container for list of routes in the routing</text:p>
      <text:p text:style-name="P1"><text:s text:c="7"/>table.";</text:p>
      <text:p text:style-name="P1"><text:s text:c="4"/>list route {</text:p>
      <text:p text:style-name="P1"><text:s text:c="6"/>key "prefix path-id";</text:p>
      <text:p text:style-name="P1"><text:s text:c="6"/>description</text:p>
      <text:p text:style-name="P1"><text:s text:c="8"/>"List of routes in the table.";</text:p>
      <text:p text:style-name="P1"><text:s text:c="6"/>leaf prefix {</text:p>
      <text:p text:style-name="P1"><text:s text:c="8"/>type inet:ipv6-prefix;</text:p>
      <text:p text:style-name="P1"><text:s text:c="8"/>description</text:p>
      <text:p text:style-name="P1"><text:s text:c="10"/>"Prefix for the route.";</text:p>
      <text:p text:style-name="P1"><text:s text:c="6"/>}</text:p>
      <text:p text:style-name="P1"><text:s text:c="6"/>uses bgp-adj-rib-attr-state;</text:p>
      <text:p text:style-name="P1"><text:s text:c="6"/>uses bgp-adj-rib-common-attr-refs;</text:p>
      <text:p text:style-name="P1"><text:s text:c="6"/>uses bgp-common-route-annotations-state;</text:p>
      <text:p text:style-name="P1"><text:s text:c="6"/>uses bgp-unknown-attr-top;</text:p>
      <text:p text:style-name="P1"><text:s text:c="6"/>uses rib-ext-route-annotations;</text:p>
      <text:p text:style-name="P1"><text:s text:c="4"/>}</text:p>
      <text:p text:style-name="P1"><text:s text:c="2"/>}</text:p>
      <text:p text:style-name="P1">}</text:p>
      <text:p text:style-name="P1"/>
      <text:p text:style-name="P1">grouping ipv6-adj-rib-in-post {</text:p>
      <text:p text:style-name="P1"><text:s text:c="2"/>description</text:p>
      <text:p text:style-name="P1"><text:s text:c="4"/>"Common structural grouping for the IPv6 Adj-RIB-In</text:p>
      <text:p text:style-name="P1"><text:s text:c="5"/>post-policy table.";</text:p>
      <text:p text:style-name="P1"><text:s text:c="2"/>container routes {</text:p>
      <text:p text:style-name="P1"><text:s text:c="4"/>config false;</text:p>
      <text:p text:style-name="P1"><text:s text:c="4"/>description</text:p>
      <text:p text:style-name="P1"><text:s text:c="6"/>"Enclosing container for list of routes in the routing</text:p>
      <text:p text:style-name="P1"><text:s text:c="7"/>table.";</text:p>
      <text:p text:style-name="P1"><text:s text:c="4"/>list route {</text:p>
      <text:p text:style-name="P1"><text:s text:c="6"/>key "prefix path-id";</text:p>
      <text:p text:style-name="P1"><text:s text:c="6"/>description</text:p>
      <text:p text:style-name="P1"><text:s text:c="8"/>"List of routes in the table.";</text:p>
      <text:p text:style-name="P1"><text:s text:c="6"/>leaf prefix {</text:p>
      <text:p text:style-name="P1"><text:s text:c="8"/>type inet:ipv6-prefix;</text:p>
      <text:p text:style-name="P1"><text:s text:c="8"/>description</text:p>
      <text:p text:style-name="P1"><text:s text:c="10"/>"Prefix for the route.";</text:p>
      <text:p text:style-name="P1"><text:s text:c="6"/>}</text:p>
      <text:p text:style-name="P1"><text:s text:c="6"/>uses bgp-adj-rib-attr-state;</text:p>
      <text:p text:style-name="P1"><text:s text:c="6"/>uses bgp-adj-rib-common-attr-refs;</text:p>
      <text:p text:style-name="P1"><text:s text:c="6"/>uses bgp-common-route-annotations-state;</text:p>
      <text:p text:style-name="P1"><text:s text:c="6"/>uses bgp-adj-rib-in-post-route-annotations-state;</text:p>
      <text:p text:style-name="P1"><text:s text:c="6"/>uses bgp-unknown-attr-top;</text:p>
      <text:p text:style-name="P1"><text:s text:c="6"/>uses rib-ext-route-annotations;</text:p>
      <text:p text:style-name="P1"><text:s text:c="4"/>}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3:41:40.395868931</meta:creation-date>
    <dc:date>2024-04-23T09:22:30.167704049</dc:date>
    <meta:editing-duration>PT16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3" meta:paragraph-count="6033" meta:word-count="23068" meta:character-count="197284" meta:non-whitespace-character-count="140966"/>
  </office:meta>
</office:document-meta>
</file>